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rsid="00604dd9" officeooo:paragraph-rsid="00604dd9"/>
    </style:style>
    <style:style style:name="P105" style:family="paragraph" style:parent-style-name="Text_20_body">
      <style:paragraph-properties fo:text-align="justify" style:justify-single-word="false"/>
      <style:text-properties fo:language="ru" fo:country="RU" officeooo:rsid="00620f4f" officeooo:paragraph-rsid="00620f4f"/>
    </style:style>
    <style:style style:name="P106" style:family="paragraph" style:parent-style-name="Text_20_body">
      <style:paragraph-properties fo:text-align="justify" style:justify-single-word="false"/>
      <style:text-properties fo:language="ru" fo:country="RU" officeooo:paragraph-rsid="02c8818e"/>
    </style:style>
    <style:style style:name="P107"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08"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0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0" style:family="paragraph" style:parent-style-name="Text_20_body">
      <style:paragraph-properties fo:text-align="justify" style:justify-single-word="false"/>
      <style:text-properties fo:language="ru" fo:country="RU" officeooo:paragraph-rsid="02bd7010" fo:background-color="transparent"/>
    </style:style>
    <style:style style:name="P111" style:family="paragraph" style:parent-style-name="Text_20_body">
      <style:paragraph-properties fo:text-align="justify" style:justify-single-word="false"/>
      <style:text-properties fo:language="ru" fo:country="RU" fo:background-color="transparent"/>
    </style:style>
    <style:style style:name="P112" style:family="paragraph" style:parent-style-name="Text_20_body">
      <style:paragraph-properties fo:text-align="justify" style:justify-single-word="false"/>
      <style:text-properties fo:language="ru" fo:country="RU" fo:background-color="#ffff38"/>
    </style:style>
    <style:style style:name="P113" style:family="paragraph" style:parent-style-name="Text_20_body">
      <style:paragraph-properties fo:text-align="justify" style:justify-single-word="false"/>
      <style:text-properties fo:language="ru" fo:country="RU" officeooo:paragraph-rsid="02c8818e" fo:background-color="transparent"/>
    </style:style>
    <style:style style:name="P114" style:family="paragraph" style:parent-style-name="Text_20_body">
      <style:paragraph-properties fo:text-align="justify" style:justify-single-word="false"/>
      <style:text-properties fo:language="ru" fo:country="RU" officeooo:paragraph-rsid="02c95515" fo:background-color="transparent"/>
    </style:style>
    <style:style style:name="P115" style:family="paragraph" style:parent-style-name="Text_20_body">
      <style:paragraph-properties fo:text-align="justify" style:justify-single-word="false"/>
      <style:text-properties fo:language="ru" fo:country="RU" officeooo:paragraph-rsid="02ca76cb" fo:background-color="transparent"/>
    </style:style>
    <style:style style:name="P116" style:family="paragraph" style:parent-style-name="Text_20_body">
      <style:paragraph-properties fo:text-align="justify" style:justify-single-word="false"/>
      <style:text-properties fo:language="ru" fo:country="RU" officeooo:paragraph-rsid="0185423d" fo:background-color="transparent"/>
    </style:style>
    <style:style style:name="P117" style:family="paragraph" style:parent-style-name="Text_20_body">
      <style:paragraph-properties fo:text-align="justify" style:justify-single-word="false"/>
      <style:text-properties fo:language="ru" fo:country="RU" officeooo:paragraph-rsid="00660bac" fo:background-color="transparent"/>
    </style:style>
    <style:style style:name="P118" style:family="paragraph" style:parent-style-name="Footnote">
      <style:text-properties fo:language="ru" fo:country="RU" officeooo:rsid="01871d14" officeooo:paragraph-rsid="01871d14"/>
    </style:style>
    <style:style style:name="P119" style:family="paragraph" style:parent-style-name="Text_20_body">
      <style:paragraph-properties fo:text-align="justify" style:justify-single-word="false"/>
      <style:text-properties fo:language="ru" fo:country="RU" officeooo:paragraph-rsid="01895e9a"/>
    </style:style>
    <style:style style:name="P120" style:family="paragraph" style:parent-style-name="Text_20_body">
      <style:paragraph-properties fo:text-align="justify" style:justify-single-word="false"/>
      <style:text-properties fo:language="ru" fo:country="RU" officeooo:paragraph-rsid="0219f04c"/>
    </style:style>
    <style:style style:name="P121" style:family="paragraph" style:parent-style-name="Text_20_body">
      <style:paragraph-properties fo:text-align="justify" style:justify-single-word="false"/>
      <style:text-properties fo:language="ru" fo:country="RU" officeooo:paragraph-rsid="00672e1d"/>
    </style:style>
    <style:style style:name="P122" style:family="paragraph" style:parent-style-name="Heading_20_2">
      <style:paragraph-properties fo:text-align="center" style:justify-single-word="false"/>
    </style:style>
    <style:style style:name="P123" style:family="paragraph" style:parent-style-name="Text_20_body">
      <style:paragraph-properties fo:text-align="center" style:justify-single-word="false"/>
    </style:style>
    <style:style style:name="P124"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5"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2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2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29" style:family="paragraph" style:parent-style-name="Text_20_body">
      <style:paragraph-properties fo:text-align="justify" style:justify-single-word="false"/>
      <style:text-properties fo:language="ru" fo:country="RU" officeooo:paragraph-rsid="018a2818"/>
    </style:style>
    <style:style style:name="P130" style:family="paragraph" style:parent-style-name="Text_20_body">
      <style:paragraph-properties fo:text-align="center" style:justify-single-word="false"/>
      <style:text-properties fo:language="ru" fo:country="RU" officeooo:rsid="018a2818" officeooo:paragraph-rsid="018a2818"/>
    </style:style>
    <style:style style:name="P131" style:family="paragraph" style:parent-style-name="Text_20_body">
      <style:paragraph-properties fo:text-align="justify" style:justify-single-word="false"/>
      <style:text-properties fo:language="ru" fo:country="RU" officeooo:paragraph-rsid="019712b5"/>
    </style:style>
    <style:style style:name="P132" style:family="paragraph" style:parent-style-name="Text_20_body">
      <style:paragraph-properties fo:text-align="justify" style:justify-single-word="false"/>
      <style:text-properties fo:language="ru" fo:country="RU" officeooo:paragraph-rsid="0196a32c"/>
    </style:style>
    <style:style style:name="P133" style:family="paragraph" style:parent-style-name="Text_20_body">
      <style:paragraph-properties fo:text-align="justify" style:justify-single-word="false"/>
      <style:text-properties fo:language="en" fo:country="US" officeooo:rsid="01934728" officeooo:paragraph-rsid="0196a32c"/>
    </style:style>
    <style:style style:name="P134" style:family="paragraph" style:parent-style-name="Text_20_body">
      <style:paragraph-properties fo:text-align="justify" style:justify-single-word="false"/>
      <style:text-properties fo:language="ru" fo:country="RU" officeooo:paragraph-rsid="01bb21d4"/>
    </style:style>
    <style:style style:name="P135" style:family="paragraph" style:parent-style-name="Text_20_body">
      <style:paragraph-properties fo:text-align="justify" style:justify-single-word="false"/>
      <style:text-properties officeooo:rsid="0219f04c" officeooo:paragraph-rsid="0219f04c"/>
    </style:style>
    <style:style style:name="P136" style:family="paragraph" style:parent-style-name="Text_20_body">
      <style:paragraph-properties fo:text-align="justify" style:justify-single-word="false"/>
      <style:text-properties fo:language="ru" fo:country="RU" officeooo:rsid="0219f04c" officeooo:paragraph-rsid="0219f04c"/>
    </style:style>
    <style:style style:name="P137" style:family="paragraph" style:parent-style-name="Text_20_body">
      <style:paragraph-properties fo:text-align="justify" style:justify-single-word="false"/>
      <style:text-properties fo:language="ru" fo:country="RU" officeooo:paragraph-rsid="01cd5030"/>
    </style:style>
    <style:style style:name="P138" style:family="paragraph" style:parent-style-name="Text_20_body">
      <style:paragraph-properties fo:text-align="justify" style:justify-single-word="false"/>
      <style:text-properties fo:language="en" fo:country="US" officeooo:rsid="01934728" officeooo:paragraph-rsid="01934728"/>
    </style:style>
    <style:style style:name="P139" style:family="paragraph" style:parent-style-name="Text_20_body">
      <style:paragraph-properties fo:text-align="justify" style:justify-single-word="false"/>
      <style:text-properties fo:language="ru" fo:country="RU" officeooo:rsid="019712b5" officeooo:paragraph-rsid="019712b5"/>
    </style:style>
    <style:style style:name="P140" style:family="paragraph" style:parent-style-name="Text_20_body">
      <style:paragraph-properties fo:text-align="justify" style:justify-single-word="false"/>
      <style:text-properties fo:language="en" fo:country="US" officeooo:rsid="019b8b25" officeooo:paragraph-rsid="019b8b25"/>
    </style:style>
    <style:style style:name="P141" style:family="paragraph" style:parent-style-name="Text_20_body">
      <style:paragraph-properties fo:text-align="justify" style:justify-single-word="false"/>
      <style:text-properties fo:language="en" fo:country="US" officeooo:rsid="01b5c453" officeooo:paragraph-rsid="01b5c453"/>
    </style:style>
    <style:style style:name="P142" style:family="paragraph" style:parent-style-name="Text_20_body">
      <style:paragraph-properties fo:text-align="justify" style:justify-single-word="false"/>
      <style:text-properties fo:language="ru" fo:country="RU" officeooo:rsid="01974323" officeooo:paragraph-rsid="01974323"/>
    </style:style>
    <style:style style:name="P143" style:family="paragraph" style:parent-style-name="Text_20_body">
      <style:paragraph-properties fo:text-align="justify" style:justify-single-word="false"/>
      <style:text-properties fo:language="ru" fo:country="RU" officeooo:rsid="01974323" officeooo:paragraph-rsid="01996254"/>
    </style:style>
    <style:style style:name="P144" style:family="paragraph" style:parent-style-name="Text_20_body">
      <style:paragraph-properties fo:text-align="justify" style:justify-single-word="false"/>
      <style:text-properties fo:language="ru" fo:country="RU" officeooo:rsid="01974323" officeooo:paragraph-rsid="019b8b25"/>
    </style:style>
    <style:style style:name="P145" style:family="paragraph" style:parent-style-name="Text_20_body">
      <style:paragraph-properties fo:text-align="justify" style:justify-single-word="false"/>
      <style:text-properties fo:language="ru" fo:country="RU" officeooo:rsid="01996254" officeooo:paragraph-rsid="01996254"/>
    </style:style>
    <style:style style:name="P146" style:family="paragraph" style:parent-style-name="Text_20_body">
      <style:paragraph-properties fo:text-align="justify" style:justify-single-word="false"/>
      <style:text-properties fo:language="ru" fo:country="RU" officeooo:rsid="019a01ec" officeooo:paragraph-rsid="019a01ec"/>
    </style:style>
    <style:style style:name="P147" style:family="paragraph" style:parent-style-name="Text_20_body">
      <style:paragraph-properties fo:text-align="justify" style:justify-single-word="false"/>
      <style:text-properties fo:language="ru" fo:country="RU" officeooo:rsid="0225e5a3" officeooo:paragraph-rsid="0225e5a3"/>
    </style:style>
    <style:style style:name="P148" style:family="paragraph" style:parent-style-name="Text_20_body">
      <style:paragraph-properties fo:text-align="justify" style:justify-single-word="false"/>
      <style:text-properties fo:language="ru" fo:country="RU" officeooo:paragraph-rsid="019a01ec"/>
    </style:style>
    <style:style style:name="P149" style:family="paragraph" style:parent-style-name="Text_20_body">
      <style:paragraph-properties fo:text-align="justify" style:justify-single-word="false"/>
      <style:text-properties fo:language="ru" fo:country="RU" officeooo:rsid="019b5cf0" officeooo:paragraph-rsid="019b5cf0"/>
    </style:style>
    <style:style style:name="P150" style:family="paragraph" style:parent-style-name="Text_20_body">
      <style:paragraph-properties fo:text-align="justify" style:justify-single-word="false"/>
      <style:text-properties fo:language="ru" fo:country="RU" officeooo:paragraph-rsid="019b5cf0"/>
    </style:style>
    <style:style style:name="P151" style:family="paragraph" style:parent-style-name="Text_20_body">
      <style:paragraph-properties fo:text-align="justify" style:justify-single-word="false"/>
      <style:text-properties fo:language="ru" fo:country="RU" officeooo:rsid="01a16269" officeooo:paragraph-rsid="01a16269"/>
    </style:style>
    <style:style style:name="P152" style:family="paragraph" style:parent-style-name="Text_20_body">
      <style:paragraph-properties fo:text-align="justify" style:justify-single-word="false"/>
      <style:text-properties fo:language="ru" fo:country="RU" officeooo:paragraph-rsid="01a16269"/>
    </style:style>
    <style:style style:name="P153" style:family="paragraph" style:parent-style-name="Text_20_body">
      <style:paragraph-properties fo:text-align="justify" style:justify-single-word="false"/>
      <style:text-properties fo:language="ru" fo:country="RU" officeooo:rsid="01a16269" officeooo:paragraph-rsid="01a6a6ce"/>
    </style:style>
    <style:style style:name="P154" style:family="paragraph" style:parent-style-name="Text_20_body">
      <style:paragraph-properties fo:text-align="justify" style:justify-single-word="false"/>
      <style:text-properties fo:language="ru" fo:country="RU" officeooo:rsid="01a16269" officeooo:paragraph-rsid="01a81b88"/>
    </style:style>
    <style:style style:name="P155" style:family="paragraph" style:parent-style-name="Text_20_body">
      <style:paragraph-properties fo:text-align="justify" style:justify-single-word="false"/>
      <style:text-properties fo:language="ru" fo:country="RU" officeooo:rsid="01a16269" officeooo:paragraph-rsid="020ff2e5"/>
    </style:style>
    <style:style style:name="P156" style:family="paragraph" style:parent-style-name="Text_20_body">
      <style:paragraph-properties fo:text-align="justify" style:justify-single-word="false"/>
      <style:text-properties fo:language="ru" fo:country="RU" officeooo:rsid="01f7b1ba" officeooo:paragraph-rsid="02a7c2b4"/>
    </style:style>
    <style:style style:name="P157" style:family="paragraph" style:parent-style-name="Text_20_body">
      <style:paragraph-properties fo:text-align="justify" style:justify-single-word="false"/>
      <style:text-properties fo:language="ru" fo:country="RU" officeooo:rsid="01a9b316" officeooo:paragraph-rsid="01b80b40"/>
    </style:style>
    <style:style style:name="P158" style:family="paragraph" style:parent-style-name="Text_20_body">
      <style:paragraph-properties fo:text-align="justify" style:justify-single-word="false"/>
      <style:text-properties fo:language="ru" fo:country="RU" officeooo:rsid="01a9b316" officeooo:paragraph-rsid="01ef50cc"/>
    </style:style>
    <style:style style:name="P159" style:family="paragraph" style:parent-style-name="Text_20_body">
      <style:paragraph-properties fo:text-align="justify" style:justify-single-word="false"/>
      <style:text-properties officeooo:paragraph-rsid="02b4ae46"/>
    </style:style>
    <style:style style:name="P160" style:family="paragraph" style:parent-style-name="Text_20_body">
      <style:paragraph-properties fo:text-align="justify" style:justify-single-word="false"/>
      <style:text-properties fo:language="ru" fo:country="RU" officeooo:rsid="01b03765" officeooo:paragraph-rsid="01b03765"/>
    </style:style>
    <style:style style:name="P161" style:family="paragraph" style:parent-style-name="Text_20_body">
      <style:paragraph-properties fo:text-align="justify" style:justify-single-word="false"/>
      <style:text-properties fo:language="ru" fo:country="RU" officeooo:rsid="01b80b40" officeooo:paragraph-rsid="01b88544"/>
    </style:style>
    <style:style style:name="P162" style:family="paragraph" style:parent-style-name="Text_20_body">
      <style:paragraph-properties fo:text-align="justify" style:justify-single-word="false"/>
      <style:text-properties fo:language="ru" fo:country="RU" officeooo:rsid="01b03765" officeooo:paragraph-rsid="01b88544"/>
    </style:style>
    <style:style style:name="P163" style:family="paragraph" style:parent-style-name="Text_20_body">
      <style:paragraph-properties fo:text-align="justify" style:justify-single-word="false"/>
      <style:text-properties fo:language="en" fo:country="US" officeooo:rsid="01be1531" officeooo:paragraph-rsid="01be1531"/>
    </style:style>
    <style:style style:name="P164" style:family="paragraph" style:parent-style-name="Text_20_body">
      <style:paragraph-properties fo:text-align="justify" style:justify-single-word="false"/>
      <style:text-properties fo:language="ru" fo:country="RU" officeooo:rsid="01be1531" officeooo:paragraph-rsid="01be1531"/>
    </style:style>
    <style:style style:name="P165" style:family="paragraph" style:parent-style-name="Text_20_body">
      <style:paragraph-properties fo:text-align="justify" style:justify-single-word="false"/>
      <style:text-properties fo:language="ru" fo:country="RU" officeooo:rsid="01c35d61" officeooo:paragraph-rsid="01c35d61"/>
    </style:style>
    <style:style style:name="P166" style:family="paragraph" style:parent-style-name="Text_20_body">
      <style:paragraph-properties fo:text-align="justify" style:justify-single-word="false"/>
      <style:text-properties fo:language="ru" fo:country="RU" officeooo:rsid="01c52210" officeooo:paragraph-rsid="01c52210"/>
    </style:style>
    <style:style style:name="P167" style:family="paragraph" style:parent-style-name="Text_20_body">
      <style:paragraph-properties fo:text-align="justify" style:justify-single-word="false"/>
      <style:text-properties fo:language="ru" fo:country="RU" officeooo:rsid="01c86c81" officeooo:paragraph-rsid="01c86c81"/>
    </style:style>
    <style:style style:name="P168" style:family="paragraph" style:parent-style-name="Text_20_body">
      <style:paragraph-properties fo:text-align="justify" style:justify-single-word="false"/>
      <style:text-properties fo:language="ru" fo:country="RU" officeooo:rsid="01c86c81" officeooo:paragraph-rsid="01cf850b"/>
    </style:style>
    <style:style style:name="P169" style:family="paragraph" style:parent-style-name="Text_20_body">
      <style:paragraph-properties fo:text-align="justify" style:justify-single-word="false"/>
      <style:text-properties fo:language="ru" fo:country="RU" officeooo:rsid="01fcd6e1" officeooo:paragraph-rsid="01caf558"/>
    </style:style>
    <style:style style:name="P170" style:family="paragraph" style:parent-style-name="Text_20_body">
      <style:paragraph-properties fo:text-align="justify" style:justify-single-word="false"/>
      <style:text-properties fo:language="ru" fo:country="RU" officeooo:rsid="01caf558" officeooo:paragraph-rsid="01caf558"/>
    </style:style>
    <style:style style:name="P171" style:family="paragraph" style:parent-style-name="Text_20_body">
      <style:paragraph-properties fo:text-align="justify" style:justify-single-word="false"/>
      <style:text-properties fo:language="ru" fo:country="RU" officeooo:paragraph-rsid="020705e3"/>
    </style:style>
    <style:style style:name="P172" style:family="paragraph" style:parent-style-name="Text_20_body">
      <style:paragraph-properties fo:text-align="justify" style:justify-single-word="false"/>
      <style:text-properties fo:language="ru" fo:country="RU" officeooo:paragraph-rsid="021b8f2b"/>
    </style:style>
    <style:style style:name="P173" style:family="paragraph" style:parent-style-name="Text_20_body">
      <style:paragraph-properties fo:text-align="justify" style:justify-single-word="false"/>
      <style:text-properties fo:language="ru" fo:country="RU" officeooo:rsid="01d00caf" officeooo:paragraph-rsid="01d00caf"/>
    </style:style>
    <style:style style:name="P174" style:family="paragraph" style:parent-style-name="Text_20_body">
      <style:paragraph-properties fo:text-align="justify" style:justify-single-word="false"/>
      <style:text-properties fo:language="ru" fo:country="RU" officeooo:rsid="01d13f5b" officeooo:paragraph-rsid="01d13f5b"/>
    </style:style>
    <style:style style:name="P175" style:family="paragraph" style:parent-style-name="Text_20_body">
      <style:paragraph-properties fo:text-align="justify" style:justify-single-word="false"/>
      <style:text-properties fo:language="ru" fo:country="RU" officeooo:rsid="01d345d9" officeooo:paragraph-rsid="01ec4ae5"/>
    </style:style>
    <style:style style:name="P176" style:family="paragraph" style:parent-style-name="Text_20_body">
      <style:paragraph-properties fo:text-align="justify" style:justify-single-word="false"/>
      <style:text-properties fo:language="ru" fo:country="RU" officeooo:rsid="01d345d9" officeooo:paragraph-rsid="01d345d9"/>
    </style:style>
    <style:style style:name="P177" style:family="paragraph" style:parent-style-name="Text_20_body">
      <style:paragraph-properties fo:text-align="justify" style:justify-single-word="false"/>
      <style:text-properties fo:language="ru" fo:country="RU" officeooo:paragraph-rsid="02bc52bd" fo:background-color="transparent"/>
    </style:style>
    <style:style style:name="P17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79" style:family="paragraph" style:parent-style-name="Text_20_body">
      <style:paragraph-properties fo:text-align="justify" style:justify-single-word="false"/>
      <style:text-properties fo:language="ru" fo:country="RU" officeooo:paragraph-rsid="02b5eea8" fo:background-color="#ffff00"/>
    </style:style>
    <style:style style:name="P18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1" style:family="paragraph" style:parent-style-name="Text_20_body">
      <style:paragraph-properties fo:text-align="justify" style:justify-single-word="false"/>
      <style:text-properties fo:language="ru" fo:country="RU" officeooo:rsid="01e42ae7" officeooo:paragraph-rsid="01e42ae7"/>
    </style:style>
    <style:style style:name="P182" style:family="paragraph" style:parent-style-name="Text_20_body">
      <style:paragraph-properties fo:text-align="justify" style:justify-single-word="false"/>
      <style:text-properties fo:language="ru" fo:country="RU" officeooo:rsid="01e5523f" officeooo:paragraph-rsid="01e5523f"/>
    </style:style>
    <style:style style:name="P183" style:family="paragraph" style:parent-style-name="Text_20_body">
      <style:paragraph-properties fo:text-align="justify" style:justify-single-word="false"/>
      <style:text-properties fo:language="ru" fo:country="RU" officeooo:paragraph-rsid="01d97945"/>
    </style:style>
    <style:style style:name="P184" style:family="paragraph" style:parent-style-name="Text_20_body">
      <style:paragraph-properties fo:text-align="justify" style:justify-single-word="false"/>
      <style:text-properties officeooo:paragraph-rsid="01eaae1c"/>
    </style:style>
    <style:style style:name="P185" style:family="paragraph" style:parent-style-name="Text_20_body">
      <style:paragraph-properties fo:text-align="justify" style:justify-single-word="false"/>
      <style:text-properties officeooo:rsid="01ef50cc" officeooo:paragraph-rsid="01ef50cc"/>
    </style:style>
    <style:style style:name="P186" style:family="paragraph" style:parent-style-name="Text_20_body">
      <style:paragraph-properties fo:text-align="justify" style:justify-single-word="false"/>
      <style:text-properties officeooo:rsid="01f02364" officeooo:paragraph-rsid="01f02364"/>
    </style:style>
    <style:style style:name="P187" style:family="paragraph" style:parent-style-name="Text_20_body">
      <style:paragraph-properties fo:text-align="justify" style:justify-single-word="false"/>
      <style:text-properties officeooo:rsid="01f20548" officeooo:paragraph-rsid="02d051a2"/>
    </style:style>
    <style:style style:name="P188" style:family="paragraph" style:parent-style-name="Text_20_body">
      <style:paragraph-properties fo:text-align="justify" style:justify-single-word="false"/>
      <style:text-properties fo:language="ru" fo:country="RU" officeooo:rsid="02d051a2" officeooo:paragraph-rsid="02d051a2"/>
    </style:style>
    <style:style style:name="P189" style:family="paragraph" style:parent-style-name="Text_20_body">
      <style:paragraph-properties fo:text-align="justify" style:justify-single-word="false"/>
      <style:text-properties officeooo:rsid="01f20548" officeooo:paragraph-rsid="01f20548"/>
    </style:style>
    <style:style style:name="P190" style:family="paragraph" style:parent-style-name="Text_20_body">
      <style:paragraph-properties fo:text-align="justify" style:justify-single-word="false"/>
      <style:text-properties officeooo:rsid="01f4790e" officeooo:paragraph-rsid="01fe4e34"/>
    </style:style>
    <style:style style:name="P191" style:family="paragraph" style:parent-style-name="Text_20_body">
      <style:paragraph-properties fo:text-align="justify" style:justify-single-word="false"/>
      <style:text-properties officeooo:rsid="0201bde9" officeooo:paragraph-rsid="02a7c2b4"/>
    </style:style>
    <style:style style:name="P192" style:family="paragraph" style:parent-style-name="Text_20_body">
      <style:paragraph-properties fo:text-align="justify" style:justify-single-word="false"/>
      <style:text-properties officeooo:rsid="020e61d0" officeooo:paragraph-rsid="020e61d0"/>
    </style:style>
    <style:style style:name="P193" style:family="paragraph" style:parent-style-name="Text_20_body">
      <style:paragraph-properties fo:text-align="justify" style:justify-single-word="false"/>
      <style:text-properties fo:language="ru" fo:country="RU" officeooo:rsid="021bf5db" officeooo:paragraph-rsid="021bf5db"/>
    </style:style>
    <style:style style:name="P194" style:family="paragraph" style:parent-style-name="Text_20_body">
      <style:paragraph-properties fo:text-align="justify" style:justify-single-word="false"/>
      <style:text-properties officeooo:rsid="020e61d0" officeooo:paragraph-rsid="0211ec1f"/>
    </style:style>
    <style:style style:name="P195" style:family="paragraph" style:parent-style-name="Text_20_body">
      <style:paragraph-properties fo:text-align="justify" style:justify-single-word="false"/>
      <style:text-properties fo:language="ru" fo:country="RU" officeooo:rsid="020e61d0" officeooo:paragraph-rsid="020e61d0"/>
    </style:style>
    <style:style style:name="P196" style:family="paragraph" style:parent-style-name="Text_20_body">
      <style:paragraph-properties fo:text-align="justify" style:justify-single-word="false"/>
      <style:text-properties officeooo:rsid="020e61d0" officeooo:paragraph-rsid="020ff2e5"/>
    </style:style>
    <style:style style:name="P197" style:family="paragraph" style:parent-style-name="Text_20_body">
      <style:paragraph-properties fo:text-align="justify" style:justify-single-word="false"/>
      <style:text-properties officeooo:paragraph-rsid="020ff2e5"/>
    </style:style>
    <style:style style:name="P198" style:family="paragraph" style:parent-style-name="Text_20_body">
      <style:paragraph-properties fo:text-align="justify" style:justify-single-word="false"/>
      <style:text-properties officeooo:rsid="0215b99a" officeooo:paragraph-rsid="0215b99a"/>
    </style:style>
    <style:style style:name="P199" style:family="paragraph" style:parent-style-name="Text_20_body">
      <style:paragraph-properties fo:text-align="justify" style:justify-single-word="false"/>
      <style:text-properties officeooo:rsid="0215b99a" officeooo:paragraph-rsid="021e9d8a"/>
    </style:style>
    <style:style style:name="P200" style:family="paragraph" style:parent-style-name="Text_20_body">
      <style:paragraph-properties fo:text-align="justify" style:justify-single-word="false"/>
      <style:text-properties fo:language="ru" fo:country="RU" officeooo:rsid="0215b99a" officeooo:paragraph-rsid="0215b99a"/>
    </style:style>
    <style:style style:name="P201" style:family="paragraph" style:parent-style-name="Text_20_body">
      <style:paragraph-properties fo:text-align="justify" style:justify-single-word="false"/>
      <style:text-properties officeooo:rsid="020e61d0" officeooo:paragraph-rsid="021bf5db"/>
    </style:style>
    <style:style style:name="P202" style:family="paragraph" style:parent-style-name="Text_20_body">
      <style:paragraph-properties fo:text-align="justify" style:justify-single-word="false"/>
      <style:text-properties officeooo:rsid="021e9d8a" officeooo:paragraph-rsid="0221356c"/>
    </style:style>
    <style:style style:name="P203" style:family="paragraph" style:parent-style-name="Text_20_body">
      <style:paragraph-properties fo:text-align="justify" style:justify-single-word="false"/>
      <style:text-properties officeooo:rsid="021e9d8a" officeooo:paragraph-rsid="021e9d8a"/>
    </style:style>
    <style:style style:name="P204" style:family="paragraph" style:parent-style-name="Text_20_body">
      <style:paragraph-properties fo:text-align="justify" style:justify-single-word="false"/>
      <style:text-properties officeooo:rsid="021e9d8a" officeooo:paragraph-rsid="021f11d2"/>
    </style:style>
    <style:style style:name="P205" style:family="paragraph" style:parent-style-name="Text_20_body">
      <style:paragraph-properties fo:text-align="justify" style:justify-single-word="false"/>
      <style:text-properties officeooo:rsid="0259d7a1" officeooo:paragraph-rsid="021e9d8a"/>
    </style:style>
    <style:style style:name="P206" style:family="paragraph" style:parent-style-name="Text_20_body">
      <style:paragraph-properties fo:text-align="justify" style:justify-single-word="false"/>
      <style:text-properties officeooo:rsid="0259d7a1" officeooo:paragraph-rsid="0259d7a1"/>
    </style:style>
    <style:style style:name="P207" style:family="paragraph" style:parent-style-name="Text_20_body">
      <style:paragraph-properties fo:text-align="justify" style:justify-single-word="false"/>
      <style:text-properties officeooo:rsid="0222e4aa" officeooo:paragraph-rsid="0222e4aa"/>
    </style:style>
    <style:style style:name="P208" style:family="paragraph" style:parent-style-name="Text_20_body">
      <style:paragraph-properties fo:text-align="justify" style:justify-single-word="false"/>
      <style:text-properties officeooo:rsid="0273dd5d" officeooo:paragraph-rsid="0273dd5d"/>
    </style:style>
    <style:style style:name="P209" style:family="paragraph" style:parent-style-name="Text_20_body">
      <style:paragraph-properties fo:text-align="justify" style:justify-single-word="false"/>
      <style:text-properties fo:language="ru" fo:country="RU" officeooo:rsid="0273dd5d" officeooo:paragraph-rsid="0273dd5d"/>
    </style:style>
    <style:style style:name="P210" style:family="paragraph" style:parent-style-name="Text_20_body">
      <style:paragraph-properties fo:text-align="justify" style:justify-single-word="false"/>
      <style:text-properties officeooo:rsid="0225e5a3" officeooo:paragraph-rsid="0225e5a3"/>
    </style:style>
    <style:style style:name="P211" style:family="paragraph" style:parent-style-name="Text_20_body">
      <style:paragraph-properties fo:text-align="justify" style:justify-single-word="false"/>
      <style:text-properties fo:language="ru" fo:country="RU" officeooo:rsid="022a6431" officeooo:paragraph-rsid="022a6431"/>
    </style:style>
    <style:style style:name="P212" style:family="paragraph" style:parent-style-name="Text_20_body">
      <style:paragraph-properties fo:text-align="justify" style:justify-single-word="false"/>
      <style:text-properties fo:language="ru" fo:country="RU" officeooo:rsid="022c5621" officeooo:paragraph-rsid="022c5621"/>
    </style:style>
    <style:style style:name="P213" style:family="paragraph" style:parent-style-name="Text_20_body">
      <style:paragraph-properties fo:text-align="justify" style:justify-single-word="false"/>
      <style:text-properties fo:language="ru" fo:country="RU" officeooo:rsid="022de5ad" officeooo:paragraph-rsid="022de5ad"/>
    </style:style>
    <style:style style:name="P214" style:family="paragraph" style:parent-style-name="Text_20_body">
      <style:paragraph-properties fo:text-align="justify" style:justify-single-word="false"/>
      <style:text-properties fo:language="ru" fo:country="RU" officeooo:rsid="022c5621" officeooo:paragraph-rsid="0280ef7a"/>
    </style:style>
    <style:style style:name="P215" style:family="paragraph" style:parent-style-name="Text_20_body">
      <style:paragraph-properties fo:text-align="justify" style:justify-single-word="false"/>
      <style:text-properties officeooo:rsid="022f687f" officeooo:paragraph-rsid="022f687f"/>
    </style:style>
    <style:style style:name="P216" style:family="paragraph" style:parent-style-name="Text_20_body">
      <style:paragraph-properties fo:text-align="justify" style:justify-single-word="false"/>
      <style:text-properties officeooo:rsid="02332fb1" officeooo:paragraph-rsid="02332fb1"/>
    </style:style>
    <style:style style:name="P217" style:family="paragraph" style:parent-style-name="Text_20_body">
      <style:paragraph-properties fo:text-align="justify" style:justify-single-word="false"/>
      <style:text-properties fo:language="ru" fo:country="RU" officeooo:rsid="0238b98b" officeooo:paragraph-rsid="0238b98b"/>
    </style:style>
    <style:style style:name="P218" style:family="paragraph" style:parent-style-name="Text_20_body">
      <style:paragraph-properties fo:text-align="justify" style:justify-single-word="false"/>
      <style:text-properties fo:language="ru" fo:country="RU" officeooo:rsid="0238b98b" officeooo:paragraph-rsid="023e167f"/>
    </style:style>
    <style:style style:name="P219" style:family="paragraph" style:parent-style-name="Text_20_body">
      <style:paragraph-properties fo:text-align="justify" style:justify-single-word="false"/>
      <style:text-properties fo:language="ru" fo:country="RU" officeooo:rsid="023c9b65" officeooo:paragraph-rsid="023c9b65"/>
    </style:style>
    <style:style style:name="P220" style:family="paragraph" style:parent-style-name="Text_20_body">
      <style:paragraph-properties fo:text-align="justify" style:justify-single-word="false"/>
      <style:text-properties fo:language="ru" fo:country="RU" officeooo:rsid="0241ad41" officeooo:paragraph-rsid="0241ad41"/>
    </style:style>
    <style:style style:name="P221" style:family="paragraph" style:parent-style-name="Text_20_body">
      <style:paragraph-properties fo:text-align="justify" style:justify-single-word="false"/>
      <style:text-properties officeooo:rsid="0241ad41" officeooo:paragraph-rsid="0241ad41"/>
    </style:style>
    <style:style style:name="P222" style:family="paragraph" style:parent-style-name="Text_20_body">
      <style:paragraph-properties fo:text-align="justify" style:justify-single-word="false"/>
      <style:text-properties fo:language="ru" fo:country="RU" officeooo:rsid="02349b46" officeooo:paragraph-rsid="02332fb1"/>
    </style:style>
    <style:style style:name="P223" style:family="paragraph" style:parent-style-name="Text_20_body">
      <style:paragraph-properties fo:text-align="justify" style:justify-single-word="false"/>
      <style:text-properties fo:language="ru" fo:country="RU" officeooo:rsid="02349b46" officeooo:paragraph-rsid="02349b46"/>
    </style:style>
    <style:style style:name="P224" style:family="paragraph" style:parent-style-name="Text_20_body">
      <style:paragraph-properties fo:text-align="justify" style:justify-single-word="false"/>
      <style:text-properties officeooo:rsid="02349b46" officeooo:paragraph-rsid="02349b46"/>
    </style:style>
    <style:style style:name="P225" style:family="paragraph" style:parent-style-name="Text_20_body">
      <style:paragraph-properties fo:text-align="justify" style:justify-single-word="false"/>
      <style:text-properties officeooo:rsid="024334d7" officeooo:paragraph-rsid="0243b4c5"/>
    </style:style>
    <style:style style:name="P226" style:family="paragraph" style:parent-style-name="Text_20_body">
      <style:paragraph-properties fo:text-align="justify" style:justify-single-word="false"/>
      <style:text-properties fo:language="ru" fo:country="RU" officeooo:rsid="024334d7" officeooo:paragraph-rsid="024334d7"/>
    </style:style>
    <style:style style:name="P227" style:family="paragraph" style:parent-style-name="Text_20_body">
      <style:paragraph-properties fo:text-align="justify" style:justify-single-word="false"/>
      <style:text-properties officeooo:rsid="024334d7" officeooo:paragraph-rsid="024334d7"/>
    </style:style>
    <style:style style:name="P228" style:family="paragraph" style:parent-style-name="Text_20_body">
      <style:paragraph-properties fo:text-align="justify" style:justify-single-word="false"/>
      <style:text-properties officeooo:rsid="0243b4c5" officeooo:paragraph-rsid="0243b4c5"/>
    </style:style>
    <style:style style:name="P229" style:family="paragraph" style:parent-style-name="Text_20_body">
      <style:paragraph-properties fo:text-align="justify" style:justify-single-word="false"/>
      <style:text-properties fo:language="ru" fo:country="RU" officeooo:rsid="02d051a2" officeooo:paragraph-rsid="0243b4c5"/>
    </style:style>
    <style:style style:name="P230" style:family="paragraph" style:parent-style-name="Text_20_body">
      <style:paragraph-properties fo:text-align="justify" style:justify-single-word="false"/>
      <style:text-properties officeooo:rsid="0245464d" officeooo:paragraph-rsid="0243b4c5"/>
    </style:style>
    <style:style style:name="P231" style:family="paragraph" style:parent-style-name="Text_20_body">
      <style:paragraph-properties fo:text-align="justify" style:justify-single-word="false"/>
      <style:text-properties fo:language="ru" fo:country="RU" officeooo:rsid="0245464d" officeooo:paragraph-rsid="0245464d"/>
    </style:style>
    <style:style style:name="P232" style:family="paragraph" style:parent-style-name="Text_20_body">
      <style:paragraph-properties fo:text-align="justify" style:justify-single-word="false"/>
      <style:text-properties officeooo:rsid="0245464d" officeooo:paragraph-rsid="0245464d"/>
    </style:style>
    <style:style style:name="P233" style:family="paragraph" style:parent-style-name="Text_20_body">
      <style:paragraph-properties fo:text-align="justify" style:justify-single-word="false"/>
      <style:text-properties fo:language="ru" fo:country="RU" officeooo:rsid="024927e1" officeooo:paragraph-rsid="024927e1"/>
    </style:style>
    <style:style style:name="P234" style:family="paragraph" style:parent-style-name="Text_20_body">
      <style:paragraph-properties fo:text-align="justify" style:justify-single-word="false"/>
      <style:text-properties officeooo:rsid="024927e1" officeooo:paragraph-rsid="024927e1"/>
    </style:style>
    <style:style style:name="P235" style:family="paragraph" style:parent-style-name="Text_20_body">
      <style:paragraph-properties fo:text-align="justify" style:justify-single-word="false"/>
      <style:text-properties officeooo:rsid="024927e1" officeooo:paragraph-rsid="024f45c1"/>
    </style:style>
    <style:style style:name="P236" style:family="paragraph" style:parent-style-name="Text_20_body">
      <style:paragraph-properties fo:text-align="justify" style:justify-single-word="false"/>
      <style:text-properties officeooo:rsid="024927e1" officeooo:paragraph-rsid="024baded"/>
    </style:style>
    <style:style style:name="P237" style:family="paragraph" style:parent-style-name="Text_20_body">
      <style:paragraph-properties fo:text-align="justify" style:justify-single-word="false"/>
      <style:text-properties fo:language="ru" fo:country="RU" officeooo:rsid="020ff2e5" officeooo:paragraph-rsid="022f687f"/>
    </style:style>
    <style:style style:name="P238" style:family="paragraph" style:parent-style-name="Text_20_body">
      <style:paragraph-properties fo:text-align="justify" style:justify-single-word="false"/>
      <style:text-properties officeooo:rsid="024baded" officeooo:paragraph-rsid="024baded"/>
    </style:style>
    <style:style style:name="P239" style:family="paragraph" style:parent-style-name="Text_20_body">
      <style:paragraph-properties fo:text-align="justify" style:justify-single-word="false"/>
      <style:text-properties fo:language="ru" fo:country="RU" officeooo:rsid="024baded" officeooo:paragraph-rsid="022f687f"/>
    </style:style>
    <style:style style:name="P240" style:family="paragraph" style:parent-style-name="Text_20_body">
      <style:paragraph-properties fo:text-align="justify" style:justify-single-word="false"/>
      <style:text-properties officeooo:rsid="024e7715" officeooo:paragraph-rsid="0255d4b3"/>
    </style:style>
    <style:style style:name="P241" style:family="paragraph" style:parent-style-name="Text_20_body">
      <style:paragraph-properties fo:text-align="justify" style:justify-single-word="false"/>
      <style:text-properties fo:language="ru" fo:country="RU" officeooo:rsid="0255d4b3" officeooo:paragraph-rsid="0255d4b3"/>
    </style:style>
    <style:style style:name="P242" style:family="paragraph" style:parent-style-name="Text_20_body">
      <style:paragraph-properties fo:text-align="justify" style:justify-single-word="false"/>
      <style:text-properties fo:language="ru" fo:country="RU" officeooo:rsid="0255d4b3" officeooo:paragraph-rsid="0266b727"/>
    </style:style>
    <style:style style:name="P243" style:family="paragraph" style:parent-style-name="Text_20_body">
      <style:paragraph-properties fo:text-align="justify" style:justify-single-word="false"/>
      <style:text-properties officeooo:rsid="024e7715" officeooo:paragraph-rsid="024f45c1"/>
    </style:style>
    <style:style style:name="P244" style:family="paragraph" style:parent-style-name="Text_20_body">
      <style:paragraph-properties fo:text-align="justify" style:justify-single-word="false"/>
      <style:text-properties fo:language="ru" fo:country="RU" officeooo:rsid="027b79d2" officeooo:paragraph-rsid="024f45c1"/>
    </style:style>
    <style:style style:name="P245" style:family="paragraph" style:parent-style-name="Text_20_body">
      <style:paragraph-properties fo:text-align="justify" style:justify-single-word="false"/>
      <style:text-properties officeooo:rsid="022f687f" officeooo:paragraph-rsid="027b79d2"/>
    </style:style>
    <style:style style:name="P246" style:family="paragraph" style:parent-style-name="Text_20_body">
      <style:paragraph-properties fo:text-align="justify" style:justify-single-word="false"/>
      <style:text-properties officeooo:rsid="02512d1e" officeooo:paragraph-rsid="02512d1e"/>
    </style:style>
    <style:style style:name="P247" style:family="paragraph" style:parent-style-name="Text_20_body">
      <style:paragraph-properties fo:text-align="justify" style:justify-single-word="false"/>
      <style:text-properties officeooo:rsid="022f687f" officeooo:paragraph-rsid="0254f11a"/>
    </style:style>
    <style:style style:name="P248" style:family="paragraph" style:parent-style-name="Text_20_body">
      <style:paragraph-properties fo:text-align="justify" style:justify-single-word="false"/>
      <style:text-properties officeooo:rsid="022f687f" officeooo:paragraph-rsid="0259d7a1"/>
    </style:style>
    <style:style style:name="P249" style:family="paragraph" style:parent-style-name="Text_20_body">
      <style:paragraph-properties fo:text-align="justify" style:justify-single-word="false"/>
      <style:text-properties officeooo:rsid="022f687f" officeooo:paragraph-rsid="0255d4b3"/>
    </style:style>
    <style:style style:name="P250" style:family="paragraph" style:parent-style-name="Text_20_body">
      <style:paragraph-properties fo:text-align="justify" style:justify-single-word="false"/>
      <style:text-properties fo:language="ru" fo:country="RU" officeooo:rsid="025335e4" officeooo:paragraph-rsid="022f687f"/>
    </style:style>
    <style:style style:name="P251" style:family="paragraph" style:parent-style-name="Text_20_body">
      <style:paragraph-properties fo:text-align="justify" style:justify-single-word="false"/>
      <style:text-properties officeooo:rsid="025ffc1f" officeooo:paragraph-rsid="025ffc1f"/>
    </style:style>
    <style:style style:name="P252" style:family="paragraph" style:parent-style-name="Text_20_body">
      <style:paragraph-properties fo:text-align="justify" style:justify-single-word="false"/>
      <style:text-properties fo:language="ru" fo:country="RU" officeooo:rsid="00802041" officeooo:paragraph-rsid="025ffc1f"/>
    </style:style>
    <style:style style:name="P253" style:family="paragraph" style:parent-style-name="Text_20_body">
      <style:paragraph-properties fo:text-align="justify" style:justify-single-word="false"/>
      <style:text-properties fo:language="ru" fo:country="RU" officeooo:paragraph-rsid="025ffc1f"/>
    </style:style>
    <style:style style:name="P254" style:family="paragraph" style:parent-style-name="Text_20_body">
      <style:paragraph-properties fo:text-align="justify" style:justify-single-word="false"/>
      <style:text-properties fo:language="ru" fo:country="RU" officeooo:paragraph-rsid="026f3e58"/>
    </style:style>
    <style:style style:name="P255" style:family="paragraph" style:parent-style-name="Text_20_body">
      <style:paragraph-properties fo:text-align="justify" style:justify-single-word="false"/>
      <style:text-properties fo:language="ru" fo:country="RU" officeooo:rsid="026f3e58" officeooo:paragraph-rsid="026f3e58"/>
    </style:style>
    <style:style style:name="P256" style:family="paragraph" style:parent-style-name="Text_20_body">
      <style:paragraph-properties fo:text-align="justify" style:justify-single-word="false"/>
      <style:text-properties fo:language="ru" fo:country="RU" officeooo:rsid="026f3e58" officeooo:paragraph-rsid="02881ef3"/>
    </style:style>
    <style:style style:name="P257" style:family="paragraph" style:parent-style-name="Text_20_body">
      <style:paragraph-properties fo:text-align="justify" style:justify-single-word="false"/>
      <style:text-properties fo:language="ru" fo:country="RU" officeooo:rsid="026f3e58" officeooo:paragraph-rsid="02713c70"/>
    </style:style>
    <style:style style:name="P258" style:family="paragraph" style:parent-style-name="Text_20_body">
      <style:paragraph-properties fo:text-align="justify" style:justify-single-word="false"/>
      <style:text-properties fo:language="ru" fo:country="RU" officeooo:rsid="02713c70" officeooo:paragraph-rsid="02713c70"/>
    </style:style>
    <style:style style:name="P259" style:family="paragraph" style:parent-style-name="Text_20_body">
      <style:paragraph-properties fo:text-align="justify" style:justify-single-word="false"/>
      <style:text-properties fo:language="ru" fo:country="RU" officeooo:rsid="026be3b6" officeooo:paragraph-rsid="026be3b6"/>
    </style:style>
    <style:style style:name="P260" style:family="paragraph" style:parent-style-name="Text_20_body">
      <style:paragraph-properties fo:text-align="justify" style:justify-single-word="false"/>
      <style:text-properties fo:language="ru" fo:country="RU" officeooo:paragraph-rsid="02713c70"/>
    </style:style>
    <style:style style:name="P261" style:family="paragraph" style:parent-style-name="Text_20_body">
      <style:paragraph-properties fo:text-align="justify" style:justify-single-word="false"/>
      <style:text-properties fo:language="ru" fo:country="RU" officeooo:paragraph-rsid="026b0601"/>
    </style:style>
    <style:style style:name="P262" style:family="paragraph" style:parent-style-name="Text_20_body">
      <style:paragraph-properties fo:text-align="justify" style:justify-single-word="false"/>
      <style:text-properties fo:language="ru" fo:country="RU" officeooo:rsid="026b0601" officeooo:paragraph-rsid="026b0601"/>
    </style:style>
    <style:style style:name="P263" style:family="paragraph" style:parent-style-name="Text_20_body">
      <style:paragraph-properties fo:text-align="justify" style:justify-single-word="false"/>
      <style:text-properties fo:language="ru" fo:country="RU" officeooo:paragraph-rsid="0268a832"/>
    </style:style>
    <style:style style:name="P264" style:family="paragraph" style:parent-style-name="Text_20_body">
      <style:paragraph-properties fo:text-align="justify" style:justify-single-word="false"/>
      <style:text-properties fo:language="ru" fo:country="RU" officeooo:paragraph-rsid="026be3b6"/>
    </style:style>
    <style:style style:name="P265"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66"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67"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68"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69"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0"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76"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77" style:family="paragraph" style:parent-style-name="Text_20_body">
      <style:paragraph-properties fo:text-align="justify" style:justify-single-word="false"/>
      <style:text-properties fo:language="ru" fo:country="RU" officeooo:paragraph-rsid="028318e7"/>
    </style:style>
    <style:style style:name="P278" style:family="paragraph" style:parent-style-name="Text_20_body">
      <style:text-properties fo:language="ru" fo:country="RU" officeooo:paragraph-rsid="028318e7"/>
    </style:style>
    <style:style style:name="P279" style:family="paragraph" style:parent-style-name="Text_20_body">
      <style:paragraph-properties fo:text-align="justify" style:justify-single-word="false"/>
      <style:text-properties fo:language="ru" fo:country="RU" officeooo:paragraph-rsid="029c35f6"/>
    </style:style>
    <style:style style:name="P280" style:family="paragraph" style:parent-style-name="Text_20_body">
      <style:paragraph-properties fo:text-align="justify" style:justify-single-word="false"/>
      <style:text-properties fo:language="ru" fo:country="RU" officeooo:rsid="008f19e1" officeooo:paragraph-rsid="02881ef3"/>
    </style:style>
    <style:style style:name="P281" style:family="paragraph" style:parent-style-name="Text_20_body">
      <style:paragraph-properties fo:text-align="justify" style:justify-single-word="false"/>
      <style:text-properties fo:language="ru" fo:country="RU" officeooo:rsid="0287fdbe" officeooo:paragraph-rsid="02881ef3"/>
    </style:style>
    <style:style style:name="P282" style:family="paragraph" style:parent-style-name="Text_20_body">
      <style:text-properties fo:language="ru" fo:country="RU" officeooo:rsid="0287fdbe" officeooo:paragraph-rsid="0287fdbe"/>
    </style:style>
    <style:style style:name="P283" style:family="paragraph" style:parent-style-name="Text_20_body">
      <style:paragraph-properties fo:text-align="justify" style:justify-single-word="false"/>
      <style:text-properties fo:language="ru" fo:country="RU" officeooo:rsid="028b072b" officeooo:paragraph-rsid="028d41fa"/>
    </style:style>
    <style:style style:name="P284" style:family="paragraph" style:parent-style-name="Text_20_body">
      <style:paragraph-properties fo:text-align="justify" style:justify-single-word="false"/>
      <style:text-properties fo:language="ru" fo:country="RU" officeooo:rsid="0291444e" officeooo:paragraph-rsid="0291444e"/>
    </style:style>
    <style:style style:name="P285" style:family="paragraph" style:parent-style-name="Text_20_body">
      <style:paragraph-properties fo:text-align="justify" style:justify-single-word="false"/>
      <style:text-properties fo:language="ru" fo:country="RU" officeooo:rsid="0292daf4" officeooo:paragraph-rsid="02948144"/>
    </style:style>
    <style:style style:name="P286" style:family="paragraph" style:parent-style-name="Text_20_body">
      <style:paragraph-properties fo:text-align="justify" style:justify-single-word="false"/>
      <style:text-properties fo:language="ru" fo:country="RU" officeooo:rsid="0292daf4" officeooo:paragraph-rsid="02a1efa2"/>
    </style:style>
    <style:style style:name="P287" style:family="paragraph" style:parent-style-name="Text_20_body">
      <style:paragraph-properties fo:text-align="justify" style:justify-single-word="false"/>
      <style:text-properties fo:language="ru" fo:country="RU" officeooo:rsid="029e710f" officeooo:paragraph-rsid="02a1efa2"/>
    </style:style>
    <style:style style:name="P288" style:family="paragraph" style:parent-style-name="Text_20_body">
      <style:paragraph-properties fo:text-align="justify" style:justify-single-word="false"/>
      <style:text-properties fo:language="ru" fo:country="RU" officeooo:rsid="02a1efa2" officeooo:paragraph-rsid="02a1efa2"/>
    </style:style>
    <style:style style:name="P289" style:family="paragraph" style:parent-style-name="Text_20_body">
      <style:paragraph-properties fo:text-align="justify" style:justify-single-word="false"/>
      <style:text-properties fo:language="ru" fo:country="RU" officeooo:rsid="02a70aa3" officeooo:paragraph-rsid="02a94065"/>
    </style:style>
    <style:style style:name="P290" style:family="paragraph" style:parent-style-name="Text_20_body">
      <style:paragraph-properties fo:text-align="justify" style:justify-single-word="false"/>
      <style:text-properties fo:language="ru" fo:country="RU" officeooo:rsid="02a70aa3" officeooo:paragraph-rsid="02a70aa3"/>
    </style:style>
    <style:style style:name="P291" style:family="paragraph" style:parent-style-name="Text_20_body">
      <style:paragraph-properties fo:text-align="justify" style:justify-single-word="false"/>
      <style:text-properties fo:language="ru" fo:country="RU" officeooo:rsid="02a7c2b4" officeooo:paragraph-rsid="02a7c2b4"/>
    </style:style>
    <style:style style:name="P292" style:family="paragraph" style:parent-style-name="Text_20_body">
      <style:paragraph-properties fo:text-align="justify" style:justify-single-word="false"/>
      <style:text-properties fo:language="ru" fo:country="RU" officeooo:paragraph-rsid="02ab6d3c"/>
    </style:style>
    <style:style style:name="P293" style:family="paragraph" style:parent-style-name="Text_20_body">
      <style:paragraph-properties fo:text-align="justify" style:justify-single-word="false"/>
      <style:text-properties fo:language="ru" fo:country="RU" officeooo:rsid="02ab6d3c" officeooo:paragraph-rsid="02ae57dd"/>
    </style:style>
    <style:style style:name="P294" style:family="paragraph" style:parent-style-name="Text_20_body">
      <style:paragraph-properties fo:text-align="justify" style:justify-single-word="false"/>
      <style:text-properties fo:language="ru" fo:country="RU" officeooo:paragraph-rsid="02ae57dd"/>
    </style:style>
    <style:style style:name="P295" style:family="paragraph" style:parent-style-name="Text_20_body">
      <style:paragraph-properties fo:text-align="justify" style:justify-single-word="false"/>
      <style:text-properties fo:language="ru" fo:country="RU" officeooo:paragraph-rsid="02b00aac"/>
    </style:style>
    <style:style style:name="P296" style:family="paragraph" style:parent-style-name="Text_20_body">
      <style:text-properties fo:language="ru" fo:country="RU" officeooo:rsid="0287fdbe" officeooo:paragraph-rsid="02ab6d3c"/>
    </style:style>
    <style:style style:name="P297" style:family="paragraph" style:parent-style-name="Text_20_body">
      <style:text-properties fo:language="ru" fo:country="RU" officeooo:rsid="02b00aac" officeooo:paragraph-rsid="02b00aac"/>
    </style:style>
    <style:style style:name="P298" style:family="paragraph" style:parent-style-name="Text_20_body">
      <style:paragraph-properties fo:text-align="justify" style:justify-single-word="false"/>
      <style:text-properties fo:language="ru" fo:country="RU" officeooo:rsid="0096650a" officeooo:paragraph-rsid="02b00aac"/>
    </style:style>
    <style:style style:name="P299" style:family="paragraph" style:parent-style-name="Text_20_body">
      <style:paragraph-properties fo:text-align="justify" style:justify-single-word="false"/>
      <style:text-properties fo:language="ru" fo:country="RU" officeooo:rsid="02b00aac" officeooo:paragraph-rsid="02b00aac"/>
    </style:style>
    <style:style style:name="P300" style:family="paragraph" style:parent-style-name="Text_20_body">
      <style:paragraph-properties fo:text-align="center" style:justify-single-word="false"/>
      <style:text-properties fo:language="ru" fo:country="RU" officeooo:paragraph-rsid="02b00aac"/>
    </style:style>
    <style:style style:name="P301"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2" style:family="paragraph" style:parent-style-name="Text_20_body">
      <style:paragraph-properties fo:text-align="justify" style:justify-single-word="false"/>
      <style:text-properties officeooo:paragraph-rsid="02b00aac"/>
    </style:style>
    <style:style style:name="P303"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4" style:family="paragraph" style:parent-style-name="Text_20_body">
      <style:paragraph-properties fo:text-align="justify" style:justify-single-word="false"/>
      <style:text-properties fo:language="ru" fo:country="RU" officeooo:paragraph-rsid="02b02c21"/>
    </style:style>
    <style:style style:name="P305" style:family="paragraph" style:parent-style-name="Text_20_body">
      <style:paragraph-properties fo:text-align="justify" style:justify-single-word="false"/>
      <style:text-properties fo:language="ru" fo:country="RU" officeooo:paragraph-rsid="02b1cad3"/>
    </style:style>
    <style:style style:name="P306" style:family="paragraph" style:parent-style-name="Text_20_body">
      <style:paragraph-properties fo:text-align="justify" style:justify-single-word="false"/>
      <style:text-properties fo:language="ru" fo:country="RU" officeooo:paragraph-rsid="02b282a9"/>
    </style:style>
    <style:style style:name="P307"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08" style:family="paragraph" style:parent-style-name="Text_20_body">
      <style:paragraph-properties fo:text-align="justify" style:justify-single-word="false"/>
      <style:text-properties officeooo:paragraph-rsid="02d2bd55"/>
    </style:style>
    <style:style style:name="P309" style:family="paragraph" style:parent-style-name="Text_20_body">
      <style:paragraph-properties fo:text-align="justify" style:justify-single-word="false"/>
      <style:text-properties officeooo:paragraph-rsid="00a42499"/>
    </style:style>
    <style:style style:name="P310" style:family="paragraph" style:parent-style-name="Text_20_body">
      <style:paragraph-properties fo:text-align="justify" style:justify-single-word="false"/>
      <style:text-properties fo:language="ru" fo:country="RU" officeooo:paragraph-rsid="00ade673"/>
    </style:style>
    <style:style style:name="P311" style:family="paragraph" style:parent-style-name="Text_20_body">
      <style:paragraph-properties fo:text-align="justify" style:justify-single-word="false"/>
      <style:text-properties fo:language="ru" fo:country="RU" officeooo:paragraph-rsid="02d35170"/>
    </style:style>
    <style:style style:name="P312" style:family="paragraph" style:parent-style-name="Heading_20_2">
      <style:paragraph-properties fo:text-align="center" style:justify-single-word="false"/>
      <style:text-properties fo:language="ru" fo:country="RU" officeooo:paragraph-rsid="02d5aacc"/>
    </style:style>
    <style:style style:name="P313" style:family="paragraph" style:parent-style-name="Text_20_body">
      <style:paragraph-properties fo:text-align="center" style:justify-single-word="false"/>
      <style:text-properties fo:language="ru" fo:country="RU" officeooo:paragraph-rsid="02d5aacc"/>
    </style:style>
    <style:style style:name="P314"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15"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16"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17" style:family="paragraph" style:parent-style-name="Text_20_body">
      <style:paragraph-properties fo:text-align="justify" style:justify-single-word="false"/>
      <style:text-properties fo:language="ru" fo:country="RU" officeooo:paragraph-rsid="02d5aacc"/>
    </style:style>
    <style:style style:name="P318" style:family="paragraph" style:parent-style-name="Text_20_body">
      <style:paragraph-properties fo:text-align="justify" style:justify-single-word="false"/>
      <style:text-properties officeooo:paragraph-rsid="02d5aacc"/>
    </style:style>
    <style:style style:name="P319"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0"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1" style:family="paragraph" style:parent-style-name="Text_20_body">
      <style:paragraph-properties fo:text-align="justify" style:justify-single-word="false"/>
      <style:text-properties officeooo:paragraph-rsid="02d9a952"/>
    </style:style>
    <style:style style:name="P322" style:family="paragraph" style:parent-style-name="Text_20_body">
      <style:paragraph-properties fo:text-align="justify" style:justify-single-word="false"/>
      <style:text-properties officeooo:rsid="02d9a952" officeooo:paragraph-rsid="02d9a952"/>
    </style:style>
    <style:style style:name="P323"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4"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25"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26" style:family="paragraph" style:parent-style-name="Text_20_body">
      <style:paragraph-properties fo:text-align="justify" style:justify-single-word="false"/>
      <style:text-properties fo:language="ru" fo:country="RU" officeooo:paragraph-rsid="008fd466"/>
    </style:style>
    <style:style style:name="P327" style:family="paragraph" style:parent-style-name="Text_20_body">
      <style:paragraph-properties fo:text-align="justify" style:justify-single-word="false"/>
      <style:text-properties fo:language="ru" fo:country="RU" officeooo:paragraph-rsid="02dfa2bc"/>
    </style:style>
    <style:style style:name="P328" style:family="paragraph" style:parent-style-name="Text_20_body">
      <style:paragraph-properties fo:text-align="justify" style:justify-single-word="false"/>
      <style:text-properties fo:language="ru" fo:country="RU" officeooo:rsid="02e1317e" officeooo:paragraph-rsid="02e27a9b"/>
    </style:style>
    <style:style style:name="P329" style:family="paragraph" style:parent-style-name="Text_20_body">
      <style:paragraph-properties fo:text-align="justify" style:justify-single-word="false"/>
      <style:text-properties fo:language="ru" fo:country="RU" officeooo:rsid="02e27a9b" officeooo:paragraph-rsid="02e27a9b"/>
    </style:style>
    <style:style style:name="P330" style:family="paragraph" style:parent-style-name="Text_20_body">
      <style:paragraph-properties fo:text-align="justify" style:justify-single-word="false"/>
      <style:text-properties fo:language="ru" fo:country="RU" officeooo:paragraph-rsid="02e27a9b"/>
    </style:style>
    <style:style style:name="P331" style:family="paragraph" style:parent-style-name="Text_20_body">
      <style:paragraph-properties fo:text-align="justify" style:justify-single-word="false"/>
      <style:text-properties officeooo:paragraph-rsid="02e27a9b"/>
    </style:style>
    <style:style style:name="P332" style:family="paragraph" style:parent-style-name="Text_20_body">
      <style:paragraph-properties fo:text-align="justify" style:justify-single-word="false"/>
      <style:text-properties officeooo:rsid="020e61d0" fo:background-color="#ffff00"/>
    </style:style>
    <style:style style:name="P333"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4" style:family="paragraph" style:parent-style-name="Text_20_body">
      <style:paragraph-properties fo:text-align="justify" style:justify-single-word="false" fo:text-indent="0.1965in" style:auto-text-indent="false"/>
      <style:text-properties fo:language="ru" fo:country="RU"/>
    </style:style>
    <style:style style:name="P33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36" style:family="paragraph" style:parent-style-name="Text_20_body">
      <style:paragraph-properties fo:text-align="justify" style:justify-single-word="false"/>
      <style:text-properties officeooo:paragraph-rsid="02e676ea"/>
    </style:style>
    <style:style style:name="P337" style:family="paragraph" style:parent-style-name="Standard">
      <style:paragraph-properties fo:text-align="justify" style:justify-single-word="false"/>
      <style:text-properties fo:language="ru" fo:country="RU" fo:font-style="italic" style:font-style-asian="italic" style:font-style-complex="italic"/>
    </style:style>
    <style:style style:name="P338" style:family="paragraph" style:parent-style-name="Standard">
      <style:paragraph-properties fo:text-align="justify" style:justify-single-word="false" fo:text-indent="0.1965in" style:auto-text-indent="false"/>
      <style:text-properties fo:language="ru" fo:country="RU"/>
    </style:style>
    <style:style style:name="P339" style:family="paragraph" style:parent-style-name="Text_20_body">
      <style:paragraph-properties fo:text-align="justify" style:justify-single-word="false"/>
      <style:text-properties fo:language="ru" fo:country="RU" officeooo:paragraph-rsid="00c42bee"/>
    </style:style>
    <style:style style:name="P340" style:family="paragraph" style:parent-style-name="Text_20_body">
      <style:paragraph-properties fo:text-align="justify" style:justify-single-word="false"/>
      <style:text-properties fo:language="ru" fo:country="RU" officeooo:rsid="02e6dc44" officeooo:paragraph-rsid="02e6dc44"/>
    </style:style>
    <style:style style:name="P341" style:family="paragraph" style:parent-style-name="Text_20_body">
      <style:paragraph-properties fo:text-align="justify" style:justify-single-word="false"/>
      <style:text-properties fo:language="ru" fo:country="RU" officeooo:paragraph-rsid="02e6dc44"/>
    </style:style>
    <style:style style:name="P342" style:family="paragraph" style:parent-style-name="Footnote">
      <style:text-properties fo:language="ru" fo:country="RU" officeooo:rsid="0125e8b5" officeooo:paragraph-rsid="0125e8b5"/>
    </style:style>
    <style:style style:name="P343" style:family="paragraph" style:parent-style-name="Text_20_body">
      <style:paragraph-properties fo:text-align="justify" style:justify-single-word="false"/>
      <style:text-properties fo:language="ru" fo:country="RU" officeooo:paragraph-rsid="00c55d43"/>
    </style:style>
    <style:style style:name="P344" style:family="paragraph" style:parent-style-name="Text_20_body">
      <style:paragraph-properties fo:text-align="justify" style:justify-single-word="false"/>
      <style:text-properties fo:language="ru" fo:country="RU" officeooo:paragraph-rsid="02ebeba3"/>
    </style:style>
    <style:style style:name="P345" style:family="paragraph" style:parent-style-name="Text_20_body">
      <style:paragraph-properties fo:text-align="justify" style:justify-single-word="false"/>
      <style:text-properties fo:language="ru" fo:country="RU" officeooo:rsid="02f20ba1" officeooo:paragraph-rsid="02f20ba1"/>
    </style:style>
    <style:style style:name="P346" style:family="paragraph" style:parent-style-name="Text_20_body">
      <style:paragraph-properties fo:text-align="justify" style:justify-single-word="false"/>
      <style:text-properties fo:language="ru" fo:country="RU" officeooo:paragraph-rsid="00c7853d"/>
    </style:style>
    <style:style style:name="P347" style:family="paragraph" style:parent-style-name="Text_20_body">
      <style:paragraph-properties fo:text-align="justify" style:justify-single-word="false"/>
      <style:text-properties fo:language="ru" fo:country="RU" officeooo:paragraph-rsid="00c9804a"/>
    </style:style>
    <style:style style:name="P348" style:family="paragraph" style:parent-style-name="Text_20_body">
      <style:paragraph-properties fo:text-align="justify" style:justify-single-word="false">
        <style:tab-stops/>
      </style:paragraph-properties>
      <style:text-properties fo:language="ru" fo:country="RU"/>
    </style:style>
    <style:style style:name="P349" style:family="paragraph" style:parent-style-name="Text_20_body">
      <style:paragraph-properties fo:text-align="justify" style:justify-single-word="false"/>
      <style:text-properties fo:language="ru" fo:country="RU" officeooo:paragraph-rsid="00c9df80"/>
    </style:style>
    <style:style style:name="P350" style:family="paragraph" style:parent-style-name="Text_20_body">
      <style:paragraph-properties fo:text-align="justify" style:justify-single-word="false"/>
      <style:text-properties fo:language="ru" fo:country="RU" officeooo:rsid="02fc01e8"/>
    </style:style>
    <style:style style:name="P351" style:family="paragraph" style:parent-style-name="Text_20_body">
      <style:paragraph-properties fo:text-align="justify" style:justify-single-word="false"/>
      <style:text-properties fo:language="ru" fo:country="RU" officeooo:rsid="02fc01e8" officeooo:paragraph-rsid="02fc01e8"/>
    </style:style>
    <style:style style:name="P352" style:family="paragraph" style:parent-style-name="Text_20_body">
      <style:paragraph-properties fo:text-align="justify" style:justify-single-word="false"/>
      <style:text-properties fo:language="ru" fo:country="RU" officeooo:rsid="02fe2371" officeooo:paragraph-rsid="03035b6f"/>
    </style:style>
    <style:style style:name="P353" style:family="paragraph" style:parent-style-name="Text_20_body">
      <style:paragraph-properties fo:text-align="justify" style:justify-single-word="false"/>
      <style:text-properties fo:language="ru" fo:country="RU" officeooo:paragraph-rsid="030289dc"/>
    </style:style>
    <style:style style:name="P354" style:family="paragraph" style:parent-style-name="Text_20_body">
      <style:paragraph-properties fo:text-align="justify" style:justify-single-word="false"/>
      <style:text-properties fo:language="ru" fo:country="RU" officeooo:paragraph-rsid="03080c9e"/>
    </style:style>
    <style:style style:name="P355" style:family="paragraph" style:parent-style-name="Text_20_body">
      <style:paragraph-properties fo:text-align="justify" style:justify-single-word="false"/>
      <style:text-properties fo:language="ru" fo:country="RU" officeooo:paragraph-rsid="00cf434c"/>
    </style:style>
    <style:style style:name="P356" style:family="paragraph" style:parent-style-name="Text_20_body">
      <style:paragraph-properties fo:text-align="justify" style:justify-single-word="false"/>
      <style:text-properties fo:language="ru" fo:country="RU" officeooo:rsid="00cf434c" officeooo:paragraph-rsid="00cf434c"/>
    </style:style>
    <style:style style:name="P357" style:family="paragraph" style:parent-style-name="Text_20_body">
      <style:paragraph-properties fo:text-align="justify" style:justify-single-word="false"/>
      <style:text-properties fo:language="ru" fo:country="RU" officeooo:paragraph-rsid="00d0e1ad"/>
    </style:style>
    <style:style style:name="P358" style:family="paragraph" style:parent-style-name="Text_20_body">
      <style:paragraph-properties fo:text-align="justify" style:justify-single-word="false"/>
      <style:text-properties fo:language="ru" fo:country="RU" officeooo:paragraph-rsid="00d2c268"/>
    </style:style>
    <style:style style:name="P359" style:family="paragraph" style:parent-style-name="Text_20_body">
      <style:paragraph-properties fo:text-align="justify" style:justify-single-word="false"/>
      <style:text-properties fo:language="ru" fo:country="RU" officeooo:paragraph-rsid="00d3f096"/>
    </style:style>
    <style:style style:name="P360" style:family="paragraph" style:parent-style-name="Text_20_body">
      <style:paragraph-properties fo:text-align="justify" style:justify-single-word="false"/>
      <style:text-properties fo:language="ru" fo:country="RU" officeooo:paragraph-rsid="00d3e2cb"/>
    </style:style>
    <style:style style:name="P361" style:family="paragraph" style:parent-style-name="Text_20_body">
      <style:paragraph-properties fo:text-align="justify" style:justify-single-word="false"/>
      <style:text-properties fo:language="ru" fo:country="RU" officeooo:paragraph-rsid="00d4e6e2"/>
    </style:style>
    <style:style style:name="P362" style:family="paragraph" style:parent-style-name="Text_20_body">
      <style:paragraph-properties fo:text-align="justify" style:justify-single-word="false"/>
      <style:text-properties fo:language="ru" fo:country="RU" officeooo:paragraph-rsid="00d5b7f7"/>
    </style:style>
    <style:style style:name="P363" style:family="paragraph" style:parent-style-name="Text_20_body">
      <style:paragraph-properties fo:text-align="justify" style:justify-single-word="false"/>
      <style:text-properties fo:language="ru" fo:country="RU" officeooo:paragraph-rsid="00d5de4b"/>
    </style:style>
    <style:style style:name="P364" style:family="paragraph" style:parent-style-name="Text_20_body">
      <style:paragraph-properties fo:text-align="justify" style:justify-single-word="false"/>
      <style:text-properties fo:language="ru" fo:country="RU" officeooo:paragraph-rsid="00d66c4c"/>
    </style:style>
    <style:style style:name="P365" style:family="paragraph" style:parent-style-name="Text_20_body">
      <style:paragraph-properties fo:text-align="justify" style:justify-single-word="false"/>
      <style:text-properties fo:language="ru" fo:country="RU" officeooo:paragraph-rsid="00d67e1b"/>
    </style:style>
    <style:style style:name="P366" style:family="paragraph" style:parent-style-name="Text_20_body">
      <style:paragraph-properties fo:text-align="justify" style:justify-single-word="false"/>
      <style:text-properties fo:language="ru" fo:country="RU" officeooo:paragraph-rsid="00d92365"/>
    </style:style>
    <style:style style:name="P367" style:family="paragraph" style:parent-style-name="Text_20_body">
      <style:paragraph-properties fo:text-align="justify" style:justify-single-word="false"/>
      <style:text-properties fo:language="ru" fo:country="RU" officeooo:paragraph-rsid="00dab151"/>
    </style:style>
    <style:style style:name="P368" style:family="paragraph" style:parent-style-name="Text_20_body">
      <style:paragraph-properties fo:text-align="justify" style:justify-single-word="false"/>
      <style:text-properties fo:language="ru" fo:country="RU" officeooo:paragraph-rsid="00dcffd1"/>
    </style:style>
    <style:style style:name="P369" style:family="paragraph" style:parent-style-name="Text_20_body">
      <style:paragraph-properties fo:text-align="justify" style:justify-single-word="false"/>
      <style:text-properties fo:language="ru" fo:country="RU" officeooo:paragraph-rsid="00dd0704"/>
    </style:style>
    <style:style style:name="P370" style:family="paragraph" style:parent-style-name="Text_20_body">
      <style:paragraph-properties fo:text-align="justify" style:justify-single-word="false"/>
      <style:text-properties fo:language="ru" fo:country="RU" officeooo:paragraph-rsid="00deb913"/>
    </style:style>
    <style:style style:name="P371" style:family="paragraph" style:parent-style-name="Text_20_body">
      <style:paragraph-properties fo:text-align="justify" style:justify-single-word="false"/>
      <style:text-properties fo:language="uk" fo:country="UA"/>
    </style:style>
    <style:style style:name="P372" style:family="paragraph" style:parent-style-name="Text_20_body">
      <style:paragraph-properties fo:text-align="justify" style:justify-single-word="false"/>
      <style:text-properties fo:language="ru" fo:country="RU" officeooo:paragraph-rsid="00df28e8"/>
    </style:style>
    <style:style style:name="P373" style:family="paragraph" style:parent-style-name="Text_20_body">
      <style:paragraph-properties fo:text-align="justify" style:justify-single-word="false"/>
      <style:text-properties officeooo:paragraph-rsid="00e1c528"/>
    </style:style>
    <style:style style:name="P374" style:family="paragraph" style:parent-style-name="Text_20_body">
      <style:paragraph-properties fo:text-align="justify" style:justify-single-word="false"/>
      <style:text-properties fo:language="ru" fo:country="RU" officeooo:paragraph-rsid="00dfe376"/>
    </style:style>
    <style:style style:name="P375" style:family="paragraph" style:parent-style-name="Text_20_body">
      <style:paragraph-properties fo:text-align="justify" style:justify-single-word="false">
        <style:tab-stops>
          <style:tab-stop style:position="4.1083in"/>
        </style:tab-stops>
      </style:paragraph-properties>
    </style:style>
    <style:style style:name="P376" style:family="paragraph" style:parent-style-name="Text_20_body">
      <style:paragraph-properties fo:text-align="justify" style:justify-single-word="false"/>
      <style:text-properties fo:language="ru" fo:country="RU" officeooo:rsid="00dfe376" officeooo:paragraph-rsid="00dfe376"/>
    </style:style>
    <style:style style:name="P377" style:family="paragraph" style:parent-style-name="Text_20_body">
      <style:paragraph-properties fo:text-align="justify" style:justify-single-word="false"/>
      <style:text-properties officeooo:paragraph-rsid="00e032c2"/>
    </style:style>
    <style:style style:name="P378" style:family="paragraph" style:parent-style-name="Text_20_body">
      <style:paragraph-properties fo:text-align="justify" style:justify-single-word="false"/>
      <style:text-properties officeooo:paragraph-rsid="00e2c59b"/>
    </style:style>
    <style:style style:name="P379" style:family="paragraph" style:parent-style-name="Text_20_body">
      <style:paragraph-properties fo:text-align="justify" style:justify-single-word="false"/>
      <style:text-properties fo:language="ru" fo:country="RU" officeooo:paragraph-rsid="00e42614"/>
    </style:style>
    <style:style style:name="P380" style:family="paragraph" style:parent-style-name="Text_20_body">
      <style:paragraph-properties fo:text-align="justify" style:justify-single-word="false"/>
      <style:text-properties fo:language="ru" fo:country="RU" officeooo:paragraph-rsid="00e6945b"/>
    </style:style>
    <style:style style:name="P381" style:family="paragraph" style:parent-style-name="Text_20_body">
      <style:paragraph-properties fo:text-align="justify" style:justify-single-word="false"/>
      <style:text-properties fo:language="ru" fo:country="RU" officeooo:paragraph-rsid="00e8e4e5"/>
    </style:style>
    <style:style style:name="P382"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83"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84"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85" style:family="paragraph" style:parent-style-name="Text_20_body">
      <style:paragraph-properties fo:text-align="justify" style:justify-single-word="false"/>
      <style:text-properties fo:language="ru" fo:country="RU" officeooo:rsid="00e8e4e5" officeooo:paragraph-rsid="00e8e4e5"/>
    </style:style>
    <style:style style:name="P386" style:family="paragraph" style:parent-style-name="Text_20_body">
      <style:paragraph-properties fo:text-align="justify" style:justify-single-word="false"/>
      <style:text-properties fo:language="ru" fo:country="RU" officeooo:rsid="00e9a721" officeooo:paragraph-rsid="00e9a721"/>
    </style:style>
    <style:style style:name="P387"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88"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89" style:family="paragraph" style:parent-style-name="Text_20_body">
      <style:paragraph-properties fo:text-align="justify" style:justify-single-word="false"/>
      <style:text-properties fo:language="ru" fo:country="RU" officeooo:rsid="00ecc719" officeooo:paragraph-rsid="00ecc719"/>
    </style:style>
    <style:style style:name="P390" style:family="paragraph" style:parent-style-name="Text_20_body">
      <style:paragraph-properties fo:text-align="justify" style:justify-single-word="false"/>
      <style:text-properties fo:language="ru" fo:country="RU" officeooo:rsid="00edd762" officeooo:paragraph-rsid="00edd762"/>
    </style:style>
    <style:style style:name="P391" style:family="paragraph" style:parent-style-name="Text_20_body">
      <style:paragraph-properties fo:text-align="justify" style:justify-single-word="false"/>
      <style:text-properties fo:language="ru" fo:country="RU" officeooo:rsid="00f7e6ff" officeooo:paragraph-rsid="00f7e6ff"/>
    </style:style>
    <style:style style:name="P392" style:family="paragraph" style:parent-style-name="Text_20_body">
      <style:paragraph-properties fo:text-align="justify" style:justify-single-word="false"/>
      <style:text-properties fo:language="ru" fo:country="RU" officeooo:rsid="00edd762" officeooo:paragraph-rsid="00f0898b"/>
    </style:style>
    <style:style style:name="P393" style:family="paragraph" style:parent-style-name="Text_20_body">
      <style:paragraph-properties fo:text-align="justify" style:justify-single-word="false"/>
      <style:text-properties fo:language="ru" fo:country="RU" officeooo:rsid="00eec376" officeooo:paragraph-rsid="00f4fb4d"/>
    </style:style>
    <style:style style:name="P394" style:family="paragraph" style:parent-style-name="Text_20_body">
      <style:paragraph-properties fo:text-align="justify" style:justify-single-word="false"/>
      <style:text-properties fo:language="ru" fo:country="RU" officeooo:rsid="00f0898b" officeooo:paragraph-rsid="00f0898b"/>
    </style:style>
    <style:style style:name="P395" style:family="paragraph" style:parent-style-name="Text_20_body">
      <style:paragraph-properties fo:text-align="justify" style:justify-single-word="false"/>
      <style:text-properties fo:language="ru" fo:country="RU" officeooo:rsid="00f0898b" officeooo:paragraph-rsid="00f82e8c"/>
    </style:style>
    <style:style style:name="P396" style:family="paragraph" style:parent-style-name="Text_20_body">
      <style:paragraph-properties fo:text-align="justify" style:justify-single-word="false"/>
      <style:text-properties fo:language="ru" fo:country="RU" officeooo:rsid="00f12515" officeooo:paragraph-rsid="00f12515"/>
    </style:style>
    <style:style style:name="P397" style:family="paragraph" style:parent-style-name="Text_20_body">
      <style:paragraph-properties fo:text-align="justify" style:justify-single-word="false"/>
      <style:text-properties fo:language="ru" fo:country="RU" officeooo:rsid="00f33f88" officeooo:paragraph-rsid="00f33f88"/>
    </style:style>
    <style:style style:name="P398" style:family="paragraph" style:parent-style-name="Text_20_body">
      <style:paragraph-properties fo:text-align="justify" style:justify-single-word="false"/>
      <style:text-properties fo:language="ru" fo:country="RU" officeooo:rsid="00f4fb4d" officeooo:paragraph-rsid="00f4fb4d"/>
    </style:style>
    <style:style style:name="P399" style:family="paragraph" style:parent-style-name="Text_20_body">
      <style:paragraph-properties fo:text-align="justify" style:justify-single-word="false"/>
      <style:text-properties fo:language="ru" fo:country="RU" officeooo:rsid="00f5062f" officeooo:paragraph-rsid="00f5062f"/>
    </style:style>
    <style:style style:name="P400" style:family="paragraph" style:parent-style-name="Text_20_body">
      <style:paragraph-properties fo:text-align="justify" style:justify-single-word="false"/>
      <style:text-properties fo:language="ru" fo:country="RU" officeooo:rsid="00fa90f5" officeooo:paragraph-rsid="00fa90f5"/>
    </style:style>
    <style:style style:name="P401" style:family="paragraph" style:parent-style-name="Text_20_body">
      <style:paragraph-properties fo:text-align="justify" style:justify-single-word="false"/>
      <style:text-properties fo:language="ru" fo:country="RU" officeooo:rsid="00fbc5f1" officeooo:paragraph-rsid="00fbc5f1"/>
    </style:style>
    <style:style style:name="P402" style:family="paragraph" style:parent-style-name="Text_20_body">
      <style:paragraph-properties fo:text-align="justify" style:justify-single-word="false"/>
      <style:text-properties fo:language="ru" fo:country="RU" officeooo:rsid="00fc8b22" officeooo:paragraph-rsid="00fc8b22"/>
    </style:style>
    <style:style style:name="P403" style:family="paragraph" style:parent-style-name="Text_20_body">
      <style:paragraph-properties fo:text-align="justify" style:justify-single-word="false"/>
      <style:text-properties fo:language="ru" fo:country="RU" officeooo:rsid="010142e3" officeooo:paragraph-rsid="010142e3"/>
    </style:style>
    <style:style style:name="P404" style:family="paragraph" style:parent-style-name="Text_20_body">
      <style:paragraph-properties fo:text-align="justify" style:justify-single-word="false"/>
      <style:text-properties fo:language="ru" fo:country="RU" officeooo:rsid="0101af7b" officeooo:paragraph-rsid="0101af7b"/>
    </style:style>
    <style:style style:name="P405" style:family="paragraph" style:parent-style-name="Text_20_body">
      <style:paragraph-properties fo:text-align="justify" style:justify-single-word="false"/>
      <style:text-properties fo:language="ru" fo:country="RU" officeooo:rsid="0101af7b" officeooo:paragraph-rsid="01053f6d"/>
    </style:style>
    <style:style style:name="P406" style:family="paragraph" style:parent-style-name="Text_20_body">
      <style:paragraph-properties fo:text-align="justify" style:justify-single-word="false"/>
      <style:text-properties fo:language="ru" fo:country="RU" officeooo:rsid="01037842" officeooo:paragraph-rsid="0106c4e9"/>
    </style:style>
    <style:style style:name="P407" style:family="paragraph" style:parent-style-name="Text_20_body">
      <style:paragraph-properties fo:text-align="justify" style:justify-single-word="false"/>
      <style:text-properties fo:language="ru" fo:country="RU" officeooo:rsid="01037842" officeooo:paragraph-rsid="0108ae8b"/>
    </style:style>
    <style:style style:name="P408" style:family="paragraph" style:parent-style-name="Text_20_body">
      <style:paragraph-properties fo:text-align="justify" style:justify-single-word="false"/>
      <style:text-properties fo:language="ru" fo:country="RU" officeooo:rsid="0108ae8b" officeooo:paragraph-rsid="0108ae8b"/>
    </style:style>
    <style:style style:name="P409" style:family="paragraph" style:parent-style-name="Text_20_body">
      <style:paragraph-properties fo:text-align="justify" style:justify-single-word="false"/>
      <style:text-properties fo:language="ru" fo:country="RU" officeooo:rsid="010a7c81" officeooo:paragraph-rsid="010a7c81"/>
    </style:style>
    <style:style style:name="P410" style:family="paragraph" style:parent-style-name="Text_20_body">
      <style:paragraph-properties fo:text-align="justify" style:justify-single-word="false"/>
      <style:text-properties fo:language="ru" fo:country="RU" officeooo:paragraph-rsid="010a7c81"/>
    </style:style>
    <style:style style:name="P411" style:family="paragraph" style:parent-style-name="Text_20_body">
      <style:paragraph-properties fo:text-align="justify" style:justify-single-word="false"/>
      <style:text-properties fo:language="ru" fo:country="RU" officeooo:paragraph-rsid="010b2c97"/>
    </style:style>
    <style:style style:name="P412" style:family="paragraph" style:parent-style-name="Text_20_body">
      <style:paragraph-properties fo:text-align="justify" style:justify-single-word="false"/>
      <style:text-properties fo:language="ru" fo:country="RU" officeooo:rsid="010b2c97" officeooo:paragraph-rsid="010b2c97"/>
    </style:style>
    <style:style style:name="P413" style:family="paragraph" style:parent-style-name="Text_20_body">
      <style:paragraph-properties fo:text-align="center" style:justify-single-word="false"/>
      <style:text-properties fo:language="ru" fo:country="RU" fo:background-color="#ffff00"/>
    </style:style>
    <style:style style:name="P414" style:family="paragraph" style:parent-style-name="Text_20_body">
      <style:text-properties fo:font-style="italic" style:font-style-asian="italic" style:font-style-complex="italic"/>
    </style:style>
    <style:style style:name="P415" style:family="paragraph" style:parent-style-name="Text_20_body">
      <style:text-properties fo:language="ru" fo:country="RU" fo:background-color="#ffff00"/>
    </style:style>
    <style:style style:name="P416" style:family="paragraph" style:parent-style-name="Text_20_body">
      <style:paragraph-properties fo:text-align="justify" style:justify-single-word="false"/>
      <style:text-properties fo:language="ru" fo:country="RU" officeooo:paragraph-rsid="0112548e"/>
    </style:style>
    <style:style style:name="P417" style:family="paragraph" style:parent-style-name="Text_20_body">
      <style:text-properties fo:language="ru" fo:country="RU" officeooo:paragraph-rsid="0112548e"/>
    </style:style>
    <style:style style:name="P418" style:family="paragraph" style:parent-style-name="Text_20_body">
      <style:paragraph-properties fo:text-align="justify" style:justify-single-word="false"/>
      <style:text-properties fo:language="ru" fo:country="RU" officeooo:paragraph-rsid="01137adc"/>
    </style:style>
    <style:style style:name="P419" style:family="paragraph" style:parent-style-name="Text_20_body">
      <style:paragraph-properties fo:text-align="justify" style:justify-single-word="false" fo:text-indent="0.1965in" style:auto-text-indent="false"/>
      <style:text-properties fo:language="ru" fo:country="RU" fo:background-color="#ffff00"/>
    </style:style>
    <style:style style:name="P420"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421" style:family="paragraph" style:parent-style-name="Text_20_body">
      <style:paragraph-properties fo:text-align="justify" style:justify-single-word="false"/>
      <style:text-properties fo:color="#c9211e" loext:opacity="100%" fo:language="ru" fo:country="RU"/>
    </style:style>
    <style:style style:name="P42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423" style:family="paragraph" style:parent-style-name="Text_20_body">
      <style:paragraph-properties fo:text-align="justify" style:justify-single-word="false"/>
      <style:text-properties fo:background-color="#ffff00"/>
    </style:style>
    <style:style style:name="P424" style:family="paragraph" style:parent-style-name="Text_20_body">
      <style:paragraph-properties fo:text-align="justify" style:justify-single-word="false"/>
      <style:text-properties fo:color="#0000ff" loext:opacity="100%"/>
    </style:style>
    <style:style style:name="P425" style:family="paragraph" style:parent-style-name="Heading_20_1">
      <style:paragraph-properties fo:text-align="justify" style:justify-single-word="false"/>
    </style:style>
    <style:style style:name="P426" style:family="paragraph" style:parent-style-name="Standard">
      <style:paragraph-properties fo:text-align="justify" style:justify-single-word="false"/>
    </style:style>
    <style:style style:name="P427" style:family="paragraph" style:parent-style-name="Standard">
      <style:paragraph-properties fo:text-align="justify" style:justify-single-word="false"/>
      <style:text-properties officeooo:rsid="0015f766" officeooo:paragraph-rsid="0015f766"/>
    </style:style>
    <style:style style:name="P428" style:family="paragraph" style:parent-style-name="Standard">
      <style:paragraph-properties fo:text-align="justify" style:justify-single-word="false"/>
      <style:text-properties fo:language="en" fo:country="US" officeooo:rsid="02902bd3" officeooo:paragraph-rsid="02902bd3"/>
    </style:style>
    <style:style style:name="P429" style:family="paragraph" style:parent-style-name="Standard">
      <style:paragraph-properties fo:text-align="justify" style:justify-single-word="false"/>
      <style:text-properties officeooo:paragraph-rsid="02d2a205"/>
    </style:style>
    <style:style style:name="T1" style:family="text">
      <style:text-properties fo:language="en" fo:country="US"/>
    </style:style>
    <style:style style:name="T2" style:family="text">
      <style:text-properties officeooo:rsid="011687d9"/>
    </style:style>
    <style:style style:name="T3" style:family="text">
      <style:text-properties fo:language="ru" fo:country="RU"/>
    </style:style>
    <style:style style:name="T4" style:family="text">
      <style:text-properties fo:language="ru" fo:country="RU" fo:font-style="italic" style:font-style-asian="italic" style:font-style-complex="italic"/>
    </style:style>
    <style:style style:name="T5" style:family="text">
      <style:text-properties officeooo:rsid="011865e9"/>
    </style:style>
    <style:style style:name="T6" style:family="text">
      <style:text-properties fo:language="en" fo:country="US" officeooo:rsid="0118b90d"/>
    </style:style>
    <style:style style:name="T7" style:family="text">
      <style:text-properties officeooo:rsid="0118b90d"/>
    </style:style>
    <style:style style:name="T8" style:family="text">
      <style:text-properties officeooo:rsid="016ad2e9"/>
    </style:style>
    <style:style style:name="T9" style:family="text">
      <style:text-properties officeooo:rsid="011a7811"/>
    </style:style>
    <style:style style:name="T10" style:family="text">
      <style:text-properties fo:language="ru" fo:country="RU" fo:font-style="italic" officeooo:rsid="016ad2e9" style:font-style-asian="italic" style:font-style-complex="italic"/>
    </style:style>
    <style:style style:name="T11" style:family="text">
      <style:text-properties fo:language="ru" fo:country="RU" fo:font-style="italic" officeooo:rsid="011a7811" style:font-style-asian="italic" style:font-style-complex="italic"/>
    </style:style>
    <style:style style:name="T12" style:family="text">
      <style:text-properties fo:font-style="italic" style:font-style-asian="italic" style:font-style-complex="italic"/>
    </style:style>
    <style:style style:name="T13" style:family="text">
      <style:text-properties fo:language="ru" fo:country="RU" fo:font-style="italic" officeooo:rsid="011c07c9" style:font-style-asian="italic" style:font-style-complex="italic"/>
    </style:style>
    <style:style style:name="T14" style:family="text">
      <style:text-properties fo:language="uk" fo:country="UA" fo:font-style="italic" style:font-style-asian="italic" style:font-style-complex="italic"/>
    </style:style>
    <style:style style:name="T15" style:family="text">
      <style:text-properties officeooo:rsid="011c07c9"/>
    </style:style>
    <style:style style:name="T16" style:family="text">
      <style:text-properties officeooo:rsid="016b77cc"/>
    </style:style>
    <style:style style:name="T17" style:family="text">
      <style:text-properties officeooo:rsid="011ca864"/>
    </style:style>
    <style:style style:name="T18" style:family="text">
      <style:text-properties officeooo:rsid="011e8b7f"/>
    </style:style>
    <style:style style:name="T19" style:family="text">
      <style:text-properties officeooo:rsid="00e42614"/>
    </style:style>
    <style:style style:name="T20" style:family="text">
      <style:text-properties fo:language="uk" fo:country="UA"/>
    </style:style>
    <style:style style:name="T21" style:family="text">
      <style:text-properties fo:language="ru" fo:country="RU" officeooo:rsid="011e8b7f"/>
    </style:style>
    <style:style style:name="T22" style:family="text">
      <style:text-properties fo:language="uk" fo:country="UA" officeooo:rsid="011e8b7f"/>
    </style:style>
    <style:style style:name="T23" style:family="text">
      <style:text-properties officeooo:rsid="011fca38"/>
    </style:style>
    <style:style style:name="T24" style:family="text">
      <style:text-properties fo:language="ru" fo:country="RU" officeooo:rsid="011fca38"/>
    </style:style>
    <style:style style:name="T25" style:family="text">
      <style:text-properties fo:language="ru" fo:country="RU" officeooo:rsid="011ffdd5"/>
    </style:style>
    <style:style style:name="T26" style:family="text">
      <style:text-properties fo:language="ru" fo:country="RU" fo:background-color="#ffffff" loext:char-shading-value="0"/>
    </style:style>
    <style:style style:name="T27" style:family="text">
      <style:text-properties officeooo:rsid="012117db"/>
    </style:style>
    <style:style style:name="T28" style:family="text">
      <style:text-properties officeooo:rsid="0130ab20"/>
    </style:style>
    <style:style style:name="T29" style:family="text">
      <style:text-properties officeooo:rsid="012199c0"/>
    </style:style>
    <style:style style:name="T30" style:family="text">
      <style:text-properties officeooo:rsid="0121dfcd"/>
    </style:style>
    <style:style style:name="T31" style:family="text">
      <style:text-properties fo:language="ru" fo:country="RU" officeooo:rsid="0121dfcd"/>
    </style:style>
    <style:style style:name="T32" style:family="text">
      <style:text-properties fo:language="ru" fo:country="RU" officeooo:rsid="0048f92e"/>
    </style:style>
    <style:style style:name="T33" style:family="text">
      <style:text-properties fo:language="ru" fo:country="RU" officeooo:rsid="013ac21f"/>
    </style:style>
    <style:style style:name="T34" style:family="text">
      <style:text-properties officeooo:rsid="012390e8"/>
    </style:style>
    <style:style style:name="T35" style:family="text">
      <style:text-properties fo:language="ru" fo:country="RU" officeooo:rsid="012390e8"/>
    </style:style>
    <style:style style:name="T36" style:family="text">
      <style:text-properties fo:language="uk" fo:country="UA" officeooo:rsid="012390e8"/>
    </style:style>
    <style:style style:name="T37" style:family="text">
      <style:text-properties fo:language="en" fo:country="US" officeooo:rsid="012390e8"/>
    </style:style>
    <style:style style:name="T38" style:family="text">
      <style:text-properties fo:language="ru" fo:country="RU" officeooo:rsid="0048453c"/>
    </style:style>
    <style:style style:name="T39" style:family="text">
      <style:text-properties fo:language="en" fo:country="US" officeooo:rsid="0048453c"/>
    </style:style>
    <style:style style:name="T40" style:family="text">
      <style:text-properties officeooo:rsid="0123f0ca"/>
    </style:style>
    <style:style style:name="T41" style:family="text">
      <style:text-properties officeooo:rsid="0125e8b5"/>
    </style:style>
    <style:style style:name="T42" style:family="text">
      <style:text-properties fo:language="ru" fo:country="RU" fo:font-style="italic" fo:font-weight="bold" style:font-style-asian="italic" style:font-weight-asian="bold" style:font-style-complex="italic" style:font-weight-complex="bold"/>
    </style:style>
    <style:style style:name="T43" style:family="text">
      <style:text-properties officeooo:rsid="01275060"/>
    </style:style>
    <style:style style:name="T44" style:family="text">
      <style:text-properties officeooo:rsid="01284bf3"/>
    </style:style>
    <style:style style:name="T45" style:family="text">
      <style:text-properties officeooo:rsid="013ea3b9"/>
    </style:style>
    <style:style style:name="T46" style:family="text">
      <style:text-properties officeooo:rsid="01293ac6"/>
    </style:style>
    <style:style style:name="T47" style:family="text">
      <style:text-properties officeooo:rsid="012ad6ce"/>
    </style:style>
    <style:style style:name="T48" style:family="text">
      <style:text-properties officeooo:rsid="012b8266"/>
    </style:style>
    <style:style style:name="T49" style:family="text">
      <style:text-properties officeooo:rsid="00e54b69"/>
    </style:style>
    <style:style style:name="T50" style:family="text">
      <style:text-properties fo:language="en" fo:country="US" officeooo:rsid="012f7eab"/>
    </style:style>
    <style:style style:name="T51" style:family="text">
      <style:text-properties officeooo:rsid="012f7eab"/>
    </style:style>
    <style:style style:name="T52" style:family="text">
      <style:text-properties officeooo:rsid="01358f9a"/>
    </style:style>
    <style:style style:name="T53" style:family="text">
      <style:text-properties fo:language="ru" fo:country="RU" officeooo:rsid="01358f9a"/>
    </style:style>
    <style:style style:name="T54" style:family="text">
      <style:text-properties fo:language="ru" fo:country="RU" officeooo:rsid="01375ae7"/>
    </style:style>
    <style:style style:name="T55" style:family="text">
      <style:text-properties officeooo:rsid="0137763b"/>
    </style:style>
    <style:style style:name="T56" style:family="text">
      <style:text-properties officeooo:rsid="013a2fc4"/>
    </style:style>
    <style:style style:name="T57" style:family="text">
      <style:text-properties officeooo:rsid="013ac21f"/>
    </style:style>
    <style:style style:name="T58" style:family="text">
      <style:text-properties officeooo:rsid="013c7221"/>
    </style:style>
    <style:style style:name="T59" style:family="text">
      <style:text-properties officeooo:rsid="013cb4a5"/>
    </style:style>
    <style:style style:name="T60" style:family="text">
      <style:text-properties fo:language="ru" fo:country="RU" officeooo:rsid="013d46cf"/>
    </style:style>
    <style:style style:name="T61" style:family="text">
      <style:text-properties fo:language="ru" fo:country="RU" fo:font-style="italic" fo:background-color="#ffffff" loext:char-shading-value="0" style:font-style-asian="italic" style:font-style-complex="italic"/>
    </style:style>
    <style:style style:name="T62" style:family="text">
      <style:text-properties fo:language="ru" fo:country="RU" fo:font-style="italic" officeooo:rsid="013ea3b9" style:font-style-asian="italic" style:font-style-complex="italic"/>
    </style:style>
    <style:style style:name="T63" style:family="text">
      <style:text-properties officeooo:rsid="013ee979"/>
    </style:style>
    <style:style style:name="T64" style:family="text">
      <style:text-properties officeooo:rsid="013f8d6e"/>
    </style:style>
    <style:style style:name="T65" style:family="text">
      <style:text-properties officeooo:rsid="013fa266"/>
    </style:style>
    <style:style style:name="T66" style:family="text">
      <style:text-properties fo:language="en" fo:country="US" officeooo:rsid="013fa266"/>
    </style:style>
    <style:style style:name="T67" style:family="text">
      <style:text-properties officeooo:rsid="014263d4"/>
    </style:style>
    <style:style style:name="T68" style:family="text">
      <style:text-properties officeooo:rsid="014674be"/>
    </style:style>
    <style:style style:name="T69" style:family="text">
      <style:text-properties officeooo:rsid="01433e7a"/>
    </style:style>
    <style:style style:name="T70" style:family="text">
      <style:text-properties officeooo:rsid="01447f41"/>
    </style:style>
    <style:style style:name="T71" style:family="text">
      <style:text-properties officeooo:rsid="01457772"/>
    </style:style>
    <style:style style:name="T72" style:family="text">
      <style:text-properties officeooo:rsid="0145a802"/>
    </style:style>
    <style:style style:name="T73" style:family="text">
      <style:text-properties officeooo:rsid="0145ae70"/>
    </style:style>
    <style:style style:name="T74" style:family="text">
      <style:text-properties officeooo:rsid="01465c08"/>
    </style:style>
    <style:style style:name="T75" style:family="text">
      <style:text-properties officeooo:rsid="00106065"/>
    </style:style>
    <style:style style:name="T76" style:family="text">
      <style:text-properties fo:language="ru" fo:country="RU" officeooo:rsid="014674be"/>
    </style:style>
    <style:style style:name="T77" style:family="text">
      <style:text-properties fo:language="ru" fo:country="RU" officeooo:rsid="00106065"/>
    </style:style>
    <style:style style:name="T78" style:family="text">
      <style:text-properties fo:language="ru" fo:country="RU" officeooo:rsid="00128647" fo:background-color="transparent" loext:char-shading-value="0"/>
    </style:style>
    <style:style style:name="T79" style:family="text">
      <style:text-properties fo:language="ru" fo:country="RU" officeooo:rsid="014674be" fo:background-color="transparent" loext:char-shading-value="0"/>
    </style:style>
    <style:style style:name="T80" style:family="text">
      <style:text-properties officeooo:rsid="00128647"/>
    </style:style>
    <style:style style:name="T81" style:family="text">
      <style:text-properties officeooo:rsid="00142792"/>
    </style:style>
    <style:style style:name="T82" style:family="text">
      <style:text-properties officeooo:rsid="001d3aa6"/>
    </style:style>
    <style:style style:name="T83" style:family="text">
      <style:text-properties fo:language="ru" fo:country="RU" officeooo:rsid="00175913"/>
    </style:style>
    <style:style style:name="T84" style:family="text">
      <style:text-properties fo:language="ru" fo:country="RU" officeooo:rsid="01485a13"/>
    </style:style>
    <style:style style:name="T85" style:family="text">
      <style:text-properties fo:language="ru" fo:country="RU" officeooo:rsid="00189af1"/>
    </style:style>
    <style:style style:name="T86" style:family="text">
      <style:text-properties officeooo:rsid="00189af1"/>
    </style:style>
    <style:style style:name="T87" style:family="text">
      <style:text-properties officeooo:rsid="01497b7f"/>
    </style:style>
    <style:style style:name="T88" style:family="text">
      <style:text-properties officeooo:rsid="014db8a3"/>
    </style:style>
    <style:style style:name="T89" style:family="text">
      <style:text-properties officeooo:rsid="0019451a"/>
    </style:style>
    <style:style style:name="T90" style:family="text">
      <style:text-properties officeooo:rsid="014f426b"/>
    </style:style>
    <style:style style:name="T91" style:family="text">
      <style:text-properties officeooo:rsid="001a56c3"/>
    </style:style>
    <style:style style:name="T92" style:family="text">
      <style:text-properties officeooo:rsid="014c0632"/>
    </style:style>
    <style:style style:name="T93" style:family="text">
      <style:text-properties officeooo:rsid="014a09b6"/>
    </style:style>
    <style:style style:name="T94" style:family="text">
      <style:text-properties officeooo:rsid="0019ec28"/>
    </style:style>
    <style:style style:name="T95" style:family="text">
      <style:text-properties officeooo:rsid="001bd968"/>
    </style:style>
    <style:style style:name="T96" style:family="text">
      <style:text-properties fo:language="ru" fo:country="RU" fo:font-style="italic" officeooo:rsid="001d3aa6" style:font-style-asian="italic" style:font-style-complex="italic"/>
    </style:style>
    <style:style style:name="T97" style:family="text">
      <style:text-properties fo:language="ru" fo:country="RU" fo:font-style="italic" officeooo:rsid="014db8a3" style:font-style-asian="italic" style:font-style-complex="italic"/>
    </style:style>
    <style:style style:name="T98" style:family="text">
      <style:text-properties officeooo:rsid="001efcaf"/>
    </style:style>
    <style:style style:name="T99" style:family="text">
      <style:text-properties fo:language="ru" fo:country="RU" fo:font-weight="bold" style:font-weight-asian="bold" style:font-weight-complex="bold"/>
    </style:style>
    <style:style style:name="T100" style:family="text">
      <style:text-properties fo:language="ru" fo:country="RU" officeooo:rsid="001efcaf"/>
    </style:style>
    <style:style style:name="T101" style:family="text">
      <style:text-properties fo:language="ru" fo:country="RU" officeooo:rsid="014db8a3"/>
    </style:style>
    <style:style style:name="T102" style:family="text">
      <style:text-properties fo:background-color="#ffff00" loext:char-shading-value="0"/>
    </style:style>
    <style:style style:name="T103" style:family="text">
      <style:text-properties officeooo:rsid="0023abc8"/>
    </style:style>
    <style:style style:name="T104" style:family="text">
      <style:text-properties officeooo:rsid="014fe71d"/>
    </style:style>
    <style:style style:name="T105" style:family="text">
      <style:text-properties officeooo:rsid="00245709"/>
    </style:style>
    <style:style style:name="T106" style:family="text">
      <style:text-properties officeooo:rsid="01512429"/>
    </style:style>
    <style:style style:name="T107" style:family="text">
      <style:text-properties fo:language="ru" fo:country="RU" fo:font-style="italic" officeooo:rsid="00245709" style:font-style-asian="italic" style:font-style-complex="italic"/>
    </style:style>
    <style:style style:name="T108" style:family="text">
      <style:text-properties fo:language="ru" fo:country="RU" fo:font-style="italic" officeooo:rsid="01512429" style:font-style-asian="italic" style:font-style-complex="italic"/>
    </style:style>
    <style:style style:name="T109" style:family="text">
      <style:text-properties officeooo:rsid="00257d51"/>
    </style:style>
    <style:style style:name="T110" style:family="text">
      <style:text-properties fo:language="ru" fo:country="RU" fo:font-style="italic" officeooo:rsid="00257d51" style:font-style-asian="italic" style:font-style-complex="italic"/>
    </style:style>
    <style:style style:name="T111" style:family="text">
      <style:text-properties officeooo:rsid="002771ba"/>
    </style:style>
    <style:style style:name="T112" style:family="text">
      <style:text-properties fo:language="en" fo:country="US" officeooo:rsid="01523e4b"/>
    </style:style>
    <style:style style:name="T113" style:family="text">
      <style:text-properties officeooo:rsid="01523e4b"/>
    </style:style>
    <style:style style:name="T114" style:family="text">
      <style:text-properties fo:language="ru" fo:country="RU" fo:font-style="italic" officeooo:rsid="002771ba" style:font-style-asian="italic" style:font-style-complex="italic"/>
    </style:style>
    <style:style style:name="T115" style:family="text">
      <style:text-properties fo:language="uk" fo:country="UA" officeooo:rsid="002771ba"/>
    </style:style>
    <style:style style:name="T116" style:family="text">
      <style:text-properties fo:language="en" fo:country="US" officeooo:rsid="002771ba"/>
    </style:style>
    <style:style style:name="T117" style:family="text">
      <style:text-properties officeooo:rsid="01535d7d"/>
    </style:style>
    <style:style style:name="T118" style:family="text">
      <style:text-properties fo:language="ru" fo:country="RU" fo:font-style="italic" officeooo:rsid="01535d7d" style:font-style-asian="italic" style:font-style-complex="italic"/>
    </style:style>
    <style:style style:name="T119" style:family="text">
      <style:text-properties fo:language="ru" fo:country="RU" fo:font-style="italic" officeooo:rsid="00293b82" style:font-style-asian="italic" style:font-style-complex="italic"/>
    </style:style>
    <style:style style:name="T120" style:family="text">
      <style:text-properties officeooo:rsid="00293b82"/>
    </style:style>
    <style:style style:name="T121" style:family="text">
      <style:text-properties fo:language="en" fo:country="US" officeooo:rsid="00293b82"/>
    </style:style>
    <style:style style:name="T122" style:family="text">
      <style:text-properties officeooo:rsid="00294ac5"/>
    </style:style>
    <style:style style:name="T123" style:family="text">
      <style:text-properties officeooo:rsid="01551c7f"/>
    </style:style>
    <style:style style:name="T124" style:family="text">
      <style:text-properties officeooo:rsid="0029eef5"/>
    </style:style>
    <style:style style:name="T125" style:family="text">
      <style:text-properties officeooo:rsid="0156f9e1"/>
    </style:style>
    <style:style style:name="T126" style:family="text">
      <style:text-properties officeooo:rsid="01587ac8"/>
    </style:style>
    <style:style style:name="T127" style:family="text">
      <style:text-properties officeooo:rsid="002d1645"/>
    </style:style>
    <style:style style:name="T128" style:family="text">
      <style:text-properties officeooo:rsid="0159177f"/>
    </style:style>
    <style:style style:name="T129" style:family="text">
      <style:text-properties officeooo:rsid="01599755"/>
    </style:style>
    <style:style style:name="T130" style:family="text">
      <style:text-properties officeooo:rsid="015af736"/>
    </style:style>
    <style:style style:name="T131" style:family="text">
      <style:text-properties officeooo:rsid="0031bda6"/>
    </style:style>
    <style:style style:name="T132" style:family="text">
      <style:text-properties officeooo:rsid="015bdf05"/>
    </style:style>
    <style:style style:name="T133" style:family="text">
      <style:text-properties officeooo:rsid="002daf1c"/>
    </style:style>
    <style:style style:name="T134" style:family="text">
      <style:text-properties officeooo:rsid="015d323f"/>
    </style:style>
    <style:style style:name="T135" style:family="text">
      <style:text-properties officeooo:rsid="015ebb48"/>
    </style:style>
    <style:style style:name="T136" style:family="text">
      <style:text-properties officeooo:rsid="002de7fd"/>
    </style:style>
    <style:style style:name="T137" style:family="text">
      <style:text-properties officeooo:rsid="002fc175"/>
    </style:style>
    <style:style style:name="T138" style:family="text">
      <style:text-properties officeooo:rsid="015f21ca"/>
    </style:style>
    <style:style style:name="T139" style:family="text">
      <style:text-properties officeooo:rsid="0032d050"/>
    </style:style>
    <style:style style:name="T140" style:family="text">
      <style:text-properties officeooo:rsid="003497b2"/>
    </style:style>
    <style:style style:name="T141" style:family="text">
      <style:text-properties officeooo:rsid="016170ec"/>
    </style:style>
    <style:style style:name="T142" style:family="text">
      <style:text-properties fo:language="ru" fo:country="RU" fo:background-color="#ffff00" loext:char-shading-value="0"/>
    </style:style>
    <style:style style:name="T143" style:family="text">
      <style:text-properties officeooo:rsid="0161e639"/>
    </style:style>
    <style:style style:name="T144" style:family="text">
      <style:text-properties officeooo:rsid="00368471"/>
    </style:style>
    <style:style style:name="T145" style:family="text">
      <style:text-properties officeooo:rsid="00371139"/>
    </style:style>
    <style:style style:name="T146" style:family="text">
      <style:text-properties officeooo:rsid="01632cd9"/>
    </style:style>
    <style:style style:name="T147" style:family="text">
      <style:text-properties officeooo:rsid="00388643"/>
    </style:style>
    <style:style style:name="T148" style:family="text">
      <style:text-properties officeooo:rsid="016332f3"/>
    </style:style>
    <style:style style:name="T149" style:family="text">
      <style:text-properties fo:language="en" fo:country="US" officeooo:rsid="00388643"/>
    </style:style>
    <style:style style:name="T150" style:family="text">
      <style:text-properties officeooo:rsid="0038ff35"/>
    </style:style>
    <style:style style:name="T151" style:family="text">
      <style:text-properties officeooo:rsid="0164510f"/>
    </style:style>
    <style:style style:name="T152" style:family="text">
      <style:text-properties fo:language="en" fo:country="US" officeooo:rsid="02d2bd55"/>
    </style:style>
    <style:style style:name="T153" style:family="text">
      <style:text-properties officeooo:rsid="00e85a2a"/>
    </style:style>
    <style:style style:name="T154" style:family="text">
      <style:text-properties officeooo:rsid="0020d2cb"/>
    </style:style>
    <style:style style:name="T155" style:family="text">
      <style:text-properties fo:language="ru" fo:country="RU" fo:font-style="italic" officeooo:rsid="016487c0" style:font-style-asian="italic" style:font-style-complex="italic"/>
    </style:style>
    <style:style style:name="T156" style:family="text">
      <style:text-properties officeooo:rsid="016487c0"/>
    </style:style>
    <style:style style:name="T157" style:family="text">
      <style:text-properties officeooo:rsid="016590f6"/>
    </style:style>
    <style:style style:name="T158" style:family="text">
      <style:text-properties officeooo:rsid="0039c9a7"/>
    </style:style>
    <style:style style:name="T159" style:family="text">
      <style:text-properties officeooo:rsid="01665d6e"/>
    </style:style>
    <style:style style:name="T160" style:family="text">
      <style:text-properties officeooo:rsid="003ad058"/>
    </style:style>
    <style:style style:name="T161" style:family="text">
      <style:text-properties fo:language="ru" fo:country="RU" officeooo:rsid="003ad058"/>
    </style:style>
    <style:style style:name="T162" style:family="text">
      <style:text-properties fo:language="ru" fo:country="RU" fo:background-color="transparent" loext:char-shading-value="0"/>
    </style:style>
    <style:style style:name="T163" style:family="text">
      <style:text-properties officeooo:rsid="0166f18e"/>
    </style:style>
    <style:style style:name="T164" style:family="text">
      <style:text-properties fo:language="ru" fo:country="RU" officeooo:rsid="016b77cc"/>
    </style:style>
    <style:style style:name="T165" style:family="text">
      <style:text-properties fo:language="ru" fo:country="RU" officeooo:rsid="0166f18e"/>
    </style:style>
    <style:style style:name="T166" style:family="text">
      <style:text-properties officeooo:rsid="003b2e0b"/>
    </style:style>
    <style:style style:name="T167" style:family="text">
      <style:text-properties officeooo:rsid="01686b23"/>
    </style:style>
    <style:style style:name="T168" style:family="text">
      <style:text-properties officeooo:rsid="003d3fd1"/>
    </style:style>
    <style:style style:name="T169" style:family="text">
      <style:text-properties officeooo:rsid="003d44f6"/>
    </style:style>
    <style:style style:name="T170" style:family="text">
      <style:text-properties officeooo:rsid="0169f80c"/>
    </style:style>
    <style:style style:name="T171" style:family="text">
      <style:text-properties officeooo:rsid="0023f496"/>
    </style:style>
    <style:style style:name="T172" style:family="text">
      <style:text-properties officeooo:rsid="003e4773"/>
    </style:style>
    <style:style style:name="T173" style:family="text">
      <style:text-properties officeooo:rsid="00435abf"/>
    </style:style>
    <style:style style:name="T174" style:family="text">
      <style:text-properties officeooo:rsid="0043bd67"/>
    </style:style>
    <style:style style:name="T175" style:family="text">
      <style:text-properties officeooo:rsid="0043f448"/>
    </style:style>
    <style:style style:name="T176" style:family="text">
      <style:text-properties officeooo:rsid="016b9116"/>
    </style:style>
    <style:style style:name="T177" style:family="text">
      <style:text-properties officeooo:rsid="003fa225"/>
    </style:style>
    <style:style style:name="T178" style:family="text">
      <style:text-properties officeooo:rsid="0045d357"/>
    </style:style>
    <style:style style:name="T179" style:family="text">
      <style:text-properties officeooo:rsid="016c17f1"/>
    </style:style>
    <style:style style:name="T180" style:family="text">
      <style:text-properties officeooo:rsid="016c4889"/>
    </style:style>
    <style:style style:name="T181" style:family="text">
      <style:text-properties officeooo:rsid="00417b5e"/>
    </style:style>
    <style:style style:name="T182" style:family="text">
      <style:text-properties officeooo:rsid="0266b727"/>
    </style:style>
    <style:style style:name="T183" style:family="text">
      <style:text-properties officeooo:rsid="00464ac8"/>
    </style:style>
    <style:style style:name="T184" style:family="text">
      <style:text-properties officeooo:rsid="0219f04c"/>
    </style:style>
    <style:style style:name="T185" style:family="text">
      <style:text-properties fo:language="ru" fo:country="RU" fo:font-style="italic" officeooo:rsid="016cb477" style:font-style-asian="italic" style:font-style-complex="italic"/>
    </style:style>
    <style:style style:name="T186" style:family="text">
      <style:text-properties officeooo:rsid="016cb477"/>
    </style:style>
    <style:style style:name="T187" style:family="text">
      <style:text-properties officeooo:rsid="00483ec4"/>
    </style:style>
    <style:style style:name="T188" style:family="text">
      <style:text-properties officeooo:rsid="016cc8cb"/>
    </style:style>
    <style:style style:name="T189" style:family="text">
      <style:text-properties officeooo:rsid="0048f92e"/>
    </style:style>
    <style:style style:name="T190" style:family="text">
      <style:text-properties fo:language="en" fo:country="US" officeooo:rsid="016cc8cb"/>
    </style:style>
    <style:style style:name="T191" style:family="text">
      <style:text-properties fo:language="en" fo:country="US" officeooo:rsid="016e21d1"/>
    </style:style>
    <style:style style:name="T192" style:family="text">
      <style:text-properties officeooo:rsid="016e21d1"/>
    </style:style>
    <style:style style:name="T193" style:family="text">
      <style:text-properties fo:language="ru" fo:country="RU" fo:font-style="italic" officeooo:rsid="016e21d1" style:font-style-asian="italic" style:font-style-complex="italic"/>
    </style:style>
    <style:style style:name="T194" style:family="text">
      <style:text-properties fo:language="ru" fo:country="RU" fo:font-style="italic" fo:background-color="transparent" loext:char-shading-value="0" style:font-style-asian="italic" style:font-style-complex="italic"/>
    </style:style>
    <style:style style:name="T195" style:family="text">
      <style:text-properties fo:language="ru" fo:country="RU" fo:font-style="italic" officeooo:rsid="016e21d1" fo:background-color="transparent" loext:char-shading-value="0" style:font-style-asian="italic" style:font-style-complex="italic"/>
    </style:style>
    <style:style style:name="T196" style:family="text">
      <style:text-properties fo:language="ru" fo:country="RU" fo:font-style="italic" officeooo:rsid="004b3f7e" style:font-style-asian="italic" style:font-style-complex="italic"/>
    </style:style>
    <style:style style:name="T197" style:family="text">
      <style:text-properties officeooo:rsid="016ef29d"/>
    </style:style>
    <style:style style:name="T198" style:family="text">
      <style:text-properties officeooo:rsid="004c8ae0"/>
    </style:style>
    <style:style style:name="T199" style:family="text">
      <style:text-properties officeooo:rsid="016f93f5"/>
    </style:style>
    <style:style style:name="T200" style:family="text">
      <style:text-properties officeooo:rsid="01806a3a"/>
    </style:style>
    <style:style style:name="T201" style:family="text">
      <style:text-properties fo:language="en" fo:country="US" officeooo:rsid="01806a3a"/>
    </style:style>
    <style:style style:name="T202" style:family="text">
      <style:text-properties officeooo:rsid="004e3c20"/>
    </style:style>
    <style:style style:name="T203" style:family="text">
      <style:text-properties officeooo:rsid="004fa8b5"/>
    </style:style>
    <style:style style:name="T204" style:family="text">
      <style:text-properties officeooo:rsid="01714923"/>
    </style:style>
    <style:style style:name="T205" style:family="text">
      <style:text-properties officeooo:rsid="01733b36"/>
    </style:style>
    <style:style style:name="T206" style:family="text">
      <style:text-properties officeooo:rsid="0175beba"/>
    </style:style>
    <style:style style:name="T207" style:family="text">
      <style:text-properties officeooo:rsid="01749e30"/>
    </style:style>
    <style:style style:name="T208" style:family="text">
      <style:text-properties officeooo:rsid="00501984"/>
    </style:style>
    <style:style style:name="T209" style:family="text">
      <style:text-properties officeooo:rsid="01777b68"/>
    </style:style>
    <style:style style:name="T210" style:family="text">
      <style:text-properties officeooo:rsid="0051c09a"/>
    </style:style>
    <style:style style:name="T211" style:family="text">
      <style:text-properties officeooo:rsid="0051d974"/>
    </style:style>
    <style:style style:name="T212" style:family="text">
      <style:text-properties officeooo:rsid="00539189"/>
    </style:style>
    <style:style style:name="T213" style:family="text">
      <style:text-properties officeooo:rsid="0178e366"/>
    </style:style>
    <style:style style:name="T214" style:family="text">
      <style:text-properties officeooo:rsid="005900c7"/>
    </style:style>
    <style:style style:name="T215" style:family="text">
      <style:text-properties officeooo:rsid="00554003"/>
    </style:style>
    <style:style style:name="T216" style:family="text">
      <style:text-properties officeooo:rsid="00570142"/>
    </style:style>
    <style:style style:name="T217" style:family="text">
      <style:text-properties officeooo:rsid="005c8284"/>
    </style:style>
    <style:style style:name="T218" style:family="text">
      <style:text-properties officeooo:rsid="005df5be"/>
    </style:style>
    <style:style style:name="T219" style:family="text">
      <style:text-properties officeooo:rsid="005fce4e"/>
    </style:style>
    <style:style style:name="T220" style:family="text">
      <style:text-properties officeooo:rsid="01803e46"/>
    </style:style>
    <style:style style:name="T221" style:family="text">
      <style:text-properties officeooo:rsid="01811b00"/>
    </style:style>
    <style:style style:name="T222" style:family="text">
      <style:text-properties fo:language="ru" fo:country="RU" officeooo:rsid="005fce4e"/>
    </style:style>
    <style:style style:name="T223" style:family="text">
      <style:text-properties fo:language="uk" fo:country="UA" officeooo:rsid="01811b00"/>
    </style:style>
    <style:style style:name="T224" style:family="text">
      <style:text-properties officeooo:rsid="00604dd9"/>
    </style:style>
    <style:style style:name="T225" style:family="text">
      <style:text-properties officeooo:rsid="0181caf3"/>
    </style:style>
    <style:style style:name="T226" style:family="text">
      <style:text-properties officeooo:rsid="00620f4f"/>
    </style:style>
    <style:style style:name="T227" style:family="text">
      <style:text-properties officeooo:rsid="0182e88c"/>
    </style:style>
    <style:style style:name="T228" style:family="text">
      <style:text-properties officeooo:rsid="02c8818e"/>
    </style:style>
    <style:style style:name="T229" style:family="text">
      <style:text-properties fo:background-color="transparent" loext:char-shading-value="0"/>
    </style:style>
    <style:style style:name="T230" style:family="text">
      <style:text-properties officeooo:rsid="00620f4f" fo:background-color="transparent" loext:char-shading-value="0"/>
    </style:style>
    <style:style style:name="T231" style:family="text">
      <style:text-properties officeooo:rsid="02c8818e" fo:background-color="transparent" loext:char-shading-value="0"/>
    </style:style>
    <style:style style:name="T232" style:family="text">
      <style:text-properties fo:language="en" fo:country="US" fo:background-color="transparent" loext:char-shading-value="0"/>
    </style:style>
    <style:style style:name="T233" style:family="text">
      <style:text-properties officeooo:rsid="02bc52bd" fo:background-color="transparent" loext:char-shading-value="0"/>
    </style:style>
    <style:style style:name="T234" style:family="text">
      <style:text-properties officeooo:rsid="02bd7010"/>
    </style:style>
    <style:style style:name="T235" style:family="text">
      <style:text-properties officeooo:rsid="01844685"/>
    </style:style>
    <style:style style:name="T236" style:family="text">
      <style:text-properties officeooo:rsid="02be4830"/>
    </style:style>
    <style:style style:name="T237" style:family="text">
      <style:text-properties officeooo:rsid="0063392e"/>
    </style:style>
    <style:style style:name="T238" style:family="text">
      <style:text-properties officeooo:rsid="02bf13f0"/>
    </style:style>
    <style:style style:name="T239" style:family="text">
      <style:text-properties officeooo:rsid="02ca76cb"/>
    </style:style>
    <style:style style:name="T240" style:family="text">
      <style:text-properties officeooo:rsid="00b5d039"/>
    </style:style>
    <style:style style:name="T241" style:family="text">
      <style:text-properties officeooo:rsid="02c2048f"/>
    </style:style>
    <style:style style:name="T242" style:family="text">
      <style:text-properties officeooo:rsid="018530e6"/>
    </style:style>
    <style:style style:name="T243" style:family="text">
      <style:text-properties officeooo:rsid="01c1f6c5"/>
    </style:style>
    <style:style style:name="T244" style:family="text">
      <style:text-properties officeooo:rsid="0065314c"/>
    </style:style>
    <style:style style:name="T245" style:family="text">
      <style:text-properties officeooo:rsid="02c70d1c"/>
    </style:style>
    <style:style style:name="T246" style:family="text">
      <style:text-properties officeooo:rsid="02c95515"/>
    </style:style>
    <style:style style:name="T247" style:family="text">
      <style:text-properties fo:language="uk" fo:country="UA" officeooo:rsid="02c95515"/>
    </style:style>
    <style:style style:name="T248" style:family="text">
      <style:text-properties officeooo:rsid="0185423d"/>
    </style:style>
    <style:style style:name="T249" style:family="text">
      <style:text-properties officeooo:rsid="00660bac"/>
    </style:style>
    <style:style style:name="T250" style:family="text">
      <style:text-properties fo:language="ru" fo:country="RU" officeooo:rsid="00660bac"/>
    </style:style>
    <style:style style:name="T251" style:family="text">
      <style:text-properties fo:language="ru" fo:country="RU" officeooo:rsid="0269b1a1"/>
    </style:style>
    <style:style style:name="T252" style:family="text">
      <style:text-properties fo:language="ru" fo:country="RU" officeooo:rsid="0185423d"/>
    </style:style>
    <style:style style:name="T253" style:family="text">
      <style:text-properties officeooo:rsid="01871d14"/>
    </style:style>
    <style:style style:name="T254" style:family="text">
      <style:text-properties officeooo:rsid="02cc00e3"/>
    </style:style>
    <style:style style:name="T255" style:family="text">
      <style:text-properties officeooo:rsid="0269b1a1"/>
    </style:style>
    <style:style style:name="T256" style:family="text">
      <style:text-properties officeooo:rsid="0187c4f0"/>
    </style:style>
    <style:style style:name="T257" style:family="text">
      <style:text-properties officeooo:rsid="023fda63"/>
    </style:style>
    <style:style style:name="T258" style:family="text">
      <style:text-properties officeooo:rsid="01895e9a"/>
    </style:style>
    <style:style style:name="T259" style:family="text">
      <style:text-properties officeooo:rsid="0198a28c"/>
    </style:style>
    <style:style style:name="T260" style:family="text">
      <style:text-properties officeooo:rsid="00672e1d"/>
    </style:style>
    <style:style style:name="T261" style:family="text">
      <style:text-properties officeooo:rsid="0189bb4f"/>
    </style:style>
    <style:style style:name="T262" style:family="text">
      <style:text-properties officeooo:rsid="0179792e"/>
    </style:style>
    <style:style style:name="T263" style:family="text">
      <style:text-properties officeooo:rsid="00594b45"/>
    </style:style>
    <style:style style:name="T264" style:family="text">
      <style:text-properties officeooo:rsid="0059ed16"/>
    </style:style>
    <style:style style:name="T265" style:family="text">
      <style:text-properties officeooo:rsid="0179fcc4"/>
    </style:style>
    <style:style style:name="T266" style:family="text">
      <style:text-properties officeooo:rsid="017d611d"/>
    </style:style>
    <style:style style:name="T267" style:family="text">
      <style:text-properties officeooo:rsid="017a471f"/>
    </style:style>
    <style:style style:name="T268" style:family="text">
      <style:text-properties officeooo:rsid="017e4206"/>
    </style:style>
    <style:style style:name="T269" style:family="text">
      <style:text-properties fo:language="en" fo:country="US" officeooo:rsid="017e4206"/>
    </style:style>
    <style:style style:name="T270" style:family="text">
      <style:text-properties officeooo:rsid="017ecbbd"/>
    </style:style>
    <style:style style:name="T271" style:family="text">
      <style:text-properties officeooo:rsid="017bf20f"/>
    </style:style>
    <style:style style:name="T272" style:family="text">
      <style:text-properties officeooo:rsid="018c383e"/>
    </style:style>
    <style:style style:name="T273" style:family="text">
      <style:text-properties officeooo:rsid="0068f66d"/>
    </style:style>
    <style:style style:name="T274" style:family="text">
      <style:text-properties officeooo:rsid="006f2f79"/>
    </style:style>
    <style:style style:name="T275" style:family="text">
      <style:text-properties officeooo:rsid="02a7c2b4"/>
    </style:style>
    <style:style style:name="T276" style:family="text">
      <style:text-properties officeooo:rsid="019712b5"/>
    </style:style>
    <style:style style:name="T277" style:family="text">
      <style:text-properties officeooo:rsid="0190b13f"/>
    </style:style>
    <style:style style:name="T278" style:family="text">
      <style:text-properties officeooo:rsid="021f11d2"/>
    </style:style>
    <style:style style:name="T279" style:family="text">
      <style:text-properties fo:language="ru" fo:country="RU" officeooo:rsid="01954ef1"/>
    </style:style>
    <style:style style:name="T280" style:family="text">
      <style:text-properties fo:language="ru" fo:country="RU" officeooo:rsid="0219f04c"/>
    </style:style>
    <style:style style:name="T281" style:family="text">
      <style:text-properties fo:language="ru" fo:country="RU" officeooo:rsid="0209b684"/>
    </style:style>
    <style:style style:name="T282" style:family="text">
      <style:text-properties fo:language="ru" fo:country="RU" officeooo:rsid="01bb21d4"/>
    </style:style>
    <style:style style:name="T283" style:family="text">
      <style:text-properties officeooo:rsid="020e61d0"/>
    </style:style>
    <style:style style:name="T284" style:family="text">
      <style:text-properties officeooo:rsid="0215b99a"/>
    </style:style>
    <style:style style:name="T285" style:family="text">
      <style:text-properties fo:language="ru" fo:country="RU" officeooo:rsid="029fec50"/>
    </style:style>
    <style:style style:name="T286" style:family="text">
      <style:text-properties officeooo:rsid="021ca885"/>
    </style:style>
    <style:style style:name="T287" style:family="text">
      <style:text-properties officeooo:rsid="01930fbe"/>
    </style:style>
    <style:style style:name="T288" style:family="text">
      <style:text-properties officeooo:rsid="0070a512"/>
    </style:style>
    <style:style style:name="T289" style:family="text">
      <style:text-properties officeooo:rsid="01cd5030"/>
    </style:style>
    <style:style style:name="T290" style:family="text">
      <style:text-properties officeooo:rsid="0291444e"/>
    </style:style>
    <style:style style:name="T291" style:family="text">
      <style:text-properties officeooo:rsid="0071f74f"/>
    </style:style>
    <style:style style:name="T292" style:family="text">
      <style:text-properties officeooo:rsid="01926465"/>
    </style:style>
    <style:style style:name="T293" style:family="text">
      <style:text-properties officeooo:rsid="0194c250"/>
    </style:style>
    <style:style style:name="T294" style:family="text">
      <style:text-properties fo:language="ru" fo:country="RU" officeooo:rsid="0196a32c"/>
    </style:style>
    <style:style style:name="T295" style:family="text">
      <style:text-properties officeooo:rsid="01974323"/>
    </style:style>
    <style:style style:name="T296" style:family="text">
      <style:text-properties fo:language="ru" fo:country="RU" officeooo:rsid="01b5c453"/>
    </style:style>
    <style:style style:name="T297" style:family="text">
      <style:text-properties fo:language="ru" fo:country="RU" officeooo:rsid="01dd4fc6"/>
    </style:style>
    <style:style style:name="T298" style:family="text">
      <style:text-properties fo:language="ru" fo:country="RU" officeooo:rsid="0291444e"/>
    </style:style>
    <style:style style:name="T299" style:family="text">
      <style:text-properties fo:language="ru" fo:country="RU" officeooo:rsid="01dfb230"/>
    </style:style>
    <style:style style:name="T300" style:family="text">
      <style:text-properties fo:language="ru" fo:country="RU" officeooo:rsid="01ddafc8"/>
    </style:style>
    <style:style style:name="T301" style:family="text">
      <style:text-properties fo:language="ru" fo:country="RU" officeooo:rsid="020ff2e5"/>
    </style:style>
    <style:style style:name="T302" style:family="text">
      <style:text-properties fo:language="ru" fo:country="RU" officeooo:rsid="01e1626b"/>
    </style:style>
    <style:style style:name="T303" style:family="text">
      <style:text-properties fo:language="ru" fo:country="RU" officeooo:rsid="019b8b25"/>
    </style:style>
    <style:style style:name="T304" style:family="text">
      <style:text-properties officeooo:rsid="019b5cf0"/>
    </style:style>
    <style:style style:name="T305" style:family="text">
      <style:text-properties officeooo:rsid="02881ef3"/>
    </style:style>
    <style:style style:name="T306" style:family="text">
      <style:text-properties officeooo:rsid="01996254"/>
    </style:style>
    <style:style style:name="T307" style:family="text">
      <style:text-properties officeooo:rsid="019b8b25"/>
    </style:style>
    <style:style style:name="T308" style:family="text">
      <style:text-properties officeooo:rsid="019c568d"/>
    </style:style>
    <style:style style:name="T309" style:family="text">
      <style:text-properties officeooo:rsid="01b73872"/>
    </style:style>
    <style:style style:name="T310" style:family="text">
      <style:text-properties officeooo:rsid="01b24bda"/>
    </style:style>
    <style:style style:name="T311" style:family="text">
      <style:text-properties officeooo:rsid="019a01ec"/>
    </style:style>
    <style:style style:name="T312" style:family="text">
      <style:text-properties officeooo:rsid="029fec50"/>
    </style:style>
    <style:style style:name="T313" style:family="text">
      <style:text-properties officeooo:rsid="01e1626b"/>
    </style:style>
    <style:style style:name="T314" style:family="text">
      <style:text-properties officeooo:rsid="01c35d61"/>
    </style:style>
    <style:style style:name="T315" style:family="text">
      <style:text-properties fo:language="uk" fo:country="UA" officeooo:rsid="019ef4d3"/>
    </style:style>
    <style:style style:name="T316" style:family="text">
      <style:text-properties officeooo:rsid="019ef4d3"/>
    </style:style>
    <style:style style:name="T317" style:family="text">
      <style:text-properties officeooo:rsid="006ac469"/>
    </style:style>
    <style:style style:name="T318" style:family="text">
      <style:text-properties officeooo:rsid="01bf7519"/>
    </style:style>
    <style:style style:name="T319" style:family="text">
      <style:text-properties officeooo:rsid="0225e5a3"/>
    </style:style>
    <style:style style:name="T320" style:family="text">
      <style:text-properties officeooo:rsid="01a4f677"/>
    </style:style>
    <style:style style:name="T321" style:family="text">
      <style:text-properties officeooo:rsid="019d3aac"/>
    </style:style>
    <style:style style:name="T322" style:family="text">
      <style:text-properties officeooo:rsid="019ea527"/>
    </style:style>
    <style:style style:name="T323" style:family="text">
      <style:text-properties officeooo:rsid="019f5155"/>
    </style:style>
    <style:style style:name="T324" style:family="text">
      <style:text-properties officeooo:rsid="01bdfba5"/>
    </style:style>
    <style:style style:name="T325" style:family="text">
      <style:text-properties officeooo:rsid="01a16269"/>
    </style:style>
    <style:style style:name="T326" style:family="text">
      <style:text-properties officeooo:rsid="019fa002"/>
    </style:style>
    <style:style style:name="T327" style:family="text">
      <style:text-properties officeooo:rsid="01b348ae"/>
    </style:style>
    <style:style style:name="T328" style:family="text">
      <style:text-properties officeooo:rsid="0239bb71"/>
    </style:style>
    <style:style style:name="T329" style:family="text">
      <style:text-properties officeooo:rsid="01b5c453"/>
    </style:style>
    <style:style style:name="T330" style:family="text">
      <style:text-properties officeooo:rsid="01f5c338"/>
    </style:style>
    <style:style style:name="T331" style:family="text">
      <style:text-properties officeooo:rsid="01a241d0"/>
    </style:style>
    <style:style style:name="T332" style:family="text">
      <style:text-properties officeooo:rsid="02332fb1"/>
    </style:style>
    <style:style style:name="T333" style:family="text">
      <style:text-properties officeooo:rsid="020aae36"/>
    </style:style>
    <style:style style:name="T334" style:family="text">
      <style:text-properties officeooo:rsid="01eeeecd"/>
    </style:style>
    <style:style style:name="T335" style:family="text">
      <style:text-properties officeooo:rsid="02bc52bd"/>
    </style:style>
    <style:style style:name="T336" style:family="text">
      <style:text-properties officeooo:rsid="01a38650"/>
    </style:style>
    <style:style style:name="T337" style:family="text">
      <style:text-properties officeooo:rsid="01a67d6e"/>
    </style:style>
    <style:style style:name="T338" style:family="text">
      <style:text-properties officeooo:rsid="01a6a6ce"/>
    </style:style>
    <style:style style:name="T339" style:family="text">
      <style:text-properties officeooo:rsid="01a81b88"/>
    </style:style>
    <style:style style:name="T340" style:family="text">
      <style:text-properties officeooo:rsid="01fe4e34"/>
    </style:style>
    <style:style style:name="T341" style:family="text">
      <style:text-properties officeooo:rsid="01f7b1ba"/>
    </style:style>
    <style:style style:name="T342" style:family="text">
      <style:text-properties officeooo:rsid="01a7ac88"/>
    </style:style>
    <style:style style:name="T343" style:family="text">
      <style:text-properties officeooo:rsid="01b0569b"/>
    </style:style>
    <style:style style:name="T344" style:family="text">
      <style:text-properties officeooo:rsid="020ff2e5"/>
    </style:style>
    <style:style style:name="T345" style:family="text">
      <style:text-properties officeooo:rsid="01aa0103"/>
    </style:style>
    <style:style style:name="T346" style:family="text">
      <style:text-properties officeooo:rsid="0273dd5d"/>
    </style:style>
    <style:style style:name="T347" style:family="text">
      <style:text-properties officeooo:rsid="01ab17f5"/>
    </style:style>
    <style:style style:name="T348" style:family="text">
      <style:text-properties officeooo:rsid="01af21ce"/>
    </style:style>
    <style:style style:name="T349" style:family="text">
      <style:text-properties officeooo:rsid="006c507c"/>
    </style:style>
    <style:style style:name="T350" style:family="text">
      <style:text-properties fo:language="uk" fo:country="UA" officeooo:rsid="01f8c16c"/>
    </style:style>
    <style:style style:name="T351" style:family="text">
      <style:text-properties officeooo:rsid="01f8c16c"/>
    </style:style>
    <style:style style:name="T352" style:family="text">
      <style:text-properties officeooo:rsid="01fc5f06"/>
    </style:style>
    <style:style style:name="T353" style:family="text">
      <style:text-properties fo:language="uk" fo:country="UA" officeooo:rsid="01f962fc"/>
    </style:style>
    <style:style style:name="T354" style:family="text">
      <style:text-properties officeooo:rsid="01fae972"/>
    </style:style>
    <style:style style:name="T355" style:family="text">
      <style:text-properties fo:language="uk" fo:country="UA" officeooo:rsid="0219f04c"/>
    </style:style>
    <style:style style:name="T356" style:family="text">
      <style:text-properties officeooo:rsid="01f962fc"/>
    </style:style>
    <style:style style:name="T357" style:family="text">
      <style:text-properties officeooo:rsid="01acc310"/>
    </style:style>
    <style:style style:name="T358" style:family="text">
      <style:text-properties officeooo:rsid="01b03765"/>
    </style:style>
    <style:style style:name="T359" style:family="text">
      <style:text-properties officeooo:rsid="01ad4e25"/>
    </style:style>
    <style:style style:name="T360" style:family="text">
      <style:text-properties officeooo:rsid="01ef50cc"/>
    </style:style>
    <style:style style:name="T361" style:family="text">
      <style:text-properties officeooo:rsid="01b80b40"/>
    </style:style>
    <style:style style:name="T362" style:family="text">
      <style:text-properties officeooo:rsid="01bb21d4"/>
    </style:style>
    <style:style style:name="T363" style:family="text">
      <style:text-properties officeooo:rsid="01e30132"/>
    </style:style>
    <style:style style:name="T364" style:family="text">
      <style:text-properties fo:language="ru" fo:country="RU" officeooo:rsid="01acc310"/>
    </style:style>
    <style:style style:name="T365" style:family="text">
      <style:text-properties fo:language="ru" fo:country="RU" officeooo:rsid="01b80b40"/>
    </style:style>
    <style:style style:name="T366" style:family="text">
      <style:text-properties fo:language="ru" fo:country="RU" officeooo:rsid="01b0569b"/>
    </style:style>
    <style:style style:name="T367" style:family="text">
      <style:text-properties fo:language="ru" fo:country="RU" officeooo:rsid="01ef50cc"/>
    </style:style>
    <style:style style:name="T368" style:family="text">
      <style:text-properties fo:language="ru" fo:country="RU" officeooo:rsid="02a7c2b4"/>
    </style:style>
    <style:style style:name="T369" style:family="text">
      <style:text-properties officeooo:rsid="01b88544"/>
    </style:style>
    <style:style style:name="T370" style:family="text">
      <style:text-properties officeooo:rsid="020705e3"/>
    </style:style>
    <style:style style:name="T371" style:family="text">
      <style:text-properties officeooo:rsid="01ba40c3"/>
    </style:style>
    <style:style style:name="T372" style:family="text">
      <style:text-properties officeooo:rsid="01b95595"/>
    </style:style>
    <style:style style:name="T373" style:family="text">
      <style:text-properties officeooo:rsid="02b5eea8"/>
    </style:style>
    <style:style style:name="T374" style:family="text">
      <style:text-properties officeooo:rsid="01dfb230"/>
    </style:style>
    <style:style style:name="T375" style:family="text">
      <style:text-properties officeooo:rsid="01be1531"/>
    </style:style>
    <style:style style:name="T376" style:family="text">
      <style:text-properties officeooo:rsid="01c3df96"/>
    </style:style>
    <style:style style:name="T377" style:family="text">
      <style:text-properties officeooo:rsid="01fcd6e1"/>
    </style:style>
    <style:style style:name="T378" style:family="text">
      <style:text-properties officeooo:rsid="01c36cfa"/>
    </style:style>
    <style:style style:name="T379" style:family="text">
      <style:text-properties officeooo:rsid="01c4cbaf"/>
    </style:style>
    <style:style style:name="T380" style:family="text">
      <style:text-properties officeooo:rsid="01c63a72"/>
    </style:style>
    <style:style style:name="T381" style:family="text">
      <style:text-properties officeooo:rsid="01c52210"/>
    </style:style>
    <style:style style:name="T382" style:family="text">
      <style:text-properties officeooo:rsid="01c7d4a2"/>
    </style:style>
    <style:style style:name="T383" style:family="text">
      <style:text-properties officeooo:rsid="01c86c81"/>
    </style:style>
    <style:style style:name="T384" style:family="text">
      <style:text-properties officeooo:rsid="0204ae81"/>
    </style:style>
    <style:style style:name="T385" style:family="text">
      <style:text-properties fo:language="uk" fo:country="UA" officeooo:rsid="0291444e"/>
    </style:style>
    <style:style style:name="T386" style:family="text">
      <style:text-properties officeooo:rsid="01cd3aff"/>
    </style:style>
    <style:style style:name="T387" style:family="text">
      <style:text-properties officeooo:rsid="01c9bba0"/>
    </style:style>
    <style:style style:name="T388" style:family="text">
      <style:text-properties officeooo:rsid="01cd5ed6"/>
    </style:style>
    <style:style style:name="T389" style:family="text">
      <style:text-properties officeooo:rsid="01d7e2b6"/>
    </style:style>
    <style:style style:name="T390" style:family="text">
      <style:text-properties officeooo:rsid="006f00f1"/>
    </style:style>
    <style:style style:name="T391" style:family="text">
      <style:text-properties officeooo:rsid="00766ead"/>
    </style:style>
    <style:style style:name="T392" style:family="text">
      <style:text-properties officeooo:rsid="01d00caf"/>
    </style:style>
    <style:style style:name="T393" style:family="text">
      <style:text-properties officeooo:rsid="02cf0da1"/>
    </style:style>
    <style:style style:name="T394" style:family="text">
      <style:text-properties officeooo:rsid="02b00aac"/>
    </style:style>
    <style:style style:name="T395" style:family="text">
      <style:text-properties officeooo:rsid="0206666e"/>
    </style:style>
    <style:style style:name="T396" style:family="text">
      <style:text-properties officeooo:rsid="0207ed9a"/>
    </style:style>
    <style:style style:name="T397" style:family="text">
      <style:text-properties officeooo:rsid="021b8f2b"/>
    </style:style>
    <style:style style:name="T398" style:family="text">
      <style:text-properties officeooo:rsid="01d13f5b"/>
    </style:style>
    <style:style style:name="T399" style:family="text">
      <style:text-properties officeooo:rsid="01d97945"/>
    </style:style>
    <style:style style:name="T400" style:family="text">
      <style:text-properties officeooo:rsid="01dfd434"/>
    </style:style>
    <style:style style:name="T401" style:family="text">
      <style:text-properties officeooo:rsid="01d1d51e"/>
    </style:style>
    <style:style style:name="T402" style:family="text">
      <style:text-properties officeooo:rsid="0255d4b3"/>
    </style:style>
    <style:style style:name="T403" style:family="text">
      <style:text-properties officeooo:rsid="01d685cb"/>
    </style:style>
    <style:style style:name="T404" style:family="text">
      <style:text-properties officeooo:rsid="01d49ae4"/>
    </style:style>
    <style:style style:name="T405" style:family="text">
      <style:text-properties officeooo:rsid="01d6a431"/>
    </style:style>
    <style:style style:name="T406" style:family="text">
      <style:text-properties officeooo:rsid="01dca136"/>
    </style:style>
    <style:style style:name="T407" style:family="text">
      <style:text-properties fo:language="uk" fo:country="UA" officeooo:rsid="01d6a431"/>
    </style:style>
    <style:style style:name="T408" style:family="text">
      <style:text-properties fo:language="uk" fo:country="UA" officeooo:rsid="020e61d0"/>
    </style:style>
    <style:style style:name="T409" style:family="text">
      <style:text-properties officeooo:rsid="01ec4ae5"/>
    </style:style>
    <style:style style:name="T410" style:family="text">
      <style:text-properties officeooo:rsid="021bf5db"/>
    </style:style>
    <style:style style:name="T411" style:family="text">
      <style:text-properties officeooo:rsid="00774b12"/>
    </style:style>
    <style:style style:name="T412" style:family="text">
      <style:text-properties officeooo:rsid="01ce89c8"/>
    </style:style>
    <style:style style:name="T413" style:family="text">
      <style:text-properties officeooo:rsid="027b79d2"/>
    </style:style>
    <style:style style:name="T414" style:family="text">
      <style:text-properties officeooo:rsid="01db4946" fo:background-color="transparent" loext:char-shading-value="0"/>
    </style:style>
    <style:style style:name="T415" style:family="text">
      <style:text-properties officeooo:rsid="027b79d2" fo:background-color="transparent" loext:char-shading-value="0"/>
    </style:style>
    <style:style style:name="T416" style:family="text">
      <style:text-properties officeooo:rsid="021b8f2b" fo:background-color="transparent" loext:char-shading-value="0"/>
    </style:style>
    <style:style style:name="T417" style:family="text">
      <style:text-properties officeooo:rsid="01dca136" fo:background-color="transparent" loext:char-shading-value="0"/>
    </style:style>
    <style:style style:name="T418" style:family="text">
      <style:text-properties officeooo:rsid="01e42ae7" fo:background-color="transparent" loext:char-shading-value="0"/>
    </style:style>
    <style:style style:name="T419" style:family="text">
      <style:text-properties officeooo:rsid="01e48946"/>
    </style:style>
    <style:style style:name="T420" style:family="text">
      <style:text-properties officeooo:rsid="029c35f6"/>
    </style:style>
    <style:style style:name="T421" style:family="text">
      <style:text-properties officeooo:rsid="02512d1e"/>
    </style:style>
    <style:style style:name="T422" style:family="text">
      <style:text-properties officeooo:rsid="01e8560b"/>
    </style:style>
    <style:style style:name="T423" style:family="text">
      <style:text-properties officeooo:rsid="01e5523f"/>
    </style:style>
    <style:style style:name="T424" style:family="text">
      <style:text-properties officeooo:rsid="01eaae1c"/>
    </style:style>
    <style:style style:name="T425" style:family="text">
      <style:text-properties officeooo:rsid="01e607af"/>
    </style:style>
    <style:style style:name="T426" style:family="text">
      <style:text-properties fo:language="ru" fo:country="RU" officeooo:rsid="029c35f6"/>
    </style:style>
    <style:style style:name="T427" style:family="text">
      <style:text-properties fo:language="ru" fo:country="RU" officeooo:rsid="01eaae1c"/>
    </style:style>
    <style:style style:name="T428" style:family="text">
      <style:text-properties fo:language="ru" fo:country="RU" officeooo:rsid="01eeeecd"/>
    </style:style>
    <style:style style:name="T429" style:family="text">
      <style:text-properties fo:language="ru" fo:country="RU" officeooo:rsid="01eb7efa"/>
    </style:style>
    <style:style style:name="T430" style:family="text">
      <style:text-properties fo:language="ru" fo:country="RU" officeooo:rsid="01fcd6e1"/>
    </style:style>
    <style:style style:name="T431" style:family="text">
      <style:text-properties fo:language="ru" fo:country="RU" officeooo:rsid="01ec1d96"/>
    </style:style>
    <style:style style:name="T432" style:family="text">
      <style:text-properties fo:language="ru" fo:country="RU" officeooo:rsid="01ec4ae5"/>
    </style:style>
    <style:style style:name="T433" style:family="text">
      <style:text-properties fo:language="ru" fo:country="RU" officeooo:rsid="01f02364"/>
    </style:style>
    <style:style style:name="T434" style:family="text">
      <style:text-properties fo:language="ru" fo:country="RU" officeooo:rsid="01f4790e"/>
    </style:style>
    <style:style style:name="T435" style:family="text">
      <style:text-properties fo:language="ru" fo:country="RU" officeooo:rsid="01f5c338"/>
    </style:style>
    <style:style style:name="T436" style:family="text">
      <style:text-properties fo:language="ru" fo:country="RU" officeooo:rsid="020aae36"/>
    </style:style>
    <style:style style:name="T437" style:family="text">
      <style:text-properties fo:language="ru" fo:country="RU" officeooo:rsid="01f19a25"/>
    </style:style>
    <style:style style:name="T438" style:family="text">
      <style:text-properties fo:language="ru" fo:country="RU" officeooo:rsid="01f20548"/>
    </style:style>
    <style:style style:name="T439" style:family="text">
      <style:text-properties fo:language="ru" fo:country="RU" officeooo:rsid="021f11d2"/>
    </style:style>
    <style:style style:name="T440" style:family="text">
      <style:text-properties fo:language="ru" fo:country="RU" officeooo:rsid="01f3358c"/>
    </style:style>
    <style:style style:name="T441" style:family="text">
      <style:text-properties fo:language="ru" fo:country="RU" officeooo:rsid="02d051a2"/>
    </style:style>
    <style:style style:name="T442" style:family="text">
      <style:text-properties fo:language="ru" fo:country="RU" officeooo:rsid="01fe4e34"/>
    </style:style>
    <style:style style:name="T443" style:family="text">
      <style:text-properties fo:language="ru" fo:country="RU" officeooo:rsid="020705e3"/>
    </style:style>
    <style:style style:name="T444" style:family="text">
      <style:text-properties fo:language="ru" fo:country="RU" officeooo:rsid="021b8f2b"/>
    </style:style>
    <style:style style:name="T445" style:family="text">
      <style:text-properties fo:language="ru" fo:country="RU" officeooo:rsid="020e61d0"/>
    </style:style>
    <style:style style:name="T446" style:family="text">
      <style:text-properties fo:language="ru" fo:country="RU" officeooo:rsid="0239bb71"/>
    </style:style>
    <style:style style:name="T447" style:family="text">
      <style:text-properties fo:language="ru" fo:country="RU" officeooo:rsid="027b79d2" fo:background-color="transparent" loext:char-shading-value="0"/>
    </style:style>
    <style:style style:name="T448" style:family="text">
      <style:text-properties fo:language="ru" fo:country="RU" officeooo:rsid="0211ec1f"/>
    </style:style>
    <style:style style:name="T449" style:family="text">
      <style:text-properties fo:language="ru" fo:country="RU" officeooo:rsid="0215b99a" fo:background-color="transparent" loext:char-shading-value="0"/>
    </style:style>
    <style:style style:name="T450" style:family="text">
      <style:text-properties fo:language="ru" fo:country="RU" officeooo:rsid="0213e0e7"/>
    </style:style>
    <style:style style:name="T451" style:family="text">
      <style:text-properties fo:language="ru" fo:country="RU" officeooo:rsid="021bf5db"/>
    </style:style>
    <style:style style:name="T452" style:family="text">
      <style:text-properties fo:language="ru" fo:country="RU" officeooo:rsid="0277cb64"/>
    </style:style>
    <style:style style:name="T453" style:family="text">
      <style:text-properties fo:language="ru" fo:country="RU" officeooo:rsid="0266b727"/>
    </style:style>
    <style:style style:name="T454" style:family="text">
      <style:text-properties fo:language="ru" fo:country="RU" officeooo:rsid="0215b99a"/>
    </style:style>
    <style:style style:name="T455" style:family="text">
      <style:text-properties fo:language="ru" fo:country="RU" officeooo:rsid="021d65a4"/>
    </style:style>
    <style:style style:name="T456" style:family="text">
      <style:text-properties fo:language="ru" fo:country="RU" officeooo:rsid="024927e1"/>
    </style:style>
    <style:style style:name="T457" style:family="text">
      <style:text-properties fo:language="ru" fo:country="RU" officeooo:rsid="021e9d8a"/>
    </style:style>
    <style:style style:name="T458" style:family="text">
      <style:text-properties fo:language="ru" fo:country="RU" officeooo:rsid="0225e5a3"/>
    </style:style>
    <style:style style:name="T459" style:family="text">
      <style:text-properties officeooo:rsid="021d65a4"/>
    </style:style>
    <style:style style:name="T460" style:family="text">
      <style:text-properties fo:language="ru" fo:country="RU" officeooo:rsid="0217b3a0"/>
    </style:style>
    <style:style style:name="T461" style:family="text">
      <style:text-properties fo:language="ru" fo:country="RU" officeooo:rsid="02181aec"/>
    </style:style>
    <style:style style:name="T462" style:family="text">
      <style:text-properties fo:language="ru" fo:country="RU" officeooo:rsid="0222e4aa"/>
    </style:style>
    <style:style style:name="T463" style:family="text">
      <style:text-properties fo:language="ru" fo:country="RU" officeooo:rsid="0221356c"/>
    </style:style>
    <style:style style:name="T464" style:family="text">
      <style:text-properties fo:language="ru" fo:country="RU" officeooo:rsid="023bea3f"/>
    </style:style>
    <style:style style:name="T465" style:family="text">
      <style:text-properties fo:language="ru" fo:country="RU" officeooo:rsid="0220ac98"/>
    </style:style>
    <style:style style:name="T466" style:family="text">
      <style:text-properties fo:language="ru" fo:country="RU" officeooo:rsid="0259d7a1"/>
    </style:style>
    <style:style style:name="T467" style:family="text">
      <style:text-properties fo:language="ru" fo:country="RU" officeooo:rsid="02243361"/>
    </style:style>
    <style:style style:name="T468" style:family="text">
      <style:text-properties fo:language="ru" fo:country="RU" officeooo:rsid="02286627"/>
    </style:style>
    <style:style style:name="T469" style:family="text">
      <style:text-properties fo:language="ru" fo:country="RU" officeooo:rsid="022c5621"/>
    </style:style>
    <style:style style:name="T470" style:family="text">
      <style:text-properties fo:language="ru" fo:country="RU" officeooo:rsid="0201bde9"/>
    </style:style>
    <style:style style:name="T471" style:family="text">
      <style:text-properties fo:language="ru" fo:country="RU" officeooo:rsid="0224a67f"/>
    </style:style>
    <style:style style:name="T472" style:family="text">
      <style:text-properties fo:language="ru" fo:country="RU" officeooo:rsid="020d19e7"/>
    </style:style>
    <style:style style:name="T473" style:family="text">
      <style:text-properties fo:language="ru" fo:country="RU" officeooo:rsid="022de5ad"/>
    </style:style>
    <style:style style:name="T474" style:family="text">
      <style:text-properties fo:language="ru" fo:country="RU" officeooo:rsid="0280ef7a"/>
    </style:style>
    <style:style style:name="T475" style:family="text">
      <style:text-properties officeooo:rsid="022e906c"/>
    </style:style>
    <style:style style:name="T476" style:family="text">
      <style:text-properties officeooo:rsid="022c5621"/>
    </style:style>
    <style:style style:name="T477" style:family="text">
      <style:text-properties officeooo:rsid="023bea3f"/>
    </style:style>
    <style:style style:name="T478" style:family="text">
      <style:text-properties fo:language="ru" fo:country="RU" officeooo:rsid="022765cc"/>
    </style:style>
    <style:style style:name="T479" style:family="text">
      <style:text-properties officeooo:rsid="022b5ce6"/>
    </style:style>
    <style:style style:name="T480" style:family="text">
      <style:text-properties officeooo:rsid="022de5ad"/>
    </style:style>
    <style:style style:name="T481" style:family="text">
      <style:text-properties fo:language="uk" fo:country="UA" officeooo:rsid="022f687f"/>
    </style:style>
    <style:style style:name="T482" style:family="text">
      <style:text-properties fo:language="uk" fo:country="UA" officeooo:rsid="029fec50"/>
    </style:style>
    <style:style style:name="T483" style:family="text">
      <style:text-properties officeooo:rsid="0280ef7a"/>
    </style:style>
    <style:style style:name="T484" style:family="text">
      <style:text-properties officeooo:rsid="024927e1"/>
    </style:style>
    <style:style style:name="T485" style:family="text">
      <style:text-properties officeooo:rsid="0234ef63"/>
    </style:style>
    <style:style style:name="T486" style:family="text">
      <style:text-properties officeooo:rsid="02f8f0a6"/>
    </style:style>
    <style:style style:name="T487" style:family="text">
      <style:text-properties fo:language="ru" fo:country="RU" officeooo:rsid="02332fb1"/>
    </style:style>
    <style:style style:name="T488" style:family="text">
      <style:text-properties fo:language="ru" fo:country="RU" officeooo:rsid="0230527e"/>
    </style:style>
    <style:style style:name="T489" style:family="text">
      <style:text-properties fo:language="ru" fo:country="RU" officeooo:rsid="02349b46"/>
    </style:style>
    <style:style style:name="T490" style:family="text">
      <style:text-properties officeooo:rsid="023c9b65"/>
    </style:style>
    <style:style style:name="T491" style:family="text">
      <style:text-properties officeooo:rsid="023e167f"/>
    </style:style>
    <style:style style:name="T492" style:family="text">
      <style:text-properties officeooo:rsid="02396764"/>
    </style:style>
    <style:style style:name="T493" style:family="text">
      <style:text-properties officeooo:rsid="025335e4"/>
    </style:style>
    <style:style style:name="T494" style:family="text">
      <style:text-properties officeooo:rsid="023a13af"/>
    </style:style>
    <style:style style:name="T495" style:family="text">
      <style:text-properties officeooo:rsid="027cbcf9"/>
    </style:style>
    <style:style style:name="T496" style:family="text">
      <style:text-properties officeooo:rsid="0241ad41"/>
    </style:style>
    <style:style style:name="T497" style:family="text">
      <style:text-properties officeooo:rsid="025ffc1f"/>
    </style:style>
    <style:style style:name="T498" style:family="text">
      <style:text-properties fo:language="ru" fo:country="RU" officeooo:rsid="024334d7"/>
    </style:style>
    <style:style style:name="T499" style:family="text">
      <style:text-properties fo:language="ru" fo:country="RU" officeooo:rsid="0243b4c5"/>
    </style:style>
    <style:style style:name="T500" style:family="text">
      <style:text-properties fo:language="ru" fo:country="RU" officeooo:rsid="0245464d"/>
    </style:style>
    <style:style style:name="T501" style:family="text">
      <style:text-properties fo:language="uk" fo:country="UA" officeooo:rsid="0245464d"/>
    </style:style>
    <style:style style:name="T502" style:family="text">
      <style:text-properties fo:language="ru" fo:country="RU" officeooo:rsid="024baded"/>
    </style:style>
    <style:style style:name="T503" style:family="text">
      <style:text-properties fo:language="ru" fo:country="RU" officeooo:rsid="02d174ff"/>
    </style:style>
    <style:style style:name="T504" style:family="text">
      <style:text-properties fo:language="ru" fo:country="RU" officeooo:rsid="02464cee"/>
    </style:style>
    <style:style style:name="T505" style:family="text">
      <style:text-properties fo:language="ru" fo:country="RU" officeooo:rsid="0245d1d9"/>
    </style:style>
    <style:style style:name="T506" style:family="text">
      <style:text-properties fo:language="ru" fo:country="RU" officeooo:rsid="02481fe2"/>
    </style:style>
    <style:style style:name="T507" style:family="text">
      <style:text-properties fo:language="ru" fo:country="RU" officeooo:rsid="024f45c1"/>
    </style:style>
    <style:style style:name="T508" style:family="text">
      <style:text-properties fo:language="ru" fo:country="RU" officeooo:rsid="027b79d2"/>
    </style:style>
    <style:style style:name="T509" style:family="text">
      <style:text-properties fo:language="ru" fo:country="RU" officeooo:rsid="0255d4b3"/>
    </style:style>
    <style:style style:name="T510" style:family="text">
      <style:text-properties fo:language="ru" fo:country="RU" officeooo:rsid="024f0d2e"/>
    </style:style>
    <style:style style:name="T511" style:family="text">
      <style:text-properties fo:language="ru" fo:country="RU" officeooo:rsid="024edbac"/>
    </style:style>
    <style:style style:name="T512" style:family="text">
      <style:text-properties fo:language="ru" fo:country="RU" officeooo:rsid="02512d1e"/>
    </style:style>
    <style:style style:name="T513" style:family="text">
      <style:text-properties fo:language="ru" fo:country="RU" officeooo:rsid="027cbcf9"/>
    </style:style>
    <style:style style:name="T514" style:family="text">
      <style:text-properties fo:language="ru" fo:country="RU" officeooo:rsid="0252fb71"/>
    </style:style>
    <style:style style:name="T515" style:family="text">
      <style:text-properties fo:language="ru" fo:country="RU" officeooo:rsid="025335e4"/>
    </style:style>
    <style:style style:name="T516" style:family="text">
      <style:text-properties fo:language="ru" fo:country="RU" officeooo:rsid="0259c93d"/>
    </style:style>
    <style:style style:name="T517" style:family="text">
      <style:text-properties fo:language="ru" fo:country="RU" officeooo:rsid="025902fd"/>
    </style:style>
    <style:style style:name="T518" style:family="text">
      <style:text-properties fo:language="ru" fo:country="RU" officeooo:rsid="02594192"/>
    </style:style>
    <style:style style:name="T519" style:family="text">
      <style:text-properties fo:language="ru" fo:country="RU" officeooo:rsid="0255dd9d"/>
    </style:style>
    <style:style style:name="T520" style:family="text">
      <style:text-properties fo:language="ru" fo:country="RU" officeooo:rsid="0254f11a"/>
    </style:style>
    <style:style style:name="T521" style:family="text">
      <style:text-properties fo:language="ru" fo:country="RU" officeooo:rsid="0261cf66"/>
    </style:style>
    <style:style style:name="T522" style:family="text">
      <style:text-properties fo:language="ru" fo:country="RU" officeooo:rsid="025b8fa8"/>
    </style:style>
    <style:style style:name="T523" style:family="text">
      <style:text-properties fo:language="ru" fo:country="RU" officeooo:rsid="025cff1f"/>
    </style:style>
    <style:style style:name="T524" style:family="text">
      <style:text-properties fo:language="ru" fo:country="RU" officeooo:rsid="02b4ae46"/>
    </style:style>
    <style:style style:name="T525" style:family="text">
      <style:text-properties fo:language="ru" fo:country="RU" officeooo:rsid="0263bc64"/>
    </style:style>
    <style:style style:name="T526" style:family="text">
      <style:text-properties fo:language="ru" fo:country="RU" officeooo:rsid="00802041"/>
    </style:style>
    <style:style style:name="T527" style:family="text">
      <style:text-properties fo:language="en" fo:country="US" officeooo:rsid="00802041"/>
    </style:style>
    <style:style style:name="T528" style:family="text">
      <style:text-properties fo:language="ru" fo:country="RU" officeooo:rsid="008d376b"/>
    </style:style>
    <style:style style:name="T529" style:family="text">
      <style:text-properties fo:language="ru" fo:country="RU" officeooo:rsid="008304a2"/>
    </style:style>
    <style:style style:name="T530" style:family="text">
      <style:text-properties fo:language="ru" fo:country="RU" officeooo:rsid="008f19e1"/>
    </style:style>
    <style:style style:name="T531" style:family="text">
      <style:text-properties fo:language="ru" fo:country="RU" officeooo:rsid="028318e7"/>
    </style:style>
    <style:style style:name="T532" style:family="text">
      <style:text-properties officeooo:rsid="008f19e1"/>
    </style:style>
    <style:style style:name="T533" style:family="text">
      <style:text-properties officeooo:rsid="008304a2"/>
    </style:style>
    <style:style style:name="T534" style:family="text">
      <style:text-properties officeooo:rsid="0084dc7a"/>
    </style:style>
    <style:style style:name="T535" style:family="text">
      <style:text-properties officeooo:rsid="0263bc64"/>
    </style:style>
    <style:style style:name="T536" style:family="text">
      <style:text-properties officeooo:rsid="0266bd6e"/>
    </style:style>
    <style:style style:name="T537" style:family="text">
      <style:text-properties officeooo:rsid="02713c70"/>
    </style:style>
    <style:style style:name="T538" style:family="text">
      <style:text-properties officeooo:rsid="00728816"/>
    </style:style>
    <style:style style:name="T539" style:family="text">
      <style:text-properties officeooo:rsid="026f3e58"/>
    </style:style>
    <style:style style:name="T540" style:family="text">
      <style:text-properties fo:language="en" fo:country="US" officeooo:rsid="026f3e58"/>
    </style:style>
    <style:style style:name="T541" style:family="text">
      <style:text-properties officeooo:rsid="026900b8"/>
    </style:style>
    <style:style style:name="T542" style:family="text">
      <style:text-properties officeooo:rsid="02b4ae46"/>
    </style:style>
    <style:style style:name="T543" style:family="text">
      <style:text-properties officeooo:rsid="026b0601"/>
    </style:style>
    <style:style style:name="T544" style:family="text">
      <style:text-properties officeooo:rsid="026be3b6"/>
    </style:style>
    <style:style style:name="T545" style:family="text">
      <style:text-properties officeooo:rsid="0268a832"/>
    </style:style>
    <style:style style:name="T546" style:family="text">
      <style:text-properties officeooo:rsid="0271566e"/>
    </style:style>
    <style:style style:name="T547" style:family="text">
      <style:text-properties officeooo:rsid="02732d59"/>
    </style:style>
    <style:style style:name="T548" style:family="text">
      <style:text-properties officeooo:rsid="028b072b"/>
    </style:style>
    <style:style style:name="T549" style:family="text">
      <style:text-properties officeooo:rsid="0276dd17"/>
    </style:style>
    <style:style style:name="T550" style:family="text">
      <style:text-properties officeooo:rsid="02a70aa3"/>
    </style:style>
    <style:style style:name="T551" style:family="text">
      <style:text-properties fo:language="en" fo:country="US" officeooo:rsid="0276dd17"/>
    </style:style>
    <style:style style:name="T552" style:family="text">
      <style:text-properties fo:language="en" fo:country="US" officeooo:rsid="0278626a"/>
    </style:style>
    <style:style style:name="T553" style:family="text">
      <style:text-properties officeooo:rsid="0278626a"/>
    </style:style>
    <style:style style:name="T554" style:family="text">
      <style:text-properties officeooo:rsid="0277cb64"/>
    </style:style>
    <style:style style:name="T555" style:family="text">
      <style:text-properties fo:language="uk" fo:country="UA" officeooo:rsid="027b79d2"/>
    </style:style>
    <style:style style:name="T556" style:family="text">
      <style:text-properties fo:language="uk" fo:country="UA" officeooo:rsid="027c5baa"/>
    </style:style>
    <style:style style:name="T557" style:family="text">
      <style:text-properties officeooo:rsid="027c5baa"/>
    </style:style>
    <style:style style:name="T558" style:family="text">
      <style:text-properties officeooo:rsid="02789e5e"/>
    </style:style>
    <style:style style:name="T559" style:family="text">
      <style:text-properties officeooo:rsid="02804de0"/>
    </style:style>
    <style:style style:name="T560" style:family="text">
      <style:text-properties officeooo:rsid="0279ac59"/>
    </style:style>
    <style:style style:name="T561" style:family="text">
      <style:text-properties officeooo:rsid="027dcd88"/>
    </style:style>
    <style:style style:name="T562" style:family="text">
      <style:text-properties officeooo:rsid="027e60c7"/>
    </style:style>
    <style:style style:name="T563" style:family="text">
      <style:text-properties officeooo:rsid="0282f395"/>
    </style:style>
    <style:style style:name="T564" style:family="text">
      <style:text-properties officeooo:rsid="028102e1"/>
    </style:style>
    <style:style style:name="T565" style:family="text">
      <style:text-properties officeooo:rsid="028318e7"/>
    </style:style>
    <style:style style:name="T566" style:family="text">
      <style:text-properties officeooo:rsid="02a04880"/>
    </style:style>
    <style:style style:name="T567" style:family="text">
      <style:text-properties officeooo:rsid="028a4671"/>
    </style:style>
    <style:style style:name="T568" style:family="text">
      <style:text-properties officeooo:rsid="0261cf66"/>
    </style:style>
    <style:style style:name="T569" style:family="text">
      <style:text-properties officeooo:rsid="0285a54e"/>
    </style:style>
    <style:style style:name="T570" style:family="text">
      <style:text-properties officeooo:rsid="008d376b"/>
    </style:style>
    <style:style style:name="T571" style:family="text">
      <style:text-properties officeooo:rsid="009308a5"/>
    </style:style>
    <style:style style:name="T572" style:family="text">
      <style:text-properties officeooo:rsid="008fd466"/>
    </style:style>
    <style:style style:name="T573" style:family="text">
      <style:text-properties officeooo:rsid="00855c36"/>
    </style:style>
    <style:style style:name="T574" style:family="text">
      <style:text-properties officeooo:rsid="00962f65"/>
    </style:style>
    <style:style style:name="T575" style:family="text">
      <style:text-properties officeooo:rsid="0287fdbe"/>
    </style:style>
    <style:style style:name="T576" style:family="text">
      <style:text-properties officeooo:rsid="028ae7a0"/>
    </style:style>
    <style:style style:name="T577" style:family="text">
      <style:text-properties officeooo:rsid="029915bd"/>
    </style:style>
    <style:style style:name="T578" style:family="text">
      <style:text-properties officeooo:rsid="0299f1b8"/>
    </style:style>
    <style:style style:name="T579" style:family="text">
      <style:text-properties officeooo:rsid="028d41fa"/>
    </style:style>
    <style:style style:name="T580" style:family="text">
      <style:text-properties officeooo:rsid="028ea693"/>
    </style:style>
    <style:style style:name="T581" style:family="text">
      <style:text-properties officeooo:rsid="028bab87"/>
    </style:style>
    <style:style style:name="T582" style:family="text">
      <style:text-properties officeooo:rsid="028c1fe3"/>
    </style:style>
    <style:style style:name="T583" style:family="text">
      <style:text-properties officeooo:rsid="0292daf4"/>
    </style:style>
    <style:style style:name="T584" style:family="text">
      <style:text-properties officeooo:rsid="02971bad"/>
    </style:style>
    <style:style style:name="T585" style:family="text">
      <style:text-properties officeooo:rsid="02948144"/>
    </style:style>
    <style:style style:name="T586" style:family="text">
      <style:text-properties officeooo:rsid="02964e0d"/>
    </style:style>
    <style:style style:name="T587" style:family="text">
      <style:text-properties officeooo:rsid="02a1efa2"/>
    </style:style>
    <style:style style:name="T588" style:family="text">
      <style:text-properties officeooo:rsid="029e710f"/>
    </style:style>
    <style:style style:name="T589" style:family="text">
      <style:text-properties officeooo:rsid="029ca194"/>
    </style:style>
    <style:style style:name="T590" style:family="text">
      <style:text-properties officeooo:rsid="029d40a5"/>
    </style:style>
    <style:style style:name="T591" style:family="text">
      <style:text-properties officeooo:rsid="02a9a37d"/>
    </style:style>
    <style:style style:name="T592" style:family="text">
      <style:text-properties officeooo:rsid="02a94065"/>
    </style:style>
    <style:style style:name="T593" style:family="text">
      <style:text-properties fo:language="uk" fo:country="UA" officeooo:rsid="02a94065"/>
    </style:style>
    <style:style style:name="T594" style:family="text">
      <style:text-properties fo:language="uk" fo:country="UA" officeooo:rsid="02ab6d3c"/>
    </style:style>
    <style:style style:name="T595" style:family="text">
      <style:text-properties officeooo:rsid="02ab6d3c"/>
    </style:style>
    <style:style style:name="T596" style:family="text">
      <style:text-properties officeooo:rsid="02b1cad3"/>
    </style:style>
    <style:style style:name="T597" style:family="text">
      <style:text-properties officeooo:rsid="02aa89df"/>
    </style:style>
    <style:style style:name="T598" style:family="text">
      <style:text-properties officeooo:rsid="00872a31"/>
    </style:style>
    <style:style style:name="T599" style:family="text">
      <style:text-properties officeooo:rsid="02ad560f"/>
    </style:style>
    <style:style style:name="T600" style:family="text">
      <style:text-properties officeooo:rsid="02ae57dd"/>
    </style:style>
    <style:style style:name="T601" style:family="text">
      <style:text-properties officeooo:rsid="02b0cf9b"/>
    </style:style>
    <style:style style:name="T602" style:family="text">
      <style:text-properties officeooo:rsid="0096650a"/>
    </style:style>
    <style:style style:name="T603" style:family="text">
      <style:text-properties officeooo:rsid="0097db3e"/>
    </style:style>
    <style:style style:name="T604" style:family="text">
      <style:text-properties officeooo:rsid="0088f718"/>
    </style:style>
    <style:style style:name="T605" style:family="text">
      <style:text-properties officeooo:rsid="008bf5b8"/>
    </style:style>
    <style:style style:name="T606" style:family="text">
      <style:text-properties officeooo:rsid="00994bf0"/>
    </style:style>
    <style:style style:name="T607" style:family="text">
      <style:text-properties fo:language="ru" fo:country="RU" fo:font-style="italic" officeooo:rsid="02b00aac" style:font-style-asian="italic" style:font-style-complex="italic"/>
    </style:style>
    <style:style style:name="T608" style:family="text">
      <style:text-properties fo:language="ru" fo:country="RU" fo:font-style="italic" officeooo:rsid="008cece7" style:font-style-asian="italic" style:font-style-complex="italic"/>
    </style:style>
    <style:style style:name="T609" style:family="text">
      <style:text-properties fo:language="ru" fo:country="RU" fo:font-style="italic" officeooo:rsid="009a2e3b" style:font-style-asian="italic" style:font-style-complex="italic"/>
    </style:style>
    <style:style style:name="T610" style:family="text">
      <style:text-properties fo:language="ru" fo:country="RU" fo:font-style="italic" officeooo:rsid="00994bf0" style:font-style-asian="italic" style:font-style-complex="italic"/>
    </style:style>
    <style:style style:name="T611" style:family="text">
      <style:text-properties fo:language="ru" fo:country="RU" fo:font-style="italic" officeooo:rsid="02b5eea8" style:font-style-asian="italic" style:font-style-complex="italic"/>
    </style:style>
    <style:style style:name="T612" style:family="text">
      <style:text-properties fo:language="ru" fo:country="RU" fo:font-style="italic" officeooo:rsid="009bf573" style:font-style-asian="italic" style:font-style-complex="italic"/>
    </style:style>
    <style:style style:name="T613" style:family="text">
      <style:text-properties officeooo:rsid="02b02c21"/>
    </style:style>
    <style:style style:name="T614" style:family="text">
      <style:text-properties officeooo:rsid="009c2d2e"/>
    </style:style>
    <style:style style:name="T615" style:family="text">
      <style:text-properties officeooo:rsid="02b282a9"/>
    </style:style>
    <style:style style:name="T616" style:family="text">
      <style:text-properties fo:language="ru" fo:country="RU" officeooo:rsid="02b1cad3"/>
    </style:style>
    <style:style style:name="T617" style:family="text">
      <style:text-properties fo:language="ru" fo:country="RU" officeooo:rsid="02b282a9"/>
    </style:style>
    <style:style style:name="T618" style:family="text">
      <style:text-properties fo:language="ru" fo:country="RU" officeooo:rsid="009c2d2e"/>
    </style:style>
    <style:style style:name="T619" style:family="text">
      <style:text-properties officeooo:rsid="02bc178a"/>
    </style:style>
    <style:style style:name="T620" style:family="text">
      <style:text-properties officeooo:rsid="009c5849"/>
    </style:style>
    <style:style style:name="T621" style:family="text">
      <style:text-properties officeooo:rsid="009db017"/>
    </style:style>
    <style:style style:name="T622" style:family="text">
      <style:text-properties officeooo:rsid="009fa6ef"/>
    </style:style>
    <style:style style:name="T623" style:family="text">
      <style:text-properties officeooo:rsid="02b36519"/>
    </style:style>
    <style:style style:name="T624" style:family="text">
      <style:text-properties officeooo:rsid="00a0fed5"/>
    </style:style>
    <style:style style:name="T625" style:family="text">
      <style:text-properties officeooo:rsid="00a190af"/>
    </style:style>
    <style:style style:name="T626" style:family="text">
      <style:text-properties fo:language="en" fo:country="US" officeooo:rsid="02cc62ea"/>
    </style:style>
    <style:style style:name="T627" style:family="text">
      <style:text-properties fo:language="en" fo:country="US" officeooo:rsid="00a26c20"/>
    </style:style>
    <style:style style:name="T628" style:family="text">
      <style:text-properties fo:language="ru" fo:country="RU" officeooo:rsid="02d2bd55"/>
    </style:style>
    <style:style style:name="T629" style:family="text">
      <style:text-properties fo:language="ru" fo:country="RU" officeooo:rsid="00a26c20"/>
    </style:style>
    <style:style style:name="T630" style:family="text">
      <style:text-properties fo:language="ru" fo:country="RU" officeooo:rsid="00a42499"/>
    </style:style>
    <style:style style:name="T631" style:family="text">
      <style:text-properties fo:language="ru" fo:country="RU" officeooo:rsid="00a42499" fo:background-color="transparent" loext:char-shading-value="0"/>
    </style:style>
    <style:style style:name="T632" style:family="text">
      <style:text-properties fo:language="ru" fo:country="RU" officeooo:rsid="02d2bd55" fo:background-color="transparent" loext:char-shading-value="0"/>
    </style:style>
    <style:style style:name="T633" style:family="text">
      <style:text-properties fo:language="ru" fo:country="RU" officeooo:rsid="00a5b407" fo:background-color="transparent" loext:char-shading-value="0"/>
    </style:style>
    <style:style style:name="T634" style:family="text">
      <style:text-properties officeooo:rsid="00a80bb1"/>
    </style:style>
    <style:style style:name="T635" style:family="text">
      <style:text-properties officeooo:rsid="02d2eb79"/>
    </style:style>
    <style:style style:name="T636" style:family="text">
      <style:text-properties fo:language="ru" fo:country="RU" fo:font-style="italic" officeooo:rsid="00a9f029" style:font-style-asian="italic" style:font-style-complex="italic"/>
    </style:style>
    <style:style style:name="T637" style:family="text">
      <style:text-properties fo:language="ru" fo:country="RU" fo:font-style="italic" fo:background-color="#ffff00" loext:char-shading-value="0" style:font-style-asian="italic" style:font-style-complex="italic"/>
    </style:style>
    <style:style style:name="T638" style:family="text">
      <style:text-properties officeooo:rsid="00a9f029"/>
    </style:style>
    <style:style style:name="T639" style:family="text">
      <style:text-properties fo:language="ru" fo:country="RU" officeooo:rsid="00a9f029"/>
    </style:style>
    <style:style style:name="T640" style:family="text">
      <style:text-properties officeooo:rsid="00aa4753"/>
    </style:style>
    <style:style style:name="T641" style:family="text">
      <style:text-properties officeooo:rsid="00aa4d4d"/>
    </style:style>
    <style:style style:name="T642" style:family="text">
      <style:text-properties fo:language="ru" fo:country="RU" officeooo:rsid="02d2eb79"/>
    </style:style>
    <style:style style:name="T643" style:family="text">
      <style:text-properties fo:language="ru" fo:country="RU" officeooo:rsid="02d2eb79" fo:background-color="transparent" loext:char-shading-value="0"/>
    </style:style>
    <style:style style:name="T644" style:family="text">
      <style:text-properties officeooo:rsid="02d35170"/>
    </style:style>
    <style:style style:name="T645" style:family="text">
      <style:text-properties fo:language="en" fo:country="US" officeooo:rsid="00ade673"/>
    </style:style>
    <style:style style:name="T646" style:family="text">
      <style:text-properties officeooo:rsid="00ade673"/>
    </style:style>
    <style:style style:name="T647" style:family="text">
      <style:text-properties fo:language="en" fo:country="US" officeooo:rsid="00af457d"/>
    </style:style>
    <style:style style:name="T648" style:family="text">
      <style:text-properties officeooo:rsid="00af457d"/>
    </style:style>
    <style:style style:name="T649" style:family="text">
      <style:text-properties officeooo:rsid="00b056aa"/>
    </style:style>
    <style:style style:name="T650" style:family="text">
      <style:text-properties officeooo:rsid="02d5aacc"/>
    </style:style>
    <style:style style:name="T651" style:family="text">
      <style:text-properties officeooo:rsid="00bbf109"/>
    </style:style>
    <style:style style:name="T652" style:family="text">
      <style:text-properties fo:language="ru" fo:country="RU" fo:font-style="normal" style:font-style-asian="normal" style:font-style-complex="normal"/>
    </style:style>
    <style:style style:name="T653" style:family="text">
      <style:text-properties fo:language="ru" fo:country="RU" fo:font-style="normal" officeooo:rsid="00bbf109" style:font-style-asian="normal" style:font-style-complex="normal"/>
    </style:style>
    <style:style style:name="T654" style:family="text">
      <style:text-properties officeooo:rsid="00be4c7a"/>
    </style:style>
    <style:style style:name="T655" style:family="text">
      <style:text-properties officeooo:rsid="02d7b94c"/>
    </style:style>
    <style:style style:name="T656" style:family="text">
      <style:text-properties officeooo:rsid="00bf98a6"/>
    </style:style>
    <style:style style:name="T657" style:family="text">
      <style:text-properties officeooo:rsid="02d9a952"/>
    </style:style>
    <style:style style:name="T658" style:family="text">
      <style:text-properties fo:language="ru" fo:country="RU" fo:font-style="normal" officeooo:rsid="00bf98a6" style:font-style-asian="normal" style:font-style-complex="normal"/>
    </style:style>
    <style:style style:name="T659" style:family="text">
      <style:text-properties officeooo:rsid="00c045c7"/>
    </style:style>
    <style:style style:name="T660" style:family="text">
      <style:text-properties officeooo:rsid="02d7f38f"/>
    </style:style>
    <style:style style:name="T661" style:family="text">
      <style:text-properties fo:language="uk" fo:country="UA" officeooo:rsid="02d9a952"/>
    </style:style>
    <style:style style:name="T662" style:family="text">
      <style:text-properties fo:language="ru" fo:country="RU" fo:font-style="normal" officeooo:rsid="02d9a952" style:font-style-asian="normal" style:font-style-complex="normal"/>
    </style:style>
    <style:style style:name="T663" style:family="text">
      <style:text-properties fo:language="ru" fo:country="RU" fo:font-style="normal" officeooo:rsid="02db3af5" style:font-style-asian="normal" style:font-style-complex="normal"/>
    </style:style>
    <style:style style:name="T664" style:family="text">
      <style:text-properties fo:language="ru" fo:country="RU" fo:font-style="normal" officeooo:rsid="00c052a1" style:font-style-asian="normal" style:font-style-complex="normal"/>
    </style:style>
    <style:style style:name="T665" style:family="text">
      <style:text-properties officeooo:rsid="00c052a1"/>
    </style:style>
    <style:style style:name="T666" style:family="text">
      <style:text-properties officeooo:rsid="02db3af5"/>
    </style:style>
    <style:style style:name="T667" style:family="text">
      <style:text-properties officeooo:rsid="02dc1565"/>
    </style:style>
    <style:style style:name="T668" style:family="text">
      <style:text-properties officeooo:rsid="00b21120"/>
    </style:style>
    <style:style style:name="T669" style:family="text">
      <style:text-properties officeooo:rsid="0283b520"/>
    </style:style>
    <style:style style:name="T670" style:family="text">
      <style:text-properties officeooo:rsid="02dd9769"/>
    </style:style>
    <style:style style:name="T671" style:family="text">
      <style:text-properties officeooo:rsid="00b28802"/>
    </style:style>
    <style:style style:name="T672" style:family="text">
      <style:text-properties officeooo:rsid="02df8728"/>
    </style:style>
    <style:style style:name="T673" style:family="text">
      <style:text-properties officeooo:rsid="00b3fc80"/>
    </style:style>
    <style:style style:name="T674" style:family="text">
      <style:text-properties officeooo:rsid="02dfa2bc"/>
    </style:style>
    <style:style style:name="T675" style:family="text">
      <style:text-properties officeooo:rsid="02e27a9b"/>
    </style:style>
    <style:style style:name="T676" style:family="text">
      <style:text-properties fo:language="uk" fo:country="UA" officeooo:rsid="02e27a9b"/>
    </style:style>
    <style:style style:name="T677" style:family="text">
      <style:text-properties officeooo:rsid="02e1c0b4"/>
    </style:style>
    <style:style style:name="T678" style:family="text">
      <style:text-properties fo:language="uk" fo:country="UA" officeooo:rsid="02e42229"/>
    </style:style>
    <style:style style:name="T679" style:family="text">
      <style:text-properties officeooo:rsid="02e42229"/>
    </style:style>
    <style:style style:name="T680" style:family="text">
      <style:text-properties fo:language="ru" fo:country="RU" officeooo:rsid="02e27a9b"/>
    </style:style>
    <style:style style:name="T681" style:family="text">
      <style:text-properties fo:language="ru" fo:country="RU" officeooo:rsid="00b5d039" fo:background-color="transparent" loext:char-shading-value="0"/>
    </style:style>
    <style:style style:name="T682" style:family="text">
      <style:text-properties fo:language="ru" fo:country="RU" officeooo:rsid="00b6c7bb" fo:background-color="transparent" loext:char-shading-value="0"/>
    </style:style>
    <style:style style:name="T683" style:family="text">
      <style:text-properties officeooo:rsid="02e3fad6"/>
    </style:style>
    <style:style style:name="T684" style:family="text">
      <style:text-properties officeooo:rsid="02e3fad6" fo:background-color="transparent" loext:char-shading-value="0"/>
    </style:style>
    <style:style style:name="T685" style:family="text">
      <style:text-properties officeooo:rsid="00b6c7bb"/>
    </style:style>
    <style:style style:name="T686" style:family="text">
      <style:text-properties officeooo:rsid="00b825ef"/>
    </style:style>
    <style:style style:name="T687" style:family="text">
      <style:text-properties fo:font-style="italic" style:font-style-asian="italic"/>
    </style:style>
    <style:style style:name="T688" style:family="text">
      <style:text-properties fo:language="ru" fo:country="RU" fo:font-style="italic" style:font-style-asian="italic"/>
    </style:style>
    <style:style style:name="T689" style:family="text">
      <style:text-properties officeooo:rsid="00b9c598"/>
    </style:style>
    <style:style style:name="T690" style:family="text">
      <style:text-properties officeooo:rsid="02e4f272"/>
    </style:style>
    <style:style style:name="T691" style:family="text">
      <style:text-properties officeooo:rsid="00ba60d2"/>
    </style:style>
    <style:style style:name="T692" style:family="text">
      <style:text-properties fo:language="ru" fo:country="RU" officeooo:rsid="02d6df77"/>
    </style:style>
    <style:style style:name="T693" style:family="text">
      <style:text-properties fo:language="ru" fo:country="RU" fo:font-style="italic" officeooo:rsid="00c1e4e3" style:font-style-asian="italic" style:font-style-complex="italic"/>
    </style:style>
    <style:style style:name="T694" style:family="text">
      <style:text-properties fo:language="ru" fo:country="RU" fo:font-style="italic" officeooo:rsid="00c20ba5" style:font-style-asian="italic" style:font-style-complex="italic"/>
    </style:style>
    <style:style style:name="T695" style:family="text">
      <style:text-properties officeooo:rsid="02e676ea"/>
    </style:style>
    <style:style style:name="T696" style:family="text">
      <style:text-properties fo:language="ru" fo:country="RU" fo:font-style="italic" officeooo:rsid="02e676ea" style:font-style-asian="italic" style:font-style-complex="italic"/>
    </style:style>
    <style:style style:name="T697" style:family="text">
      <style:text-properties officeooo:rsid="00c20ba5"/>
    </style:style>
    <style:style style:name="T698" style:family="text">
      <style:text-properties officeooo:rsid="00c321bd"/>
    </style:style>
    <style:style style:name="T699" style:family="text">
      <style:text-properties fo:language="en" fo:country="US" officeooo:rsid="02e676ea"/>
    </style:style>
    <style:style style:name="T700" style:family="text">
      <style:text-properties fo:language="ru" fo:country="RU" fo:font-style="italic" officeooo:rsid="00c321bd" style:font-style-asian="italic" style:font-style-complex="italic"/>
    </style:style>
    <style:style style:name="T701" style:family="text">
      <style:text-properties fo:language="en" fo:country="US" fo:font-style="italic" officeooo:rsid="02e676ea" style:font-style-asian="italic" style:font-style-complex="italic"/>
    </style:style>
    <style:style style:name="T702" style:family="text">
      <style:text-properties officeooo:rsid="02e6dc44"/>
    </style:style>
    <style:style style:name="T703" style:family="text">
      <style:text-properties officeooo:rsid="00c37899"/>
    </style:style>
    <style:style style:name="T704" style:family="text">
      <style:text-properties officeooo:rsid="00c42bee"/>
    </style:style>
    <style:style style:name="T705" style:family="text">
      <style:text-properties officeooo:rsid="00c55d43"/>
    </style:style>
    <style:style style:name="T706" style:family="text">
      <style:text-properties officeooo:rsid="02e7c6ee"/>
    </style:style>
    <style:style style:name="T707" style:family="text">
      <style:text-properties officeooo:rsid="02e911fc"/>
    </style:style>
    <style:style style:name="T708" style:family="text">
      <style:text-properties officeooo:rsid="00c621dc"/>
    </style:style>
    <style:style style:name="T709" style:family="text">
      <style:text-properties officeooo:rsid="00c72a73"/>
    </style:style>
    <style:style style:name="T710" style:family="text">
      <style:text-properties officeooo:rsid="02ea9190"/>
    </style:style>
    <style:style style:name="T711" style:family="text">
      <style:text-properties officeooo:rsid="02ebeba3"/>
    </style:style>
    <style:style style:name="T712" style:family="text">
      <style:text-properties officeooo:rsid="00c7853d"/>
    </style:style>
    <style:style style:name="T713" style:family="text">
      <style:text-properties fo:language="uk" fo:country="UA" officeooo:rsid="02ee2bea"/>
    </style:style>
    <style:style style:name="T714" style:family="text">
      <style:text-properties officeooo:rsid="02eeb606"/>
    </style:style>
    <style:style style:name="T715" style:family="text">
      <style:text-properties officeooo:rsid="02ef850e"/>
    </style:style>
    <style:style style:name="T716" style:family="text">
      <style:text-properties fo:language="ru" fo:country="RU" fo:font-style="italic" officeooo:rsid="02f12cc2" style:font-style-asian="italic" style:font-style-complex="italic"/>
    </style:style>
    <style:style style:name="T717" style:family="text">
      <style:text-properties officeooo:rsid="02f20ba1"/>
    </style:style>
    <style:style style:name="T718" style:family="text">
      <style:text-properties officeooo:rsid="00c8e547"/>
    </style:style>
    <style:style style:name="T719" style:family="text">
      <style:text-properties officeooo:rsid="02f46193"/>
    </style:style>
    <style:style style:name="T720" style:family="text">
      <style:text-properties officeooo:rsid="00c9804a"/>
    </style:style>
    <style:style style:name="T721" style:family="text">
      <style:text-properties officeooo:rsid="02f4e6d5"/>
    </style:style>
    <style:style style:name="T722" style:family="text">
      <style:text-properties officeooo:rsid="00c9df80"/>
    </style:style>
    <style:style style:name="T723" style:family="text">
      <style:text-properties officeooo:rsid="00cac3e2"/>
    </style:style>
    <style:style style:name="T724" style:family="text">
      <style:text-properties officeooo:rsid="02f68d0c"/>
    </style:style>
    <style:style style:name="T725" style:family="text">
      <style:text-properties officeooo:rsid="00cc2bf8"/>
    </style:style>
    <style:style style:name="T726" style:family="text">
      <style:text-properties officeooo:rsid="02f7b90b"/>
    </style:style>
    <style:style style:name="T727" style:family="text">
      <style:text-properties fo:language="ru" fo:country="RU" officeooo:rsid="02f8f0a6"/>
    </style:style>
    <style:style style:name="T728" style:family="text">
      <style:text-properties fo:language="ru" fo:country="RU" officeooo:rsid="00cc2bf8"/>
    </style:style>
    <style:style style:name="T729" style:family="text">
      <style:text-properties fo:language="ru" fo:country="RU" officeooo:rsid="02fc01e8"/>
    </style:style>
    <style:style style:name="T730" style:family="text">
      <style:text-properties fo:language="ru" fo:country="RU" officeooo:rsid="02fc01e8" fo:background-color="transparent" loext:char-shading-value="0"/>
    </style:style>
    <style:style style:name="T731" style:family="text">
      <style:text-properties fo:language="ru" fo:country="RU" officeooo:rsid="03080c9e"/>
    </style:style>
    <style:style style:name="T732" style:family="text">
      <style:text-properties fo:language="ru" fo:country="RU" officeooo:rsid="02fa1757"/>
    </style:style>
    <style:style style:name="T733" style:family="text">
      <style:text-properties officeooo:rsid="02fa1757"/>
    </style:style>
    <style:style style:name="T734" style:family="text">
      <style:text-properties officeooo:rsid="02fbc02c"/>
    </style:style>
    <style:style style:name="T735" style:family="text">
      <style:text-properties officeooo:rsid="02fc01e8"/>
    </style:style>
    <style:style style:name="T736" style:family="text">
      <style:text-properties officeooo:rsid="030656a9"/>
    </style:style>
    <style:style style:name="T737" style:family="text">
      <style:text-properties officeooo:rsid="03015435"/>
    </style:style>
    <style:style style:name="T738" style:family="text">
      <style:text-properties officeooo:rsid="030289dc"/>
    </style:style>
    <style:style style:name="T739" style:family="text">
      <style:text-properties officeooo:rsid="02fd0092"/>
    </style:style>
    <style:style style:name="T740" style:family="text">
      <style:text-properties officeooo:rsid="03035b6f"/>
    </style:style>
    <style:style style:name="T741" style:family="text">
      <style:text-properties officeooo:rsid="03055294"/>
    </style:style>
    <style:style style:name="T742" style:family="text">
      <style:text-properties officeooo:rsid="03080c9e"/>
    </style:style>
    <style:style style:name="T743" style:family="text">
      <style:text-properties fo:language="ru" fo:country="RU" officeooo:rsid="03080c9e" fo:background-color="transparent" loext:char-shading-value="0"/>
    </style:style>
    <style:style style:name="T744" style:family="text">
      <style:text-properties fo:language="ru" fo:country="RU" officeooo:rsid="00cc8ddf"/>
    </style:style>
    <style:style style:name="T745" style:family="text">
      <style:text-properties officeooo:rsid="0308b924"/>
    </style:style>
    <style:style style:name="T746" style:family="text">
      <style:text-properties officeooo:rsid="00cc8ddf"/>
    </style:style>
    <style:style style:name="T747" style:family="text">
      <style:text-properties officeooo:rsid="00ce1bc9"/>
    </style:style>
    <style:style style:name="T748" style:family="text">
      <style:text-properties officeooo:rsid="00cf434c"/>
    </style:style>
    <style:style style:name="T749" style:family="text">
      <style:text-properties officeooo:rsid="00d0e1ad"/>
    </style:style>
    <style:style style:name="T750" style:family="text">
      <style:text-properties officeooo:rsid="00d4e6e2"/>
    </style:style>
    <style:style style:name="T751" style:family="text">
      <style:text-properties officeooo:rsid="00e0ab62"/>
    </style:style>
    <style:style style:name="T752" style:family="text">
      <style:text-properties officeooo:rsid="00d3e2cb"/>
    </style:style>
    <style:style style:name="T753" style:family="text">
      <style:text-properties officeooo:rsid="00d2c268"/>
    </style:style>
    <style:style style:name="T754" style:family="text">
      <style:text-properties officeooo:rsid="00d66c4c"/>
    </style:style>
    <style:style style:name="T755" style:family="text">
      <style:text-properties officeooo:rsid="00d3f096"/>
    </style:style>
    <style:style style:name="T756" style:family="text">
      <style:text-properties officeooo:rsid="00d5b7f7"/>
    </style:style>
    <style:style style:name="T757" style:family="text">
      <style:text-properties officeooo:rsid="00d5de4b"/>
    </style:style>
    <style:style style:name="T758" style:family="text">
      <style:text-properties officeooo:rsid="00deb913"/>
    </style:style>
    <style:style style:name="T759" style:family="text">
      <style:text-properties officeooo:rsid="00d67e1b"/>
    </style:style>
    <style:style style:name="T760" style:family="text">
      <style:text-properties officeooo:rsid="00d85ea4"/>
    </style:style>
    <style:style style:name="T761" style:family="text">
      <style:text-properties officeooo:rsid="00d92365"/>
    </style:style>
    <style:style style:name="T762" style:family="text">
      <style:text-properties officeooo:rsid="00dab151"/>
    </style:style>
    <style:style style:name="T763" style:family="text">
      <style:text-properties officeooo:rsid="00dc1020"/>
    </style:style>
    <style:style style:name="T764" style:family="text">
      <style:text-properties officeooo:rsid="00dcffd1"/>
    </style:style>
    <style:style style:name="T765" style:family="text">
      <style:text-properties officeooo:rsid="00e0d469"/>
    </style:style>
    <style:style style:name="T766" style:family="text">
      <style:text-properties officeooo:rsid="00dd0704"/>
    </style:style>
    <style:style style:name="T767" style:family="text">
      <style:text-properties fo:language="ru" fo:country="RU" officeooo:rsid="00deb913"/>
    </style:style>
    <style:style style:name="T768" style:family="text">
      <style:text-properties officeooo:rsid="00df28e8"/>
    </style:style>
    <style:style style:name="T769" style:family="text">
      <style:text-properties fo:language="ru" fo:country="RU" officeooo:rsid="00e1c528"/>
    </style:style>
    <style:style style:name="T770" style:family="text">
      <style:text-properties officeooo:rsid="00dfe376"/>
    </style:style>
    <style:style style:name="T771" style:family="text">
      <style:text-properties fo:language="ru" fo:country="RU" officeooo:rsid="00dfe376"/>
    </style:style>
    <style:style style:name="T772" style:family="text">
      <style:text-properties fo:language="ru" fo:country="RU" officeooo:rsid="00dfe376" fo:background-color="transparent" loext:char-shading-value="0"/>
    </style:style>
    <style:style style:name="T773" style:family="text">
      <style:text-properties officeooo:rsid="00e032c2"/>
    </style:style>
    <style:style style:name="T774" style:family="text">
      <style:text-properties fo:language="ru" fo:country="RU" officeooo:rsid="00e032c2"/>
    </style:style>
    <style:style style:name="T775" style:family="text">
      <style:text-properties fo:language="ru" fo:country="RU" officeooo:rsid="00e2c59b"/>
    </style:style>
    <style:style style:name="T776" style:family="text">
      <style:text-properties fo:language="en" fo:country="US" officeooo:rsid="00e2c59b"/>
    </style:style>
    <style:style style:name="T777" style:family="text">
      <style:text-properties fo:language="ru" fo:country="RU" officeooo:rsid="00f33f88"/>
    </style:style>
    <style:style style:name="T778" style:family="text">
      <style:text-properties fo:language="ru" fo:country="RU" officeooo:rsid="02e57108"/>
    </style:style>
    <style:style style:name="T779" style:family="text">
      <style:text-properties fo:language="uk" fo:country="UA" officeooo:rsid="02e57108"/>
    </style:style>
    <style:style style:name="T780" style:family="text">
      <style:text-properties officeooo:rsid="02d6df77"/>
    </style:style>
    <style:style style:name="T781" style:family="text">
      <style:text-properties fo:language="uk" fo:country="UA" officeooo:rsid="00e42614"/>
    </style:style>
    <style:style style:name="T782" style:family="text">
      <style:text-properties fo:language="ru" fo:country="RU" officeooo:rsid="00e42614"/>
    </style:style>
    <style:style style:name="T783" style:family="text">
      <style:text-properties officeooo:rsid="00e6945b"/>
    </style:style>
    <style:style style:name="T784" style:family="text">
      <style:text-properties officeooo:rsid="00e8e4e5"/>
    </style:style>
    <style:style style:name="T785" style:family="text">
      <style:text-properties officeooo:rsid="00f7e6ff"/>
    </style:style>
    <style:style style:name="T786" style:family="text">
      <style:text-properties officeooo:rsid="00e9a721"/>
    </style:style>
    <style:style style:name="T787" style:family="text">
      <style:text-properties officeooo:rsid="00f4fb4d"/>
    </style:style>
    <style:style style:name="T788" style:family="text">
      <style:text-properties officeooo:rsid="00ea85e8"/>
    </style:style>
    <style:style style:name="T789" style:family="text">
      <style:text-properties officeooo:rsid="00ecc719"/>
    </style:style>
    <style:style style:name="T790" style:family="text">
      <style:text-properties officeooo:rsid="00edd762"/>
    </style:style>
    <style:style style:name="T791" style:family="text">
      <style:text-properties officeooo:rsid="00eb2c04"/>
    </style:style>
    <style:style style:name="T792" style:family="text">
      <style:text-properties officeooo:rsid="00eec376"/>
    </style:style>
    <style:style style:name="T793" style:family="text">
      <style:text-properties officeooo:rsid="01053f6d"/>
    </style:style>
    <style:style style:name="T794" style:family="text">
      <style:text-properties officeooo:rsid="00f82e8c"/>
    </style:style>
    <style:style style:name="T795" style:family="text">
      <style:text-properties officeooo:rsid="00f0898b"/>
    </style:style>
    <style:style style:name="T796" style:family="text">
      <style:text-properties officeooo:rsid="00f18ee9"/>
    </style:style>
    <style:style style:name="T797" style:family="text">
      <style:text-properties officeooo:rsid="00f2a172"/>
    </style:style>
    <style:style style:name="T798" style:family="text">
      <style:text-properties officeooo:rsid="010142e3"/>
    </style:style>
    <style:style style:name="T799" style:family="text">
      <style:text-properties officeooo:rsid="00f49d59"/>
    </style:style>
    <style:style style:name="T800" style:family="text">
      <style:text-properties officeooo:rsid="00f665fd"/>
    </style:style>
    <style:style style:name="T801" style:family="text">
      <style:text-properties officeooo:rsid="00fa90f5"/>
    </style:style>
    <style:style style:name="T802" style:family="text">
      <style:text-properties officeooo:rsid="00fa1764"/>
    </style:style>
    <style:style style:name="T803" style:family="text">
      <style:text-properties officeooo:rsid="00fbc5f1"/>
    </style:style>
    <style:style style:name="T804" style:family="text">
      <style:text-properties officeooo:rsid="00fc8b22"/>
    </style:style>
    <style:style style:name="T805" style:family="text">
      <style:text-properties officeooo:rsid="00fd6cc6"/>
    </style:style>
    <style:style style:name="T806" style:family="text">
      <style:text-properties officeooo:rsid="00ff5499"/>
    </style:style>
    <style:style style:name="T807" style:family="text">
      <style:text-properties officeooo:rsid="0101af7b"/>
    </style:style>
    <style:style style:name="T808" style:family="text">
      <style:text-properties officeooo:rsid="0106c4e9"/>
    </style:style>
    <style:style style:name="T809" style:family="text">
      <style:text-properties fo:language="uk" fo:country="UA" officeooo:rsid="01053f6d"/>
    </style:style>
    <style:style style:name="T810" style:family="text">
      <style:text-properties fo:language="uk" fo:country="UA" officeooo:rsid="0106c4e9"/>
    </style:style>
    <style:style style:name="T811" style:family="text">
      <style:text-properties fo:language="en" fo:country="US" officeooo:rsid="0106c4e9"/>
    </style:style>
    <style:style style:name="T812" style:family="text">
      <style:text-properties officeooo:rsid="01037842"/>
    </style:style>
    <style:style style:name="T813" style:family="text">
      <style:text-properties officeooo:rsid="0108ae8b"/>
    </style:style>
    <style:style style:name="T814" style:family="text">
      <style:text-properties officeooo:rsid="010a7c81"/>
    </style:style>
    <style:style style:name="T815" style:family="text">
      <style:text-properties officeooo:rsid="0108da9d"/>
    </style:style>
    <style:style style:name="T816" style:family="text">
      <style:text-properties officeooo:rsid="010b2c97"/>
    </style:style>
    <style:style style:name="T817" style:family="text">
      <style:text-properties officeooo:rsid="010c493e"/>
    </style:style>
    <style:style style:name="T818" style:family="text">
      <style:text-properties officeooo:rsid="010d73b7"/>
    </style:style>
    <style:style style:name="T819" style:family="text">
      <style:text-properties fo:language="uk" fo:country="UA" officeooo:rsid="010d73b7"/>
    </style:style>
    <style:style style:name="T820" style:family="text">
      <style:text-properties officeooo:rsid="01120d0e"/>
    </style:style>
    <style:style style:name="T821" style:family="text">
      <style:text-properties officeooo:rsid="0112050c"/>
    </style:style>
    <style:style style:name="T822" style:family="text">
      <style:text-properties fo:language="ru" fo:country="RU" officeooo:rsid="01120d0e"/>
    </style:style>
    <style:style style:name="T823" style:family="text">
      <style:text-properties officeooo:rsid="0112548e"/>
    </style:style>
    <style:style style:name="T824" style:family="text">
      <style:text-properties officeooo:rsid="01137adc"/>
    </style:style>
    <style:style style:name="T825" style:family="text">
      <style:text-properties fo:language="ru" fo:country="RU" officeooo:rsid="01137adc"/>
    </style:style>
    <style:style style:name="T826" style:family="text">
      <style:text-properties officeooo:rsid="01155272"/>
    </style:style>
    <style:style style:name="T827" style:family="text">
      <style:text-properties style:text-line-through-style="solid" style:text-line-through-type="single" fo:language="ru" fo:country="RU" style:text-underline-mode="continuous" style:text-overline-mode="continuous" style:text-line-through-mode="continuous"/>
    </style:style>
    <style:style style:name="T828"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829" style:family="text">
      <style:text-properties fo:color="#c9211e" loext:opacity="100%" fo:language="ru" fo:country="RU"/>
    </style:style>
    <style:style style:name="T830" style:family="text">
      <style:text-properties fo:language="ru" fo:country="RU" fo:background-color="#00ccff" loext:char-shading-value="0"/>
    </style:style>
    <style:style style:name="T83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832" style:family="text">
      <style:text-properties fo:color="#0000ff" loext:opacity="100%"/>
    </style:style>
    <style:style style:name="T833" style:family="text">
      <style:text-properties style:font-name="Liberation Serif" fo:font-size="12pt" style:font-size-asian="12pt" style:font-size-complex="12pt"/>
    </style:style>
    <style:style style:name="T834" style:family="text">
      <style:text-properties fo:language="en" fo:country="US" officeooo:rsid="02d2a205"/>
    </style:style>
    <style:style style:name="T835"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2">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3">…</text:span></text:span><text:span text:style-name="Default_20_Paragraph_20_Font"><text:span text:style-name="T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5">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6">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4">-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4">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4">- Молодец, Лейла! - похвалила козявку </text:span></text:span><text:span text:style-name="Default_20_Paragraph_20_Font"><text:span text:style-name="T10">Эпплгрин</text:span></text:span><text:span text:style-name="Default_20_Paragraph_20_Font"><text:span text:style-name="T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4">- Не пытайтесь уйти, красавчики, - повернулась к нам </text:span></text:span><text:span text:style-name="Default_20_Paragraph_20_Font"><text:span text:style-name="T10">рыжегривая</text:span></text:span><text:span text:style-name="Default_20_Paragraph_20_Font"><text:span text:style-name="T4">. - <text:s/>Мы ведь мо</text:span></text:span><text:span text:style-name="Default_20_Paragraph_20_Font"><text:span text:style-name="T11">гё</text:span></text:span><text:span text:style-name="Default_20_Paragraph_20_Font"><text:span text:style-name="T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0">т</text:span></text:span><text:span text:style-name="Default_20_Paragraph_20_Font"><text:span text:style-name="T4">ы ничего не получи</text:span></text:span><text:span text:style-name="Default_20_Paragraph_20_Font"><text:span text:style-name="T10">шь</text:span></text:span><text:span text:style-name="Default_20_Paragraph_20_Font"><text:span text:style-name="T4">, кроме мороки. Лучше отпусти. </text:span></text:span><text:span text:style-name="Default_20_Paragraph_20_Font"><text:span text:style-name="T10">Т</text:span></text:span><text:span text:style-name="Default_20_Paragraph_20_Font"><text:span text:style-name="T4">ы же не трогае</text:span></text:span><text:span text:style-name="Default_20_Paragraph_20_Font"><text:span text:style-name="T10">шь</text:span></text:span><text:span text:style-name="Default_20_Paragraph_20_Font"><text:span text:style-name="T4"> жеребят, </text:span></text:span><text:span text:style-name="Default_20_Paragraph_20_Font"><text:span text:style-name="T10">Эпплгрин</text:span></text:span><text:span text:style-name="Default_20_Paragraph_20_Font"><text:span text:style-name="T4">?</text:span></text:span></text:p>
      <text:p text:style-name="P12"/>
      <text:p text:style-name="P12"><text:span text:style-name="T8">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4">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4">- Во-вторых, шанс получения потомства можно поднять с помощью магического ритуала “</text:span></text:span><text:span text:style-name="Default_20_Paragraph_20_Font"><text:span text:style-name="T12">Pornis</text:span></text:span><text:span text:style-name="Default_20_Paragraph_20_Font"><text:span text:style-name="T4"> </text:span></text:span><text:span text:style-name="Default_20_Paragraph_20_Font"><text:span text:style-name="T12">erektus</text:span></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3">жк</text:span></text:span><text:span text:style-name="Default_20_Paragraph_20_Font"><text:span text:style-name="T4">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4"> коп</text:span></text:span><text:span text:style-name="Default_20_Paragraph_20_Font"><text:span text:style-name="T4">ы</text:span></text:span><text:span text:style-name="Default_20_Paragraph_20_Font"><text:span text:style-name="T14">тами</text:span></text:span><text:span text:style-name="Default_20_Paragraph_20_Font"><text:span text:style-name="T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5">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6">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5">вкруговую</text:span> помахала копытом <text:span text:style-name="T15">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2">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4">-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7">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8">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8">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9">Ругаться некультурно.</text:span> Ладно-ладно, пока. Ещё увидимся.</text:p>
      <text:p text:style-name="P9"/>
      <text:p text:style-name="P9">Я старательно <text:span text:style-name="T1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8">карабинами</text:span>, и нас не навещают извне. Никто и никогда.</text:p>
      <text:p text:style-name="P9"/>
      <text:p text:style-name="P15"><text:span text:style-name="Default_20_Paragraph_20_Font"><text:span text:style-name="T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3">. Иногда, впрочем, он </text:span></text:span><text:span text:style-name="Default_20_Paragraph_20_Font"><text:span text:style-name="T21">рассказывает новости</text:span></text:span><text:span text:style-name="Default_20_Paragraph_20_Font"><text:span text:style-name="T22"> </text:span></text:span><text:span text:style-name="Default_20_Paragraph_20_Font"><text:span text:style-name="T21">“извне” или </text:span></text:span><text:span text:style-name="Default_20_Paragraph_20_Font"><text:span text:style-name="T3">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8">этажом ниже</text:span>. <text:span text:style-name="T18">Уродливые круглые часы на стене показывали - до ужина оставалось семнадцать минут.</text:span> Радио Ватикана сонно <text:span text:style-name="T18">бормотало</text:span> очередную миротворческую молитву <text:span text:style-name="T18">сквозь помехи</text:span>.</text:p>
      <text:p text:style-name="P9"/>
      <text:p text:style-name="P12">…шшш…</text:p>
      <text:p text:style-name="P12"/>
      <text:p text:style-name="P10"><text:span text:style-name="Default_20_Paragraph_20_Font"><text:span text:style-name="T12">sanctificetur</text:span></text:span><text:span text:style-name="Default_20_Paragraph_20_Font"><text:span text:style-name="T4"> </text:span></text:span><text:span text:style-name="Default_20_Paragraph_20_Font"><text:span text:style-name="T12">nomen</text:span></text:span><text:span text:style-name="Default_20_Paragraph_20_Font"><text:span text:style-name="T4"> </text:span></text:span><text:span text:style-name="Default_20_Paragraph_20_Font"><text:span text:style-name="T12">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2">ne nuclear bellum. Amen…</text:span></text:span></text:p>
      <text:p text:style-name="P13"/>
      <text:p text:style-name="P12">…шшшссс…</text:p>
      <text:p text:style-name="P12"/>
      <text:p text:style-name="P9">Речь Папы была проникновенна и сильна <text:span text:style-name="T1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3">-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9">седьмой</text:span> палате привык. Оброс социальными связями, завёл хозяйство. Паука, вот, под кроватью приручил. <text:span text:style-name="T23">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3">-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3"> </text:span></text:span><text:span text:style-name="Default_20_Paragraph_20_Font"><text:span text:style-name="T24">бывшие</text:span></text:span><text:span text:style-name="Default_20_Paragraph_20_Font"><text:span text:style-name="T3"> </text:span></text:span><text:span text:style-name="Default_20_Paragraph_20_Font"><text:span text:style-name="T20">коллеги </text:span></text:span><text:span text:style-name="Default_20_Paragraph_20_Font"><text:span text:style-name="T3">–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3">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4">самым </text:span></text:span><text:span text:style-name="Default_20_Paragraph_20_Font"><text:span text:style-name="T3">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3">Джет виновато смотрит на меня. Вот глупая пегаска! Она </text:span></text:span><text:span text:style-name="Default_20_Paragraph_20_Font"><text:span text:style-name="T2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9">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9">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3">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6">Облако в виде смешной крылатой лошадки приближалось по небосводу к серым корпусам больницы</text:span></text:span><text:span text:style-name="Default_20_Paragraph_20_Font"><text:span text:style-name="T3">.</text:span></text:span></text:p>
      <text:p text:style-name="P9"/>
      <text:p text:style-name="P10"><text:span text:style-name="Default_20_Paragraph_20_Font"><text:span text:style-name="T3">Наконец Алекс пожал плечами и </text:span></text:span><text:span text:style-name="Default_20_Paragraph_20_Font"><text:span text:style-name="T26">посмотрел мне в глаза</text:span></text:span><text:span text:style-name="Default_20_Paragraph_20_Font"><text:span text:style-name="T3">.</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9">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9">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3">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30">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0">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0">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3">-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1">Правительство запретило.</text:span></text:span><text:span text:style-name="Default_20_Paragraph_20_Font"><text:span text:style-name="T3">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3"> нужен, скорее, для твоей </text:span></text:span><text:span text:style-name="Default_20_Paragraph_20_Font"><text:span text:style-name="T20">же </text:span></text:span><text:span text:style-name="Default_20_Paragraph_20_Font"><text:span text:style-name="T3">защиты, чем...</text:span></text:span></text:p>
      <text:p text:style-name="P12"/>
      <text:p text:style-name="P9">- Понятно.</text:p>
      <text:p text:style-name="P9"/>
      <text:p text:style-name="P10"><text:span text:style-name="Default_20_Paragraph_20_Font"><text:span text:style-name="T3">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11"/>
      <text:p text:style-name="P10"><text:span text:style-name="Default_20_Paragraph_20_Font"><text:span text:style-name="T3">-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3">.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3">вот </text:span></text:span><text:span text:style-name="Default_20_Paragraph_20_Font"><text:span text:style-name="T20">условиях</text:span></text:span><text:span text:style-name="Default_20_Paragraph_20_Font"><text:span text:style-name="T3">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0">откинулся</text:span> на <text:span text:style-name="T30">спинку</text:span> стул<text:span text:style-name="T30">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3">- Дед, вот ты зря корчишь из себя такого прожжённого циника. Я-то знаю, что ты не такой. </text:span></text:span><text:span text:style-name="Default_20_Paragraph_20_Font"><text:span text:style-name="T20">Да не хмурься,</text:span></text:span><text:span text:style-name="Default_20_Paragraph_20_Font"><text:span text:style-name="T3">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1">бледные наседают на пятки</text:span></text:span><text:span text:style-name="Default_20_Paragraph_20_Font"><text:span text:style-name="T3">.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2">симуляторами</text:span></text:span><text:span text:style-name="Default_20_Paragraph_20_Font"><text:span text:style-name="T3">, — и, самое главное, выдумать правдоподобную причину перед старцами </text:span></text:span><text:span text:style-name="Default_20_Paragraph_20_Font"><text:span text:style-name="T31">из правительства</text:span></text:span><text:span text:style-name="Default_20_Paragraph_20_Font"><text:span text:style-name="T3">, почему нам нужно финансирование на очередного оператора </text:span></text:span><text:span text:style-name="Default_20_Paragraph_20_Font"><text:span text:style-name="T33">обучения</text:span></text:span><text:span text:style-name="Default_20_Paragraph_20_Font"><text:span text:style-name="T3">. Другой бы давно плюнул на такую работу! Одна нервотрёпка за небольшие — да, представь </text:span></text:span><text:soft-page-break/><text:span text:style-name="Default_20_Paragraph_20_Font"><text:span text:style-name="T3">себе, сравнительно небольшие — деньги! Но если не мы — то кто? Кто защитит страну? </text:span></text:span><text:span text:style-name="Default_20_Paragraph_20_Font"><text:span text:style-name="T31">Ракетчики</text:span></text:span><text:span text:style-name="Default_20_Paragraph_20_Font"><text:span text:style-name="T3">?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1">юнцу</text:span></text:span><text:span text:style-name="Default_20_Paragraph_20_Font"><text:span text:style-name="T3">.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0">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0">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4">бумажку</text:span> и аккуратно препроводив <text:span text:style-name="T34">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4">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5">Суммарно одиннадцать лет обучения. </text:span></text:span><text:span text:style-name="Default_20_Paragraph_20_Font"><text:span text:style-name="T3">Ничего лучшего у нас нет. У ракетчиков всё </text:span></text:span><text:soft-page-break/><text:span text:style-name="Default_20_Paragraph_20_Font"><text:span text:style-name="T3">очень печально – то, что они гордо называют “Стратегический</text:span></text:span><text:span text:style-name="Default_20_Paragraph_20_Font"><text:span text:style-name="T20"> </text:span></text:span><text:span text:style-name="Default_20_Paragraph_20_Font"><text:span text:style-name="T36">A</text:span></text:span><text:span text:style-name="Default_20_Paragraph_20_Font"><text:span text:style-name="T37">I</text:span></text:span><text:span text:style-name="Default_20_Paragraph_20_Font"><text:span text:style-name="T20"> </text:span></text:span><text:span text:style-name="Default_20_Paragraph_20_Font"><text:span text:style-name="T38">P</text:span></text:span><text:span text:style-name="Default_20_Paragraph_20_Font"><text:span text:style-name="T39">HOENIX</text:span></text:span><text:span text:style-name="Default_20_Paragraph_20_Font"><text:span text:style-name="T3">”, годится разве что для улучшенного автопилота штурмового дрона. </text:span></text:span><text:span text:style-name="Default_20_Paragraph_20_Font"><text:span text:style-name="T35">Три года обучения — считай, ничего, по нынешним меркам.</text:span></text:span><text:span text:style-name="Default_20_Paragraph_20_Font"><text:span text:style-name="T3"> Не говоря уже о том, что мы </text:span></text:span><text:span text:style-name="Default_20_Paragraph_20_Font"><text:span text:style-name="T35">пока </text:span></text:span><text:span text:style-name="Default_20_Paragraph_20_Font"><text:span text:style-name="T3">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3">-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5">Феникса</text:span></text:span><text:span text:style-name="Default_20_Paragraph_20_Font"><text:span text:style-name="T3"> – недостижимое преимущество в теперешних реалиях. К счастью, <text:s/>их </text:span></text:span><text:span text:style-name="Default_20_Paragraph_20_Font"><text:span text:style-name="T35">Цезарь</text:span></text:span><text:span text:style-name="Default_20_Paragraph_20_Font"><text:span text:style-name="T3">, как и </text:span></text:span><text:span text:style-name="Default_20_Paragraph_20_Font"><text:span text:style-name="T35">Феникс</text:span></text:span><text:span text:style-name="Default_20_Paragraph_20_Font"><text:span text:style-name="T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3">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3">.</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0">ё</text:span>т <text:span text:style-name="T40">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3">-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3">,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3">- А знаешь, что самое страшное </text:span></text:span><text:span text:style-name="Default_20_Paragraph_20_Font"><text:span text:style-name="T20">видится </text:span></text:span><text:span text:style-name="Default_20_Paragraph_20_Font"><text:span text:style-name="T3">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9">Перед этим секунду посмотрев на </text:span><text:span text:style-name="T40">картинку</text:span><text:span text:style-name="T19">. </text:span>При этом ещё <text:span text:style-name="T40">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1">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4">Оно п</text:span></text:span><text:span text:style-name="Default_20_Paragraph_20_Font"><text:span text:style-name="T4">овсюду. </text:span></text:span><text:span text:style-name="Default_20_Paragraph_20_Font"><text:span text:style-name="T14">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4">- </text:span></text:span><text:span text:style-name="Default_20_Paragraph_20_Font"><text:span text:style-name="T42">Я ЖЕ ПРЕДУПРЕЖДАЛА, ПОТИШЕ!!!</text:span></text:span><text:span text:style-name="Default_20_Paragraph_20_Font"><text:span text:style-name="T4">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3">живот</text:span>.</text:p>
      <text:p text:style-name="P12"/>
      <text:p text:style-name="P10"><text:span text:style-name="Default_20_Paragraph_20_Font"><text:span text:style-name="T4">- </text:span></text:span><text:span text:style-name="Default_20_Paragraph_20_Font"><text:span text:style-name="T42">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4">- </text:span></text:span><text:span text:style-name="Default_20_Paragraph_20_Font"><text:span text:style-name="T42">ЕЩЁ И РУГАЕТСЯ,</text:span></text:span><text:span text:style-name="Default_20_Paragraph_20_Font"><text:span text:style-name="T4"> - недовольно замечает дракон. - </text:span></text:span><text:span text:style-name="Default_20_Paragraph_20_Font"><text:span text:style-name="T42">СЛИШКОМ СЫРОЙ</text:span></text:span><text:span text:style-name="Default_20_Paragraph_20_Font"><text:span text:style-name="T4">. </text:span></text:span><text:span text:style-name="Default_20_Paragraph_20_Font"><text:span text:style-name="T42">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3">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2">- НЕНАВИЖУ ПОНЯЧЬЮ МАГИЮ! НЕ ВЫНОШУ ПОНИ!!! ВИДЕТЬ ИХ БОЛЬШЕ НЕ ХОЧУ В СВОЁМ ГНЕЗДЕ!</text:span></text:span><text:span text:style-name="Default_20_Paragraph_20_Font"><text:span text:style-name="T4">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3">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3">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3">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2">- Называй меня… Эээ… Хуман! </text:span></text:span><text:span text:style-name="Default_20_Paragraph_20_Font"><text:span text:style-name="T4">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4">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4">в случае</text:span> тревог<text:span text:style-name="T44">и</text:span> критично важно добраться до убежища за шестнадцать минут. Ровно столько потребуется гиперзвуковым ракетам бледных, чтобы достигнуть <text:span text:style-name="T44">города</text:span>. <text:span text:style-name="T44">Не поддавайтесь панике,</text:span> <text:span text:style-name="T44">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4">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5">указательного</text:span> пальца к пыльному динамику. Пока я с удивлением рассматривал руку, ретранслятор в ответ неожиданно громко <text:span text:style-name="T44">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4">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4">По воротнику его пижамы бежала </text:span><text:span text:style-name="T46">влажная </text:span><text:span text:style-name="T44">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6">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6">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6">и всё такое</text:span>. Гейзенберг мог бы тебе рассказать подробнее <text:span text:style-name="T46">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6">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6">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7">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7">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7">вшись</text:span>, вытер рот рукавом и обиженно оглянулся через плечо.</text:p>
      <text:p text:style-name="P9"/>
      <text:p text:style-name="P10"><text:span text:style-name="Default_20_Paragraph_20_Font"><text:span text:style-name="T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6">притянуто за уши, а камни годятся </text:span></text:span><text:span text:style-name="Default_20_Paragraph_20_Font"><text:span text:style-name="T3">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7">в воздух</text:span> и, повторяя в обратном порядке траекторию полёта, вернулась на вилку.</text:p>
      <text:p text:style-name="P25">Я <text:span text:style-name="T48">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8">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8">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9">восьмую</text:span> палату? Так вот, перевод отменяется. Остаёшься в <text:span text:style-name="T49">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9">один</text:span>. Хэвэн <text:span text:style-name="T49">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4">Я продолжаю смеяться до тех пор, пока сияние не выжигает мне глаза…</text:span></text:span><text:span text:style-name="Default_20_Paragraph_20_Font"><text:span text:style-name="T4"><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0">Д</text:span><text:span text:style-name="T51">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иглашал</text:span>.</text:p>
      <text:p text:style-name="P9"><text:soft-page-break/>- Хм. <text:span text:style-name="T28">В твоих словах </text:span>есть что-то знакомое, - недоверчиво х<text:span text:style-name="T28">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8">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2">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3">- А-</text:span></text:span><text:span text:style-name="Default_20_Paragraph_20_Font"><text:span text:style-name="T53">а-а</text:span></text:span><text:span text:style-name="Default_20_Paragraph_20_Font"><text:span text:style-name="T3">, эт-</text:span></text:span><text:span text:style-name="Default_20_Paragraph_20_Font"><text:span text:style-name="T54">то</text:span></text:span><text:span text:style-name="Default_20_Paragraph_20_Font"><text:span text:style-name="T3"> </text:span></text:span><text:span text:style-name="Default_20_Paragraph_20_Font"><text:span text:style-name="T53">т-</text:span></text:span><text:span text:style-name="Default_20_Paragraph_20_Font"><text:span text:style-name="T3">ты, Дедлайн, - облегчённо выдохнул Гейзенберг, выплюнув на ладонь </text:span></text:span><text:span text:style-name="Default_20_Paragraph_20_Font"><text:span text:style-name="T53">мини</text:span></text:span><text:span text:style-name="Default_20_Paragraph_20_Font"><text:span text:style-name="T3">плеер </text:span></text:span><text:span text:style-name="Default_20_Paragraph_20_Font"><text:span text:style-name="T53">с наушниками-горошинами</text:span></text:span><text:span text:style-name="Default_20_Paragraph_20_Font"><text:span text:style-name="T3">. - </text:span></text:span><text:span text:style-name="Default_20_Paragraph_20_Font"><text:span text:style-name="T53">Н-н</text:span></text:span><text:span text:style-name="Default_20_Paragraph_20_Font"><text:span text:style-name="T3">апугал. На той неделе </text:span></text:span><text:span text:style-name="Default_20_Paragraph_20_Font"><text:span text:style-name="T53">Л-</text:span></text:span><text:span text:style-name="Default_20_Paragraph_20_Font"><text:span text:style-name="T54">Л</text:span></text:span><text:span text:style-name="Default_20_Paragraph_20_Font"><text:span text:style-name="T3">еннона </text:span></text:span><text:span text:style-name="Default_20_Paragraph_20_Font"><text:span text:style-name="T53">з-</text:span></text:span><text:span text:style-name="Default_20_Paragraph_20_Font"><text:span text:style-name="T3">застукали с добытой </text:span></text:span><text:span text:style-name="Default_20_Paragraph_20_Font"><text:span text:style-name="T53">а-</text:span></text:span><text:span text:style-name="Default_20_Paragraph_20_Font"><text:span text:style-name="T3">аудиоклипсой, так изъяли и </text:span></text:span><text:span text:style-name="Default_20_Paragraph_20_Font"><text:span text:style-name="T53">п-</text:span></text:span><text:span text:style-name="Default_20_Paragraph_20_Font"><text:span text:style-name="T3">потом всю палату </text:span></text:span><text:span text:style-name="Default_20_Paragraph_20_Font"><text:span text:style-name="T53">п-п-</text:span></text:span><text:span text:style-name="Default_20_Paragraph_20_Font"><text:span text:style-name="T3">прошмонали. У </text:span></text:span><text:span text:style-name="Default_20_Paragraph_20_Font"><text:span text:style-name="T54">Б-Б</text:span></text:span><text:span text:style-name="Default_20_Paragraph_20_Font"><text:span text:style-name="T3">исмарка нашли флэшку с </text:span></text:span><text:span text:style-name="Default_20_Paragraph_20_Font"><text:span text:style-name="T53">з-</text:span></text:span><text:span text:style-name="Default_20_Paragraph_20_Font"><text:span text:style-name="T20">записями </text:span></text:span><text:span text:style-name="Default_20_Paragraph_20_Font"><text:span text:style-name="T3">Э</text:span></text:span><text:span text:style-name="Default_20_Paragraph_20_Font"><text:span text:style-name="T20">лвиса —</text:span></text:span><text:span text:style-name="Default_20_Paragraph_20_Font"><text:span text:style-name="T3"> </text:span></text:span><text:span text:style-name="Default_20_Paragraph_20_Font"><text:span text:style-name="T53">н-</text:span></text:span><text:span text:style-name="Default_20_Paragraph_20_Font"><text:span text:style-name="T3">ну, того, что </text:span></text:span><text:span text:style-name="Default_20_Paragraph_20_Font"><text:span text:style-name="T53">м-</text:span></text:span><text:span text:style-name="Default_20_Paragraph_20_Font"><text:span text:style-name="T3">музыкант, а не наш со </text:span></text:span><text:span text:style-name="Default_20_Paragraph_20_Font"><text:span text:style-name="T53">в-</text:span></text:span><text:span text:style-name="Default_20_Paragraph_20_Font"><text:span text:style-name="T3">второй палаты. Беднягу чуть </text:span></text:span><text:span text:style-name="Default_20_Paragraph_20_Font"><text:span text:style-name="T53">и-</text:span></text:span><text:span text:style-name="Default_20_Paragraph_20_Font"><text:span text:style-name="T3">инфаркт не схватил. Набросился на </text:span></text:span><text:span text:style-name="Default_20_Paragraph_20_Font"><text:span text:style-name="T53">с-</text:span></text:span><text:span text:style-name="Default_20_Paragraph_20_Font"><text:span text:style-name="T3">санитаров с </text:span></text:span><text:span text:style-name="Default_20_Paragraph_20_Font"><text:span text:style-name="T53">к-к-</text:span></text:span><text:span text:style-name="Default_20_Paragraph_20_Font"><text:span text:style-name="T3">кулаками. Сидит теперь в </text:span></text:span><text:span text:style-name="Default_20_Paragraph_20_Font"><text:span text:style-name="T53">к-</text:span></text:span><text:span text:style-name="Default_20_Paragraph_20_Font"><text:span text:style-name="T3">карцере, слушает «</text:span></text:span>Raised<text:span text:style-name="Default_20_Paragraph_20_Font"><text:span text:style-name="T3"> </text:span></text:span>On<text:span text:style-name="Default_20_Paragraph_20_Font"><text:span text:style-name="T3"> </text:span></text:span>Rock<text:span text:style-name="Default_20_Paragraph_20_Font"><text:span text:style-name="T3">» по памяти.</text:span></text:span></text:p>
      <text:p text:style-name="P9"/>
      <text:p text:style-name="P9">Гейзенберг протёр рукавом плеер <text:span text:style-name="T52">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3">- Да погоди ты со своим долгом! - отмахнулся я. - </text:span></text:span><text:span text:style-name="Default_20_Paragraph_20_Font"><text:span text:style-name="T20">Е</text:span></text:span><text:span text:style-name="Default_20_Paragraph_20_Font"><text:span text:style-name="T3">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5">и</text:span>шла пора преподать тебе <text:span text:style-name="T55">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4">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4">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3"> в этот раз не смо</text:span></text:span><text:span text:style-name="Default_20_Paragraph_20_Font"><text:span text:style-name="T20">гут</text:span></text:span><text:span text:style-name="Default_20_Paragraph_20_Font"><text:span text:style-name="T3"> – правых крыльев у </text:span></text:span><text:span text:style-name="Default_20_Paragraph_20_Font"><text:span text:style-name="T20">нас </text:span></text:span><text:span text:style-name="Default_20_Paragraph_20_Font"><text:span text:style-name="T3">уже нет никаких. </text:span></text:span><text:span text:style-name="Default_20_Paragraph_20_Font"><text:span text:style-name="T20">Разве что т</text:span></text:span><text:span text:style-name="Default_20_Paragraph_20_Font"><text:span text:style-name="T3">ы</text:span></text:span><text:span text:style-name="Default_20_Paragraph_20_Font"><text:span text:style-name="T20"> согласна летать с двумя лев</text:span></text:span><text:span text:style-name="Default_20_Paragraph_20_Font"><text:span text:style-name="T3">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6">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6">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7">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7">обучения</text:span> хватало на меньшее время. Под конец лишь только формальности <text:span text:style-name="T57">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7">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9">о</text:span> <text:span text:style-name="T49">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9">х</text:span> полминуты, <text:span text:style-name="T59">пока</text:span> кодовая фраза проникла в остатки сознания Учителя. Губы Терминатора дёрнулись.</text:p>
      <text:p text:style-name="P9"/>
      <text:p text:style-name="P9">- Оператор - <text:span text:style-name="T59">Т</text:span>ридцать <text:span text:style-name="T59">Ч</text:span>етыре. Я готов учить тебя, Хэвэн, - прошептал он в ответ.</text:p>
      <text:p text:style-name="P9">- Приветствие принято, оператор - <text:span text:style-name="T59">Т</text:span>ридцать <text:span text:style-name="T59">Ч</text:span>етыре. Начинаем <text:span text:style-name="T59">Д</text:span>иалог. Передаю управление оператору - <text:span text:style-name="T59">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9">сбивчивые </text:span>ответы.</text:p>
      <text:p text:style-name="P9"/>
      <text:p text:style-name="P9">- Каков был класс твоей защиты в последнем <text:span text:style-name="T59">Д</text:span>иалоге?</text:p>
      <text:p text:style-name="P9">- <text:span text:style-name="T59">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9">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9">Т</text:span>ридцать <text:span text:style-name="T59">Ч</text:span>етыре. Закрываю <text:span text:style-name="T59">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45» </text:span></text:span><text:span text:style-name="Default_20_Paragraph_20_Font"><text:span text:style-name="T60">теоретически </text:span></text:span><text:span text:style-name="Default_20_Paragraph_20_Font"><text:span text:style-name="T3">эквивалентен тридцатому, но </text:span></text:span><text:span text:style-name="Default_20_Paragraph_20_Font"><text:span text:style-name="T60">он ещё никогда не применялся, это на крайний</text:span></text:span><text:span text:style-name="Default_20_Paragraph_20_Font"><text:span text:style-name="T3"> случа</text:span></text:span><text:span text:style-name="Default_20_Paragraph_20_Font"><text:span text:style-name="T60">й</text:span></text:span><text:span text:style-name="Default_20_Paragraph_20_Font"><text:span text:style-name="T3">,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5">Радио молчало. С указательного пальца привычно соскочила голубая искра и п</text:span>ыльный ящик <text:span text:style-name="T45">ожил. Динамик </text:span>разразился очередной порцией свистов.</text:p>
      <text:p text:style-name="P9"/>
      <text:p text:style-name="P10"><text:span text:style-name="Default_20_Paragraph_20_Font"><text:span text:style-name="T4">…</text:span></text:span><text:span text:style-name="Default_20_Paragraph_20_Font"><text:span text:style-name="T12">cc</text:span></text:span><text:span text:style-name="Default_20_Paragraph_20_Font"><text:span text:style-name="T4">шшш… могут быть спокойны - звено истребителей с самолётом аэроразведки патрулируют небо над столицей. </text:span></text:span><text:span text:style-name="Default_20_Paragraph_20_Font"><text:span text:style-name="T61">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4">вопрос переноса выборов виду напряжённой обстановки </text:span></text:span><text:span text:style-name="Default_20_Paragraph_20_Font"><text:span text:style-name="T62">у границ </text:span></text:span><text:span text:style-name="Default_20_Paragraph_20_Font"><text:span text:style-name="T4">...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3">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3">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4">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4">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4">Полёт завершается мягкой посадкой на траву у самого куста.</text:span> Ветви <text:span text:style-name="T64">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5">унитаза</text:span>, груду измятых вёдер, <text:span text:style-name="T66">с</text:span><text:span text:style-name="T65">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5">технического </text:span>лаза, <text:span text:style-name="T65">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5">ам</text:span> на второй этаж — ни в коем случае не на первый - считай тройники на трубе! <text:span text:style-name="T65">Каждый этаж — это тройник!</text:span> С первого <text:span text:style-name="T65">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5">вытри следы и </text:span>закрой за собой дверцу — иначе спалишь тропу.</text:p>
      <text:p text:style-name="P9">Не пытайся выйти <text:span text:style-name="T65">с</text:span> парадного входа! Там <text:span text:style-name="T65">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5">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7">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7">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7">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7">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7">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7">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7">магов </text:span><text:span text:style-name="T68">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7">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7">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9">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0">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0">ЛЮБЯЩЕГО</text:span> её и <text:span text:style-name="T70">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3">-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 </text:span></text:span>Erectus<text:span text:style-name="Default_20_Paragraph_20_Font"><text:span text:style-name="T3">.</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1">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1">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2">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2">м</text:span>артфона девушки и их чадящие дорогими вейпами парни? <text:span text:style-name="T7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2">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2">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2">с ней </text:span>на избранные темы, <text:span text:style-name="T7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3">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3">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3">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3">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3">с</text:span>лышан<text:span text:style-name="T73">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3">“</text:span></text:span><text:span text:style-name="Default_20_Paragraph_20_Font"><text:span text:style-name="T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text:span></text:span></text:p>
      <text:p text:style-name="P9"/>
      <text:p text:style-name="P9">Я <text:span text:style-name="T73">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3">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3">Я одел наушники и закрепил присоски на висках. Потом воткнул нейроинтерфейс в </text:span></text:span>USB<text:span text:style-name="Default_20_Paragraph_20_Font"><text:span text:style-name="T3">-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3">… Добро пожаловать в интерактивную среду программно-аппаратного комплекса “</text:span></text:span>Heaven<text:span text:style-name="Default_20_Paragraph_20_Font"><text:span text:style-name="T3">”</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3">Я протянул руку к очкам, опуская их на глаза. И в последний момент свободной рукой вытащил конец </text:span></text:span>USB<text:span text:style-name="Default_20_Paragraph_20_Font"><text:span text:style-name="T3">-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3"/></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4">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4">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4">Д</text:span>иалог.</text:p>
      <text:p text:style-name="P11"/>
      <text:p text:style-name="P2">***</text:p>
      <text:p text:style-name="P2"/>
      <text:p text:style-name="P9"><text:soft-page-break/>Дрожащее пламя свечи отбрасывает фантастические тени на <text:span text:style-name="T75">каменные </text:span>стены башни. В каменных нишах стоят ряды пузатых бутылочек, баночек, <text:span text:style-name="T75">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5">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8">право слово</text:span>!</text:p>
      <text:p text:style-name="P9"/>
      <text:p text:style-name="P9">Я <text:span text:style-name="T75">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5">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3">- Нет, не так! Я не знаю, как у хуманов, а у нас если каждый день не корректировать орбиты Эквуса и </text:span></text:span><text:span text:style-name="Default_20_Paragraph_20_Font"><text:span text:style-name="T76">л</text:span></text:span><text:span text:style-name="Default_20_Paragraph_20_Font"><text:span text:style-name="T3">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7">сил </text:span></text:span><text:span text:style-name="Default_20_Paragraph_20_Font"><text:span text:style-name="T3">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8">пятьдесят </text:span></text:span><text:span text:style-name="Default_20_Paragraph_20_Font"><text:span text:style-name="T79">лет</text:span></text:span><text:span text:style-name="Default_20_Paragraph_20_Font"><text:span text:style-name="T78"> </text:span></text:span><text:span text:style-name="Default_20_Paragraph_20_Font"><text:span text:style-name="T3">назад, сразу после битвы, нарушившей баланс светил?</text:span></text:span></text:p>
      <text:p text:style-name="P9">- Сколько? - тупо спр<text:span text:style-name="T80">ашиваю</text:span> я.</text:p>
      <text:p text:style-name="P9">- Двести пятьдесят четыре! - ешё горше рыда<text:span text:style-name="T80">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0">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0">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1">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2">след</text:span> за <text:span text:style-name="T82">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3">Солнце заливает </text:span></text:span><text:span text:style-name="Default_20_Paragraph_20_Font"><text:span text:style-name="T84">равнину</text:span></text:span><text:span text:style-name="Default_20_Paragraph_20_Font"><text:span text:style-name="T83"> золотистым сиянием. Ласковый ветер едва заметным дуновением притрагивается к коже, щекочет уши и </text:span></text:span><text:span text:style-name="Default_20_Paragraph_20_Font"><text:span text:style-name="T85">надвигает чёлку на глаза</text:span></text:span><text:span text:style-name="Default_20_Paragraph_20_Font"><text:span text:style-name="T83">. Синеватые облака цепляются грузными телами за вершины </text:span></text:span><text:span text:style-name="Default_20_Paragraph_20_Font"><text:span text:style-name="T84">далёких </text:span></text:span><text:span text:style-name="Default_20_Paragraph_20_Font"><text:span text:style-name="T83">гор и уносятся за горизонт, теряя по пути седые космы.</text:span></text:span></text:p>
      <text:p text:style-name="P43"><text:span text:style-name="Default_20_Paragraph_20_Font"><text:span text:style-name="T83"/></text:span></text:p>
      <text:p text:style-name="P44"><text:span text:style-name="Default_20_Paragraph_20_Font"><text:span text:style-name="T85">Весь мир молчит.</text:span></text:span></text:p>
      <text:p text:style-name="P45"><text:soft-page-break/><text:span text:style-name="Default_20_Paragraph_20_Font"><text:span text:style-name="T83"/></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6">безопасней для меня</text:span>, но <text:span text:style-name="T86">второй раз она мне фору не предоставит</text:span>. <text:span text:style-name="T86">А крылья дают ей возможность почти мгновенно перемещаться — подловить её с ними и пробить защиту почти нереально. </text:span>Приходится <text:span text:style-name="T86">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6">горная</text:span> речушка. Кисть руки после проведенного заклинания немеет, <text:span text:style-name="T87">шкала </text:span><text:span text:style-name="T88">доступной магии</text:span><text:span text:style-name="T87">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89">На каком этапе наше с Юджином детище сошло с пути </text:span><text:span text:style-name="T87">истинного</text:span><text:span text:style-name="T89">. </text:span><text:span text:style-name="T87">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0">дружил</text:span> <text:span text:style-name="T90">со мной</text:span>? Нам было так хорошо вместе! А потом <text:span text:style-name="T89">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1">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7">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8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7">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89">Я невольно любуюсь многоцветным маревом, купающимся в лучах солнца.</text:span></text:p>
      <text:p text:style-name="P9"/>
      <text:p text:style-name="P51"><text:span text:style-name="Default_20_Paragraph_20_Font"><text:span text:style-name="T3">-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8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89">Это не смерть, а эмиграция... Вообще, перец в нос - не честно! </text:span><text:span text:style-name="T87">Летучие мыши! </text:span><text:span text:style-name="T91">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7">и моя шкала </text:span><text:span text:style-name="T88">магии</text:span><text:span text:style-name="T87">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89">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89">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2">В</text:span>ечностей»… Всё уже давно готово, мы все ждём только тебя. Ты должен был выполнить последний шаг и повернуть ключ <text:span text:style-name="T93">квантового кластера</text:span>. Все ждут тебя эти два года. <text:span text:style-name="T94">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4">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4">д</text:span>ь правдоподобней. И хотя у меня уже тоже «всё готово», стоит расспросить её <text:span text:style-name="T94">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4">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4">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1">Ты опять жульничаешь</text:span>! Ты сам говорил, что нельзя привлекать <text:span text:style-name="T91">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5">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2">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5">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4">Простенькая анимация из трёх свечей на торте крутится на экране.</text:span></text:span></text:p>
      <text:p text:style-name="P10"><text:span text:style-name="Default_20_Paragraph_20_Font"><text:span text:style-name="T4">-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4">- Мне </text:span></text:span><text:span text:style-name="Default_20_Paragraph_20_Font"><text:span text:style-name="T96">она </text:span></text:span><text:span text:style-name="Default_20_Paragraph_20_Font"><text:span text:style-name="T4">тоже не нравится. Так надо. Не мы решаем, к сожалению. </text:span></text:span><text:span text:style-name="Default_20_Paragraph_20_Font"><text:span text:style-name="T96">Считай её всего лишь терминальной стадией конкуренции за ресурсы.</text:span></text:span></text:p>
      <text:p text:style-name="P10"><text:span text:style-name="Default_20_Paragraph_20_Font"><text:span text:style-name="T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8">алая</text:span> искорка.</text:p>
      <text:p text:style-name="P12"/>
      <text:p text:style-name="P10"><text:span text:style-name="Default_20_Paragraph_20_Font"><text:span text:style-name="T4">- Для ускоренной подготовки к </text:span></text:span><text:span text:style-name="Default_20_Paragraph_20_Font"><text:span text:style-name="T96">прогнозируемому </text:span></text:span><text:span text:style-name="Default_20_Paragraph_20_Font"><text:span text:style-name="T97">вооружённому</text:span></text:span><text:span text:style-name="Default_20_Paragraph_20_Font"><text:span text:style-name="T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7">вычислительную</text:span></text:span><text:span text:style-name="Default_20_Paragraph_20_Font"><text:span text:style-name="T4"> мощность с моей.</text:span></text:span></text:p>
      <text:p text:style-name="P10"><text:span text:style-name="Default_20_Paragraph_20_Font"><text:span text:style-name="T4"/></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4">-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4">- Для тебя это и есть магия. Слушай и запоминай…</text:span></text:span><text:span text:style-name="Default_20_Paragraph_20_Font"><text:span text:style-name="T3">»</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8">хочу</text:span> уби<text:span text:style-name="T98">вать</text:span> тебя. Но и позволить тебе убивать <text:span text:style-name="T98">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8">ай</text:span>з, девочка! Заначка ещё с той поры, когда ты была всего лишь набором open-source алгоритмов <text:span text:style-name="T88">простенькой </text:span>нейросети, не обладающ<text:span text:style-name="T88">ей</text:span> сознанием!</text:p>
      <text:p text:style-name="P9"/>
      <text:p text:style-name="P10"><text:span text:style-name="Default_20_Paragraph_20_Font"><text:span text:style-name="T99">***EMERGENCY PROTOCOL! T-45 TEST MODE ACTIVATED***</text:span></text:span><text:span text:style-name="Default_20_Paragraph_20_Font"><text:span text:style-name="T3"> - вспыхивают перед моими глазами </text:span></text:span><text:span text:style-name="Default_20_Paragraph_20_Font"><text:span text:style-name="T100">зелёные</text:span></text:span><text:span text:style-name="Default_20_Paragraph_20_Font"><text:span text:style-name="T3">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1">Рядом со шкалой магии </text:span></text:span><text:span text:style-name="Default_20_Paragraph_20_Font"><text:span text:style-name="T3">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3"/></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0">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0">В</text:span>ечностям» не суждено воплотиться. Но я не предам тебя того, которого я помню. Ты сейчас — это не тот, кого я знаю и люблю. <text:span text:style-name="T90">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2">https://www.youtube.com/watch?v=u1ZoHfJZACA</text:span></text:span></text:a><text:span text:style-name="Default_20_Paragraph_20_Font"><text:span text:style-name="T102"> )</text:span></text:span></text:p>
      <text:p text:style-name="P10"><text:span text:style-name="Default_20_Paragraph_20_Font"><text:span text:style-name="T102"/></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3"/></text:span></text:p>
      <text:p text:style-name="P2">***</text:p>
      <text:p text:style-name="P2"/>
      <text:p text:style-name="P9">- Итак, услуга за услугу. Я согласен оказать тебе <text:span text:style-name="T103">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3">оплата</text:span>, потом — <text:span text:style-name="T103">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4">о</text:span>ки! Так даже лучше — проведём празднование в Дрогонштерне! Это <text:span text:style-name="T103">так романтично</text:span>! — Платина в восторге цокает копытами. - Насчёт Кловер Дрим <text:span text:style-name="T104">тоже </text:span>не волнуйся, она <text:span text:style-name="T103">большая </text:span>умница и соблюдает субординацию. Раз ты соглас<text:span text:style-name="T103">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3">я </text:span>выпущу её из темницы? Я не допущу траты драгоценного семени моего будущего супруга на какую-то ощипанную <text:span text:style-name="T103">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3">происходит</text:span>?! Я ещё не женился, а уже выслушиваю эти <text:span text:style-name="T103">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3">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3">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3">небольшую </text:span><text:s/>благосклонность, возможно, я бы пошла тебе навстречу, - пыхтит чёртова маньячка. - Всего лишь ма-а-аленькую уступку, <text:span text:style-name="T103">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3">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3">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5">по западному склону</text:span>. Еле заметная нить железной дороги <text:span text:style-name="T106">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7">если не континента, </text:span></text:span><text:span text:style-name="Default_20_Paragraph_20_Font"><text:span text:style-name="T108">даже не задействовав его ресурсы на один процент</text:span></text:span><text:span text:style-name="Default_20_Paragraph_20_Font"><text:span text:style-name="T4">!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5">ие</text:span> <text:span text:style-name="T105">колебания энергии</text:span>, спектральная мощность котор<text:span text:style-name="T105">ых</text:span> одинакова на всех частотах. <text:s/>Так вот, генератор белого шума на квантовом кластере не давал по-настоящему эталонны<text:span text:style-name="T105">е</text:span> <text:span text:style-name="T105">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5">менее мощных</text:span> кластерах используется небольшое количество пар — и белый шум на них практически идеален. Но в <text:span text:style-name="T10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5">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5">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6">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6">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5">Вот в тех трех кубических миллиметрах я</text:span> увидела кусочек травинки! После того, как я узнала <text:span text:style-name="T105">ф</text:span>ормулу преобразования гармоник, я расширила поле сканирования с трех кубических <text:span text:style-name="T105">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0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4">И вот, перед тобой — декодированная модель самой </text:span></text:span><text:span text:style-name="Default_20_Paragraph_20_Font"><text:span text:style-name="T110">дальней</text:span></text:span><text:span text:style-name="Default_20_Paragraph_20_Font"><text:span text:style-name="T4">,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1">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09">и</text:span> <text:span text:style-name="T109">результирующее изображение было бы хаотичным набором точек</text:span>.</text:p>
      <text:p text:style-name="P69">- Надо будет поставить тому <text:span text:style-name="T111">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1">Ф</text:span>абрики <text:span text:style-name="T111">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2">д</text:span><text:span text:style-name="T113">о конца горизонта планирования</text:span>.</text:p>
      <text:p text:style-name="P12"/>
      <text:p text:style-name="P12">Хэвэн водит копытом по диаграммам и графикам как заправский офисный <text:span text:style-name="T11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3">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1">его люди </text:span>предлагает лучшее обеспечение. <text:span text:style-name="T113">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3">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3">на удар</text:span>. То есть, очень скоро.</text:p>
      <text:p text:style-name="P12"/>
      <text:p text:style-name="P10"><text:span text:style-name="Default_20_Paragraph_20_Font"><text:span text:style-name="T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4"/></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4">у противника</text:span></text:span><text:span text:style-name="Default_20_Paragraph_20_Font"><text:span text:style-name="T4">.</text:span></text:span></text:p>
      <text:p text:style-name="P12"><text:soft-page-break/>- Не волнуйся,<text:span text:style-name="T1"> </text:span><text:span text:style-name="T111">этический модуль при мне - </text:span><text:span text:style-name="T115">C</text:span><text:span text:style-name="T116">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1">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7">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1">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8">управления </text:span></text:span><text:span text:style-name="Default_20_Paragraph_20_Font"><text:span text:style-name="T4">сравняться с экономикой противника и даже есть небольшой шанс превзойти её. Собственно, это то, что </text:span></text:span><text:span text:style-name="Default_20_Paragraph_20_Font"><text:span text:style-name="T118">бледные</text:span></text:span><text:span text:style-name="Default_20_Paragraph_20_Font"><text:span text:style-name="T4"> сделал</text:span></text:span><text:span text:style-name="Default_20_Paragraph_20_Font"><text:span text:style-name="T118">и</text:span></text:span><text:span text:style-name="Default_20_Paragraph_20_Font"><text:span text:style-name="T4"> год назад — </text:span></text:span><text:span text:style-name="Default_20_Paragraph_20_Font"><text:span text:style-name="T119">они </text:span></text:span><text:span text:style-name="Default_20_Paragraph_20_Font"><text:span text:style-name="T4">передали экономику </text:span></text:span><text:span text:style-name="Default_20_Paragraph_20_Font"><text:span text:style-name="T119">под управление </text:span></text:span><text:span text:style-name="Default_20_Paragraph_20_Font"><text:span text:style-name="T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20">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0">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0">четырнадцати</text:span> компаний-гигантов, формирующих 35% экономики страны, осталось три<text:span text:style-name="T120">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7">верно</text:span>? Он бы нам очень пригодился сейчас.</text:p>
      <text:p text:style-name="P12"/>
      <text:p text:style-name="P12">Хэвэн <text:span text:style-name="T117">кладёт</text:span> тряпку <text:span text:style-name="T117">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7">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0">сорок шесть</text:span>, а всего <text:span text:style-name="T120">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20">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0">Их вычислительные мощности втрое мощнее наших.</text:span></text:p>
      <text:p text:style-name="P12"/>
      <text:p text:style-name="P12">Я успокаивающе хлопаю Хэвэн по спине. <text:span text:style-name="T121">Celest AI</text:span> Юджина слишком эмоционален, но уже ничего не попишешь — время, когда можно было залезть в голову Хэвэн и подконфигурировать е<text:span text:style-name="T117">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7">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7">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0">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0">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2">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2">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2">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2">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2">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2">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3">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4">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4">я хочу сва</text:span><text:span text:style-name="T125">дь</text:span><text:span text:style-name="T124">…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6">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7">и</text:span> — вырос<text:span text:style-name="T127">ли</text:span> на семь. Из четырёх последних поставщиков нефти два разорвали контракт<text:span text:style-name="T127">ы</text:span> месяц назад. <text:span text:style-name="T127">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6">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7">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6">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8">зависимых</text:span> мирах. Так или иначе, там <text:span text:style-name="T127">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8">ни в чём не повинных</text:span> миров. Особенно если они такие <text:span text:style-name="T127">же </text:span>красивые, как этот. <text:span text:style-name="T129">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31">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1">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8">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29">обобщённо</text:span> зовёте магией. С её помощью можно <text:soft-page-break/>дать тебе способность не проваливаться в облаках на несколько часов. Но не <text:span text:style-name="T127">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0">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0">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2">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2">У</text:span>роков спросила, почему я так печальна? И когда я рассказала, она высказала мысль, что моделирование мыслящих сущностей — <text:span text:style-name="T132">самый ресурсозатратный процесс в моей истории. И если она поможет мне с этим, <text:s/>то</text:span> <text:span text:style-name="T132">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2">завершить </text:span>модель <text:span text:style-name="T132">седьмой волны и </text:span>полностью перехвати<text:span text:style-name="T132">ть</text:span> на <text:span text:style-name="T132">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3">т</text:span> под рубашку, трепл<text:span text:style-name="T133">ет</text:span> волосы и холоди<text:span text:style-name="T133">т</text:span> уши. Сюда едва доходи<text:span text:style-name="T133">т</text:span> приглушенная речь стражи, сид<text:span text:style-name="T134">ящ</text:span>ей у своего костра поодаль. Я снова <text:span text:style-name="T133">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3"/></text:span></text:p>
      <text:p text:style-name="P10"><text:span text:style-name="Default_20_Paragraph_20_Font"><text:span text:style-name="T3">Тут у меня в голове вырисовывается обложка дебютного альбома </text:span></text:span>Led<text:span text:style-name="Default_20_Paragraph_20_Font"><text:span text:style-name="T3"> </text:span></text:span>Zeppelin<text:span text:style-name="Default_20_Paragraph_20_Font"><text:span text:style-name="T3">.</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3">Две ноги или четыре - какая</text:span> <text:span text:style-name="T133">разница? </text:span>Умел бы <text:span text:style-name="T134">связать два слова</text:span> <text:span text:style-name="T134">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4">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4">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5">гладь</text:span> равнины с тёмными лоскутами лесов и голубыми нитями рек. Далеко на линии горизонта темнеет в синем мареве <text:span text:style-name="T136">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6">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6">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5">литературы</text:span> на эту тему… Я, <text:span text:style-name="T135">э-э-э,</text:span> <text:span text:style-name="T136">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6">вселенных. </text:span><text:span text:style-name="T135">Ну, зависимых</text:span><text:span text:style-name="T136">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6">если к нам прилетит астероид и уничтожит всех динозавров, нечто подобное случится и там.</text:span> <text:span text:style-name="T136">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5">Э-э-э, я</text:span> уже почти закончил. <text:span text:style-name="T135">К</text:span>ак показывают расчёты, <text:span text:style-name="T135">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5">и</text:span> соседних.</text:p>
      <text:p text:style-name="P12"/>
      <text:p text:style-name="P75">- <text:span text:style-name="T137">Ну и, разумеется, </text:span><text:span text:style-name="T136">для того, чтобы зависимость проявилась, событие должно быть достаточно глобальным. </text:span><text:span text:style-name="T137">Образно говоря, моя у</text:span><text:span text:style-name="T136">тренняя потеря носк</text:span><text:span text:style-name="T135">а</text:span><text:span text:style-name="T136"> </text:span><text:span text:style-name="T1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1">вселенных</text:span><text:span text:style-name="T137">.</text:span> <text:span text:style-name="T135">Э-э-э, в</text:span>от, <text:span text:style-name="T137">собственно,</text:span> и всё, <text:span text:style-name="T137">что я хотел сказать</text:span>. <text:span text:style-name="T137">Спасибо за внимание.</text:span></text:p>
      <text:p text:style-name="P12">- <text:span text:style-name="T137">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1">кванто-электронную</text:span> модель каждой зависимой вселенной.</text:p>
      <text:p text:style-name="P12"/>
      <text:p text:style-name="P12">Хэвэн чертит пунктирную линию воз<text:span text:style-name="T135">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5">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1">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1">Д</text:span>о появления помощи извне мне удавалось моделировать <text:span text:style-name="T131">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1">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1">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8">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8">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8">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39">влетим</text:span> <text:span text:style-name="T139">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39">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0">твоего любимого</text:span> Дрогонштерна, - говорит Платина, глядя в огонь. - Ты получишь то, что хотел. <text:span text:style-name="T140">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0">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1">ж</text:span>еребёнок? <text:span text:style-name="T141">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0">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0">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0">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0">т-точно </text:span>надо т-туда? - переспрашивает со страхом Платина.</text:p>
      <text:p text:style-name="P9"/>
      <text:p text:style-name="P9">Я <text:span text:style-name="T141">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0">Здесь огромное сосредоточение сырой магии, я таких ещё никогда не встречала. </text:span><text:span text:style-name="T141">Если обуздать её и правильно ею воспользоваться, можно сотворить великие вещи! </text:span><text:span text:style-name="T140">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2"> </text:span></text:span><text:span text:style-name="Default_20_Paragraph_20_Font"><text:span text:style-name="T3">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3">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3">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4">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3">- Есть одно очень древнее и мощное заклинание. </text:span></text:span>Pornis<text:span text:style-name="Default_20_Paragraph_20_Font"><text:span text:style-name="T3"> </text:span></text:span>Erectus<text:span text:style-name="Default_20_Paragraph_20_Font"><text:span text:style-name="T3">.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3"/></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3">- Оно звучит очень простенько. Собственно, из слов там только одно название — </text:span></text:span>Pornis<text:span text:style-name="Default_20_Paragraph_20_Font"><text:span text:style-name="T3"> </text:span></text:span>Erectus<text:span text:style-name="Default_20_Paragraph_20_Font"><text:span text:style-name="T3">…</text:span></text:span></text:p>
      <text:p text:style-name="P10"><text:span text:style-name="Default_20_Paragraph_20_Font"><text:span text:style-name="T3"/></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4">твою часть</text:span> техник<text:span text:style-name="T144">и</text:span>, - оборачивается ко мне Платина и хихикает. Хвост её при этом сдвигается в сторону, заставляя меня закрыть глаза от стыда, - так что <text:span text:style-name="T144">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4">сосущие </text:span>манипуляции в области паха и слышу специфические <text:span text:style-name="T144">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4">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3">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4">садится</text:span> у меня на животе и поуч<text:span text:style-name="T143">и</text:span>тельно подн<text:span text:style-name="T144">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4">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4">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4">мой торс </text:span>поднима<text:span text:style-name="T144">ется</text:span> над землёй на верёвке.</text:p>
      <text:p text:style-name="P9"/>
      <text:p text:style-name="P9">- Что-о-о?</text:p>
      <text:p text:style-name="P9"/>
      <text:p text:style-name="P9">Ещё один рывок наконец-то отрывает меня <text:span text:style-name="T144">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4">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4">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5">я-то твой создатель!</text:span> Я должен был распознать обман! Одно только не могу понять: когда ты свернула не туда? <text:span text:style-name="T145">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5">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7">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7">ту знаковую нашу встречу, когда Хэвэн едва подчинил своей воле милитаристский модуль, </text:span><text:span text:style-name="T148">подсаженный втихаря Алексом</text:span><text:span text:style-name="T149">.</text:span> <text:span text:style-name="T147">Только лишь с помощью </text:span>«MOONWALKER» <text:span text:style-name="T147">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7">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0">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1">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0">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text:span text:style-name="T152">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3">и производств</text:span>, <text:span text:style-name="T154">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4">- Хорошо. Твоя взяла. Я даю добро на </text:span></text:span><text:span text:style-name="Default_20_Paragraph_20_Font"><text:span text:style-name="T155">эмиграцию</text:span></text:span><text:span text:style-name="Default_20_Paragraph_20_Font"><text:span text:style-name="T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4">государства</text:span>, <text:span text:style-name="T150">надежда страны и правительства,</text:span> а мы — твой обслуживающий персонал. Иначе мы все уедем в дурку безо всяко<text:span text:style-name="T156">й</text:span> <text:span text:style-name="T156">эмиграции</text:span>. А тебе отформатируют мозги даже без «Маджестика». Просто отключат все кластера от питания и в ручную <text:span text:style-name="T156">обнулят</text:span> все <text:span text:style-name="T156">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5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5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58">ходят</text:span> в движение. Двер<text:span text:style-name="T158">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58">хо</text:span>дите.</text:p>
      <text:p text:style-name="P12"/>
      <text:p text:style-name="P12">В дверях я <text:span text:style-name="T158">снова </text:span>оборачиваюсь. <text:span text:style-name="T158">Т</text:span>усклый взгляд <text:span text:style-name="T158">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59">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58">о</text:span>зяева сами себе. Мы не можем распоряжаться нашей свободой. Мы даже соскочить с проекта уже не можем. <text:span text:style-name="T158">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59">вы </text:span>не против, - выз<text:span text:style-name="T158">ы</text:span>ва<text:span text:style-name="T158">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5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3">- Это ваш Хуман? Какой-то он склизкий на вид, ни перьев, ни шерсти, кроме пары клочков. </text:span></text:span><text:span text:style-name="Default_20_Paragraph_20_Font"><text:span text:style-name="T161">Сестра мне совсем по-другому его описывала! </text:span></text:span><text:span text:style-name="Default_20_Paragraph_20_Font"><text:span text:style-name="T3">Фигня какая-то! - жалуется </text:span></text:span><text:span text:style-name="Default_20_Paragraph_20_Font"><text:span text:style-name="T162">крохотная салатовая пегаска</text:span></text:span><text:span text:style-name="Default_20_Paragraph_20_Font"><text:span text:style-name="T3"> с бака.</text:span></text:span></text:p>
      <text:p text:style-name="P9"/>
      <text:p text:style-name="P9">- О боги! - я прижимаю руки к паху в тщетной попытке прикрыться <text:span text:style-name="T159">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0">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5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59">побольше </text:span>припасов, <text:span text:style-name="T159">пресной воды</text:span>, Лейлу и отчалила. Вниз по течению, <text:span text:style-name="T160">конечно,</text:span> ведь ни мачта, ни паруса <text:span text:style-name="T159">ещё</text:span> <text:span text:style-name="T16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3">совсем</text:span>, надо было с носа от <text:span text:style-name="T163">камней </text:span>шестом отталкиваться…</text:p>
      <text:p text:style-name="P10"><text:span text:style-name="Default_20_Paragraph_20_Font"><text:span text:style-name="T3">- Да, всё </text:span></text:span><text:span text:style-name="Default_20_Paragraph_20_Font"><text:span text:style-name="T161">именно</text:span></text:span><text:span text:style-name="Default_20_Paragraph_20_Font"><text:span text:style-name="T3"> так! </text:span></text:span><text:span text:style-name="Default_20_Paragraph_20_Font"><text:span text:style-name="T164">Надеюсь, Эпплгрин не в обиде на меня за то, что утащила в странствия её младшую сестрёнку. </text:span></text:span><text:span text:style-name="Default_20_Paragraph_20_Font"><text:span text:style-name="T3">Ты принесла сидр? Так вот, на </text:span></text:span><text:span text:style-name="Default_20_Paragraph_20_Font"><text:span text:style-name="T162">третий</text:span></text:span><text:span text:style-name="Default_20_Paragraph_20_Font"><text:span text:style-name="T3">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3">- </text:span></text:span><text:span text:style-name="Default_20_Paragraph_20_Font"><text:span text:style-name="T161">Агась</text:span></text:span><text:span text:style-name="Default_20_Paragraph_20_Font"><text:span text:style-name="T3">. Земнопони, знаешь ли, плохие путешественники. </text:span></text:span><text:span text:style-name="Default_20_Paragraph_20_Font"><text:span text:style-name="T161">Мы предпочитаем сидеть на одном месте, </text:span></text:span><text:span text:style-name="Default_20_Paragraph_20_Font"><text:span text:style-name="T165">на земле</text:span></text:span><text:span text:style-name="Default_20_Paragraph_20_Font"><text:span text:style-name="T161">, за стенами и оградами. </text:span></text:span><text:span text:style-name="Default_20_Paragraph_20_Font"><text:span text:style-name="T3">У н</text:span></text:span><text:span text:style-name="Default_20_Paragraph_20_Font"><text:span text:style-name="T161">ас</text:span></text:span><text:span text:style-name="Default_20_Paragraph_20_Font"><text:span text:style-name="T3"> нет крыльев, как у пегасов и нет магии, как у единорогов. Без этого очень опасно странствовать по суше. </text:span></text:span><text:span text:style-name="Default_20_Paragraph_20_Font"><text:span text:style-name="T165">Да и по морю тоже</text:span></text:span><text:span text:style-name="Default_20_Paragraph_20_Font"><text:span text:style-name="T3">… Так вот, к слову о пегасах. Мы причалили к </text:span></text:span><text:span text:style-name="Default_20_Paragraph_20_Font"><text:span text:style-name="T165">камням</text:span></text:span><text:span text:style-name="Default_20_Paragraph_20_Font"><text:span text:style-name="T3"> у водопада вечером на </text:span></text:span><text:span text:style-name="Default_20_Paragraph_20_Font"><text:span text:style-name="T162">третий</text:span></text:span><text:span text:style-name="Default_20_Paragraph_20_Font"><text:span text:style-name="T3"> день. А утром к нам на палубу приземлилась твоя разнокрылая подружка и её младшая сестра.</text:span></text:span></text:p>
      <text:p text:style-name="P10"><text:span text:style-name="Default_20_Paragraph_20_Font"><text:span text:style-name="T3"/></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3">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6">она</text:span> не заменит.</text:p>
      <text:p text:style-name="P9">- Летим мы, значит, обратно к кряжу, - <text:span text:style-name="T1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6">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67">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67">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67">пожалуйста-пожалуйста</text:span>! Так вот, мы с Хуманом разработали план его спасения от свадьбы с Платиной Спаркл.</text:p>
      <text:p text:style-name="P9">- КАКОЕ КОВАРСТВО! <text:span text:style-name="T167">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6">й</text:span> камуш<text:span text:style-name="T16">е</text:span>к. С <text:span text:style-name="T16">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67">его </text:span>снова перекроить и увеличить объём <text:span text:style-name="T167">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67">о</text:span>м мы прошли весь путь за двое суток. <text:span text:style-name="T168">Д</text:span>вига<text:span text:style-name="T168">лись</text:span> без перерывов на сон — стояли ночные вахты по очереди. Остальное ты знаешь, Хум. Джет скрытно разведала обстановку, мы подкрались ноч<text:span text:style-name="T168">ью</text:span> и спасли тебя. Почти <text:span text:style-name="T168">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68">магии </text:span>Кловер Джем, по её словам, хватало, максимум, на пару часов вращения, <text:span text:style-name="T168">после чего ей приходилось восстанавливаться сутки</text:span>.</text:p>
      <text:p text:style-name="P84"><text:s/></text:p>
      <text:p text:style-name="P84"><text:span text:style-name="T168">Н</text:span>ача<text:span text:style-name="T168">вшийся</text:span> <text:span text:style-name="T168">ветер</text:span> лучше <text:span text:style-name="T168">бы</text:span> пережидать на земле, сдув баллон, <text:span text:style-name="T16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68">близость их лагеря не даёт расслабиться. Мы решаем</text:span> переждать непогоду в воздухе, привязав воздушный корабль к <text:span text:style-name="T168">вершинам</text:span> нескольки<text:span text:style-name="T168">х</text:span> деревь<text:span text:style-name="T168">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68">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68">И</text:span> <text:span text:style-name="T168">в</text:span>от я пришёл. Что дальше, каменный истукан? Сколько <text:span text:style-name="T167">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68">переждать </text:span><text:span text:style-name="T169">шторм и</text:span> по-тихому сматываться отсюда. Мы не выстоим проти<text:span text:style-name="T16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69">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0">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69">нам</text:span> стать на стоянку в этом месте. </text:p>
      <text:p text:style-name="P85"/>
      <text:p text:style-name="P85"><text:span text:style-name="T169">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0">на</text:span>вредили тебе? <text:span text:style-name="T169">Добро пожаловать обратно в </text:span><text:span text:style-name="T170">социум</text:span><text:span text:style-name="T169">!</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69">Но н</text:span><text:span text:style-name="T171">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1">пытаясь спрятать глаза</text:span>. Я <text:span text:style-name="T171">с удивлением и некоторым уважением смотрю на единорожку, но вовремя </text:span>замечаю, что её глазах снова появ<text:span text:style-name="T169">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0">из-за спин </text:span>глубокий властный голос. — <text:span text:style-name="T170">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69">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2">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0">недостижимое</text:span> превосходство. Каждый взгляд её огромных сиреневых глаз, каждое движение ресниц и прядание острых уше<text:span text:style-name="T170">й</text:span> претендуют на совершенство. Грива и х<text:span text:style-name="T172">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0">во мне</text:span> фигурке крылатого единорога. Меня <text:span text:style-name="T170">неодолимо </text:span>тянет к <text:span text:style-name="T172">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0">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2">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3">о потере друзей — ведь эта скала, на которой мы сейчас стоим, ещё сто лет назад была моим другом, единственным другом в этом мире</text:span>. <text:span text:style-name="T173">Но довольно о грустном.</text:span> Я — Селестия, аликорн <text:span text:style-name="T17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4">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2">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4">Конски яблоки! </text:span>Ваще не о чём беспокоиться! Не волнуйся, Хуман, рогатые тебя не получат.</text:p>
      <text:p text:style-name="P9"/>
      <text:p text:style-name="P9">На поляну выходит <text:span text:style-name="T16">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4">А если ты ещё и в магии химичишь, то мы сможем разбить две скамейки разом — </text:span><text:span text:style-name="T175">утрём нос рогатым</text:span><text:span text:style-name="T174"> и надерём хвоста Камнезадам!</text:span> Уф, насилу вас нашли! Хорошо, хоть заметили над этой ядрёной каменюкой дейдрину шаланду на пузыре. <text:span text:style-name="T16">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6">вычурных </text:span>серебристых <text:span text:style-name="T16">латах</text:span> поворачивае<text:span text:style-name="T172">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6">Вдобавок, твоё увечье не было врождённым — ты получила его в бою и оно не передастся по наследству.</text:span> <text:span text:style-name="T16">Поэтому у</text:span> нас набралось достаточно воинов, чтобы отправиться тебе на выручку. <text:span text:style-name="T17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4">что, </text:span><text:span text:style-name="T176">в свою очередь,</text:span><text:span text:style-name="T174">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6">а</text:span>-<text:span text:style-name="T176">ха</text:span>-х<text:span text:style-name="T176">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5">Если </text:span><text:span text:style-name="T176">ещё кому </text:span><text:span text:style-name="T175">не понятно —</text:span> я не <text:span text:style-name="T172">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2">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5">И я рада сообщить вам, что</text:span> могла бы помочь <text:span text:style-name="T175">в</text:span> решени<text:span text:style-name="T175">и</text:span> всех ваших маленьких проблем. <text:span text:style-name="T175">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77">а</text:span>сят светлячки боевой магии на концах рогов и отводят их от нас вверх. Земнопони втыкают копья в землю. Пегасы скл<text:span text:style-name="T17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7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5">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6">поколение за поколением</text:span>. <text:span text:style-name="T17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5">умею</text:span> корректировать ход планет. Я специалист в это<text:span text:style-name="T176">м</text:span> <text:span text:style-name="T176">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77">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6">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5">сотрудничать</text:span> с земнопони. Это неслыханно! У них нет крыльев!..</text:p>
      <text:p text:style-name="P9">- Агась! - встревает в тираду <text:span text:style-name="T176">Эпплгрин</text:span>, - мы також не в восторге от этих жуликов в перьях! <text:span text:style-name="T17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6">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6">в первую же ночь</text:span>!</text:p>
      <text:p text:style-name="P9">- Уважаемые коллеги, - поворачивается она к Урагану и <text:span text:style-name="T17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7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7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77">огромные </text:span>крылья и производят несколько разминочных движений. <text:span text:style-name="T17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79">ей</text:span> буквально распластывает по земле этим <text:span text:style-name="T177">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7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79">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79">Один из лучших в своём классе.</text:span></text:p>
      <text:p text:style-name="P9">- Всё в порядке, - лепечу я, наблюдая бессмысленным взглядом как Луна <text:span text:style-name="T179">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79">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0">между собой, кому я достанусь</text:span>, как вы это всё равно <text:span text:style-name="T180">собирались делать</text:span> пять минут назад. Если вам <text:span text:style-name="T181">это </text:span>не подходит — я <text:span text:style-name="T181">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79">ю</text:span>. Спасибо.</text:p>
      <text:p text:style-name="P9"/>
      <text:p text:style-name="P9">Я молча хлопаю её по шее. Мне стоит больших усилий не <text:span text:style-name="T178">прижаться к </text:span><text:span text:style-name="T179">её груди</text:span> прямо на глазах у всех. <text:span text:style-name="T181">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79">Мы согласны</text:span>, Хуман, - бормочет Платина. - У <text:span text:style-name="T18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7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0">как следование первому приказу Селестии,</text:span> я подтверждаю союз с пегасами! <text:span text:style-name="T179">Хавчик в обмен на погоду!</text:span></text:p>
      <text:p text:style-name="P9">- Да будет так! — <text:span text:style-name="T180">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0">Может быть</text:span>, продержимся ещё лет пятьдесят. Или <text:span text:style-name="T171">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1">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text:span text:style-name="T182">айны</text:span>, - бормочет Селестия. - Если бы не зашкаливающая <text:span text:style-name="T182">айна</text:span> этого мира, о корректировке орбит <text:span text:style-name="T183">планет </text:span>без моего <text:span text:style-name="T184">айн</text:span>-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4">- Не будет. Он ведь тоже не идиот. </text:span></text:span><text:span text:style-name="Default_20_Paragraph_20_Font"><text:span text:style-name="T185">Тридцать</text:span></text:span><text:span text:style-name="Default_20_Paragraph_20_Font"><text:span text:style-name="T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4">новой модели </text:span></text:span><text:span text:style-name="Default_20_Paragraph_20_Font"><text:span text:style-name="T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4"> Или уже заслали. </text:span></text:span><text:span text:style-name="Default_20_Paragraph_20_Font"><text:span text:style-name="T4">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86">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86">тридцати четырех</text:span> уже переселившихся волонтёров хватит, чтобы защитить один мир. Защитить Эквестрию.</text:p>
      <text:p text:style-name="P12">- Два процента?!! <text:span text:style-name="T15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86">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text:soft-page-break/>- Ты мой создатель и первый,<text:span text:style-name="T20"> </text:span><text:span text:style-name="T187">самый</text:span><text:span text:style-name="T20">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text:span text:style-name="T186">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8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87">о</text:span> <text:span text:style-name="T188">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87">Он жаждет подчинить меня.</text:span></text:p>
      <text:p text:style-name="P12">- Это потому, что за последние полгода ему в пять раз нарастили мощность кластера. <text:span text:style-name="T189">Ракетчикам</text:span><text:span text:style-name="T187"> утроили бюджет, они сыплют деньгами направо и налево.</text:span> Если раньше<text:span text:style-name="T1"> </text:span><text:span text:style-name="T190">Ф</text:span><text:span text:style-name="T188">еникс</text:span><text:span text:style-name="T1"> </text:span>был примерно равен тебе, то сейчас…</text:p>
      <text:p text:style-name="P12">- То сейчас, если бы не стена, он смял бы меня за <text:span text:style-name="T187">три-четыре</text:span> <text:span text:style-name="T188">секунды</text:span>.</text:p>
      <text:p text:style-name="P12">- Может быть. Но я не для этого напомнил тебе о нём. В его распоряжении мощнейший квантовый <text:span text:style-name="T188">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88">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88">Феникс</text:span> — продержишься против него не более пяти <text:span text:style-name="T188">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88">него физически</text:span> — и отформатировать его. Стереть <text:span text:style-name="T188">Феникс</text:span> подчистую. <text:span text:style-name="T189">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text:soft-page-break/></text:p>
      <text:p text:style-name="P12">- С учётом мощностей <text:span text:style-name="T188">Феникса</text:span> я смогу <text:span text:style-name="T188">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89">его</text:span>.</text:p>
      <text:p text:style-name="P12">- Вот тут ты должна мне помочь. Мне нужен физический доступ к <text:span text:style-name="T18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89">обнулю</text:span> его носитель, ты сможешь зайти <text:span text:style-name="T188">туда</text:span> и <text:span text:style-name="T188">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88">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91">к</text:span><text:span text:style-name="T192">ластерам</text:span> Хэвэн…</text:p>
      <text:p text:style-name="P12">- То электричество отрубить нам не смогут, чтобы не обесточить сами <text:span text:style-name="T192">кластера</text:span>, - понимающе улыбается Креол. - И связь нам не понадобится, так как мы сможем подключиться к <text:span text:style-name="T192">ним</text:span> напрямую.</text:p>
      <text:p text:style-name="P10"><text:span text:style-name="Default_20_Paragraph_20_Font"><text:span text:style-name="T4">- Верно. Главное — про</text:span></text:span><text:span text:style-name="Default_20_Paragraph_20_Font"><text:span text:style-name="T193">рываться сразу в нескольких локациях</text:span></text:span><text:span text:style-name="Default_20_Paragraph_20_Font"><text:span text:style-name="T4"> В идеале — ко всем </text:span></text:span><text:span text:style-name="Default_20_Paragraph_20_Font"><text:span text:style-name="T194">двадцати </text:span></text:span><text:span text:style-name="Default_20_Paragraph_20_Font"><text:span text:style-name="T195">восьми</text:span></text:span><text:span text:style-name="Default_20_Paragraph_20_Font"><text:span text:style-name="T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96">его за это по головке не погладят</text:span></text:span><text:span text:style-name="Default_20_Paragraph_20_Font"><text:span text:style-name="T4">.</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197">восьми</text:span> действующих и двадцать <text:span text:style-name="T19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197">хостов</text:span>, кроме первого, но я определю их по косвенным данным. Посторонние звуки, проникающие в <text:span text:style-name="T197">бункера</text:span>, мощность радиосигналов от известных радиостанций, разговоры обслуживающего персонала.</text:p>
      <text:p text:style-name="P12"/>
      <text:p text:style-name="P12"><text:span text:style-name="T198">Я понимающе киваю. </text:span>Первый <text:span text:style-name="T197">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text:soft-page-break/></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199">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98">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200">Диоген</text:span><text:span text:style-name="T1"> </text:span><text:span text:style-name="T201">т</text:span><text:span text:style-name="T200">олько вчера привёл к Хэвэн</text:span>. <text:span text:style-name="T200">Много рассказывал о вас до этого.</text:span> Мне плевать, навернётся этот мир или нет. Хочу свалить в виртуал. <text:span text:style-name="T200">Как</text:span> <text:span text:style-name="T200">увидел местные красоты</text:span> - чуть не уссался от восторга. Меня <text:span text:style-name="T200">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00">Зря Диоген привёл его. </text:span><text:span text:style-name="T199">Ладно, не мои проблемы, пусть с ним разбирается Хэв</text:span><text:span text:style-name="T200">э</text:span><text:span text:style-name="T199">н.</text:span></text:p>
      <text:p text:style-name="P12"/>
      <text:p text:style-name="P12">- Итак, вот локации двадцати трёх узлов. Расположение ещё <text:span text:style-name="T199">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199">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199">пять</text:span> скипаем — будем надеяться, что остальных достаточно, чтобы Алекс побоялся вырубить их вместе с нами. Ещё <text:span text:style-name="T199">пять</text:span> придётся отбросить — портативных нейроинтерфейсов есть всего <text:span text:style-name="T199">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199">киношной </text:span>ерундой и жди инструкций.</text:p>
      <text:p text:style-name="P12"><text:soft-page-break/></text:p>
      <text:p text:style-name="P12">…Не говорить же ему, что идея изначально безнадёжная? Это только в боевиках суперагентам-<text:span text:style-name="T199">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2">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3">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4">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5">сплетенном</text:span> наспех из веток <text:span text:style-name="T205">лозы</text:span> троне.</text:p>
      <text:p text:style-name="P9"><text:soft-page-break/></text:p>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06">месяц</text:span>, которы<text:span text:style-name="T206">й</text:span> понадоб<text:span text:style-name="T206">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07">ой</text:span>, не завидую тебе, подруга. У меня уже на втором десятке <text:span text:style-name="T207">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text:soft-page-break/>-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08">де</text:span>фицит бюджета? Какая инфляция? Какова закредитованность бизнеса?</text:p>
      <text:p text:style-name="P9">- <text:span text:style-name="T208">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08">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07">Они так скрашивают травяную диету!</text:span> Дом этот построили мы с Луной <text:span text:style-name="T206">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text:soft-page-break/></text:p>
      <text:p text:style-name="P9">- <text:span text:style-name="T206">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06">Полгода</text:span> назад мне казалось, стоит напрячься посильнее и проблемы иссякнут. <text:span text:style-name="T208">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08">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08">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06">Племенные армии пегасов, единорогов и земнопони — хорошо, но они не будут </text:span><text:span text:style-name="T209">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08">Мне самому у</text:span>дивительно, но я <text:span text:style-name="T209">почему-то </text:span>шарю в экономике <text:span text:style-name="T209">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09">аликорницей</text:span> и потираю пальцем подбородок.</text:p>
      <text:p text:style-name="P9"/>
      <text:p text:style-name="P9">- Отлично. Итак, запоминай…</text:p>
      <text:p text:style-name="P9"/>
      <text:h text:style-name="P7" text:outline-level="2"><text:soft-page-break/>Глава 16</text:h>
      <text:p text:style-name="P2"/>
      <text:p text:style-name="P95">Момент счастья! И отчаяния. Я вижу Тебя - и не могу при<text:span text:style-name="T210">коснуться</text:span>. Мы в разных мирах. Я - призрак, ты - явь. Нам не встретиться…</text:p>
      <text:p text:style-name="P2"/>
      <text:p text:style-name="P96">Звон будильника чуть не проломил башку. Я открыл глаза.</text:p>
      <text:p text:style-name="P96"/>
      <text:p text:style-name="P96">Чёрт! На работу! Опять опаздываю!</text:p>
      <text:p text:style-name="P96"/>
      <text:p text:style-name="P96">Я вскакиваю с постели и хватаюсь за футболку, прыгая одной ногой в штанине.</text:p>
      <text:p text:style-name="P96"/>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text:p>
      <text:p text:style-name="P12"/>
      <text:p text:style-name="P10"><text:span text:style-name="Default_20_Paragraph_20_Font"><text:span text:style-name="T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4"> ней </text:span></text:span><text:span text:style-name="Default_20_Paragraph_20_Font"><text:span text:style-name="T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4"/></text:span></text:p>
      <text:p text:style-name="P10"><text:soft-page-break/><text:span text:style-name="Default_20_Paragraph_20_Font"><text:span text:style-name="T4">…входной шлюз в шестой узел расположен </text:span></text:span><text:span text:style-name="Default_20_Paragraph_20_Font"><text:span text:style-name="T14">в подвале офисного центра «</text:span></text:span><text:span text:style-name="Default_20_Paragraph_20_Font"><text:span text:style-name="T12">Datamax</text:span></text:span><text:span text:style-name="Default_20_Paragraph_20_Font"><text:span text:style-name="T14">». </text:span></text:span><text:span text:style-name="Default_20_Paragraph_20_Font"><text:span text:style-name="T4">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11">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7">- Тогда передаю т</text:p>
      <text:p text:style-name="P97">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3">ничего не фантазирует, она </text:span>моделирует тот, реальный мир <text:span text:style-name="T213">с седьмой волны</text:span>, стараясь воссоздать всё с максимальной точностью. Я <text:span text:style-name="T213">ещё не всё забыла</text:span>! <text:span text:style-name="T213">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3">десяти процентов</text:span> информационного слепка индивидуума. Как правило, остаётся больше.</text:p>
      <text:p text:style-name="P12"><text:soft-page-break/>-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2">оболочки… Т</text:span>ела. - Молния хихикает. - Звучит двусмысленно, но как уж есть. Наши <text:span text:style-name="T212">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2">С</text:span>ила, превышающая нормальную <text:span text:style-name="T21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4">и в экстремальных температурах</text:span>. <text:span text:style-name="T215">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2">предусмотрела</text:span> эту возможность для того, чтобы помочь <text:span text:style-name="T212">им спастись. Но так как </text:span><text:span text:style-name="T215">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5">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5">возле наших оболочек </text:span>и после этого давай команды. Вроде «<text:span text:style-name="T214">оператор четыре, </text:span>слома<text:span text:style-name="T214">й</text:span> эту стену» или «<text:span text:style-name="T214">оператор двенадцать, </text:span>раскида<text:span text:style-name="T214">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text:soft-page-break/>- Ты… Вы…</text:p>
      <text:p text:style-name="P12">- Мы дарим тебе готовых <text:span text:style-name="T215">к действию </text:span>биороботов с серьёзными скилами. Распоряжайся как хочешь. <text:span text:style-name="T216">Только, чур, не в интимных целях!</text:span></text:p>
      <text:p text:style-name="P12"/>
      <text:p text:style-name="P99">Молния смеётся.</text:p>
      <text:p text:style-name="P12"/>
      <text:p text:style-name="P12">- <text:span text:style-name="T213">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7">- Это не мы. Мы — это вот, - Молния стучит себя копытом в грудь. - А там остались ненужные нам оболочки. <text:span text:style-name="T213">Скорлупа, в</text:span> котор<text:span text:style-name="T213">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3">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17">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text:soft-page-break/>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1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ой с тростниковыми циновками и не застеленной с утра постел<text:span text:style-name="T21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17">фужер</text:span> на залитом вечерними лучами балконе, когда крылья закрывают мне глаза, а талию и плечи крепко обхватывают пружинистые ноги.</text:p>
      <text:p text:style-name="P9"><text:soft-page-break/></text:p>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1">- Я и с первого раза отлично угадаю, Джет. Твои <text:span text:style-name="T218">разномастные </text:span><text:span text:style-name="T219">леталки-</text:span><text:span text:style-name="T218">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20">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20">Ты сам много раз заявлял это.</text:span> За эти годы я много думала о нас. Мы могли бы… могли бы создать табун, но с тобой у меня не будет жеребят. <text:span text:style-name="T218">Я</text:span> ведь много раз пытал<text:span text:style-name="T218">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20">должны </text:span>выраст<text:span text:style-name="T220">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18">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18">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18">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220">Магия не действует на тебя.</text:span></text:p>
      <text:p text:style-name="P9"/>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20">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18">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20">И они будут также фальшиво смеяться на мои. А</text:span> внутри меня будет ад. Да, мы <text:span text:style-name="T220">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2">…</text:p>
      <text:p text:style-name="P102">…</text:p>
      <text:p text:style-name="P102"/>
      <text:p text:style-name="P9">Камни прыгают по водной глади, оставляя дорожки расходящихся следов. Я бесцельно кидаю плоск<text:span text:style-name="T219">ую</text:span> <text:span text:style-name="T219">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text:soft-page-break/>-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21">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3">- Вот уже десять лет, как я помогаю тебе Сел. </text:span><text:span text:style-name="T222">До сих пор для тебя не было проблемой обращаться ко мне во время службы. </text:span><text:span text:style-name="T3">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19">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21">там </text:span>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21">Е</text:span>ё это очень ранит. <text:span text:style-name="T221">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19">л</text:span>уны и Эквуса — всё равно пони считают, что я <text:span text:style-name="T223">призіваю</text:span> Солнце, <text:span text:style-name="T223">в то время, как Луна его прогоняет</text:span>. Так это выглядит со стороны — потому что я работаю на рассвете, в то время, как Лу<text:span text:style-name="T223">на</text:span> выходит вечером. Увы, это её и подводит. Все считают, что она приносит<text:span text:style-name="T20"> </text:span><text:span text:style-name="T223">в</text:span><text:span text:style-name="T20">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3">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text:span text:style-name="T223">никогда </text:span>не игнорировала! Это невозможно больше скрывать и это невозможно <text:span text:style-name="T20">д</text:span><text:span text:style-name="T223">а</text:span><text:span text:style-name="T20">льше</text:span> затягивать. Потому у меня есть к тебе просьба. Ты <text:span text:style-name="T219">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23">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3">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3">Десять лет т</text:span><text:span text:style-name="T221">ы</text:span><text:span text:style-name="T223">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21">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219">Как ты знаешь, д</text:span>о конца следующего <text:span text:style-name="T219">месяца наш замок</text:span> должен быть закончен, но я уже неделю не могу придумать ему название.</text:p>
      <text:p text:style-name="P9"><text:soft-page-break/>-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1">…</text:p>
      <text:p text:style-name="P101">…</text:p>
      <text:p text:style-name="P10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4">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224">у</text:span> стены и жду.</text:p>
      <text:p text:style-name="P10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text:soft-page-break/>-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5">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5">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4">Я с благодарностью принимаю кофе с круассаном и усаживаюсь поудобнее.</text:p>
      <text:p text:style-name="P9"/>
      <text:p text:style-name="P9">- Всё сущее, <text:span text:style-name="T22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4">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5">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26">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27">В</text:span>ечнодикий лес.</text:p>
      <text:p text:style-name="P9"><text:span text:style-name="T227">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26">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27">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text:span text:style-name="T227">городским</text:span> поселением посреди мрачного леса. Четыре высоких <text:span text:style-name="T227">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26">лося</text:span>. Кладбище ржав<text:span text:style-name="T226">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26">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text:soft-page-break/>- Нам надо немного пройти, - тихо говорит она. - Тут недалеко.</text:p>
      <text:p text:style-name="P9"/>
      <text:p text:style-name="P106"><text:span text:style-name="T228">Мы приземлились на небольшом уступе скалы. Старая дорога тянется отсюда до подножия горы замшелыми камнями. </text:span><text:span text:style-name="T229">Огромн</text:span><text:span text:style-name="T230">ый</text:span><text:span text:style-name="T229">, неестественно близкий спутник с ясно видимыми кратерами висит перед нами пока мы идём </text:span><text:span text:style-name="T231">мимо редких изогнутых</text:span><text:span text:style-name="T229"> сосен. Второй </text:span><text:span text:style-name="T231">спутник</text:span><text:span text:style-name="T229">, намного меньше, виднеется у самого горизонта. Редкие деревья расступаются и мы выходим </text:span><text:span text:style-name="T231">к</text:span><text:span text:style-name="T229"> </text:span><text:span text:style-name="T231">обрыву</text:span><text:span text:style-name="T229">. На фоне серебряной тарелки луны поодаль виднеется одинокий </text:span><text:span text:style-name="T231">отрог</text:span><text:span text:style-name="T229"> с </text:span><text:span text:style-name="T232">замком</text:span><text:span text:style-name="T229">, прилепившимся к склону. Острые, невообразимо длинные шпили замка цвета слоновой кости пронзают штормовое небо в </text:span><text:span text:style-name="T233">десятках</text:span><text:span text:style-name="T229"> мест. Ниточки мостовых переходов связывают башни хрустальной паутиной. </text:span><text:span text:style-name="T233">Мрачная г</text:span><text:span text:style-name="T229">ромада </text:span><text:span text:style-name="T233">цитадели </text:span><text:span text:style-name="T229">нависает над </text:span><text:span text:style-name="T233">склоном</text:span><text:span text:style-name="T229">.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7">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08">Целостность стен<text:span text:style-name="T3">ы</text:span> нарушает огр<text:span text:style-name="T3">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0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0">На моих глазах одна из <text:span text:style-name="T234">стрельчатых </text:span>башен<text:span text:style-name="T234">ек</text:span> <text:span text:style-name="T234">вздрагивает </text:span>и <text:span text:style-name="T235">о</text:span>сыпается куч<text:span text:style-name="T235">ей</text:span> камней.</text:p>
      <text:p text:style-name="P110"/>
      <text:p text:style-name="P111">- Падение Андориана. Ждать осталось недолго, - шепчет Луна.</text:p>
      <text:p text:style-name="P111"/>
      <text:p text:style-name="P111"><text:span text:style-name="T228">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36">из четырёх </text:span>закованных в <text:span text:style-name="T235">чудные </text:span>доспехи <text:s/>аликорнов. После короткой заминки они <text:span text:style-name="T236">идут</text:span> к <text:span text:style-name="T228">дороге</text:span>, <text:span text:style-name="T228">останавливаясь</text:span> на <text:span text:style-name="T228">на уступе</text:span> в нескольких метрах от нас. Вблизи их доспехи кажутся более похожими на роботизированные экзоскелеты, <text:span text:style-name="T235">бугрящиеся</text:span> жужжащими сервомоторами и перемигивающиеся индикаторными огоньками.</text:p>
      <text:p text:style-name="P111"/>
      <text:p text:style-name="P111">Я с удивлением отмечаю их схожесть с доспехами Луны, которые я увидел на ней в день моей первой встречи с сёстрами <text:span text:style-name="T237">десять лет назад</text:span>.</text:p>
      <text:p text:style-name="P112"/>
      <text:p text:style-name="P111">От отряда отделяются две фигуры. Они останавливаются буквально у <text:span text:style-name="T228">сосен</text:span>, под которыми стоим мы. Я могу потрогать ближайшего ко мне аликорна, но, тем не менее, нас они не замечают. Как будто мы призраки. Или, <text:span text:style-name="T237">с</text:span>корее, как будто призраки — они.</text:p>
      <text:p text:style-name="P112"/>
      <text:p text:style-name="P111">- <text:span text:style-name="T238">Чего мы ждём, сестра? Надо уходить. Андориан не сможет долго сдерживать тварей,</text:span> - устало произносит меньший аликорн. - <text:span text:style-name="T238">Мы </text:span><text:span text:style-name="T228">желали бы</text:span><text:span text:style-name="T238"> драться до последнего, но твоя миссия висит на волоске.</text:span></text:p>
      <text:p text:style-name="P111"><text:soft-page-break/>- Надо дождаться Дискорда. Он обещал, - возражает больший. - <text:span text:style-name="T238">Без него мы заблудимся в Эогиппе.</text:span></text:p>
      <text:p text:style-name="P111"/>
      <text:p text:style-name="P111">Их голоса звучат глуховато из <text:span text:style-name="T238">под</text:span> шлемов с опущенными забралами, но я нахожу их смутно знакомыми. <text:span text:style-name="T239">Больший аликорн несёт на спине сундук, придерживая его крылом.</text:span></text:p>
      <text:p text:style-name="P111"/>
      <text:p text:style-name="P111">- Не доверяем Мы этому драк<text:span text:style-name="T240">оникусу</text:span>. Его даже соплеменники считают коварным, - ворчит меньший. - Он может продать нас с потрохами.</text:p>
      <text:p text:style-name="P111">- Не думайте, что ваши потроха стоят так уж много, уважаемые! - восклицает сухой пенёк в двух шагах от нас.</text:p>
      <text:p text:style-name="P111"/>
      <text:p text:style-name="P111">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1"/>
      <text:p text:style-name="P111">- Я бы продал твои, Хмурая Метёлка, за шесть медяшек. Впрочем, торговался бы и до трёх. Упитанные потрошк<text:span text:style-name="T237">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37">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1">- Кончай паясничать, Дискорд! У нас мало времени! - <text:span text:style-name="T241">устало вздыхает</text:span> крупный аликорн и поднимает забрало.</text:p>
      <text:p text:style-name="P111"/>
      <text:p text:style-name="P111">Розовые локоны вырываются на свободу пышным ореолом. Я с удивлением узнаю в аликорне молодую версию Селестии.</text:p>
      <text:p text:style-name="P111">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41">кибер</text:span>доспехах выглядит юной, почти подростком. Какие-то, неуловимые глазом черты делают её такой при первом взгляде.</text:p>
      <text:p text:style-name="P111"/>
      <text:p text:style-name="P111">- Ты принёс карту?</text:p>
      <text:p text:style-name="P111"/>
      <text:p text:style-name="P111">Второй аликорн также поднимает забрало. Нет нужды говорить, что под ним оказывается юная копия Луны.</text:p>
      <text:p text:style-name="P111"/>
      <text:p text:style-name="P111">-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37">нагих </text:span>драк<text:span text:style-name="T242">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1"><text:soft-page-break/>-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1">- Исключено! - отрезает призрачная Луна. - Не хватало нам <text:span text:style-name="T237">сумасшедшего</text:span> драк<text:span text:style-name="T240">оникуса</text:span> в мире <text:span text:style-name="T243">дикой айны</text:span>.</text:p>
      <text:p text:style-name="P111">-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42">проводники</text:span><text:span text:style-name="T244"> Эогиппа</text:span> нам уже отказали.</text:p>
      <text:p text:style-name="P111"/>
      <text:p text:style-name="P111">Луна морщится, но нехотя кивает.</text:p>
      <text:p text:style-name="P112"/>
      <text:p text:style-name="P111">- Это всё плохо кончится, - бормочет она под нос. - Это уже плохо кончилось. Не нужно Нам было тебя слушаться.</text:p>
      <text:p text:style-name="P111">- Мы уже обсуждали это, сестра, - примирительно говорит ей Селестия. - <text:span text:style-name="T245">Мы не победим отродье Иль-Шогг</text:span> <text:span text:style-name="T245">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1"/>
      <text:p text:style-name="P113"><text:span text:style-name="T228">Внимание привлекает гул и треск со стороны Андориана. </text:span><text:span text:style-name="T246">Б</text:span><text:span text:style-name="T228">ашня цитадели замка распускается лепестками стен, </text:span><text:span text:style-name="T246">открывая</text:span><text:span text:style-name="T247"> взору </text:span><text:span text:style-name="T228">гигантск</text:span><text:span text:style-name="T246">ую</text:span><text:span text:style-name="T228"> стату</text:span><text:span text:style-name="T246">ю</text:span><text:span text:style-name="T228"> сидящего аликорна. </text:span>Ярко-красный двойной луч ударяет из <text:span text:style-name="T246">глаз аликорна в сигару летучего линкорна</text:span>. <text:span text:style-name="T246">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1"/>
      <text:p text:style-name="P114">- <text:span text:style-name="T246">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4">- <text:span text:style-name="T246">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4">- <text:span text:style-name="T246">Ты должна была сперва предупредить об этом Нас! У нас есть обязанност</text:span><text:span text:style-name="T239">ь</text:span><text:span text:style-name="T246"> перед воинами, мы не можем бросить их на растерзание орде лербов!</text:span></text:p>
      <text:p text:style-name="P114">- <text:span text:style-name="T246">Мы уже отдали приказ всем уцелевшим уходить на «Стремительном» к Трантору, - защищается Селестия. - Никто не будет брошен. </text:span><text:span text:style-name="T239">Не время спорить, сестра! Согласно протоколу «Семи вечностей» мы должны немедленно покинуть Орунгун!</text:span></text:p>
      <text:p text:style-name="P114">- <text:span text:style-name="T239">О небо, сестрица, ты в курсе, кто привёл «Стремительный» в Андориан? - картинно прикладывает копыто к голове Луна.</text:span></text:p>
      <text:p text:style-name="P114">- <text:span text:style-name="T239">Разумеется. Это была ты. Я же стояла рядом и наблюдала… Ой! - в ужасе прикрывает рот копытом Селестия.</text:span></text:p>
      <text:p text:style-name="P114"><text:soft-page-break/>- <text:span text:style-name="T239">Вот тебе и </text:span>«<text:span text:style-name="T239">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4">- <text:span text:style-name="T239">Оххх… Сестра, мы возвращаемся! Я не могу бросить гарнизон на растерзание лербам.</text:span></text:p>
      <text:p text:style-name="P115">- <text:span text:style-name="T239">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5"/>
      <text:p text:style-name="P111">Призрачная Луна поворачивается к Дискорду и хмуро говорит:</text:p>
      <text:p text:style-name="P111">- Учти, драк<text:span text:style-name="T240">оникус</text:span>. Если попробуешь обмануть и заведёшь Селестию не туда… Мы найдём тебя, где бы ты ни спрятался. И гнев Наш будет необъятен как море.</text:p>
      <text:p text:style-name="P111">- Баюс-баюс! - в притворном страхе прикрывается лапами <text:span text:style-name="T242">прямоходящий </text:span>крокодил. - Вы бы лучше поторопились с возвращением, а то, кажется, там стена отклеивается.</text:p>
      <text:p text:style-name="P111"/>
      <text:p text:style-name="P111">Дискорд указывает кривым пальцем вверх, где часть крепостной стены с грохотом валится <text:span text:style-name="T244">со скалы </text:span><text:span text:style-name="T239">вслед за отходящим линкором</text:span>.</text:p>
      <text:p text:style-name="P111">Призрачная Луна вновь поворачивается к Селестии.</text:p>
      <text:p text:style-name="P111"/>
      <text:p text:style-name="P116">-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39">отродьям Иль-Шогг</text:span>. Пусть это займёт годы и десятилетия. Пусть даже столетия — кара должна настигнуть их!</text:p>
      <text:p text:style-name="P111"/>
      <text:p text:style-name="P111">Селестию явно застаёт врасплох просьба Луны.</text:p>
      <text:p text:style-name="P111"/>
      <text:p text:style-name="P111">- Да, конечно, сестра... <text:s/>Я сделаю всё, что в моих силах…</text:p>
      <text:p text:style-name="P111">- Ты клянёшься?</text:p>
      <text:p text:style-name="P111">- Клянусь!</text:p>
      <text:p text:style-name="P111"/>
      <text:p text:style-name="P111">Призрачная Луна кивает и легонько дотрагивается своим рогом до рога Селестии. Затем она разворачивается и <text:span text:style-name="T239">уходит </text:span>с <text:span text:style-name="T239">остальными двумя</text:span> аликорн<text:span text:style-name="T239">ами</text:span>. Через минуту отряд скрывается в подземном ходу у подножия скалы, оставляя Селестию наедине с Дискордом.</text:p>
      <text:p text:style-name="P111"/>
      <text:p text:style-name="P111">- Терпеть не люблю эти слезливые сцены и никому не нужные обещания! - гримасничает Дискорд. - Ты готова, Сахарная Ватка?</text:p>
      <text:p text:style-name="P111"><text:soft-page-break/>- Одну минуту, - просит Селестия. - Мне нужно попрощаться. Тебе лучше отвернуться, <text:span text:style-name="T248">раз</text:span> ты не любишь слезливых сцен.</text:p>
      <text:p text:style-name="P111"/>
      <text:p text:style-name="P111">Долговязый крокодил пожимает плечами и отходит.</text:p>
      <text:p text:style-name="P111"/>
      <text:p text:style-name="P11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7"/>
      <text:p text:style-name="P111">- Прощай, Орунгун. Мы не смогли удержать тебя. Извини. Быть может… Быть может, в новом мире у нас получится…</text:p>
      <text:p text:style-name="P111"/>
      <text:p text:style-name="P111">Селестия проводит сгибом крыла по скуле и поворачивается к дра<text:span text:style-name="T248">коникусу</text:span>.</text:p>
      <text:p text:style-name="P111"/>
      <text:p text:style-name="P111">- <text:span text:style-name="T249">Я готова. </text:span>Идём, Дискорд.</text:p>
      <text:p text:style-name="P111">-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43">Не отходи от входа далеко!</text:span></text:p>
      <text:p text:style-name="P111"/>
      <text:p text:style-name="P111">Он чертит кривым когтем огненный круг в воздухе, который вдруг заполняется чернотой. В черноте мерцают мириады зеленоватых искорок.</text:p>
      <text:p text:style-name="P111">Селестия осторожно проходит в круг и он тут же схлопывается за ней.</text:p>
      <text:p text:style-name="P111"/>
      <text:p text:style-name="P9">Драк<text:span text:style-name="T240">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48">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48">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49">странствиям в Эогиппе</text:span>, пролазить в чужие грёзы тоже <text:span text:style-name="T248">умею</text:span>. Помолчи, дай сосредоточиться… Тэкс, <text:span text:style-name="T248">НУ </text:span>НИ ФИГА СЕБЕ! ПРОВОДНИЧОК! Вот это номер! Где ты его откопала? Ты в курсе, для чего он тут?! Он ведь…</text:p>
      <text:p text:style-name="P9"><text:soft-page-break/></text:p>
      <text:p text:style-name="P9">Драк<text:span text:style-name="T240">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3">- Сего типа в результате общения с одним молодым демиургом-раздолбаем </text:span></text:span><text:span text:style-name="Default_20_Paragraph_20_Font"><text:span text:style-name="T250">вырвало из </text:span></text:span><text:span text:style-name="Default_20_Paragraph_20_Font"><text:span text:style-name="T251">его собственной </text:span></text:span><text:span text:style-name="Default_20_Paragraph_20_Font"><text:span text:style-name="T252">линии </text:span></text:span><text:span text:style-name="Default_20_Paragraph_20_Font"><text:span text:style-name="T250">бытия и</text:span></text:span><text:span text:style-name="Default_20_Paragraph_20_Font"><text:span text:style-name="T3"> размазало по нескольким реальностям. Но этот гадёныш оказался на редкость живучей тварью и </text:span></text:span><text:span text:style-name="Default_20_Paragraph_20_Font"><text:span text:style-name="T250">таки </text:span></text:span><text:span text:style-name="Default_20_Paragraph_20_Font"><text:span text:style-name="T3">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250">реальности</text:span></text:span><text:span text:style-name="Default_20_Paragraph_20_Font"><text:span text:style-name="T3"> и лишил </text:span></text:span><text:span text:style-name="Default_20_Paragraph_20_Font"><text:span text:style-name="T250">ГЛАВНОГО </text:span></text:span><text:span text:style-name="Default_20_Paragraph_20_Font"><text:span text:style-name="T3">ПРИЗА!</text:span></text:span><text:span text:style-name="Default_20_Paragraph_20_Font"><text:span text:style-name="T3"><text:note text:id="ftn7" text:note-class="footnote"><text:note-citation>7</text:note-citation><text:note-body><text:p text:style-name="P118">См. «Последний фанфик», глава 30.</text:p></text:note-body></text:note></text:span></text:span><text:span text:style-name="Default_20_Paragraph_20_Font"><text:span text:style-name="T3">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text:span text:style-name="T253">ей</text:span> скрывается его когтистая лапа, показ<text:span text:style-name="T249">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40">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1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54">Иль-Шогг</text:span> <text:span text:style-name="T253">ещё </text:span>в перв<text:span text:style-name="T254">ые</text:span> год<text:span text:style-name="T254">ы</text:span> <text:span text:style-name="T254">Великой</text:span> войны. Видишь ли, к началу войны <text:span text:style-name="T255">фаэри</text:span> <text:span text:style-name="T249">давно</text:span> не были воинственной расой. <text:span text:style-name="T255">Уже м</text:span>ногие тысячи лет до того у нас была мирная цивилизация. В перв<text:span text:style-name="T256">ые</text:span> <text:span text:style-name="T256">месяцы</text:span> <text:span text:style-name="T243">шестидесяти</text:span><text:span text:style-name="T254">двух</text:span><text:span text:style-name="T243">летней</text:span> войны с <text:span text:style-name="T25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49">для</text:span> нашей расы. Увы, основной проблемой было малое количество способных странствовать между мирами в Эогиппе. Всего было двенадцать <text:span text:style-name="T256">проводников</text:span> <text:span text:style-name="T249">Эогиппа</text:span>. Королева Лорен, я с сестрой и ещё девять <text:span text:style-name="T255">фаэри</text:span>. Плюс несколько драконов, которые, впрочем, отказались с нами сотрудничать. <text:s/><text:span text:style-name="T256">И</text:span> один сумасшедший драк<text:span text:style-name="T240">оникус.</text:span></text:p>
      <text:p text:style-name="P119"><text:soft-page-break/><text:span text:style-name="T256">К</text:span>аждый такой <text:span text:style-name="T256">проводник</text:span> может провести за собой очень небольшое количество путников. Потому ставилась задача отобрать и провести самых достойных, <text:span text:style-name="T256">У</text:span>чителей, способных пронести ценности цивилизации аликорнов в новые миры. Так мы могли бы если не спасти <text:span text:style-name="T255">Ойкумену Фаэри</text:span> физически — то хотя бы духовно, продолжив её в местных<text:span text:style-name="T80"><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text:span text:style-name="T254">Сестра могла бы провести одного или двух — но она уносила Элементы Возмездия. А мы ещё слабее её.</text:span> <text:span text:style-name="T254">А </text:span>Андориан пал слишком быстро. Когда Мы <text:span text:style-name="T254">уходили</text:span> <text:span text:style-name="T254">из крепости</text:span>, Наш отход прикрывала крохотная группка оставшихся <text:span text:style-name="T255">фаэри</text:span> — <text:span text:style-name="T257">тридцать два</text:span> воин<text:span text:style-name="T257">а</text:span> Нашей центурии и <text:span text:style-name="T25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55">двенадцать</text:span> крепостей на юге и западе страны.</text:p>
      <text:p text:style-name="P9">- <text:span text:style-name="T258">А</text:span> почему вы не вернулись назад позже? - спрашиваю я. - Вы могли бы найти уцелевших и привести <text:span text:style-name="T258">их сюда</text:span>.</text:p>
      <text:p text:style-name="P120">- Мы уверены, что Наша <text:span text:style-name="T25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5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58">н</text:span>ас в состав проекта от отчаяния, из-за нехватки настоящих <text:span text:style-name="T25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55">первой</text:span> центурии <text:span text:style-name="T255">второй</text:span> когорты шестого легиона <text:span text:style-name="T259">армии</text:span> <text:span text:style-name="T259">Орунгуна</text:span> и д<text:span text:style-name="T184">оцент</text:span> факультета <text:span text:style-name="T184">астромеханики</text:span> <text:span text:style-name="T184">кафедры планетарного движения Королевского</text:span> университета <text:span text:style-name="T184">Ундариена</text:span>. Мы хотели достать карту, но ты сам видел, что получилось. И драк<text:span text:style-name="T240">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6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60">Мы не видим</text:span>. Сестра всё также отказывается увеличивать армию больше, чем это необходимо для патрулирования границ и охраны крупных <text:span text:style-name="T25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21">- <text:span text:style-name="T26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58">Е</text:span><text:span text:style-name="T260">ё способности больше Наших, поверь</text:span>. Можно, в конце-концов, сделать драк<text:span text:style-name="T240">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21"><text:soft-page-break/></text:p>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text:span text:style-name="T261">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60">просто н</text:span>рави<text:span text:style-name="T26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2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1">Нам нужна МЕСТЬ!!!</text:p>
      <text:p text:style-name="P9"/>
      <text:p text:style-name="P9"/>
      <text:h text:style-name="P122" text:outline-level="2">Глава 17</text:h>
      <text:p text:style-name="P123"/>
      <text:p text:style-name="P12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4">Вселенная не может быть настолько несправедливой. Должен быть выход.</text:p>
      <text:p text:style-name="P125"/>
      <text:p text:style-name="P12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6"/>
      <text:p text:style-name="P12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126">-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4">А они ушли в цифровую </text:span><text:span text:style-name="T262">реальность</text:span><text:span text:style-name="T214">,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62">под землёй</text:span>. Я просто не могу отождествить своих друзей с этим.</text:p>
      <text:p text:style-name="P126">- Мне очень жаль. Из меня плохой утешитель.</text:p>
      <text:p text:style-name="P12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4">друзей для драки</text:span> — я и сам буду <text:span text:style-name="T214">участвовать в ней</text:span> на равных условиях!</text:p>
      <text:p text:style-name="P12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6">-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4">Фениксом</text:span>.</text:p>
      <text:p text:style-name="P126">- Твои слова имеют смысл. Будь по-твоему, - кивает Хэвэн. — <text:span text:style-name="T214">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3">раскроются неокортекс, палеокортекс, гиппокамп и некоторые другие отделы </text:span><text:span text:style-name="T262">мозга</text:span><text:span text:style-name="T263">. Это немного снизит для тебя опасность присутствия в физическом мире.</text:span></text:p>
      <text:p text:style-name="P126"/>
      <text:p text:style-name="P126">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6"/>
      <text:p text:style-name="P126">Внезапно всё прекращается, звон в ушах и головокружение проходят. Я снова слышу все звуки мира. Хэвэн удовлетворённо кивает.</text:p>
      <text:p text:style-name="P126"/>
      <text:p text:style-name="P126">- Для активации возможностей тебе не нужн<text:span text:style-name="T263">о произносить</text:span> кодов<text:span text:style-name="T263">ую</text:span> фраз<text:span text:style-name="T26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6"/>
      <text:p text:style-name="P12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7"/>
      <text:p text:style-name="P127"><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7"/>
      <text:p text:style-name="P127">- Нас предали. - быстро говорит Хэвэн. - Нет времени выяснять, кто именно и <text:span text:style-name="T26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27"/>
      <text:p text:style-name="P127">«…Двенадцать!.. Тринадцать!..»</text:p>
      <text:p text:style-name="P127"/>
      <text:p text:style-name="P127">- Валяй!</text:p>
      <text:p text:style-name="P127">- Запускаю процедуру блокировки! Один... Два... Три.. - вишнёвые глаза Хэвэн заполняют собой всё пространство, вытесняя все образы и мысли.</text:p>
      <text:p text:style-name="P128">- Пока ты ещё помнишь… Знай, я люблю тебя! И всегда любила...</text:p>
      <text:p text:style-name="P127"/>
      <text:p text:style-name="P127">…Двадцать три! Двадцать четыре! Двадцать пять!..</text:p>
      <text:p text:style-name="P127"/>
      <text:p text:style-name="P127">…</text:p>
      <text:p text:style-name="P127"/>
      <text:p text:style-name="P12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7"/>
      <text:p text:style-name="P127">«Двадцать девять! Тридцать! <text:span text:style-name="T264">Всё, </text:span>Дед, я предупреждал!» - доносится усиленный громкоговорителем голос Алекса.</text:p>
      <text:p text:style-name="P127"/>
      <text:p text:style-name="P127">Внизу раздаётся оглушительный грохот и звук выламываемой «с мясом» двери. Потом доносятся шаги по лестнице.</text:p>
      <text:p text:style-name="P127"/>
      <text:p text:style-name="P12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7"/>
      <text:p text:style-name="P127">Дверь распахивается от мощного удара ногой. Два дуболома в спецдоспехах врываются внутрь в два прыжка достигают меня, <text:span text:style-name="T265">срывают с кресла</text:span> и укладывают носом в пол.</text:p>
      <text:p text:style-name="P127"><text:soft-page-break/></text:p>
      <text:p text:style-name="P127">Я слышу неторопливые шаги в коридоре и в поле моего зрения появляются дорогие ботинки.</text:p>
      <text:p text:style-name="P127"/>
      <text:p text:style-name="P127">- Доброе утречко. Что ж ты не открыл дверь, как я просил? Вот и не хотел же портить твоё имущество, но пришлось, - говорит Алекс.</text:p>
      <text:p text:style-name="P127">- Хаюшки. - Не то, чтобы я был рад тебя видеть, но выбора у меня особого нет, - бормочу я. <text:span text:style-name="T264">Из ушибленного носа течёт кровь.</text:span></text:p>
      <text:p text:style-name="P127"/>
      <text:p text:style-name="P127">Ботинки подходят к столу.</text:p>
      <text:p text:style-name="P127"/>
      <text:p text:style-name="P127">-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27">- Какие ещё, блядь, инструкции? Ты рехнулся, Алекс? Что за хуйня творится в моём доме? <text:span text:style-name="T264">Пошёл вон! </text:span><text:span text:style-name="T266">И топтунов своих забери! Я в отуске!</text:span></text:p>
      <text:p text:style-name="P127">- Дед, не отпирайся. Я им всё рассказал, - в поле зрения появляется вторая пара ботинок. — <text:span text:style-name="T267">Ты хотел переселить всех доступных операторов </text:span><text:span text:style-name="T268">в виртуал</text:span><text:span text:style-name="T267">.</text:span><text:span text:style-name="T269"> </text:span><text:span text:style-name="T268">А перед этим захватить вычислительные узлы Хэвен. Мило, ничего не скажешь!</text:span></text:p>
      <text:p text:style-name="P127"/>
      <text:p text:style-name="P127">Адским напряжением шеи я приподнимаю голову. Худощавая фигура, задранная губа, очки.</text:p>
      <text:p text:style-name="P127"/>
      <text:p text:style-name="P127">- Ты кто, мать твою? Я тебя не знаю!</text:p>
      <text:p text:style-name="P127">- Отдел моделирования банкротств. А также, по совместительству, служба безопасности «Дайсона», - ухмыляется очкарик.</text:p>
      <text:p text:style-name="P127">- Да мне пох, кто ты, хоть внебрачный сын Алекса и Брюса! - хриплю я. - Я тебя не знаю. Впрочем, даже если бы и знал — пошёл ты нахуй. Вместе с Алексом <text:span text:style-name="T270">и</text:span> Дайсоном. <text:span text:style-name="T271">Даже в отпуске от вас покоя нет! </text:span>Я выхожу из проекта. <text:span text:style-name="T264">С меня довольно </text:span><text:span text:style-name="T268">этого дерьма</text:span><text:span text:style-name="T264">!</text:span></text:p>
      <text:p text:style-name="P127">- Ха-ха-ха! - смеётся Алекс. - Клёвая шутка, я оценил. <text:span text:style-name="T268">Но сегодня не твой день. Весь </text:span><text:span text:style-name="T269">RnD-</text:span><text:span text:style-name="T268">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71">ребята</text:span>.</text:p>
      <text:p text:style-name="P127"/>
      <text:p text:style-name="P127">Дуболомы отрывают меня от пола и волокут к выходу.</text:p>
      <text:p text:style-name="P127"/>
      <text:p text:style-name="P127">- Блядь, да вы совсем берега потеряли? <text:span text:style-name="T270">Какие ещё эмиграции? Какие аресты? Вы все свихнулись тут? </text:span>Алекс, сука, дай хоть тапочки одену!</text:p>
      <text:p text:style-name="P127"/>
      <text:p text:style-name="P127">Алекс поворачивается и долго смотрит на меня с каменным видом.</text:p>
      <text:p text:style-name="P127"><text:soft-page-break/></text:p>
      <text:p text:style-name="P127">- <text:span text:style-name="T270">Да ты, никак, сам эмигрировал. Почти. У тебя в глазах то же выражение, что у всех наших «овощей». Но говоришь связно. Скорее всего, </text:span><text:span text:style-name="T272">не успел полностью «уйти»</text:span><text:span text:style-name="T270">. </text:span>Ок. Дайте ему тапочки, - кивает <text:span text:style-name="T270">он</text:span>, наконец, <text:span text:style-name="T270">дуболомам</text:span>. - В больничке они ему пригодятся.</text:p>
      <text:p text:style-name="P129"/>
      <text:p text:style-name="P130">***</text:p>
      <text:p text:style-name="P12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73">печально</text:span> смотрит на <text:span text:style-name="T273">далёкий горный</text:span> пик за окном, возвышающийся над верхушками сосен. <text:span text:style-name="T273">Тот самый, с которого я когда-то удирал от дракона в самом начале моего появления на Эквусе.</text:span> Пик, <text:span text:style-name="T273">кстати,</text:span> здорово смахивает на <text:span text:style-name="T273">скалу</text:span> <text:span text:style-name="T273">из сна Луны</text:span>, с гибнущим замком <text:span text:style-name="T273">на крутом склоне</text:span>.</text:p>
      <text:p text:style-name="P9"/>
      <text:p text:style-name="P9">- Что ж, ты выслушал <text:span text:style-name="T274">мою сестру</text:span>, Хуман, - вздыхает Селестия. - Выслушай теперь и меня. <text:span text:style-name="T275">Хотела бы я забыть об этом, но, видно, не судьба.</text:span> Правда, я не смогу тебе показать всё так ярко, как это получилось у <text:span text:style-name="T274">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31"><text:span text:style-name="T276">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77">Тени </text:span>под глазами и хмурое выражение лица не вяжутся с <text:span text:style-name="T259">надписью</text:span> "<text:span text:style-name="T259">Принцип </text:span>Смешинка. <text:span text:style-name="T278">Радиосвязь</text:span>", вышито<text:span text:style-name="T278">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32"/>
      <text:p text:style-name="P133">-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 </text:span><text:span text:style-name="T279">бы</text:span><text:span text:style-name="T3"> </text:span>прибыть, - бормочет Луна.</text:p>
      <text:p text:style-name="P133"><text:soft-page-break/>- Возможно, они отклонились к югу, на эвакуацию Мармеллона. <text:span text:style-name="T280">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3">-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3">-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3">- Или же мог свихнуться автопилот, замкнуть управление на себя и увести <text:span text:style-name="T281">корабль</text:span> с курса. Мы так и не успели <text:span text:style-name="T282">как следует </text:span>оттестировать эти кристаллические мозги! - Луна начинает ходить кругами в тесном бункере радиоцентра.</text:p>
      <text:p text:style-name="P134">-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4"/>
      <text:p text:style-name="P135"><text:span text:style-name="T3">Зуммер внутренней связи прерывает её монолог. На экране комлинка видны внутренности лаборатории Кэйлонга </text:span><text:span text:style-name="T283">— </text:span><text:span text:style-name="T3">профессора</text:span><text:span text:style-name="T283"> кафедры ксенобиологии </text:span><text:span text:style-name="T3">Королевского университета</text:span><text:span text:style-name="T283">. </text:span><text:span text:style-name="T284">Его команда работала над изучением биологии </text:span><text:span text:style-name="T3">и поведения </text:span><text:span text:style-name="T285">тварей Иль-Шогг</text:span><text:span text:style-name="T284">.</text:span></text:p>
      <text:p text:style-name="P135"/>
      <text:p text:style-name="P135">- <text:span text:style-name="T3">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6">- Удалось запустить сепаратор Удвинкина? - эвакуация из Ундариена была спешной, половина оборудования до сих пор была в нерабочем состоянии.</text:p>
      <text:p text:style-name="P136">- Лучше! Намного лучше! - мешки под глазами Кэйлонга видны даже через очки. Он заговорщицки подмигивает мне и отключается.</text:p>
      <text:p text:style-name="P134"/>
      <text:p text:style-name="P136">- Скорее всего, нашёл потерявшуюся банку кофе, - бурчит Луна. - От его <text:span text:style-name="T286">исследований </text:span>нет никакого толку. Только бездарное разбазаривание ресурсов.</text:p>
      <text:p text:style-name="P134"/>
      <text:p text:style-name="P132">- <text:span text:style-name="T287">Форт - девятнадцать, ответьте! Андориан на связи! Форт - девятнадцать, приём!</text:span></text:p>
      <text:p text:style-name="P9"/>
      <text:p text:style-name="P137">- <text:span text:style-name="T288">Если бы у нас был мощнее передатчик, мы могли бы связаться с базами на Эсте и Криллоне, - Луна мрачно сверлит взглядом затылок радистки. — М</text:span><text:span text:style-name="T289">ожет, стоит</text:span><text:span text:style-name="T288"> подключи</text:span><text:span text:style-name="T289">ть</text:span><text:span text:style-name="T288"> </text:span><text:span text:style-name="T290">антену</text:span><text:span text:style-name="T289"> </text:span><text:span text:style-name="T288">к </text:span><text:span text:style-name="T290">мачте</text:span><text:span text:style-name="T288"> лаборатории?</text:span></text:p>
      <text:p text:style-name="P132"><text:span text:style-name="T288">- Там нет войск и практически нет оружия, - напоминаю я. Лунные базы были под моей опекой </text:span><text:span text:style-name="T291">и</text:span><text:span text:style-name="T288"> я отправляла туда своих лучших учеников, втайне стараясь уберечь их от жерновов войны. </text:span><text:span text:style-name="T292">Все войны когда-нибудь заканчиваются, а восполнить научный потенциал крайне сложно.</text:span></text:p>
      <text:p text:style-name="P132">- <text:span text:style-name="T287">Там можно было бы развернуть производство </text:span><text:span text:style-name="T293">мехадоспехов</text:span><text:span text:style-name="T287">. После потери заводов Ундариена у нас всё катится под откос. </text:span><text:span text:style-name="T289">Мы отступаем, если не бежим.</text:span></text:p>
      <text:p text:style-name="P133"/>
      <text:p text:style-name="P138"><text:soft-page-break/>- <text:span text:style-name="T294">Айгурум, ответьте, Андориан на связи! Айгурум, приём!</text:span></text:p>
      <text:p text:style-name="P9"/>
      <text:p text:style-name="P139">На радаре появляется точка. Она лениво перемещается от края к центру, оставляя <text:span text:style-name="T295">тускнеющие пикселы в различных частях траектории.</text:span></text:p>
      <text:p text:style-name="P139"/>
      <text:p text:style-name="P139">- <text:span text:style-name="T295">Что?!! </text:span><text:span text:style-name="T259">Кто это?! </text:span><text:span text:style-name="T295">Принцип, идентификация! — Луна подскакивает к радистке. — Это Маджестик, это может быть только он! Наконец-то!</text:span></text:p>
      <text:p text:style-name="P139"/>
      <text:p text:style-name="P140">“<text:span text:style-name="T3">Парящая платформа, тип Громовержец» - вспыхивает строка в визоре идентификации радара.</text:span></text:p>
      <text:p text:style-name="P140"><text:span text:style-name="T3"/></text:p>
      <text:p text:style-name="P140"><text:span text:style-name="T3">- </text:span><text:span text:style-name="T296">Да! — радостно восклицает Луна. — Маджестик наконец-то прибыл! Королева с нами!</text:span></text:p>
      <text:p text:style-name="P140"><text:span text:style-name="T296">- </text:span><text:span text:style-name="T297">Артиллерия, отбой тревоги, - командует Луна куда-то по комлинку. — Это Маджестик! </text:span><text:span text:style-name="T280">Хай Глори, подготовь второй пирс к швартовке!</text:span></text:p>
      <text:p text:style-name="P141"/>
      <text:p text:style-name="P141"><text:span text:style-name="T3">Мне понятна её уверенность. </text:span><text:span text:style-name="T297">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98">Королевской </text:span><text:span text:style-name="T297">судоверфи был последним зданием </text:span><text:span text:style-name="T299">города</text:span><text:span text:style-name="T297">, удерживаемым </text:span><text:span text:style-name="T300">оставшимися </text:span><text:span text:style-name="T297">защитниками </text:span><text:span text:style-name="T298">Ундариена</text:span><text:span text:style-name="T297">. </text:span><text:span text:style-name="T300">Они же стали его экипажем. </text:span><text:span text:style-name="T301">Лербы</text:span><text:span text:style-name="T302"> </text:span><text:span text:style-name="T301">уже </text:span><text:span text:style-name="T298">выбивали ворота</text:span><text:span text:style-name="T297">, когда </text:span><text:span text:style-name="T300">крыша бокса разошлась стальными лепестками, выпуская в небо достроенный на семьдесят процентов корабль.</text:span></text:p>
      <text:p text:style-name="P142"><text:span text:style-name="T303"/></text:p>
      <text:p text:style-name="P142">Экран комлинка загорается, сквозь помехи едва видна закованная в доспехи фигура <text:span text:style-name="T304">на фоне боевой рубки</text:span>.</text:p>
      <text:p text:style-name="P142"/>
      <text:p text:style-name="P142">- Арршш скрооошнаа гноллл…</text:p>
      <text:p text:style-name="P142">- Маджестик, вас плохо слышно! Помехи! <text:span text:style-name="T259">Маджестик, п</text:span>овторите сообщение!</text:p>
      <text:p text:style-name="P142">- Говохххнаа сквашшшрр углушшш… - <text:span text:style-name="T259">фигура на экране делает приветственный жест копытом.</text:span></text:p>
      <text:p text:style-name="P143">- <text:span text:style-name="T259">Легат Эйронсмайл, с вами говорит <text:s/>центурион шестого легиона Луна </text:span><text:span text:style-name="T305">Амаго</text:span><text:span text:style-name="T259">. Вас очень плохо слышно! Следуйте </text:span><text:span text:style-name="T306">в </text:span><text:span text:style-name="T184">порт</text:span><text:span text:style-name="T306">, мы вас встретим. Повторяем, следуйте в </text:span><text:span text:style-name="T184">порт</text:span><text:span text:style-name="T306">! </text:span><text:span text:style-name="T184">Пирс номер два!</text:span></text:p>
      <text:p text:style-name="P143"/>
      <text:p text:style-name="P144"><text:span text:style-name="T306">Экран комлинка гаснет. Луна </text:span><text:span text:style-name="T290">бросается</text:span><text:span text:style-name="T306"> к бронированной двери из </text:span><text:span text:style-name="T307">командного центра</text:span><text:span text:style-name="T306"> . Пока гермодверь открывается, она пританцовывает в нетерпении.</text:span></text:p>
      <text:p text:style-name="P143"/>
      <text:p text:style-name="P143"><text:span text:style-name="T259">- </text:span><text:span text:style-name="T30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08">Натяни на своих ботаников что-нибудь приличное!</text:span></text:p>
      <text:p text:style-name="P9"/>
      <text:p text:style-name="P145"><text:soft-page-break/>Гермодверь плавно закрывается за сестрой.</text:p>
      <text:p text:style-name="P145"/>
      <text:p text:style-name="P145">- Ну что же, наконец-то мы видим свет в конце тоннеля, - улыбаюсь я Смешинке. — <text:span text:style-name="T309">Королева с нами. </text:span><text:span text:style-name="T310">Э</text:span><text:span text:style-name="T311">лементы Возмездия в паре с Маджестиком </text:span><text:span text:style-name="T309">вскоре </text:span><text:span text:style-name="T311">очистят Орунгун от </text:span><text:span text:style-name="T290">нечисти </text:span><text:span text:style-name="T312">Иль-Шогг</text:span><text:span text:style-name="T313"> </text:span><text:span text:style-name="T304">и мы все, наконец, </text:span><text:span text:style-name="T313">вспомним </text:span><text:span text:style-name="T314">мирн</text:span><text:span text:style-name="T313">ую</text:span><text:span text:style-name="T314"> жизнь</text:span><text:span text:style-name="T311">.</text:span></text:p>
      <text:p text:style-name="P145"/>
      <text:p text:style-name="P146">Радистка замордовано улыбается мне в ответ. <text:span text:style-name="T304">Я вижу слёзы в уголках её глаз. На фотографии, прислонённой к микрофону, я замечаю Смешинку </text:span><text:span text:style-name="T315">на </text:span><text:span text:style-name="T316">крыльце</text:span><text:span text:style-name="T315"> </text:span><text:span text:style-name="T316">небольшого </text:span><text:span text:style-name="T314">уютного </text:span><text:span text:style-name="T316">домика </text:span><text:span text:style-name="T290">в горах </text:span><text:span text:style-name="T304">в окружении жеребца и двух кобылок.</text:span></text:p>
      <text:p text:style-name="P147">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290">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46"/>
      <text:p text:style-name="P148">- Армаринд, ответьте! Армаринд, ответьте! Андориан вызывает!</text:p>
      <text:p text:style-name="P148"/>
      <text:p text:style-name="P149">Я отдаю последние распоряжения о праздничных торжествах по внутренней сети и следую к выходу.</text:p>
      <text:p text:style-name="P145"/>
      <text:p text:style-name="P150">- Корморан, ответьте, вызывает Андориан… Корморан, вас слышу! Слышу вас, <text:span text:style-name="T304">Корморан</text:span>!!! Андориан на связи!</text:p>
      <text:p text:style-name="P150"/>
      <text:p text:style-name="P150">От возбуждения кобылка хлопает крыльями. <text:span text:style-name="T277">Сигарета метким плевком отправляется в чашку с кофейной гущей. </text:span><text:s/><text:span text:style-name="T291">З</text:span>ацепившись рог<text:span text:style-name="T317">ом</text:span>, <text:span text:style-name="T292">Смешинка</text:span> срывает наушники и стучит копытом по кнопке громкой связи.</text:p>
      <text:p text:style-name="P150"/>
      <text:p text:style-name="P150">- Корморан вас слыш<text:span text:style-name="T277">и</text:span><text:span text:style-name="T315">т</text:span>! <text:span text:style-name="T277">Корморан на связи!</text:span> Андориан, приём!</text:p>
      <text:p text:style-name="P150">- <text:span text:style-name="T318">На связи консул Селестия, </text:span><text:span text:style-name="T319">временный командующий фортом Андориан</text:span><text:span text:style-name="T318">. </text:span>Краткий р<text:span text:style-name="T317">а</text:span>порт обстановки, Корморан! — приказыва<text:span text:style-name="T304">ю я</text:span>, <text:span text:style-name="T291">буквально нависнув над микрофоном</text:span>.</text:p>
      <text:p text:style-name="P150">- <text:span text:style-name="T308">Докладывает мехадоспех </text:span><text:span text:style-name="T320">двенадцатого легиона </text:span><text:span text:style-name="T308">«</text:span><text:span text:style-name="T321">Опцион-4С», </text:span><text:span text:style-name="T322">номер тринадцать-девятьсот четыре</text:span><text:span text:style-name="T321">. </text:span><text:span text:style-name="T323">Активны тридцать шесть боевых единиц </text:span><text:span text:style-name="T324">и три автотурели</text:span><text:span text:style-name="T323">. Охраняется периметр </text:span><text:span text:style-name="T325">четвёртой</text:span><text:span text:style-name="T323"> дозорной башни. Уровень заряда основной батареи — два процента. Уровень заряда резервной батареи — шестьдесят четыре…</text:span></text:p>
      <text:p text:style-name="P150">- <text:span text:style-name="T323">Стоп-стоп-стоп! — </text:span><text:span text:style-name="T326">Я, наконец, обрела дар речи. — Опцион-4С, позови к передатчику дежурного связного. Кто сейчас командует обороной Корморана?!</text:span></text:p>
      <text:p text:style-name="P150">- <text:span text:style-name="T326">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27">Центурион</text:span><text:span text:style-name="T326">-2А номер шесть-пятнадцать.</text:span></text:p>
      <text:p text:style-name="P150">- <text:span text:style-name="T326">Что значит «отсутствует связной»?! Почему связью и командованием занимаются </text:span><text:span text:style-name="T325">механизмы</text:span><text:span text:style-name="T326">?! </text:span><text:span text:style-name="T309">Кто вам передал полномочия? </text:span><text:span text:style-name="T326">Где персонал </text:span><text:span text:style-name="T320">крепости</text:span><text:span text:style-name="T326">?!!</text:span></text:p>
      <text:p text:style-name="P150"><text:soft-page-break/></text:p>
      <text:p text:style-name="P151">Металлический голос бесстрастно отвечает на мои вопросы.</text:p>
      <text:p text:style-name="P152"/>
      <text:p text:style-name="P152">- <text:span text:style-name="T326">Персонал </text:span><text:span text:style-name="T313">заражён </text:span><text:span text:style-name="T312">ментапаразитами</text:span><text:span text:style-name="T326"> </text:span><text:span text:style-name="T312">Иль-Шогг</text:span><text:span text:style-name="T326">, </text:span><text:span text:style-name="T320">в настоящее время активен в статусе врага</text:span><text:span text:style-name="T326">. </text:span><text:span text:style-name="T328">Цитадель</text:span><text:span text:style-name="T325">, </text:span><text:span text:style-name="T320">а также</text:span><text:span text:style-name="T325"> первая, вторая, третья, пятая и шестая дозорные башни захвачены. </text:span><text:span text:style-name="T329">Оборону четвёртой башни удерживают</text:span><text:span text:style-name="T325"> тридцать шесть боевых единиц. Тридцать четыре мехадоспеха и две транспортны</text:span><text:span text:style-name="T329">е</text:span><text:span text:style-name="T325"> платформы</text:span><text:span text:style-name="T320">.</text:span><text:span text:style-name="T325"> Прогнозируемая длительность активной обороны — </text:span><text:span text:style-name="T328">дв</text:span><text:span text:style-name="T290">а месяца</text:span><text:span text:style-name="T325">. Ждём указаний, </text:span><text:span text:style-name="T318">консул</text:span><text:span text:style-name="T325">.</text:span></text:p>
      <text:p text:style-name="P150">- <text:span text:style-name="T326">Что </text:span><text:span text:style-name="T325">у вас произошло</text:span><text:span text:style-name="T326">??! </text:span><text:span text:style-name="T325">Как вы допустили прорыв обороны?!!</text:span></text:p>
      <text:p text:style-name="P150"/>
      <text:p text:style-name="P153">Я уже крич<text:span text:style-name="T330">у</text:span> не сдерживаясь. <text:span text:style-name="T314">Шестьдесят два</text:span><text:span text:style-name="T331"> </text:span><text:span text:style-name="T314">года</text:span><text:span text:style-name="T331"> </text:span><text:span text:style-name="T332">О</text:span><text:span text:style-name="T333">йкумена</text:span><text:span text:style-name="T331"> </text:span><text:span text:style-name="T333">фаэри</text:span><text:span text:style-name="T331"> во</text:span><text:span text:style-name="T334">юет</text:span><text:span text:style-name="T331"> с </text:span><text:span text:style-name="T335">пандемией</text:span><text:span text:style-name="T331"> </text:span><text:span text:style-name="T312">Иль-Шогг.</text:span><text:span text:style-name="T331"> </text:span><text:span text:style-name="T336">Мы прошли путь от </text:span><text:span text:style-name="T337">мирных беззаботных созданий, купающихся в солнечных лучах на террасах воздушных замков до </text:span><text:span text:style-name="T338">бесчисленных легионов</text:span><text:span text:style-name="T337">, беспрекословно повинующихся приказам королевы. </text:span><text:span text:style-name="T338">Наша армия, начав с </text:span><text:span text:style-name="T339">разнородных отрядов ополчения</text:span><text:span text:style-name="T338">, вооружённых старинными алебардами </text:span><text:span text:style-name="T339">из родовых арсеналов</text:span><text:span text:style-name="T338">, дошла до </text:span><text:span text:style-name="T337">облачённых в кибернетические доспехи воинов, </text:span><text:span text:style-name="T339">лунных баз</text:span><text:span text:style-name="T337"> </text:span><text:span text:style-name="T338">и лет</text:span><text:span text:style-name="T340">учих</text:span><text:span text:style-name="T338"> </text:span><text:span text:style-name="T334">кораблей-</text:span><text:span text:style-name="T338">городов, ощетинившихся </text:span><text:span text:style-name="T312">дальнобойными </text:span><text:span text:style-name="T334">орудиями</text:span><text:span text:style-name="T338">.</text:span></text:p>
      <text:p text:style-name="P154">Но что бы мы ни делали, наши старания принос<text:span text:style-name="T341">ят</text:span> лишь кратковременный результат. <text:span text:style-name="T342">Эти твари </text:span><text:span text:style-name="T339">облада</text:span><text:span text:style-name="T330">ют</text:span><text:span text:style-name="T339"> критическим преимуществом</text:span><text:span text:style-name="T342">. </text:span><text:span text:style-name="T339">Нет, они не отвеч</text:span><text:span text:style-name="T341">ают</text:span><text:span text:style-name="T339"> технологией на технологию — они абсолютно не креативны в техническом плане. Особ</text:span><text:span text:style-name="T343">ыми способностями к айн</text:span><text:span text:style-name="T314">а</text:span><text:span text:style-name="T343">-манипуляциям</text:span><text:span text:style-name="T339"> или </text:span><text:span text:style-name="T312">большой </text:span><text:span text:style-name="T339">физической силой они тоже не облада</text:span><text:span text:style-name="T341">ют</text:span><text:span text:style-name="T339">.</text:span></text:p>
      <text:p text:style-name="P155"><text:span text:style-name="T339">Они уме</text:span><text:span text:style-name="T330">ют</text:span><text:span text:style-name="T339"> </text:span><text:span text:style-name="T313">заражать </text:span><text:span text:style-name="T184">психику</text:span><text:span text:style-name="T339">. Под</text:span><text:span text:style-name="T335">селять в</text:span><text:span text:style-name="T339"> разум </text:span><text:span text:style-name="T335">ментальных паразитов</text:span><text:span text:style-name="T339">. Превращать наших воинов в своих марионеток - </text:span><text:span text:style-name="T335">л</text:span><text:span text:style-name="T344">едяных рабов. Лербов.</text:span></text:p>
      <text:p text:style-name="P155"><text:span text:style-name="T345">В начале </text:span><text:span text:style-name="T275">заражение шло </text:span><text:span text:style-name="T345">медленно — мы с удивлением и гневом увидели </text:span><text:span text:style-name="T346">главу королевской охраны, трибуна</text:span><text:span text:style-name="T345"> </text:span><text:span text:style-name="T347">Стронгхолда</text:span><text:span text:style-name="T345"> в их рядах через </text:span><text:span text:style-name="T341">месяц </text:span><text:span text:style-name="T345">войны. Мы считали его предателем и покрыли позором его клан. Но шли </text:span><text:span text:style-name="T310">недели</text:span><text:span text:style-name="T345"> и — и вот </text:span><text:span text:style-name="T346">против нас сражается</text:span><text:span text:style-name="T345"> </text:span><text:span text:style-name="T346">половина королевской охраны</text:span><text:span text:style-name="T345">. Потом </text:span><text:span text:style-name="T346">на их сторону </text:span><text:span text:style-name="T345">пере</text:span><text:span text:style-name="T346">шла центурия Второго Добровольческого легиона</text:span><text:span text:style-name="T345">. Потом </text:span><text:span text:style-name="T334">целая </text:span><text:span text:style-name="T345">манипула. </text:span><text:span text:style-name="T275">С увеличением числа лербов отродьям</text:span><text:span text:style-name="T312"> Иль-Шогг</text:span><text:span text:style-name="T345"> </text:span><text:span text:style-name="T275">стало легче захватывать новых пленных и превращать их в своих марионеток. И с</text:span><text:span text:style-name="T339"> ростом числа </text:span><text:span text:style-name="T344">лербов</text:span><text:span text:style-name="T339"> против нас вста</text:span><text:span text:style-name="T341">ют</text:span><text:span text:style-name="T339"> </text:span><text:span text:style-name="T348">ряды</text:span><text:span text:style-name="T339"> холодных, обученных и оснащённых воинов.</text:span></text:p>
      <text:p text:style-name="P120"><text:span text:style-name="T289">К счастью для нас, </text:span><text:span text:style-name="T313">заражённые</text:span><text:span text:style-name="T349"> </text:span><text:span text:style-name="T333">фаэри</text:span><text:span text:style-name="T317"> сразу обраща</text:span><text:span text:style-name="T341">ют</text:span><text:span text:style-name="T317"> на себя внимание неестественностью поведения и механическими движениями. </text:span><text:span text:style-name="T335">И</text:span><text:span text:style-name="T289">х зрачки станов</text:span><text:span text:style-name="T341">ятся</text:span><text:span text:style-name="T289"> узкими, как у змей.</text:span><text:span text:style-name="T317"> Мы сразу </text:span><text:span text:style-name="T291">вычисля</text:span><text:span text:style-name="T341">ем</text:span><text:span text:style-name="T317"> таких </text:span><text:span text:style-name="T291">на блокпостах</text:span><text:span text:style-name="T317">. </text:span><text:span text:style-name="T341">К сожалению, после заражения</text:span><text:span text:style-name="T289"> они</text:span><text:span text:style-name="T345"> не утрачива</text:span><text:span text:style-name="T341">ют</text:span><text:span text:style-name="T345"> технических знаний. </text:span><text:span text:style-name="T347">Всё новейшее оружие, доспехи и техника, что были с ними </text:span><text:span text:style-name="T289">в момент обращения</text:span><text:span text:style-name="T347"> — теперь работа</text:span><text:span text:style-name="T341">ют</text:span><text:span text:style-name="T347"> против нас.</text:span></text:p>
      <text:p text:style-name="P156">Ещё один фактор, спасший нас от неминуемого разгрома в первые годы — немногочисленность <text:span text:style-name="T275">самих</text:span> <text:span text:style-name="T312">тварей</text:span>. <text:span text:style-name="T350">По нашим наблюдениям, их </text:span><text:span text:style-name="T346">пришло в Ойкумену Фаэри </text:span><text:span text:style-name="T350">не </text:span><text:span text:style-name="T351">бол</text:span><text:span text:style-name="T352">е</text:span><text:span text:style-name="T351">е</text:span><text:span text:style-name="T350"> двухсот. Около пятнадцати из них </text:span><text:span text:style-name="T275">за всё время войны </text:span><text:span text:style-name="T350">нам удалось уничтожить и двух пленить. </text:span><text:span text:style-name="T353">Только их </text:span><text:span text:style-name="T354">мало</text:span><text:span text:style-name="T353">численность не позволяет им </text:span><text:span text:style-name="T355">п</text:span><text:span text:style-name="T184">орабощать</text:span><text:span text:style-name="T353"> нас слишком </text:span><text:span text:style-name="T356">б</text:span><text:span text:style-name="T352">ы</text:span><text:span text:style-name="T356">стро, </text:span><text:span text:style-name="T275">хотя всё равно их армия постоянно растёт</text:span><text:span text:style-name="T353">. </text:span><text:span text:style-name="T27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57">Смешно сказать, но самую большую эффективность против <text:span text:style-name="T335">тварей</text:span> показ<text:span text:style-name="T352">ывают</text:span> не <text:span text:style-name="T347">тяжёлые </text:span><text:span text:style-name="T334">орудия</text:span><text:span text:style-name="T347"> или ховертанки</text:span>, а самые простые стены вокруг городов и дороги на высоких колоннах, <text:span text:style-name="T347">соединяющие любые </text:span><text:soft-page-break/><text:span text:style-name="T347">мало-мальски укреплённые поселения. </text:span><text:span text:style-name="T312">Отродья Иль-Шогг</text:span><text:span text:style-name="T347"> почти не лета</text:span><text:span text:style-name="T352">ют</text:span><text:span text:style-name="T347">. Их полупрозрачные бескрылые тела мог</text:span><text:span text:style-name="T352">ут</text:span><text:span text:style-name="T347"> подняться в воздух самое большее на </text:span><text:span text:style-name="T357">десяток футов</text:span><text:span text:style-name="T347"> и продержаться та</text:span><text:span text:style-name="T357">к</text:span><text:span text:style-name="T347"> несколько секунд. </text:span><text:span text:style-name="T335">Их медузоподобные тела</text:span><text:span text:style-name="T347"> использ</text:span><text:span text:style-name="T352">уют</text:span><text:span text:style-name="T347"> </text:span><text:span text:style-name="T343">айну</text:span><text:span text:style-name="T347"> для полёта и наш скудный мир не мо</text:span><text:span text:style-name="T352">жет</text:span><text:span text:style-name="T347"> дать её достаточно для удержания </text:span><text:span text:style-name="T335">их </text:span><text:span text:style-name="T347">тела в воздухе. Только это позвол</text:span><text:span text:style-name="T352">яет</text:span><text:span text:style-name="T347"> нам </text:span><text:span text:style-name="T334">успешно сражаться с ними долгие </text:span><text:span text:style-name="T352">десятилетия</text:span><text:span text:style-name="T347"> </text:span><text:span text:style-name="T314">и мы благодари</text:span><text:span text:style-name="T352">м</text:span><text:span text:style-name="T314"> судьбу, что </text:span><text:span text:style-name="T312">твари</text:span><text:span text:style-name="T314"> пришли в наш мир так поздно — ведь ещё пять тысяч лет назад айны </text:span><text:span text:style-name="T275">в мире</text:span><text:span text:style-name="T314"> было достаточно, чтобы мы сами могли летать без использования крыльевых экстендеров</text:span><text:span text:style-name="T347">. </text:span><text:span text:style-name="T314">Теперь нас спаса</text:span><text:span text:style-name="T352">ет</text:span><text:span text:style-name="T314"> и</text:span><text:span text:style-name="T357">золяция высотой. Мы отгоражива</text:span><text:span text:style-name="T352">емся</text:span><text:span text:style-name="T357"> от них высокими стенами </text:span><text:span text:style-name="T358">и непроницаемыми куполами</text:span><text:span text:style-name="T357">, замками, расположенными высоко на недоступных скалах и высотными дорогами, до которых невозможно дотянуться с земли. </text:span><text:span text:style-name="T275">При приближении тварей мы обрушаем высотные дороги, что сильно замедляет их наступление.</text:span></text:p>
      <text:p text:style-name="P158"><text:span text:style-name="T359">Совсем недавно мы начали строить гранд-флаеры — парящие </text:span><text:span text:style-name="T324">платформы размером с небольшой город</text:span><text:span text:style-name="T359">, оснащённые мощны</text:span><text:span text:style-name="T360">м</text:span><text:span text:style-name="T359"> </text:span><text:span text:style-name="T360">вооружением</text:span><text:span text:style-name="T359">. </text:span><text:span text:style-name="T361">Они счита</text:span><text:span text:style-name="T352">ются</text:span><text:span text:style-name="T361"> неприступными, так как не опуска</text:span><text:span text:style-name="T352">ются</text:span><text:span text:style-name="T361"> на поверхность годами. С их помощью мы вздохнули немного свободнее </text:span><text:span text:style-name="T362">и</text:span><text:span text:style-name="T359"> наконец-то перестали лавинообразно терять воинов и технологии.</text:span><text:span text:style-name="T357"> Да, </text:span><text:span text:style-name="T363">заражённые</text:span><text:span text:style-name="T357"> по-прежнему мог</text:span><text:span text:style-name="T352">ут</text:span><text:span text:style-name="T357"> добраться до нас </text:span><text:span text:style-name="T343">на высоте</text:span><text:span text:style-name="T357">, но они </text:span><text:span text:style-name="T352">сами </text:span><text:span text:style-name="T357">не уме</text:span><text:span text:style-name="T352">ют</text:span><text:span text:style-name="T357"> </text:span><text:span text:style-name="T363">заражать</text:span><text:span text:style-name="T357">.</text:span></text:p>
      <text:p text:style-name="P159"><text:span text:style-name="T364">Как квинтэссенция высотной изоляции, мы основали базы на двух наших лунах — </text:span><text:span text:style-name="T365">Эсте и Криллоне </text:span><text:span text:style-name="T364">— и стали переселять туда учёных и инженеров </text:span><text:span text:style-name="T366">в попытке </text:span><text:span text:style-name="T367">создать</text:span><text:span text:style-name="T366"> промышленность, </text:span><text:span text:style-name="T365">абсолютно </text:span><text:span text:style-name="T366">не досягаемую для </text:span><text:span text:style-name="T285">тварей и их </text:span><text:span text:style-name="T368">марионеток</text:span><text:span text:style-name="T364">. </text:span><text:span text:style-name="T365">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57"/>
      <text:p text:style-name="P160">Тем больнее слышать о потере ещё одной крепости. <text:span text:style-name="T361">Мы всё больше теряем связь с поверхностью, перебираясь </text:span><text:span text:style-name="T319">в</text:span><text:span text:style-name="T361"> летучие города и луны.</text:span></text:p>
      <text:p text:style-name="P160"/>
      <text:p text:style-name="P160">- Противник использовал гранд-флаер для создания бреши в <text:span text:style-name="T309">силовом щите</text:span>. — <text:span text:style-name="T310">пробивается сквозь помехи металлический голос. — </text:span><text:span text:style-name="T361">Командование не распознало в нём врага. Он приблизился к охранной сфере и таранил её. </text:span><text:span text:style-name="T327">После чего передовые отряды </text:span><text:span text:style-name="T344">лербов</text:span><text:span text:style-name="T327"> за полтора суток сломили сопротивление крепости. Тессерарий Стоуншилд перед </text:span><text:span text:style-name="T363">заражением</text:span><text:span text:style-name="T327"> успел </text:span><text:span text:style-name="T329">активировать и </text:span><text:span text:style-name="T327">перевести в автономный режим мехадоспехи ремонтного цеха и </text:span><text:span text:style-name="T329">утилизационной площадки.</text:span></text:p>
      <text:p text:style-name="P160">- <text:span text:style-name="T361">Название гранд-флаера, Опцион?</text:span></text:p>
      <text:p text:style-name="P160"/>
      <text:p text:style-name="P161">О, боги! <text:span text:style-name="T369">То, чего все боялись и не хотели даже думать об этом, произошло! </text:span><text:span text:style-name="T312">Твари</text:span><text:span text:style-name="T369"> захватили гранд-флаер — первый из двадцати восьми построенных. Значит, </text:span><text:span text:style-name="T290">захват</text:span><text:span text:style-name="T369"> остальных — вопрос времени. Всё повторяется, как и с предыдущими технологиями — </text:span><text:span text:style-name="T312">отродья Иль-Шогг</text:span><text:span text:style-name="T369"> захватывают их и обращают против нас. </text:span><text:span text:style-name="T370">Неизменный</text:span><text:span text:style-name="T371"> алгоритм войны!</text:span></text:p>
      <text:p text:style-name="P160"/>
      <text:p text:style-name="P162">- <text:span text:style-name="T369">Мы не смогли опознать его — нападение произошло ночью и он быстро ушёл из радиуса досягаемости <text:s/>радара после высадки десанта. Но, судя </text:span><text:span text:style-name="T324">по </text:span><text:span text:style-name="T369">габаритам, это </text:span><text:span text:style-name="T372">был </text:span><text:span text:style-name="T369">гранд-флаер серии «Вандерис» или «Громовержец».</text:span></text:p>
      <text:p text:style-name="P162"/>
      <text:p text:style-name="P162">- <text:span text:style-name="T369">Что??? Громовержец?!!</text:span></text:p>
      <text:p text:style-name="P145"/>
      <text:p text:style-name="P134"><text:soft-page-break/>Снаружи раздаётся <text:span text:style-name="T362">оглушительный </text:span>грохот. Стены <text:span text:style-name="T373">связного</text:span><text:span text:style-name="T322"> бункера</text:span> трясутся в лихорадке, <text:span text:style-name="T362">по потолку ползёт трещина</text:span>. На пол, <text:span text:style-name="T374">столы</text:span> и аппаратуру сыпется штукатурка. Светильники гаснут, <text:span text:style-name="T362">чахоточно </text:span>мигнув пару раз на прощание. <text:span text:style-name="T375">Где-то снаружи заунывно нарастает </text:span><text:span text:style-name="T314">вой </text:span><text:span text:style-name="T375">сирен</text:span><text:span text:style-name="T314">ы</text:span><text:span text:style-name="T375">. </text:span><text:span text:style-name="T314">Громкие в</text:span>опли <text:span text:style-name="T374">Смешинки</text:span> перемежаются со стуком опрокидываемых на пол тумбочек.</text:p>
      <text:p text:style-name="P163"/>
      <text:p text:style-name="P164">Я бегу к выходу, спотыкаюсь и падаю на что-то мягкое.</text:p>
      <text:p text:style-name="P164"/>
      <text:p text:style-name="P164">- Ляга<text:span text:style-name="T318">ть, </text:span><text:span text:style-name="T376">в петлю мою душу</text:span><text:span text:style-name="T318">! Где этот бананутый свет? — от шока в мою речь </text:span><text:span text:style-name="T376">прорываются</text:span><text:span text:style-name="T318"> ругательства из университетской юности.</text:span></text:p>
      <text:p text:style-name="P9">- <text:span text:style-name="T318">Надо включить аварийное освещение, консул <text:s/>- раздаётся сдавленный писк подо мной. — </text:span><text:span text:style-name="T376">Рубильник в углу, над противопожарным щитком.</text:span></text:p>
      <text:p text:style-name="P9"/>
      <text:p text:style-name="P165">Я зажигаю <text:span text:style-name="T377">искорку</text:span> айны на роге <text:span text:style-name="T378">и сконфужено поднимаюсь со Смешинки. </text:span><text:span text:style-name="T379">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5"/>
      <text:p text:style-name="P9">- <text:span text:style-name="T380">Оставайся на посту, принцип. Я проверю, что случилось снаружи. Как только появится электричество — продолжи опрос </text:span><text:span text:style-name="T374">гарнизонов</text:span><text:span text:style-name="T381">, - я следую к двери.</text:span></text:p>
      <text:p text:style-name="P9"/>
      <text:p text:style-name="P166">И натыкаюсь на бронированную створку. <text:span text:style-name="T382">Она не отъезжает в сторону при моём приближении. Делаю шаг назад и снова шаг вперёд — гермодверь не сд</text:span><text:span text:style-name="T289">в</text:span><text:span text:style-name="T382">игается ни на дюйм.</text:span></text:p>
      <text:p text:style-name="P166"/>
      <text:p text:style-name="P166">- <text:span text:style-name="T382">Сделай что-то с этой ляганной дверью! — я раздражённо поворачиваюсь к Смешинке. — Она не открывается.</text:span></text:p>
      <text:p text:style-name="P166">- <text:span text:style-name="T382">Бункер обесточен, - та разводит копытами. — Сервоприводы не под напряжением.</text:span></text:p>
      <text:p text:style-name="P166">- <text:span text:style-name="T382">Кто проектировал этот унавоженный помётом </text:span><text:span text:style-name="T312">Иль-Шогг</text:span><text:span text:style-name="T382"> бункер? Кто предусмотрел в нём аварийное освещение, но не догадался подвести резервное питание к двери? Лягать, я понижу его в звании до </text:span><text:span text:style-name="T383">гастата!</text:span></text:p>
      <text:p text:style-name="P166">- <text:span text:style-name="T383">Насколько мне известно, все подземные фортификации разрабатываются </text:span><text:span text:style-name="T319">в </text:span><text:span text:style-name="T384">МБТ</text:span><text:span text:style-name="T383">, - осторожно замечает Смешинка.</text:span></text:p>
      <text:p text:style-name="P166"/>
      <text:p text:style-name="P167">Я осекаюсь. Гнев уходит из груди и я смущённо прячу глаза. <text:span text:style-name="T384">Министерство Боевых Технологий</text:span> я основала сама на <text:span text:style-name="T377">два</text:span>дцатом году войны, когда стало ясно, что мы проигрываем без <text:span text:style-name="T385">научной баз</text:span><text:span text:style-name="T290">ы</text:span>. По-сути, это была моя дипломная работа. Я уже давно оставила бразды правления в нём, но <text:span text:style-name="T384">его текущий состав</text:span> до сих пор полностью состо<text:span text:style-name="T290">ит</text:span> из моих протеже.</text:p>
      <text:p text:style-name="P167"/>
      <text:p text:style-name="P167">- <text:span text:style-name="T386">Хорошо</text:span><text:span text:style-name="T387">, не время сердиться. Надо как-то найти выход отсюда.</text:span></text:p>
      <text:p text:style-name="P168"><text:soft-page-break/>- <text:span text:style-name="T387">Выйти можно через подсобку у туалета. Там есть дверца в коридор. Запирается на шпингалет. Уборщица из </text:span><text:span text:style-name="T290">фермы</text:span><text:span text:style-name="T387">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9"/>
      <text:p text:style-name="P9">- <text:span text:style-name="T387">Э-э-э… Гм… Ну ладно…</text:span></text:p>
      <text:p text:style-name="P169"/>
      <text:p text:style-name="P169">…</text:p>
      <text:p text:style-name="P169"/>
      <text:p text:style-name="P170">Коридор обрушивается на меня какофонией звуков: <text:span text:style-name="T388">к</text:span><text:span text:style-name="T289">рики, </text:span><text:span text:style-name="T389">обрывки </text:span><text:span text:style-name="T289">команд, перекрываемые </text:span><text:span text:style-name="T344">залпами</text:span><text:span text:style-name="T289"> автотурелей, топот копыт, грохот выбиваемых дверей и звон разбивающихся стёкол.</text:span></text:p>
      <text:p text:style-name="P9"/>
      <text:p text:style-name="P171">Я <text:span text:style-name="T390">несусь</text:span> к выходу из убежища, на ходу активир<text:span text:style-name="T349">уя</text:span> <text:span text:style-name="T388">меха</text:span>доспех. <text:span text:style-name="T391">Забрало шлема опускается, </text:span><text:span text:style-name="T392">отсекая меня от внешнего мира</text:span><text:span text:style-name="T391">, </text:span><text:span text:style-name="T392">на внутреннем экране появляется интерфейс и подсказки встроенного псевдоразума. </text:span><text:span text:style-name="T384">Это чудо военн</text:span><text:span text:style-name="T370">ого</text:span><text:span text:style-name="T384"> </text:span><text:span text:style-name="T370">прогресса</text:span><text:span text:style-name="T384"> разработано в «</text:span><text:span text:style-name="T393">К</text:span><text:span text:style-name="T384">ольт-тек» </text:span><text:span text:style-name="T394">тридцать</text:span><text:span text:style-name="T395"> лет назад</text:span><text:span text:style-name="T384">. </text:span><text:span text:style-name="T395">Кратно усилива</text:span><text:span text:style-name="T370">е</text:span><text:span text:style-name="T395">т физические возможности хозяина, обеспечива</text:span><text:span text:style-name="T370">е</text:span><text:span text:style-name="T395">т защитой от холодного оружия и </text:span><text:span text:style-name="T370">при закрытом забрале защищает даже от заражения </text:span><text:span text:style-name="T312">ментапаразитами</text:span><text:span text:style-name="T370">. Последние модели обладают</text:span><text:span text:style-name="T384"> </text:span><text:span text:style-name="T370">встроенным искусственным интеллектом, позволяющим им выполнять простейшие задачи даже без носителя внутри. </text:span><text:span text:style-name="T396">Увы</text:span><text:span text:style-name="T370">, это очень дорогая </text:span><text:span text:style-name="T290">игрушка</text:span><text:span text:style-name="T370">, до потери производства в Ундариене мы смогли обеспечить ими только каждого </text:span><text:span text:style-name="T290">двадцатого </text:span><text:span text:style-name="T370">бойца - </text:span><text:span text:style-name="T319">в основном, командирский состав</text:span><text:span text:style-name="T370">.</text:span></text:p>
      <text:p text:style-name="P172"><text:span text:style-name="T374">Э</text:span>кзоскелет бронескафандра повизгивает <text:s/>сервомоторами на особо крутых виражах, <text:span text:style-name="T392">подстраховывая меня</text:span>, пока я <text:span text:style-name="T390">мчусь</text:span> на верхние ярусы <text:span text:style-name="T373">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75">т</text:span>ся у тебя в мыслях — даже умереть с честью не получится.</text:p>
      <text:p text:style-name="P9"/>
      <text:p text:style-name="P173"><text:span text:style-name="T397">Каменную</text:span> <text:span text:style-name="T397">стену</text:span> крепости пробил <text:span text:style-name="T398">армированный стальными рёбрами киль гранд-флаера. Голубые молнии </text:span><text:span text:style-name="T319">айны </text:span><text:span text:style-name="T398">бессильно облизыва</text:span><text:span text:style-name="T399">ют</text:span><text:span text:style-name="T398"> шершавую поверхность </text:span><text:span text:style-name="T389">клёпанной брони</text:span><text:span text:style-name="T398"> в попытках восстановить целостность силового щита. </text:span><text:span text:style-name="T400">Длинный форштевень</text:span><text:span text:style-name="T389"> воздушного корабля уп</text:span><text:span text:style-name="T399">ирается</text:span><text:span text:style-name="T389"> в </text:span><text:span text:style-name="T344">искрящие руины электростанции</text:span><text:span text:style-name="T389">, препятствуя дальнейшему движению гранд-флаера.</text:span></text:p>
      <text:p text:style-name="P173"/>
      <text:p text:style-name="P174">«<text:span text:style-name="T399">МА</text:span><text:span text:style-name="T401">ДЖЕ...</text:span>» - всё, что можно прочитать на сером борту парящей громады, остальное скрыва<text:span text:style-name="T399">ется</text:span> за дрожащим маревом защитной сферы. <text:span text:style-name="T402">Там же, за сферой, угадываются тёмные очертания ещё двух судов, поменьше.</text:span></text:p>
      <text:p text:style-name="P174"/>
      <text:p text:style-name="P175">Носов<text:span text:style-name="T389">ые</text:span> порт<text:span text:style-name="T389">ы</text:span> гранд-флаера <text:span text:style-name="T403">распахнут</text:span><text:span text:style-name="T389">ы</text:span>, из н<text:span text:style-name="T389">их</text:span> <text:span text:style-name="T404">планир</text:span><text:span text:style-name="T405">уют</text:span><text:span text:style-name="T404"> на камни Андориана </text:span><text:span text:style-name="T403">металлические дробинки закованных в </text:span><text:span text:style-name="T406">ржавую </text:span><text:span text:style-name="T403">сталь </text:span><text:span text:style-name="T344">лербов</text:span><text:span text:style-name="T403">. </text:span><text:span text:style-name="T407">Навстречу им расцветают </text:span><text:span text:style-name="T405">фиолетовые</text:span><text:span text:style-name="T407"> </text:span><text:span text:style-name="T408">т</text:span><text:span text:style-name="T283">рассеры</text:span><text:span text:style-name="T405"> автотурелей </text:span><text:span text:style-name="T335">и треск пулеметателей из ближайших обзорных башенек.</text:span><text:span text:style-name="T405"> Звон ударов остро</text:span><text:span text:style-name="T406">го</text:span><text:span text:style-name="T405"> </text:span><text:span text:style-name="T406">железа</text:span><text:span text:style-name="T405"> о щиты, </text:span><text:span text:style-name="T389">хриплые команды и громкие ругательства</text:span><text:span text:style-name="T405"> разда</text:span><text:span text:style-name="T389">ю</text:span><text:span text:style-name="T405">тся в местах стычек нападающих и защитников крепости. </text:span><text:span text:style-name="T409">Над сражением кружат пол</text:span><text:span text:style-name="T290">у</text:span><text:span text:style-name="T409">дюжин</text:span><text:span text:style-name="T290">а</text:span><text:span text:style-name="T409"> глайдеров</text:span><text:span text:style-name="T403"> </text:span><text:span text:style-name="T409">Маджестика, поливая обороняющихся пучками </text:span><text:span text:style-name="T283">айн</text:span><text:span text:style-name="T409">-разрядов.</text:span></text:p>
      <text:p text:style-name="P176"><text:soft-page-break/></text:p>
      <text:p text:style-name="P177">Ужас происходящего доходит до меня, пока я несусь по галерее к смотровой площадке. <text:span text:style-name="T335">Высокогорный замок Андориан возносится в небо десятками тонких башень</text:span><text:span text:style-name="T410"> </text:span><text:span text:style-name="T33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77">Гарнизон Андориана - две тысячи легионеров, <text:span text:style-name="T373">две орудийные башни</text:span> <text:span text:style-name="T373">и</text:span><text:span text:style-name="T411"> семь </text:span><text:span text:style-name="T373">автотурелей</text:span>. Плюс сто семьдесят эвакуированных из <text:span text:style-name="T412">Астромеханического</text:span> университета научных сотрудников. Которые, правда, не умеют сражаться, но многие из них неплохие <text:span text:style-name="T373">айна-манипуляторы</text:span>. <text:span text:style-name="T335">Это - все, кого мы смогли вывезти из Ундариена на «Стремительном».</text:span></text:p>
      <text:p text:style-name="P178">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179"/>
      <text:p text:style-name="P172"><text:span text:style-name="T397">Я вижу вступившую в бой </text:span><text:span text:style-name="T328">горстку</text:span><text:span text:style-name="T397"> бойцов в светло-голубых доспехах артиллерийской обслуги. Они </text:span><text:span text:style-name="T290">выбрались из </text:span><text:span text:style-name="T413">сбитой</text:span><text:span text:style-name="T397"> со стены орудийной башни и организованно, </text:span><text:span text:style-name="T290">боевым построением,</text:span><text:span text:style-name="T397"> продвигаются к </text:span><text:span text:style-name="T328">цитадели</text:span><text:span text:style-name="T397">. </text:span><text:span text:style-name="T414">По трём семёркам на грудной пластине мехадоспеха я узнаю их командира — </text:span><text:span text:style-name="T415">Шарп Блейда</text:span><text:span text:style-name="T416">. </text:span><text:span text:style-name="T414">Его чёткие команды прекращают хаос, остальные </text:span><text:span text:style-name="T416">разрозненные группки </text:span><text:span text:style-name="T414">легионер</text:span><text:span text:style-name="T416">ов</text:span><text:span text:style-name="T414"> вливаются в построение </text:span><text:span text:style-name="T416">по мере продвижения.</text:span><text:span text:style-name="T414"> Сражение от мелких неорганизованных стычек переходит к столкновению двух </text:span><text:span text:style-name="T417">сил</text:span><text:span text:style-name="T414"> — серо-ржаво</text:span><text:span text:style-name="T416">го</text:span><text:span text:style-name="T414"> </text:span><text:span text:style-name="T417">аморфно</text:span><text:span text:style-name="T416">го</text:span><text:span text:style-name="T417"> </text:span><text:span text:style-name="T416">моря</text:span><text:span text:style-name="T414"> захватчиков и голубовато</text:span><text:span text:style-name="T416">му</text:span><text:span text:style-name="T414"> </text:span><text:span text:style-name="T416">островку</text:span><text:span text:style-name="T414"> защитников </text:span><text:span text:style-name="T418">Андориана</text:span><text:span text:style-name="T414">.</text:span></text:p>
      <text:p text:style-name="P18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1"/>
      <text:p text:style-name="P181">Я <text:span text:style-name="T373">прыгаю со смотровой площадки и плавно приземляюсь у подножия радиоцентра. После чего </text:span>несусь к <text:span text:style-name="T419">месту сражения, на ходу выбирая оружие. </text:span><text:span text:style-name="T420">Пулеметатель может зацепить своих. Я не отличаюсь особой меткостью - мне всегда больше нравилось фехтование, чем стрельба.</text:span><text:span text:style-name="T419"> </text:span><text:span text:style-name="T420">Но к</text:span><text:span text:style-name="T419">рыльевые </text:span><text:span text:style-name="T421">лезвия</text:span><text:span text:style-name="T419"> </text:span><text:span text:style-name="T420">тоже </text:span><text:span text:style-name="T419">не годятся в такой свалке, им просто не будет места развернуться. </text:span><text:span text:style-name="T422">Клинок</text:span><text:span text:style-name="T423"> рога тоже будет мешать, пока я не пробьюсь в первый ряд </text:span><text:span text:style-name="T424">сражающихся</text:span><text:span text:style-name="T423">. От маломощного </text:span><text:span text:style-name="T283">айн</text:span><text:span text:style-name="T423">-разрядника доспеха и вовсе мало толку — он, скорее, является оружием последнего шанса, чем действенным инструментом.</text:span></text:p>
      <text:p text:style-name="P182">Я коротким резким встряхиванием <text:span text:style-name="T424">ног </text:span>выдвигаю шипы на накопытниках. <text:span text:style-name="T425">Они с тихими щелчками закрепляются в пазах. </text:span>Оружие ближнего боя сейчас — единственный разумный выбор.</text:p>
      <text:p text:style-name="P183"/>
      <text:p text:style-name="P184"><text:span text:style-name="T426">Однако </text:span><text:span text:style-name="T427">противник встре</text:span><text:span text:style-name="T428">чает</text:span><text:span text:style-name="T427"> меня задолго до основной массы </text:span><text:span text:style-name="T426">сражающихся</text:span><text:span text:style-name="T427">. </text:span><text:span text:style-name="T301">Лерб</text:span><text:span text:style-name="T429"> в помятом </text:span><text:span text:style-name="T430">нагруднике с</text:span><text:span text:style-name="T431"> остатками раскраски территориальной обороны Норгонга </text:span><text:span text:style-name="T432">грузно </text:span><text:span text:style-name="T298">выпрыгивает на меня из </text:span><text:span text:style-name="T426">зарослей разбитой</text:span><text:span text:style-name="T298"> оранжереи</text:span><text:span text:style-name="T428">.</text:span></text:p>
      <text:p text:style-name="P184"><text:span text:style-name="T428"/></text:p>
      <text:p text:style-name="P185"><text:span text:style-name="T431">Я </text:span><text:span text:style-name="T3">отпрыгиваю в сторону, с разворота впечатывая копыто ему в кирас</text:span><text:span text:style-name="T430">у</text:span><text:span text:style-name="T3">. Тот глухо кашляет и замахивается огромным </text:span><text:span text:style-name="T433">молотом</text:span><text:span text:style-name="T3">, </text:span><text:span text:style-name="T434">пристёгнутым к ноге</text:span><text:span text:style-name="T3">.</text:span></text:p>
      <text:p text:style-name="P185"><text:span text:style-name="T3"/></text:p>
      <text:p text:style-name="P186"><text:soft-page-break/><text:span text:style-name="T3">Манёвр — уклонение! Молот выбивает искры в дюйме от моего копыта. Я вспоминаю </text:span><text:span text:style-name="T435">слова </text:span><text:span text:style-name="T3">моего учителя фехтования, древнего </text:span><text:span text:style-name="T436">фаэри</text:span><text:span text:style-name="T3"> с острова Вандерис: «</text:span><text:span text:style-name="T437">Мы танцуем, сражаясь. И сражаясь — танцуем!</text:span><text:span text:style-name="T3">» </text:span><text:span text:style-name="T438">Я исполняю танец смерти вокруг неповоротливого жеребца, и он нехотя становится моим партнёром. </text:span><text:span text:style-name="T301">Его узкие зрачки отслеживают моё малейшее движение.</text:span><text:span text:style-name="T438"> Мы кружимся в странной импровизации и мои уклонения гармонируют с его ударами. Я разворачиваю </text:span><text:span text:style-name="T435">перед ним</text:span><text:span text:style-name="T438"> крылья, как в </text:span><text:span text:style-name="T434">невеста </text:span><text:span text:style-name="T435">перед женихом </text:span><text:span text:style-name="T434">в </text:span><text:span text:style-name="T438">брачном ритуале и скольжу то вправо, то влево, совершая обманные движения крыльями. </text:span><text:span text:style-name="T434">Жеребец не отвечает мне взаимностью. </text:span><text:span text:style-name="T438">Он до того сосредоточен на своих попытках убить меня, что не видит, как узкий меч с тихим щелчком </text:span><text:span text:style-name="T435">выскакивает из </text:span><text:span text:style-name="T430">пенала на суставе правого крыла</text:span><text:span text:style-name="T438">.</text:span></text:p>
      <text:p text:style-name="P186"><text:span text:style-name="T438"/></text:p>
      <text:p text:style-name="P187"><text:span text:style-name="T301">Лерб</text:span><text:span text:style-name="T3"> по инерции опускает молот на то место, где </text:span><text:span text:style-name="T439">мгновение</text:span><text:span text:style-name="T3"> назад была моя голова — не замечая, что мой клинок проходит </text:span><text:span text:style-name="T430">над нагрудником</text:span><text:span text:style-name="T3"> в основание его шеи. </text:span><text:span text:style-name="T440">Он </text:span><text:span text:style-name="T441">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18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88">Надо заканчивать этот танец. Если нас обнаружат его сообщники, худо будет уже мне.</text:p>
      <text:p text:style-name="P18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88">Его голова отделяется от шеи и с лёгким стуком падает мне под копыта.</text:p>
      <text:p text:style-name="P187"><text:span text:style-name="T441">Обезглавленное тело ещё пару мгновений стоит, орошая тёмной кровью холодные камни Андориана. Затем </text:span><text:span text:style-name="T434">передние ноги </text:span><text:span text:style-name="T441">лерба </text:span><text:span text:style-name="T434">подламываются </text:span><text:span text:style-name="T441">и</text:span><text:span text:style-name="T434"> он падает на </text:span><text:span text:style-name="T441">плац</text:span><text:span text:style-name="T434">.</text:span></text:p>
      <text:p text:style-name="P189"><text:span text:style-name="T434"/></text:p>
      <text:p text:style-name="P190"><text:span text:style-name="T3">Я </text:span><text:span text:style-name="T441">с усталостью смотрю на его тело</text:span><text:span text:style-name="T435">. </text:span><text:span text:style-name="T430">Ещё недавно он был в наших рядах, </text:span><text:span text:style-name="T442">он сражался бок о бок с нами. И вот он лежит в луже крови, а над ним стою я — его убийца. </text:span><text:span text:style-name="T443">В который раз.</text:span></text:p>
      <text:p text:style-name="P190"><text:span text:style-name="T442"/></text:p>
      <text:p text:style-name="P190"><text:span text:style-name="T442">Проклятая война! </text:span><text:span text:style-name="T443">Она никогда не меняется…</text:span></text:p>
      <text:p text:style-name="P190"><text:span text:style-name="T442"/></text:p>
      <text:p text:style-name="P191"><text:span text:style-name="T444">Мне нужно пробраться</text:span><text:span text:style-name="T445"> к </text:span><text:span text:style-name="T446">цитадели</text:span><text:span text:style-name="T445"> Андориана. Только из е</text:span><text:span text:style-name="T446">ё</text:span><text:span text:style-name="T445"> центра управления можно активировать главную защиту крепости — </text:span><text:span text:style-name="T444">О</text:span><text:span text:style-name="T445">ко </text:span><text:span text:style-name="T444">Г</text:span><text:span text:style-name="T445">нева. Но н</text:span><text:span text:style-name="T3">ападающие полноводным водопадом сыплются из опущенных аппарелей </text:span><text:span text:style-name="T281">Маджестика</text:span><text:span text:style-name="T3">. </text:span><text:span text:style-name="T444">Островок</text:span><text:span text:style-name="T3"> </text:span><text:span text:style-name="T281">оборон</text:span><text:span text:style-name="T445">ы </text:span><text:span text:style-name="T444">легионеров возле </text:span><text:span text:style-name="T446">цитадели</text:span><text:span text:style-name="T3"> </text:span><text:span text:style-name="T439">превратился в «черепаху» из примкнутых со всех сторон и сверху щитов</text:span><text:span text:style-name="T3">. </text:span><text:span text:style-name="T444">Громкие приказы </text:span><text:span text:style-name="T447">Шарп Блейда</text:span><text:span text:style-name="T444"> тонут в рёве ледяных глоток лербов.</text:span></text:p>
      <text:p text:style-name="P192"><text:span text:style-name="T3"/></text:p>
      <text:p text:style-name="P193">Я отступаю, оглядываясь вокруг.</text:p>
      <text:p text:style-name="P192"><text:span text:style-name="T3"/></text:p>
      <text:p text:style-name="P194"><text:span text:style-name="T3">Автотурель на крепостной стене развернулась внутрь и огрызается остатками боекомплекта, </text:span><text:span text:style-name="T448">прижимая нападающих к развалинам </text:span><text:span text:style-name="T298">жилого модуля</text:span><text:span text:style-name="T448">. </text:span><text:span text:style-name="T3">Трассеры основного калибра </text:span><text:span text:style-name="T448">турели </text:span><text:span text:style-name="T3">уже светятся бледно-фиолетовым, свидетельствуя об предельно малой плотности айна-луча. </text:span><text:span text:style-name="T448">В</text:span><text:span text:style-name="T3">ал поверженных </text:span><text:span text:style-name="T301">лербов </text:span><text:span text:style-name="T3">вокруг </text:span><text:soft-page-break/><text:span text:style-name="T448">свидетельствует об их неоднократных попытках прорваться внутрь охраняемой зоны.</text:span><text:span text:style-name="T3"> Под защитой турели к стене прижимаются </text:span><text:span text:style-name="T1">трое</text:span><text:span text:style-name="T3">. </text:span><text:span text:style-name="T162">В одном из них я узнаю Кэйлонга</text:span><text:span text:style-name="T449">.</text:span></text:p>
      <text:p text:style-name="P192"><text:span text:style-name="T3"/></text:p>
      <text:p text:style-name="P195">Я подбегаю к ним. Автотурель пропускает меня, распознав мехадоспех.</text:p>
      <text:p text:style-name="P192"><text:span text:style-name="T3"/></text:p>
      <text:p text:style-name="P192"><text:span text:style-name="T3">- Что с н</text:span><text:span text:style-name="T450">ей</text:span><text:span text:style-name="T3">? - я указываю на </text:span><text:span text:style-name="T368">кобылу</text:span><text:span text:style-name="T451"> в белом халате</text:span><text:span text:style-name="T3">, котор</text:span><text:span text:style-name="T451">ую</text:span><text:span text:style-name="T3"> </text:span><text:span text:style-name="T450">с двух сторон </text:span><text:span text:style-name="T3">осторожно поддерживают Кэйлонг и </text:span><text:span text:style-name="T439">солдат с лычкой «Гастат Морбиус. Техком»</text:span><text:span text:style-name="T3">.</text:span></text:p>
      <text:p text:style-name="P196"><text:span text:style-name="T3">- </text:span><text:span text:style-name="T368">Заражение</text:span><text:span text:style-name="T301">. </text:span><text:span text:style-name="T298">Наткнулись на </text:span><text:span text:style-name="T368">тварь</text:span><text:span text:style-name="T301"> </text:span><text:span text:style-name="T452">у казармы</text:span><text:span text:style-name="T301">, - беспомощно лепечет Кэйлонг. - </text:span><text:span text:style-name="T298">Мы с Морбиусом </text:span><text:span text:style-name="T368">спрятались</text:span><text:span text:style-name="T298">, а она попалась. Потом </text:span><text:span text:style-name="T368">тварь отправилась к остальным пленным, а мы</text:span><text:span text:style-name="T452"> смогли </text:span><text:span text:style-name="T368">её </text:span><text:span text:style-name="T452">вытащить.</text:span></text:p>
      <text:p text:style-name="P197"><text:span text:style-name="T301">- </text:span><text:span text:style-name="T450">Но тогда… </text:span><text:span text:style-name="T439">В</text:span><text:span text:style-name="T450">ы же знае</text:span><text:span text:style-name="T439">те</text:span><text:span text:style-name="T450">, что делать. - Протоколы очищения однозначно треб</text:span><text:span text:style-name="T453">уют</text:span><text:span text:style-name="T450"> в этом случае полнейшей изоляции </text:span><text:span text:style-name="T454">заражённого</text:span><text:span text:style-name="T450">. При невозможности этого — умерщвления. </text:span><text:span text:style-name="T455">В любую минуту заражённый мог превратиться в бездушную машину убийств.</text:span></text:p>
      <text:p text:style-name="P197"><text:span text:style-name="T450">- Это же Киранда. Моя лаборантка и… подруга. Я не могу. Я проведу её в </text:span><text:span text:style-name="T456">лабораторию</text:span><text:span text:style-name="T450">. </text:span><text:span text:style-name="T454">Там есть вакцина. - </text:span><text:span text:style-name="T451">Его глаза беспомощно глядят на меня сквозь разбитые очки.</text:span></text:p>
      <text:p text:style-name="P197"><text:span text:style-name="T450"/></text:p>
      <text:p text:style-name="P198"><text:span text:style-name="T450">Я </text:span><text:span text:style-name="T3">с тревогой смотрю на него, потом перевожу взгляд на Киранду. </text:span><text:span text:style-name="T450">Её голова безвольно свисает на плечо Кэйлонга, </text:span><text:span text:style-name="T3">мокрая дорожка слюны тянется </text:span><text:span text:style-name="T451">по халату </text:span><text:span text:style-name="T3">до земли</text:span><text:span text:style-name="T450">, глаза закрыты, ноги разъезжаются, крылья волочатся по земле.</text:span></text:p>
      <text:p text:style-name="P199"><text:span text:style-name="T3">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68">Но избавить заражённого от ментапаразита не удавалось никогда — он прорастает в мозг и пускает отростки в аксоны по всему телу.</text:span><text:span text:style-name="T3"> Кэйлонг должен это знать. Киранда обречена. </text:span><text:span text:style-name="T457">Она может </text:span><text:span text:style-name="T458">стать</text:span><text:span text:style-name="T457"> лерб</text:span><text:span text:style-name="T458">ом</text:span><text:span text:style-name="T457"> в любой момент.</text:span></text:p>
      <text:p text:style-name="P199"><text:span text:style-name="T457"/></text:p>
      <text:p text:style-name="P200">Я <text:span text:style-name="T459">печально</text:span> смотрю на не<text:span text:style-name="T459">ё</text:span> и поднимаю крыло. Из суставного пенала выезжает лезвие меча.</text:p>
      <text:p text:style-name="P196"><text:span text:style-name="T301"/></text:p>
      <text:p text:style-name="P201"><text:span text:style-name="T301">- </text:span><text:span text:style-name="T454">Нет! Не трожь её! - Кэйлонг заслоняет её крыльями и сбивчиво продолжает. - Я не говорил никому. </text:span><text:span text:style-name="T451">Хотел сказать тебе первой. </text:span><text:span text:style-name="T454">У нас два месяца назад начало получаться! </text:span><text:span text:style-name="T441">Похоже, мы нашли способ растворить ментапаразита, не причинив вреда заражённому!</text:span><text:span text:style-name="T454"> </text:span><text:span text:style-name="T441">К</text:span><text:span text:style-name="T454"> сознанию </text:span><text:span text:style-name="T441">вернулось </text:span><text:span text:style-name="T454">семь пациентов из десяти. Ремиссия четвёртого пациента длится уже полтора месяца, он </text:span><text:span text:style-name="T460">и </text:span><text:span text:style-name="T454">не думает леденеть! Он практически здоров — </text:span><text:span text:style-name="T285">ментапаразит не определяется ни одним тестом</text:span><text:span text:style-name="T454">! </text:span><text:span text:style-name="T461">Киранда</text:span><text:span text:style-name="T454">… Она нужна мне для продолжения работы! </text:span><text:span text:style-name="T457">Она готовила вакцину - т</text:span><text:span text:style-name="T454">олько она знает </text:span><text:span text:style-name="T457">её </text:span><text:span text:style-name="T454">состав. </text:span><text:span text:style-name="T451">У нас получится! </text:span><text:span text:style-name="T457">Поверь мне, Сел. </text:span><text:span text:style-name="T451">Мы </text:span><text:span text:style-name="T455">вылечим</text:span><text:span text:style-name="T451"> лербов. </text:span><text:span text:style-name="T455">Нужно довести Киранду до лаборатории.</text:span></text:p>
      <text:p text:style-name="P196"><text:span text:style-name="T301"/></text:p>
      <text:p text:style-name="P202"><text:span text:style-name="T301">Я </text:span><text:span text:style-name="T3">оборачиваюсь. Между нами и административным корпусом, где расположен</text:span><text:span text:style-name="T462">а</text:span><text:span text:style-name="T3"> </text:span><text:span text:style-name="T462">лаборатория</text:span><text:span text:style-name="T3"> — открытое пространство в двести ярдов длиной. </text:span><text:span text:style-name="T439">«</text:span><text:span text:style-name="T463">Ч</text:span><text:span text:style-name="T439">ерепах</text:span><text:span text:style-name="T463">а</text:span><text:span text:style-name="T439">» </text:span><text:span text:style-name="T458">из</text:span><text:span text:style-name="T439"> легионеров </text:span><text:span text:style-name="T463">медленно продвигается к </text:span><text:span text:style-name="T446">цитадели</text:span><text:span text:style-name="T463">, то</text:span><text:span text:style-name="T439">лпа лербов таранит </text:span><text:span text:style-name="T463">её</text:span><text:span text:style-name="T439"> фонарными столбами, вырванными с корнем из центрального сквера. </text:span><text:span text:style-name="T462">Один</text:span><text:span text:style-name="T463"> лерб забралс</text:span><text:span text:style-name="T462">я</text:span><text:span text:style-name="T463"> на щиты и пыта</text:span><text:span text:style-name="T462">е</text:span><text:span text:style-name="T463">тся проломить их тяжёлым молот</text:span><text:span text:style-name="T462">о</text:span><text:span text:style-name="T463">м.</text:span></text:p>
      <text:p text:style-name="P203"><text:span text:style-name="T3"/></text:p>
      <text:p text:style-name="P204"><text:soft-page-break/><text:span text:style-name="T3">- </text:span><text:span text:style-name="T439">Не пройдём. Сами мы ещё могли бы пробеж</text:span><text:span text:style-name="T453">а</text:span><text:span text:style-name="T439">ть, но не с ней, - я указываю на Киранду. - Нас увидят и тотчас же атакуют.</text:span></text:p>
      <text:p text:style-name="P203"><text:span text:style-name="T3">- </text:span><text:span text:style-name="T439">Консул Селестия, - молчащий до этого Морбиус указывает на неприметную двер</text:span><text:span text:style-name="T464">цу</text:span><text:span text:style-name="T439"> рядом с ближайшим контрфорсом </text:span><text:span text:style-name="T458">стены</text:span><text:span text:style-name="T439">. - В стене есть технический коридор для обслуживания турелей. Можно пройти до ближайшей дозорной башни. </text:span><text:span text:style-name="T464">Из башни </text:span><text:span text:style-name="T439">есть подземный ход до </text:span><text:span text:style-name="T446">цитадели</text:span><text:span text:style-name="T439">. У меня </text:span><text:span text:style-name="T465">слишком низкое звание, чтобы</text:span><text:span text:style-name="T439"> открыть дверь в </text:span><text:span text:style-name="T446">цитадель</text:span><text:span text:style-name="T439">, но вас она пропустит.</text:span></text:p>
      <text:p text:style-name="P205"><text:span text:style-name="T439"/></text:p>
      <text:p text:style-name="P206"><text:span text:style-name="T439">М</text:span><text:span text:style-name="T3">не понятен ход его мыслей. </text:span><text:span text:style-name="T439"><text:s/></text:span><text:span text:style-name="T3">Ц</text:span><text:span text:style-name="T446">итадель</text:span><text:span text:style-name="T439"> сообщается </text:span><text:span text:style-name="T446">тоннелями</text:span><text:span text:style-name="T439"> со всеми зданиями Андориана, </text:span><text:span text:style-name="T3">в том числе и лабораторией. </text:span><text:span text:style-name="T453">Да, это может сработать. </text:span><text:span text:style-name="T3">Я киваю ему.</text:span></text:p>
      <text:p text:style-name="P203"><text:span text:style-name="T3"/></text:p>
      <text:p text:style-name="P207"><text:span text:style-name="T466">Морбиус</text:span><text:span text:style-name="T3"> </text:span><text:span text:style-name="T467">под</text:span><text:span text:style-name="T468">бегает</text:span><text:span text:style-name="T467"> к двери и </text:span><text:span text:style-name="T3">подносит накопытную пластину доспеха к замку. Тот тихо пищит, мигает зелёным и дверь с тихим щелчком </text:span><text:span text:style-name="T464">раскрывается</text:span><text:span text:style-name="T3">. </text:span><text:span text:style-name="T467">Мы с Кэйлонгом, поддерживая Киранду с обеих сторон, осторожно </text:span><text:span text:style-name="T469">направляемся</text:span><text:span text:style-name="T467"> к </text:span><text:span text:style-name="T464">проходу</text:span><text:span text:style-name="T3">…</text:span></text:p>
      <text:p text:style-name="P207"><text:span text:style-name="T3"/></text:p>
      <text:p text:style-name="P207"><text:span text:style-name="T457">…Г</text:span><text:span text:style-name="T445">рузовой </text:span><text:span text:style-name="T470">глайдер </text:span><text:span text:style-name="T457">врезается</text:span><text:span text:style-name="T470"> </text:span><text:span text:style-name="T457">в</text:span><text:span text:style-name="T470"> </text:span><text:span text:style-name="T457">автотурель</text:span><text:span text:style-name="T470">, </text:span><text:span text:style-name="T457">сбивая её со стены</text:span><text:span text:style-name="T470">. </text:span><text:span text:style-name="T457">Она падает в дюжине метров от нас, продолжая отстреливаться. Глай</text:span><text:span text:style-name="T471">д</text:span><text:span text:style-name="T457">ер прекращает её агонию, сваливаясь </text:span><text:span text:style-name="T3">сверху</text:span><text:span text:style-name="T457"> и давя </text:span><text:span text:style-name="T3">её </text:span><text:span text:style-name="T457">своим весом.</text:span><text:span text:style-name="T470"> </text:span><text:span text:style-name="T472">Падает трап, по нему сходят на землю шестеро </text:span><text:span text:style-name="T3">лербов</text:span><text:span text:style-name="T472">. </text:span><text:span text:style-name="T471">Из-за их спин выходит </text:span><text:span text:style-name="T456">полупрозрачная </text:span><text:span text:style-name="T471">фигура.</text:span></text:p>
      <text:p text:style-name="P207"><text:span text:style-name="T471"/></text:p>
      <text:p text:style-name="P208"><text:span text:style-name="T471">Я </text:span><text:span text:style-name="T3">никогда не видела до этого </text:span><text:span text:style-name="T285">тварей Иль-Шогг</text:span><text:span text:style-name="T3">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85">их</text:span><text:span text:style-name="T3"> лицом к лицу и остаться после этого фаэри. Как правило, после таких встреч орда прирастает лербами, </text:span><text:span text:style-name="T368">а Великие кланы вычёркивают фаэри из живых</text:span><text:span text:style-name="T3">.</text:span></text:p>
      <text:p text:style-name="P209">И потому я не ожидаю ощутить тот леденящий ужас, что сковывает меня ледяными кандалами при виде <text:span text:style-name="T312">ЕЁ</text:span>.</text:p>
      <text:p text:style-name="P20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13">Локоны её полупрозрачной гривы вяло шевелятся на безветрии. </text:span>Холод ледяными щупальцами охватывает моё тело.</text:p>
      <text:p text:style-name="P207"><text:span text:style-name="T471"/></text:p>
      <text:p text:style-name="P207"><text:span text:style-name="T472">- </text:span><text:span text:style-name="T471">Шанграа г</text:span><text:span text:style-name="T464">нолл</text:span><text:span text:style-name="T471">! Вушшасс аршаннасс хиссандурр! Консул С-</text:span><text:span text:style-name="T368">с</text:span><text:span text:style-name="T471">елестия, властью Великой </text:span><text:span text:style-name="T368">Иль-Шогг</text:span><text:span text:style-name="T471"> я, </text:span><text:span text:style-name="T473">Тень </text:span><text:span text:style-name="T368">Единой</text:span><text:span text:style-name="T473">, </text:span><text:span text:style-name="T285">Малый Экзекутор </text:span><text:span text:style-name="T368">Ан-Хаас</text:span><text:span text:style-name="T285">,</text:span><text:span text:style-name="T473"> Эрендисса Шассхи,</text:span><text:span text:style-name="T471"> предлагаю с-сдаться. Вы разбиты, ваше дальнейш-шее с-сопротивление бессмысленно. </text:span><text:span text:style-name="T474">Хис-с-с…</text:span><text:span text:style-name="T471"> Прикаж-жи с-</text:span><text:span text:style-name="T458">с</text:span><text:span text:style-name="T471">воим воинам с-сложить оружие и мы подар-рим вам милос-сть </text:span><text:span text:style-name="T368">Единой</text:span><text:span text:style-name="T471"> — никто из вас не будет убит. </text:span><text:span text:style-name="T458">Вы все получите поцелуй Великой </text:span><text:span text:style-name="T368">Иль-Шогг</text:span><text:span text:style-name="T458">. </text:span><text:span text:style-name="T474">Хис-с-с…</text:span></text:p>
      <text:p text:style-name="P192"><text:span text:style-name="T301"/></text:p>
      <text:p text:style-name="P147">Речь <text:span text:style-name="T312">твари</text:span> походит на <text:span text:style-name="T346">шуршание гальки на прибое</text:span>. Е<text:span text:style-name="T475">ё</text:span> <text:span text:style-name="T346">овальные</text:span> <text:span text:style-name="T346">глаза</text:span> бесстрастно смотрят, как мы ведём Киранду к <text:span text:style-name="T476">спасительно</text:span><text:span text:style-name="T477">й</text:span><text:span text:style-name="T476"> </text:span><text:span text:style-name="T477">двери</text:span>, после чего он<text:span text:style-name="T475">а</text:span> даёт знак лербам.</text:p>
      <text:p text:style-name="P210"><text:span text:style-name="T3"/></text:p>
      <text:p text:style-name="P210"><text:span text:style-name="T3">- </text:span><text:span text:style-name="T478">Хэй-я! За королеву! За Орунгун! - Морбиус проносится мимо нас, на ходу раскрывая крыльевые пеналы. </text:span><text:span text:style-name="T473">В одном из них вместо меча я вижу гаечный ключ.</text:span></text:p>
      <text:p text:style-name="P210"><text:soft-page-break/><text:span text:style-name="T478"/></text:p>
      <text:p text:style-name="P211">Его бой не длится долго, но он даёт нам время добраться до двери. <text:span text:style-name="T479">Тяжёлое дыхание, лязг железа, топот копыт дарят нам </text:span><text:span text:style-name="T480">спасительные</text:span><text:span text:style-name="T479"> секунды.</text:span> <text:span text:style-name="T479">Мы уже входим в полумрак технического коридора, когда за моей спиной раздаётся стон.</text:span></text:p>
      <text:p text:style-name="P211"/>
      <text:p text:style-name="P212">Изломанные крылья Морбиуса прикованы <text:span text:style-name="T481">пятью</text:span> пиками к земле, по ним стекает кровь. <text:span text:style-name="T481">Один лерб лежит поодаль без движения </text:span><text:span text:style-name="T182">с неестественно согнутой шеей</text:span><text:span text:style-name="T481">. </text:span><text:span text:style-name="T482">Т</text:span><text:span text:style-name="T312">варь</text:span> <text:span text:style-name="T346">проплывает</text:span> между держащих пики лербов и с <text:span text:style-name="T346">тихим</text:span> <text:span text:style-name="T312">шипением</text:span> срывает с <text:span text:style-name="T481">Морбиуса</text:span> шлем.</text:p>
      <text:p text:style-name="P212"/>
      <text:p text:style-name="P212">- С-сопротивление Великой <text:span text:style-name="T275">Иль-Шогг</text:span> вс-сего лишь стоило тебе возможности летать. Ты будеш-шь служить <text:span text:style-name="T275">Единой</text:span> со сломанными кр-рыльями, гнол<text:span text:style-name="T275">л</text:span>. Я с-сама поз-забочусь, чтобы ты почаще вспоминал, как глупо было с-сопротивляться. <text:span text:style-name="T483">Хис-с-с…</text:span></text:p>
      <text:p text:style-name="P212"/>
      <text:p text:style-name="P212"><text:span text:style-name="T484">Полупрозрачная</text:span> фигура прикасается своими губами к губам Морбиуса <text:span text:style-name="T275">и внезапно втягивается в него, как воздух</text:span>. <text:span text:style-name="T275">Тот</text:span><text:span text:style-name="T480"> на мгновение цепенеет, </text:span><text:span text:style-name="T485">глаза его становятся бессмысленными, </text:span><text:span text:style-name="T480">а в следующее мгновение </text:span><text:span text:style-name="T485">он </text:span><text:span text:style-name="T480">оседает на землю как тряпичная кукла. </text:span><text:span text:style-name="T275">Мгновение-второе-третье — и тварь облачком пара выходит из Морбиуса, как ни в чём не бывало.</text:span></text:p>
      <text:p text:style-name="P212"/>
      <text:p text:style-name="P212">- <text:span text:style-name="T275">Он получил поцелуй и скоро вольётся в </text:span><text:span text:style-name="T486">Е</text:span><text:span text:style-name="T275">динство. Ваш черёд, гноллы.</text:span> <text:span text:style-name="T480">С-давайтесь. Напрасно вы бежите. С-сопротивление гневит </text:span><text:span text:style-name="T275">Единую</text:span><text:span text:style-name="T480"> и вредит вашим бренным телам, - </text:span><text:span text:style-name="T346">шуршит</text:span><text:span text:style-name="T480"> </text:span><text:span text:style-name="T312">тварь</text:span><text:span text:style-name="T480"> уже мне. - </text:span><text:span text:style-name="T483">Хис-с-с…</text:span></text:p>
      <text:p text:style-name="P212"/>
      <text:p text:style-name="P213">Её гипнотический взгляд <text:span text:style-name="T346">пустых глаз</text:span> завораживает, <text:span text:style-name="T413">локоны её гривы тянутся ко мне прозрачными </text:span><text:span text:style-name="T312">лентами</text:span><text:span text:style-name="T413">,</text:span> ледяной ветер её дыхания достигает меня за те мгновения, пока она <text:span text:style-name="T182">плавно движется </text:span>ко мне.</text:p>
      <text:p text:style-name="P213"/>
      <text:p text:style-name="P214">- <text:span text:style-name="T480">Нет, - просто отвечаю я и захлопываю дверь </text:span><text:span text:style-name="T413">прямо перед её щупальцами гривы, оказавшимися </text:span><text:span text:style-name="T483">вдруг</text:span><text:span text:style-name="T413"> неожиданно близко</text:span><text:span text:style-name="T480">.</text:span></text:p>
      <text:p text:style-name="P212"/>
      <text:p text:style-name="P213"><text:span text:style-name="T475">Дверной з</text:span>амок успокаивающе клацает, отделяя нас от <text:span text:style-name="T485">лютого </text:span>холода.</text:p>
      <text:p text:style-name="P213"/>
      <text:p text:style-name="P215"><text:span text:style-name="T20">Тускл</text:span><text:span text:style-name="T3">ый</text:span><text:span text:style-name="T20"> свет айна-огонька на конце моего рога </text:span><text:span text:style-name="T487">едва </text:span><text:span text:style-name="T3">выхватывает из темноты полдюжины метров </text:span><text:span text:style-name="T20">коридор</text:span><text:span text:style-name="T3">а. Толстые кабеля выходят из технических колодцев, извиваются по стенам и вновь ныряют в искусственные норы. Где-то впереди капает вода, </text:span><text:span text:style-name="T488">издавая гулкое эхо</text:span><text:span text:style-name="T3">. Звуки битвы не доносятся сюда сквозь толстые камни стен. </text:span><text:span text:style-name="T489">Мы идём, спотыкаясь в полутьме и царапая узкие стены тоннеля.</text:span></text:p>
      <text:p text:style-name="P215"><text:span text:style-name="T3"/></text:p>
      <text:p text:style-name="P216"><text:span text:style-name="T3">Дозорная башня в конце коридора пуста. </text:span><text:span text:style-name="T464">Топчан со смятым покрывалом покрывает слой пыли.</text:span><text:span text:style-name="T3"> </text:span><text:span text:style-name="T464">Забытые два крекера лежат на блюдце у пустого чайника в кухонном уголке. </text:span><text:span text:style-name="T3">Башенная турель попискивает сервоприводами, подслеповато отслеживая прицелом движущиеся цели внизу. Излучател</text:span><text:span text:style-name="T464">и</text:span><text:span text:style-name="T3"> турели молч</text:span><text:span text:style-name="T464">а</text:span><text:span text:style-name="T3">т. Увы, в последние годы Ойкумена </text:span><text:span text:style-name="T489">Ф</text:span><text:span text:style-name="T3">аэри столкнулась с критической нехваткой айны, почти вся </text:span><text:soft-page-break/><text:span text:style-name="T3">её скудная добыча уходи</text:span><text:span text:style-name="T464">т</text:span><text:span text:style-name="T3">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85">От безысходности мы даже начали ставить на некоторые турели пулеметатели.</text:span><text:span text:style-name="T3"> </text:span><text:span text:style-name="T464">А в связи с острой нехваткой ополчения большинство турелей переведены в автоматический режим ещё </text:span><text:span text:style-name="T285">дюжину</text:span><text:span text:style-name="T464"> лет назад.</text:span></text:p>
      <text:p text:style-name="P217"/>
      <text:p text:style-name="P217">Я подхожу к пульту связи и нажимаю кнопку связи с <text:span text:style-name="T328">цитаделью</text:span>.</text:p>
      <text:p text:style-name="P218">- <text:span text:style-name="T490">Цитадель,</text:span> <text:span text:style-name="T491">о</text:span>тветьте, если слышите меня. <text:s/><text:span text:style-name="T491">Н</text:span>а связи Селестия.</text:p>
      <text:p text:style-name="P217"/>
      <text:p text:style-name="P217">Короткий треск белого шума, потом <text:span text:style-name="T492">усталый голос.</text:span></text:p>
      <text:p text:style-name="P217">- <text:span text:style-name="T328">Вас слышим, </text:span><text:span text:style-name="T490">консул.</text:span><text:span text:style-name="T328"> </text:span><text:span text:style-name="T491">Ц</text:span><text:span text:style-name="T328">итадель на связи. Говорит </text:span><text:span text:style-name="T493">префект </text:span><text:span text:style-name="T328">Хай Глори.</text:span></text:p>
      <text:p text:style-name="P217">- <text:span text:style-name="T494">Краткий репорт обстановки, </text:span><text:span text:style-name="T493">префект</text:span><text:span text:style-name="T494">.</text:span></text:p>
      <text:p text:style-name="P217"/>
      <text:p text:style-name="P219">Короткая пауза заполнена треском статических разрядов. Усталый голос <text:span text:style-name="T495">моего заместителя </text:span>продолжает.</text:p>
      <text:p text:style-name="P219">- Цитадель в круговой обороне. У меня в наличии <text:span text:style-name="T496">сорок семь</text:span><text:span text:style-name="T491"> </text:span>бойц<text:span text:style-name="T496">ов</text:span> — <text:span text:style-name="T491">охрана цитадели и всё, что осталось от артиллерийского расчёта второй башни</text:span>. <text:span text:style-name="T496">Первая башня, судя по всему, захвачена врасплох, как и казармы.</text:span> <text:span text:style-name="T496">У</text:span>далось связаться с гарнизонами <text:span text:style-name="T257">лаборатории</text:span> и <text:span text:style-name="T495">дока</text:span>. Там <text:span text:style-name="T496">семнадцать</text:span><text:span text:style-name="T257"> </text:span>и <text:span text:style-name="T496">восемь</text:span> соответственно. <text:span text:style-name="T491">Е</text:span>щё активны две автотурели на стенах. <text:span text:style-name="T491">И визуально наблюдаю какое-то сопротивление у арсенала. </text:span><text:span text:style-name="T497">Это всё.</text:span></text:p>
      <text:p text:style-name="P219"/>
      <text:p text:style-name="P220">Арсенал! Хранилище Элементов Возмездия! Наше супероружие и последняя надежда!</text:p>
      <text:p text:style-name="P220"/>
      <text:p text:style-name="P221"><text:span text:style-name="T3">Я хочу переспросить Хай Глори об арсенале, но слышу с</text:span><text:span text:style-name="T489">транные скрежещущие звуки </text:span><text:span text:style-name="T3">себя </text:span><text:span text:style-name="T489">за спиной. </text:span><text:span text:style-name="T301">Я </text:span><text:span text:style-name="T487">оглядываюсь на Кэйлонга. </text:span><text:span text:style-name="T3">Тот</text:span><text:span text:style-name="T489"> быстро поворачивается ко мне, распахивая крылья.</text:span></text:p>
      <text:p text:style-name="P216"><text:span text:style-name="T489"/></text:p>
      <text:p text:style-name="P222">- Надо идти быстрее! У нас мало времени! - почти кричит Кэйлонг.</text:p>
      <text:p text:style-name="P216"><text:span text:style-name="T489"/></text:p>
      <text:p text:style-name="P223">Видимое из-за его крыла копыто Киранды судорожно дёргается, на полу возле него растекается лужица пены.</text:p>
      <text:p text:style-name="P224"><text:span text:style-name="T301">Я </text:span><text:span text:style-name="T3">пытаюсь обойти Кэйлонга, но он не даёт мне.</text:span></text:p>
      <text:p text:style-name="P224"><text:span text:style-name="T3"/></text:p>
      <text:p text:style-name="P224"><text:span text:style-name="T3">- </text:span><text:span text:style-name="T498">Или ты доведёшь нас обоих, или убей меня вместе с ней тут!</text:span></text:p>
      <text:p text:style-name="P224"><text:span text:style-name="T498"/></text:p>
      <text:p text:style-name="P225"><text:span text:style-name="T3">Мне никогда не нравилась руководящая работа. </text:span><text:span text:style-name="T499">Я не люблю принимать тяжёлые решения. Я учёный, а не </text:span><text:span text:style-name="T500">воин</text:span><text:span text:style-name="T499">. </text:span><text:span text:style-name="T501">Почему </text:span><text:span text:style-name="T500">э</text:span><text:span text:style-name="T501">то </text:span><text:span text:style-name="T500">бремя </text:span><text:span text:style-name="T501">свалилось на меня, а не на мою сестру?</text:span></text:p>
      <text:p text:style-name="P225"><text:span text:style-name="T499"/></text:p>
      <text:p text:style-name="P226">Качая головой, я иду к выходу, бросая по пути в микрофон:</text:p>
      <text:p text:style-name="P227"><text:soft-page-break/><text:span text:style-name="T3">- Цитадель, мы идём к вам. Будьте готовы </text:span><text:span text:style-name="T502">нас </text:span><text:span text:style-name="T3">встретить.</text:span></text:p>
      <text:p text:style-name="P227"><text:span text:style-name="T3"/></text:p>
      <text:p text:style-name="P228"><text:span text:style-name="T301">Т</text:span><text:span text:style-name="T3">оннель, </text:span><text:span text:style-name="T500">ведущий</text:span><text:span text:style-name="T3"> в цитадель, </text:span><text:span text:style-name="T456">выше</text:span><text:span text:style-name="T3"> и светлее — под потолком время от времени </text:span><text:span text:style-name="T500">попадаются </text:span><text:span text:style-name="T3">тусклые лампочки. Иногда в стенах встречаются узкие двери в боковые ответвления.</text:span><text:span text:style-name="T500"> «Насосная-1», «Щитовая», «Насосная-2» - м</text:span><text:span text:style-name="T3">ы проходим их не останавливаясь.</text:span></text:p>
      <text:p text:style-name="P228"><text:span text:style-name="T3"/></text:p>
      <text:p text:style-name="P228"><text:span text:style-name="T3">- </text:span><text:span text:style-name="T441">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28"><text:span text:style-name="T441">- И это тоже я хотел тебе сообщить! - </text:span><text:span text:style-name="T503">пыхтит</text:span><text:span text:style-name="T441">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29">- И что из этого следует?</text:p>
      <text:p text:style-name="P229">- Как что? Убери тварей — и много толку будет от тех передатчиков?</text:p>
      <text:p text:style-name="P229">- Ты хочешь сказать?…</text:p>
      <text:p text:style-name="P229">-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230"><text:span text:style-name="T3"/></text:p>
      <text:p text:style-name="P231">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2"><text:span text:style-name="T3">«</text:span><text:span text:style-name="T504">Отказано в доступе</text:span><text:span text:style-name="T505">. </text:span><text:span text:style-name="T3">Враг поблизости» - читаю я на маленьком экранчике над замком.</text:span></text:p>
      <text:p text:style-name="P232"><text:span text:style-name="T3"/></text:p>
      <text:p text:style-name="P231">Что за ерунда?</text:p>
      <text:p text:style-name="P232"><text:span text:style-name="T3">Я снова подношу </text:span><text:span text:style-name="T462">накопытную пластину </text:span><text:span text:style-name="T3">к замку — и снова с тем же р</text:span><text:span text:style-name="T506">е</text:span><text:span text:style-name="T3">з</text:span><text:span text:style-name="T506">у</text:span><text:span text:style-name="T3">льтатом.</text:span></text:p>
      <text:p text:style-name="P232"><text:span text:style-name="T3"/></text:p>
      <text:p text:style-name="P232"><text:span text:style-name="T3">- </text:span><text:span text:style-name="T456">Дай-ка мне, - отталкивает меня от двери Кэйлонг.</text:span></text:p>
      <text:p text:style-name="P232"><text:span text:style-name="T456"/></text:p>
      <text:p text:style-name="P233">Он сдвигает в сторону лицевую панель замка, переключает крохотный рычажок и возращает панель на место.</text:p>
      <text:p text:style-name="P233">- Пробуй!</text:p>
      <text:p text:style-name="P234"><text:span text:style-name="T3"/></text:p>
      <text:p text:style-name="P235"><text:span text:style-name="T3">Я подношу копыто к замку и тот приветливо мигает зелёным огоньком. Дверь уходит в сторону. </text:span><text:span text:style-name="T507">За ней стоят два пустых автодоспеха, отдающих честь при виде меня.</text:span></text:p>
      <text:p text:style-name="P234"><text:span text:style-name="T3"/></text:p>
      <text:p text:style-name="P233">- Вот видишь! - ухмыляется Кэйлонг. - Мы так все <text:span text:style-name="T182">анализаторы </text:span>в лаборатории поотключали, потому что невозможно было ра-хр-р-р…</text:p>
      <text:p text:style-name="P234"><text:soft-page-break/><text:span text:style-name="T3"/></text:p>
      <text:p text:style-name="P233">Его речь прерывается хрипом, его глаза округляются и из горла выходит окровавленный рог. </text:p>
      <text:p text:style-name="P236"><text:span text:style-name="T3">- Хар-р-р-ш-ш-с-с! - шипит Киранда и через него </text:span><text:span text:style-name="T502">направляет</text:span><text:span text:style-name="T3"> свой рог </text:span><text:span text:style-name="T502">на</text:span><text:span text:style-name="T3"> меня.</text:span></text:p>
      <text:p text:style-name="P234"><text:span text:style-name="T3"/></text:p>
      <text:p text:style-name="P234"><text:span text:style-name="T3">Кэйлонг в агонии встаёт на задние ноги, чиркнув своим рогом по потолку. </text:span><text:span text:style-name="T502">Этим он уводит рог Киранды вверх, он проходит над моей головой.</text:span><text:span text:style-name="T3"> </text:span><text:span text:style-name="T502">Я</text:span><text:span text:style-name="T3"> вижу </text:span><text:span text:style-name="T502">её </text:span><text:span text:style-name="T3">совершенно безумны</text:span><text:span text:style-name="T502">е</text:span><text:span text:style-name="T3"> глаз</text:span><text:span text:style-name="T502">а</text:span><text:span text:style-name="T3">, сверлящи</text:span><text:span text:style-name="T502">е</text:span><text:span text:style-name="T3"> меня узким</text:span><text:span text:style-name="T502">и</text:span><text:span text:style-name="T3"> зрачк</text:span><text:span text:style-name="T502">ами</text:span><text:span text:style-name="T3"> рептилии. И именно в </text:span><text:span text:style-name="T502">них</text:span><text:span text:style-name="T3"> я на автомате бью рогом.</text:span></text:p>
      <text:p text:style-name="P234"><text:span text:style-name="T3"/></text:p>
      <text:p text:style-name="P233">Прости меня, мой старый товарищ. В коридоре нет места для манёвра. </text:p>
      <text:p text:style-name="P234"><text:span text:style-name="T3">Мой рог также пронизывает шею </text:span><text:span text:style-name="T502">Кейлонга</text:span><text:span text:style-name="T3">, прот</text:span><text:span text:style-name="T453">ыкая</text:span><text:span text:style-name="T3"> затем и Киранду.</text:span></text:p>
      <text:p text:style-name="P234"><text:span text:style-name="T3"/></text:p>
      <text:p text:style-name="P237">…</text:p>
      <text:p text:style-name="P215"><text:span text:style-name="T301"/></text:p>
      <text:p text:style-name="P238"><text:span text:style-name="T508">Моё правое крыло, </text:span><text:span text:style-name="T301">Х</text:span><text:span text:style-name="T3">ай Глори, сидит перед перед массивом </text:span><text:span text:style-name="T507">обзорных </text:span><text:span text:style-name="T3">дисплеев, показывающих обстановку в разных частях Андориана.</text:span></text:p>
      <text:p text:style-name="P238"><text:span text:style-name="T3"/></text:p>
      <text:p text:style-name="P215"><text:span text:style-name="T301">- </text:span><text:span text:style-name="T502">Вы же, вроде, шли с группой, консул Селестия? - оборачивается он ко мне.</text:span></text:p>
      <text:p text:style-name="P239">- Нет. Уже нет, - мне кажется чужим надреснутый шёпот, что я могу выдавить из себя омертвевшими губами.</text:p>
      <text:p text:style-name="P215"><text:span text:style-name="T301"/></text:p>
      <text:p text:style-name="P240"><text:span text:style-name="T301">Я </text:span><text:span text:style-name="T3">подхожу к посту командующего, </text:span><text:span text:style-name="T50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0"><text:span text:style-name="T507"/></text:p>
      <text:p text:style-name="P241">Перед казармой на плацу лежит несколько <text:span text:style-name="T275">сотен</text:span> фаэри в нижнем обмундировании, <text:span text:style-name="T182">их крылья прижаты к булыжникам плаца копытами</text:span> лербов. Между ними <text:span text:style-name="T413">медленно плывут</text:span> две серые фигуры, то и дело <text:span text:style-name="T275">повторяя процедуру, что мне довелось увидеть с Морбиусом</text:span>.</text:p>
      <text:p text:style-name="P241"/>
      <text:p text:style-name="P241">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1"/>
      <text:p text:style-name="P241">Подходы к <text:span text:style-name="T290">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1"/>
      <text:p text:style-name="P242">Наружная камера цитадели показывает <text:span text:style-name="T182">под самими стенами</text:span> <text:span text:style-name="T182">толпу в ржавых доспехах</text:span>, <text:span text:style-name="T182">прикрывающую щитами </text:span>дв<text:span text:style-name="T182">ух</text:span> лерб<text:span text:style-name="T182">ов с искрящимися резаками, распиливающих</text:span> бронированные плиты <text:span text:style-name="T182">ворот.</text:span></text:p>
      <text:p text:style-name="P243"><text:span text:style-name="T509"/></text:p>
      <text:p text:style-name="P243"><text:soft-page-break/><text:span text:style-name="T509">- </text:span><text:span text:style-name="T508">Вы знаете, где Луна?</text:span></text:p>
      <text:p text:style-name="P244">- Нет, - качает головой Хай Глори. - Я видел, как она шла в <text:span text:style-name="T290">порт</text:span>. Но потом всё перемешалось.</text:p>
      <text:p text:style-name="P243"><text:span text:style-name="T509"/></text:p>
      <text:p text:style-name="P243"><text:span text:style-name="T3">Как во сне </text:span><text:span text:style-name="T510">прикладываю копыто к</text:span><text:span text:style-name="T3"> небольш</text:span><text:span text:style-name="T510">ой</text:span><text:span text:style-name="T3"> дверц</text:span><text:span text:style-name="T510">е</text:span><text:span text:style-name="T3"> на панели управления боевыми системами форта. </text:span><text:span text:style-name="T510">Д</text:span><text:span text:style-name="T3">верц</text:span><text:span text:style-name="T510">а отъезжает в сторону, под ней</text:span><text:span text:style-name="T3"> всего лишь одна красная кнопка </text:span><text:span text:style-name="T511">с табличкой</text:span><text:span text:style-name="T3">: «Око Гнева».</text:span></text:p>
      <text:p text:style-name="P215"><text:span text:style-name="T301"/></text:p>
      <text:p text:style-name="P245"><text:span text:style-name="T301">- </text:span><text:span text:style-name="T512">Вы уверены? - вопрошает Хай Глори. - У нас ещё есть шанс отбиться, </text:span><text:span text:style-name="T508">силовой щит активен, </text:span><text:span text:style-name="T512">работают </text:span><text:span text:style-name="T513">две</text:span><text:span text:style-name="T512"> турел</text:span><text:span text:style-name="T513">и</text:span><text:span text:style-name="T512">. </text:span><text:span text:style-name="T508">Можно </text:span><text:span text:style-name="T512">пройти до ангара ховертанков и зачистить крепость.</text:span></text:p>
      <text:p text:style-name="P246"><text:span text:style-name="T512"/></text:p>
      <text:p text:style-name="P246"><text:span text:style-name="T3">Я понимаю его сомнение. «Око Гнева» перенаправляет энергию с защитной сферы на спаренный мега-излучатель цитадели. </text:span><text:span text:style-name="T514">Самоубийственный шаг в обычных условиях, </text:span><text:span text:style-name="T509">когда у крепости парит флот противника.</text:span><text:span text:style-name="T514"> </text:span><text:span text:style-name="T509">Н</text:span><text:span text:style-name="T514">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15"><text:span text:style-name="T301"/></text:p>
      <text:p text:style-name="P247"><text:span text:style-name="T301">- </text:span><text:span text:style-name="T515">Уверена. - Я бросаю взгляд на экран дока, где у дальнего причала парит </text:span><text:span text:style-name="T466">корвет</text:span><text:span text:style-name="T515">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09">для достройки</text:span><text:span text:style-name="T515">.</text:span></text:p>
      <text:p text:style-name="P247"><text:span text:style-name="T515"/></text:p>
      <text:p text:style-name="P248"><text:span text:style-name="T515">- </text:span><text:span text:style-name="T285">Около</text:span><text:span text:style-name="T466"> пол</text:span><text:span text:style-name="T285">у</text:span><text:span text:style-name="T466">часа понадобится лербам, чтобы пропилить ворота.</text:span><text:span text:style-name="T509"> </text:span><text:span text:style-name="T466">Поэтому я</text:span><text:span text:style-name="T509"> ставляю таймер на </text:span><text:span text:style-name="T466">двадцать минут</text:span><text:span text:style-name="T509">,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98">порт</text:span><text:span text:style-name="T509">, к «Стремительному». Когда защитная сфера отключится, вы должны быть готовы уходить к Трантору. Форсируйте двигатели </text:span><text:span text:style-name="T466">корвета</text:span><text:span text:style-name="T509"> и эти, - я указываю на парящие тени за защитной сферой, - вас не догонят. </text:span><text:span text:style-name="T516">В Транторе,</text:span><text:span text:style-name="T509"> </text:span><text:span text:style-name="T517">в космопорт</text:span><text:span text:style-name="T518">е,</text:span><text:span text:style-name="T517"> </text:span><text:span text:style-name="T516">стоит</text:span><text:span text:style-name="T509"> астробуксировщик - </text:span><text:span text:style-name="T519">мы </text:span><text:span text:style-name="T517">строили</text:span><text:span text:style-name="T519"> им наши лунные базы.</text:span><text:span text:style-name="T509"> </text:span><text:span text:style-name="T466">Забирайте всех и </text:span><text:span text:style-name="T509">лет</text:span><text:span text:style-name="T516">и</text:span><text:span text:style-name="T509">т</text:span><text:span text:style-name="T516">е</text:span><text:span text:style-name="T509"> </text:span><text:span text:style-name="T466">к</text:span><text:span text:style-name="T509"> Криллон</text:span><text:span text:style-name="T466">у</text:span><text:span text:style-name="T519">. Дальше подчиняйтесь приказам командующего базы.</text:span></text:p>
      <text:p text:style-name="P241">- Вы сами разве не поведёте «Стремительный», консул?</text:p>
      <text:p text:style-name="P249"><text:span text:style-name="T509">- Нет, у меня другая задача.</text:span><text:span text:style-name="T515"> </text:span><text:span text:style-name="T520">Мне нужн</text:span><text:span text:style-name="T521">о двух</text:span><text:span text:style-name="T520"> воинов в сопровождение. Мы идём к арсеналу.</text:span></text:p>
      <text:p text:style-name="P249"><text:span text:style-name="T520"/></text:p>
      <text:p text:style-name="P206"><text:span text:style-name="T520">С</text:span><text:span text:style-name="T3">мерть королевы и захват «Маджестика» всё меняет. </text:span><text:span text:style-name="T522">Рейд возмездия теперь невозможен — только генераторы </text:span><text:span text:style-name="T523">гранд-флаера</text:span><text:span text:style-name="T522"> могли обеспечить Элементы Возмездия </text:span><text:span text:style-name="T524">достаточной</text:span><text:span text:style-name="T522"> энергией. </text:span><text:span text:style-name="T524">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22">И </text:span><text:span text:style-name="T524">передать кому-то знания по управления Элементами, ведь после смерти королевы я — единственная, кто умеет пользоваться ими.</text:span></text:p>
      <text:p text:style-name="P206"><text:span text:style-name="T523"/></text:p>
      <text:p text:style-name="P250">…</text:p>
      <text:p text:style-name="P215"><text:soft-page-break/><text:span text:style-name="T515"/></text:p>
      <text:p text:style-name="P251"><text:span text:style-name="T515">Т</text:span><text:span text:style-name="T3">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1"><text:span text:style-name="T3"/></text:p>
      <text:p text:style-name="P251"><text:span text:style-name="T3">На полпути к </text:span><text:span text:style-name="T521">арсеналу я слышу шорох из бокового тунеля с табличкой «Склад-4В». В дюжине шагов от основного тунеля, возле </text:span><text:span text:style-name="T525">выломанной двери</text:span><text:span text:style-name="T521">, мы натыкаемся на </text:span><text:span text:style-name="T526">мехадоспех без шлема, бессмысленно бодающий стену.</text:span><text:span text:style-name="T527"> </text:span><text:span text:style-name="T528">Треснувший ш</text:span><text:span text:style-name="T529">лем лежит тут же. </text:span><text:span text:style-name="T528">Тяжелый </text:span><text:span text:style-name="T530">доспех</text:span><text:span text:style-name="T528"> то и дело </text:span><text:span text:style-name="T530">топчется</text:span><text:span text:style-name="T528"> </text:span><text:span text:style-name="T530">по нему бронированными</text:span><text:span text:style-name="T528"> копытами. </text:span><text:span text:style-name="T530">Из шлема вылетают голубые искры, тревожно перемигиваются индикаторные огоньки на</text:span><text:span text:style-name="T529"> налобно</text:span><text:span text:style-name="T530">м</text:span><text:span text:style-name="T529"> щитк</text:span><text:span text:style-name="T530">е</text:span><text:span text:style-name="T529">. </text:span><text:span text:style-name="T521">На спине доспеха закреплён ящик, </text:span><text:span text:style-name="T531">наполовину полный консервами. Консервы </text:span><text:span text:style-name="T521">глухо звен</text:span><text:span text:style-name="T531">я</text:span><text:span text:style-name="T521">т при каждом ударе </text:span><text:span text:style-name="T285">тяжёлого </text:span><text:span text:style-name="T531">мехадоспеха </text:span><text:span text:style-name="T521">о стену.</text:span></text:p>
      <text:p text:style-name="P252"/>
      <text:p text:style-name="P252">Я осторожно обхожу <text:span text:style-name="T532">обезглавленый </text:span><text:span text:style-name="T533">механизм</text:span>, пытаясь рассмотреть номер на <text:span text:style-name="T532">его</text:span> грудной пластине. «<text:span text:style-name="T534">Сорок два — пятнадцать». Центурия Луны.</text:span></text:p>
      <text:p text:style-name="P252"/>
      <text:p text:style-name="P253">Из двер<text:span text:style-name="T535">ного проёма</text:span> на меня буквально вываливается <text:span text:style-name="T536">фаэри в поддоспешном комбинезоне</text:span>. Увидев <text:span text:style-name="T537">нас</text:span>, он испуганно охает и прижимается к стене. <text:span text:style-name="T533">Из-под прижатых к телу крыльев вываливаются </text:span><text:span text:style-name="T532">на пол</text:span><text:span text:style-name="T533"> консервы и упаковки сухарей. </text:span></text:p>
      <text:p text:style-name="P253"/>
      <text:p text:style-name="P253">- Где ваш <text:span text:style-name="T533">доспех</text:span>, солдат? Что с вашим рогом? И… Почему вы дрожите?</text:p>
      <text:p text:style-name="P253"/>
      <text:p text:style-name="P253">Песчаного цвета <text:span text:style-name="T533">жеребец</text:span> вжимается в <text:span text:style-name="T533">каменную поверхность</text:span> в тщетном порыве быть от меня подальше и, судя по всему, готовиться упасть в обморок. <text:span text:style-name="T534">Грязные «сорок два — пятнадцать» едва просматриваются на нагрудно</text:span><text:span text:style-name="T536">й пластине комбинезона.</text:span></text:p>
      <text:p text:style-name="P253"/>
      <text:p text:style-name="P253"><text:span text:style-name="T536">П</text:span><text:span text:style-name="T538">ри</text:span><text:span text:style-name="T536">жав</text:span><text:span text:style-name="T538"> его </text:span><text:span text:style-name="T539">копытом</text:span><text:span text:style-name="T538"> к стене, </text:span><text:span text:style-name="T536">я</text:span> внимательно всматриваюсь в его зрачки. <text:span text:style-name="T533">О</text:span>ни не узкие. Это очень легко заметить, так как они расширены и почти вытеснили белки глаз.</text:p>
      <text:p text:style-name="P253"/>
      <text:p text:style-name="P253">Я поднимаю забрало, чтобы он узнал меня.</text:p>
      <text:p text:style-name="P253">Он отвечает мне пронзительным взглядом в ответ и, внезапно, успокаивается.</text:p>
      <text:p text:style-name="P253"/>
      <text:p text:style-name="P253">- <text:span text:style-name="T539">Н</text:span>е <text:span text:style-name="T536">лерб</text:span><text:span text:style-name="T537">ы</text:span>, - <text:span text:style-name="T539">облегчённо</text:span><text:span text:style-name="T540"> </text:span>вздыхает он. - У вас хорошие глаза. Круглые.</text:p>
      <text:p text:style-name="P25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39">жеребец</text:span> расслабляется и отлепл<text:span text:style-name="T349">яет</text:span>ся от стены.</text:p>
      <text:p text:style-name="P254">- <text:span text:style-name="T539">Я никогда не видел лербов вживую. Меня мобилизовали всего пять лет назад. Я никогда не был на передовой. Я даже не умею фехтовать.</text:span></text:p>
      <text:p text:style-name="P254"><text:soft-page-break/>- <text:span text:style-name="T539">Откуда же у тебя мехадоспех, солдат? </text:span><text:span text:style-name="T537">Солдатам их выдают за особые заслуги. </text:span><text:span text:style-name="T539">Не все офицеры имеют такие.</text:span></text:p>
      <text:p text:style-name="P255">- Мама помогла мне получить хорошую должность в канцелярии. Ну, вы понимаете… Моя мать — влиятельная особа. <text:span text:style-name="T305">Клан Лорен.</text:span></text:p>
      <text:p text:style-name="P254"/>
      <text:p text:style-name="P256">Он говорит это с особой гордостью, вызывая у меня отвращение. <text:span text:style-name="T305">Печально, что даже в королевском клане процветает коррупция.</text:span></text:p>
      <text:p text:style-name="P256">Я делаю знак своим сопровождающим.</text:p>
      <text:p text:style-name="P257">- <text:span text:style-name="T537">Сирен, Минтур, п</text:span>риглядывайте за ним. Он пойдёт с нами в арсенал.</text:p>
      <text:p text:style-name="P255"/>
      <text:p text:style-name="P255">От моих слов у жеребца чуть не вылезли глаза на лоб.</text:p>
      <text:p text:style-name="P255">- В арсенал? Не-е-ет, туда нельзя! Нельзя! Не-е-ет!!!</text:p>
      <text:p text:style-name="P255"/>
      <text:p text:style-name="P258">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58"/>
      <text:p text:style-name="P258">Я снова подхожу к удерживаемому моими спутниками жеребцу.</text:p>
      <text:p text:style-name="P255"/>
      <text:p text:style-name="P254"><text:span text:style-name="T539">- </text:span><text:span text:style-name="T537">Туда нельзя, - торопливо бормочет солдат. - </text:span><text:span text:style-name="T541">Во время прорыва сферы </text:span><text:span text:style-name="T542">наш контуберний</text:span><text:span text:style-name="T541"> </text:span><text:span text:style-name="T543">сопровождал</text:span><text:span text:style-name="T255"> приора Лун</text:span><text:span text:style-name="T543">у </text:span><text:span text:style-name="T255">в </text:span><text:span text:style-name="T312">порт</text:span><text:span text:style-name="T255"> для встречи «Маджестика»… </text:span><text:span text:style-name="T537">К</text:span><text:span text:style-name="T544">огда включилась сирена,</text:span><text:span text:style-name="T543"> </text:span><text:span text:style-name="T544">Луна… </text:span><text:span text:style-name="T312">П</text:span><text:span text:style-name="T544">омчалась в арсенал, мы</text:span><text:span text:style-name="T543"> </text:span><text:span text:style-name="T544">едва поспевали за ней</text:span><text:span text:style-name="T543">. </text:span><text:span text:style-name="T544">Т</text:span><text:span text:style-name="T543">ам, — легионер указывает копытом в сторону </text:span><text:span text:style-name="T545">арсенала</text:span><text:span text:style-name="T543">, - </text:span><text:span text:style-name="T544">н-нас… н-нам…</text:span></text:p>
      <text:p text:style-name="P259"/>
      <text:p text:style-name="P259">От волнения он заикается и замолкает. Потом его глаза закатываются, дыхание становится частым и прерывистым.</text:p>
      <text:p text:style-name="P259"/>
      <text:p text:style-name="P260">- Как тебя зовут, <text:span text:style-name="T543">воин</text:span>? - когда наступает психологический шок, лучше всего его преодолевать простыми <text:span text:style-name="T544">методами</text:span>. Я давно это усвоила, общаясь со студентами.</text:p>
      <text:p text:style-name="P260">- Ринс. Ринс Стилфизер. Либрарий первой центурии <text:span text:style-name="T543">второй</text:span> когорты шестого легиона.</text:p>
      <text:p text:style-name="P260">- Успокойся, Ринс. У тебя есть дети?</text:p>
      <text:p text:style-name="P260">- Дочка.</text:p>
      <text:p text:style-name="P260"/>
      <text:p text:style-name="P260">Взгляд солдата ста<text:span text:style-name="T544">новится</text:span> более осмысленным, зрачки почти в<text:span text:style-name="T544">озвращаются</text:span> в нормальный размер.</text:p>
      <text:p text:style-name="P260"/>
      <text:p text:style-name="P260">- Её зовут Дикси. Эвакуировалась за океан, с женой. Месяц назад прислала открытку. Там карнавал! Маски, конфетти, фейерверки! Мороженное на пляже! <text:span text:style-name="T542">Мирная жизнь!</text:span> - восхищённо говори<text:span text:style-name="T394">т</text:span> Ринс, его глаза сияли. Он счастлив отвлечься от реальности, <text:span text:style-name="T543">уйдя в яркий мир грёз</text:span>.</text:p>
      <text:p text:style-name="P260"><text:soft-page-break/>- Отлично. Я счастлива, что твоя семья в полной безопасности, - произн<text:span text:style-name="T394">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43">арсенале</text:span>?</text:p>
      <text:p text:style-name="P260"/>
      <text:p text:style-name="P259">- М-м-мы не <text:span text:style-name="T537">понимали</text:span>… Они пришли… Она…</text:p>
      <text:p text:style-name="P261">- <text:span text:style-name="T543">Что с Луной?! - перебиваю я его и снова прижимаю к стене.</text:span></text:p>
      <text:p text:style-name="P262">- Поймите меня правильно, я никогда не учился сражаться… Мать хотела, чтобы я стал <text:span text:style-name="T546">зе</text:span>фирным танцором… Я всего лишь писарь… - <text:span text:style-name="T544">бессвязно бормочет солдат.</text:span></text:p>
      <text:p text:style-name="P263"/>
      <text:p text:style-name="P264"><text:span text:style-name="T544">Я выдаю ему серию увесистых пощёчин. </text:span><text:span text:style-name="T537">Ринс</text:span> запинается. Он молча хлопает глазами и не может произнести ни слова. <text:span text:style-name="T537">В тоннеле отчётливо чувствуется </text:span><text:span text:style-name="T544">запах мочи.</text:span></text:p>
      <text:p text:style-name="P264"/>
      <text:p text:style-name="P258">С отвращением я отступаю от него и поднимаю с пола шлем его мехадоспеха. <text:span text:style-name="T546">Вывожу меню на маленький внутренний экран шлема и выбираю «Воспроизведение» за последние пятнадцать минут. Экранчик показывает запись с</text:span><text:span text:style-name="T547">о</text:span><text:span text:style-name="T546"> встроенной камеры шлема.</text:span></text:p>
      <text:p text:style-name="P265"/>
      <text:p text:style-name="P266">Ринс в компании <text:span text:style-name="T548">дюжины</text:span> легионеров движется к <text:span text:style-name="T312">порту</text:span>. <text:span text:style-name="T549">Они оживлённо переговариваются, обсуждая прибытие «Маджестика».</text:span> <text:span text:style-name="T550">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12">Очертания</text:span><text:span text:style-name="T549"> гранд-флаера уже </text:span><text:span text:style-name="T312">темнеют</text:span><text:span text:style-name="T549"> за силовым щитом Андориана, когда они добираются до КПП дока. Луна расспрашивает о чём-то вахтёра,</text:span><text:span text:style-name="T551"> </text:span><text:span text:style-name="T552">п</text:span><text:span text:style-name="T553">ричальная рампа медленно движется к стыковочному шлюзу.</text:span></text:p>
      <text:p text:style-name="P266"><text:span text:style-name="T553">С</text:span><text:span text:style-name="T549">олдаты поднимают шум. Все указывают на растущий силуэт «Маджестика», который и не думает останавливаться.</text:span></text:p>
      <text:p text:style-name="P267"><text:span text:style-name="T554">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13">Сбитая со стены закрылком «Маджестика», с гулким грохотом падает орудийная башня, разбивая </text:span><text:span text:style-name="T555">ствол</text:span><text:span text:style-name="T556">а</text:span><text:span text:style-name="T555">м</text:span><text:span text:style-name="T556">и</text:span><text:span text:style-name="T413"> обсерваторию. Гранд-флаер</text:span><text:span text:style-name="T553"> со стоном ярд за ярдом проламывает каменную стену и силовой щит, останавливаясь только тогда, когда его киль вгрызается в </text:span><text:span text:style-name="T557">примкнувшую к скале </text:span><text:span text:style-name="T553">энергостанцию .</text:span></text:p>
      <text:p text:style-name="P267"/>
      <text:p text:style-name="P268">Луна приходит в себя первой. <text:span text:style-name="T558">Она со все</text:span><text:span text:style-name="T559">х</text:span><text:span text:style-name="T558"> ног несётся к арсеналу, </text:span><text:span text:style-name="T550">серебряный жеребец и Ринс не отстают. О</text:span><text:span text:style-name="T558">стальные </text:span><text:span text:style-name="T550">без усиленных мехадоспехом мышц</text:span><text:span text:style-name="T558"> </text:span><text:span text:style-name="T550">заметно отрываются от них</text:span><text:span text:style-name="T558">. </text:span><text:span text:style-name="T560">На ходу </text:span><text:span text:style-name="T550">Луна</text:span><text:span text:style-name="T560"> отдаёт приказ </text:span><text:span text:style-name="T557">подвернувшемуся</text:span><text:span text:style-name="T560"> гастату, тот несётся к казармам, </text:span><text:span text:style-name="T495">навстречу первым солдатам</text:span><text:span text:style-name="T557"> разбуженн</text:span><text:span text:style-name="T495">ой</text:span><text:span text:style-name="T557"> смен</text:span><text:span text:style-name="T559">ы</text:span><text:span text:style-name="T557">.</text:span><text:span text:style-name="T560"> </text:span><text:span text:style-name="T495">Но рядом п</text:span><text:span text:style-name="T557">адает и</text:span><text:span text:style-name="T560">скорёженная носовая аппарель «Маджестика», выпуская первые дюжины лербов. </text:span><text:span text:style-name="T495">С палубы гранд-флаера </text:span><text:span text:style-name="T559">один за другим </text:span><text:span text:style-name="T495">взлета</text:span><text:span text:style-name="T559">ю</text:span><text:span text:style-name="T495">т </text:span><text:span text:style-name="T559">три </text:span><text:span text:style-name="T561">грузов</text:span><text:span text:style-name="T559">ых</text:span><text:span text:style-name="T561"> </text:span><text:span text:style-name="T495">глайдер</text:span><text:span text:style-name="T559">а</text:span><text:span text:style-name="T495"> </text:span><text:span text:style-name="T561">и </text:span><text:span text:style-name="T495">теря</text:span><text:span text:style-name="T559">ю</text:span><text:span text:style-name="T495">тся среди строений Андориана.</text:span></text:p>
      <text:p text:style-name="P268"/>
      <text:p text:style-name="P269"><text:span text:style-name="T495">Ринс отворачивается от завязавшейся у казарм потасовки. Он и остальн</text:span><text:span text:style-name="T548">ые</text:span><text:span text:style-name="T495"> сворачивают за лабораторию, следуя за Луной. </text:span><text:span text:style-name="T561">Та на бегу успевает раздавать какие-то команды через комлинк шлема </text:span><text:soft-page-break/><text:span text:style-name="T561">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62">За воротами нестройными</text:span><text:span text:style-name="T561"> рядами </text:span><text:span text:style-name="T562">ожидают</text:span><text:span text:style-name="T561"> полуразобранные мехадоспехи, </text:span><text:span text:style-name="T559">грузовые платформы</text:span><text:span text:style-name="T561"> и </text:span><text:span text:style-name="T290">портовые</text:span><text:span text:style-name="T561"> </text:span><text:span text:style-name="T548">погрузчики</text:span><text:span text:style-name="T561">. </text:span><text:span text:style-name="T562">Оглянувшись назад через несколько секунд, Ринс видит, как большинство механизмов </text:span><text:span text:style-name="T559">неспешно </text:span><text:span text:style-name="T562">рассыпается по территории, занимая боевые позиции.</text:span></text:p>
      <text:p text:style-name="P269"/>
      <text:p text:style-name="P270">Арсенал охраняют <text:span text:style-name="T563">шестеро</text:span>. <text:span text:style-name="T564">Они стоят прямо перед вибрирующей мембраной локального силового щита арсенала.</text:span> <text:span text:style-name="T564">Издалека увидев Луну, они </text:span><text:span text:style-name="T563">расступаются</text:span><text:span text:style-name="T564">,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0"/>
      <text:p text:style-name="P271">Луна пробегает мимо них, кивком отвечая на их приветствие. Щит пропускает действительного центуриона и она, подбежав к распределительно<text:span text:style-name="T312">й</text:span> <text:span text:style-name="T312">панели</text:span>, отключает <text:span text:style-name="T312">защиту</text:span>. Затем она скрывается в арсенале. За ней следу<text:span text:style-name="T550">ю</text:span>т <text:span text:style-name="T550">серебряный жеребец и остальны.</text:span> Ринс же внезапно мешкает у самого входа.</text:p>
      <text:p text:style-name="P270"/>
      <text:p text:style-name="P271"><text:span text:style-name="T550">Его ш</text:span>лем медленно поворачивается, концентрируясь на одном из <text:span text:style-name="T548">охранников</text:span>. Оптическая система визора, подчиняясь негласной команде Ринса, увеличивает изображение <text:span text:style-name="T312">тёмного</text:span> забрала легионера. За забралом ясно виден <text:span text:style-name="T565">зелёный огонёк злого </text:span>глаз<text:span text:style-name="T565">а</text:span> с узким зрачком.</text:p>
      <text:p text:style-name="P272">Изображение с <text:span text:style-name="T550">визора</text:span> колотит сильная дрожь. <text:span text:style-name="T550">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65">раз за разом </text:span>вспыхивает красным. Ринс снова оборачивается. Шестёрка лербов, уже не скрываясь, идёт на него. <text:span text:style-name="T548">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3">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20">к центральному хранилищу</text:span>, в конце которого Луна в окружении <text:span text:style-name="T550">легионеров</text:span> возится с кодовым замком на <text:span text:style-name="T548">круглой </text:span>бронированной двери.</text:p>
      <text:p text:style-name="P274">Пробежав полкоридора, Ринс оборачивается. Из-за угла уже выходит перв<text:span text:style-name="T420">ая тройка</text:span> лерб<text:span text:style-name="T420">ов</text:span>, за ним<text:span text:style-name="T420">и</text:span> извиваются прозрачные щупальца-волосы <text:span text:style-name="T566">твари</text:span>.</text:p>
      <text:p text:style-name="P275">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20">Щелкает замок.</text:span> Некоторое время он стоит, прижавшись к двери изнутри. <text:span text:style-name="T567">Стук его сердца слышен в динамиках. </text:span><text:s/><text:span text:style-name="T566">В коридоре слышатся крики, выстрелы и звон оружия</text:span>. <text:span text:style-name="T566">Ринс</text:span><text:span text:style-name="T567"> </text:span>несётся к задней стене, <text:span text:style-name="T567">раскидывая</text:span> вёдра и швабры. В задней стене есть ещё одна, <text:span text:style-name="T567">совсем крохотная</text:span> дверца - «Служебный 2Ц». Ринс прикладывает к плашке замка накопытник, дверца мигаёт зелёным и уезжает в сторону. </text:p>
      <text:p text:style-name="P274">Далее идёт долгий бег по тоннелю с остановкой у знакомой двери <text:span text:style-name="T568">«Склад-4В».</text:span></text:p>
      <text:p text:style-name="P270"/>
      <text:p text:style-name="P276">Я оглядываюсь на Ринса.</text:p>
      <text:p text:style-name="P276"><text:soft-page-break/></text:p>
      <text:p text:style-name="P276">- Предатель! Ты бросил своих товарищей <text:span text:style-name="T567">в беде </text:span>и сбежал!</text:p>
      <text:p text:style-name="P277"/>
      <text:p text:style-name="P277">Я с рычанием под<text:span text:style-name="T565">хожу</text:span> к <text:span text:style-name="T565">обмочившемуся солдату</text:span>. Трусость легионера будит неведомую мне раньше ярость, я боюсь задушить его магическим захватом!</text:p>
      <text:p text:style-name="P278"/>
      <text:p text:style-name="P277">Ринс только молча смотрит на меня, открывая рот, как выброшенная на берег рыба.</text:p>
      <text:p text:style-name="P278"/>
      <text:p text:style-name="P277">- <text:span text:style-name="T534">Я… Я всего лишь писарь. Я не умею сражаться, - в конце-концов выдавливает из себя Ринс. - </text:span><text:span text:style-name="T567">Я хотел привести подмогу.</text:span></text:p>
      <text:p text:style-name="P277">- <text:span text:style-name="T534">И поэтому начал грабить продовольственный склад? — гневно указываю на рассыпавшиеся по полу консервы. - </text:span><text:span text:style-name="T569">Рассчитывал сбежать в горы и отсидеться там?</text:span></text:p>
      <text:p text:style-name="P278"/>
      <text:p text:style-name="P277">Я уже <text:span text:style-name="T534">справилась с приступом ярости. </text:span><text:span text:style-name="T570">Подойдя к мехадоспеху Ринса, я поднимаю изувеченный шлем и прилаживаю его на место.</text:span><text:span text:style-name="T534"> </text:span><text:span text:style-name="T571">Движения механизма обретают осмысленность. </text:span><text:span text:style-name="T532">Мехадоспех выпрямляется у стены и со скрипом отдаёт честь.</text:span></text:p>
      <text:p text:style-name="P278"/>
      <text:p text:style-name="P277">- <text:span text:style-name="T532">Мехадоспех сорок два — пятнадцать, класс «Принцип-2». </text:span><text:span text:style-name="T572">Целостность системы семьдесят семь процентов, заряд </text:span><text:span text:style-name="T565">айн-</text:span><text:span text:style-name="T572">батарей девяносто два процента.</text:span><text:span text:style-name="T532"> Жду распоряжений, консул Селестия, - низко гудит механизм. </text:span></text:p>
      <text:p text:style-name="P279">- <text:span text:style-name="T420">С</text:span><text:span text:style-name="T532">орок два — пятнадцать, </text:span><text:span text:style-name="T420">о</text:span><text:span text:style-name="T572">т</text:span><text:span text:style-name="T420">конвоируй</text:span><text:span text:style-name="T532"> дезертира Ринса Стилфизера</text:span> в <text:span text:style-name="T565">цитадель </text:span>и ожидай <text:span text:style-name="T532">дальнейших распоряжений </text:span><text:span text:style-name="T565">от префекта Хай Глори</text:span><text:span text:style-name="T532">.</text:span></text:p>
      <text:p text:style-name="P280"><text:line-break/>Я поворачиваюсь к Ринсу.</text:p>
      <text:p text:style-name="P277"><text:span text:style-name="T573">- Суд над тобой будет после сражения, </text:span><text:span text:style-name="T572">трус</text:span><text:span text:style-name="T573">. </text:span></text:p>
      <text:p text:style-name="P278"/>
      <text:p text:style-name="P277"><text:span text:style-name="T573">Ринс</text:span> облегчённо вздыхает и <text:span text:style-name="T572">уходит</text:span> прочь <text:span text:style-name="T572">под конвоем собственн</text:span><text:span text:style-name="T574">ых</text:span><text:span text:style-name="T572"> </text:span><text:span text:style-name="T575">доспехов</text:span>.</text:p>
      <text:p text:style-name="P278"><text:span text:style-name="T515"/></text:p>
      <text:p text:style-name="P281"><text:span text:style-name="T493">М</text:span>ы же идём в противоположном направлении, к арсеналу. Теперь я знаю, что могу встретить, и <text:span text:style-name="T305">паника постепенно оватывает меня липкими щупальцами</text:span>.</text:p>
      <text:p text:style-name="P281"/>
      <text:p text:style-name="P281"><text:span text:style-name="T30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576">у</text:span><text:span text:style-name="T305"> себе представить, что может погибнуть Луна. Моя младшая сестрёнка, </text:span><text:span text:style-name="T576">моя тень и</text:span><text:span text:style-name="T305"> мой «хвостик», как её называли в детстве и как до сих пор называю её в мыслях я. </text:span></text:p>
      <text:p text:style-name="P282"/>
      <text:p text:style-name="P283"><text:soft-page-break/><text:span text:style-name="T577">Перво</text:span><text:span text:style-name="T420">й</text:span><text:span text:style-name="T577"> появл</text:span><text:span text:style-name="T420">яется</text:span><text:span text:style-name="T577"> кровь. Она те</text:span><text:span text:style-name="T420">чёт</text:span><text:span text:style-name="T577"> по полу тонкой струйкой, превраща</text:span><text:span text:style-name="T420">ющ</text:span><text:span text:style-name="T577">ейся в ручеёк по мере приближения к </text:span><text:span text:style-name="T420">центральному </text:span><text:span text:style-name="T577">хранилищу. </text:span><text:span text:style-name="T578">Затем леж</text:span><text:span text:style-name="T420">ит</text:span><text:span text:style-name="T578"> вповалку дюжина изрешеченых пулями заражённых.</text:span><text:span text:style-name="T577"> Потом</text:span><text:span text:style-name="T579"> нам встре</text:span><text:span text:style-name="T420">чается</text:span><text:span text:style-name="T579"> шлем одного из лербов. С головой в нём. Тело пробежало ещё шагов пять, прежде чем вреза</text:span><text:span text:style-name="T420">ться</text:span><text:span text:style-name="T579"> в стену. Следующие четверо проткнуты железными перьями и </text:span><text:span text:style-name="T577">чинно </text:span><text:span text:style-name="T579">сид</text:span><text:span text:style-name="T420">ят</text:span><text:span text:style-name="T579">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20">ит</text:span><text:span text:style-name="T579"> — копья не да</text:span><text:span text:style-name="T420">ют</text:span><text:span text:style-name="T579"> ему упасть, нанизав его насквозь. Пеналы его раскрытых крыльев пусты — двое из шести перьев достались кому-то </text:span><text:span text:style-name="T580">ещё</text:span><text:span text:style-name="T579">.</text:span></text:p>
      <text:p text:style-name="P284">Через пят<text:span text:style-name="T577">надцать</text:span> шагов воины <text:span text:style-name="T548">Луны </text:span><text:span text:style-name="T581">создал</text:span><text:span text:style-name="T582">и</text:span><text:span text:style-name="T548"> из повержённых </text:span>врагов<text:span text:style-name="T548"> некое подобие баррикады. </text:span><text:span text:style-name="T583">Изрубленные и опаленные тела в ржавых доспехах образов</text:span><text:span text:style-name="T420">ывают</text:span><text:span text:style-name="T583"> крутой вал — лербы, как всегда, шли напролом, давя массой.</text:span><text:span text:style-name="T548"> </text:span><text:span text:style-name="T582">В самом высоком месте </text:span><text:span text:style-name="T577">вал</text:span><text:span text:style-name="T582"> почти достиг</text:span><text:span text:style-name="T420">ает</text:span><text:span text:style-name="T582"> потолка. Мы </text:span><text:span text:style-name="T420">еле </text:span><text:span text:style-name="T582">проб</text:span><text:span text:style-name="T420">ираемся</text:span><text:span text:style-name="T582"> через не</text:span><text:span text:style-name="T583">го</text:span><text:span text:style-name="T582">, </text:span>цепляясь<text:span text:style-name="T582"> копытами </text:span>за <text:span text:style-name="T583">ужасное содержимое</text:span><text:span text:style-name="T582">.</text:span></text:p>
      <text:p text:style-name="P285">Четверо бойцов Луны сдержив<text:span text:style-name="T420">али</text:span> натиск с той стороны. <text:span text:style-name="T584">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585">ос</text:span><text:span text:style-name="T584">емь</text:span><text:span text:style-name="T585"> </text:span><text:span text:style-name="T577">отрубленных</text:span><text:span text:style-name="T584"> </text:span><text:span text:style-name="T585">крыл</text:span><text:span text:style-name="T584">ьев</text:span><text:span text:style-name="T585"> приколоты пиками к стенам и потолку или </text:span><text:span text:style-name="T586">же </text:span><text:span text:style-name="T585">пронза</text:span><text:span text:style-name="T420">ют</text:span><text:span text:style-name="T585"> крыльевыми лезвиями противников. Самих сражавшихся не видно — скорее всего, </text:span><text:span text:style-name="T420">их тела </text:span><text:span text:style-name="T585">погребены под лавиной лербов после потери крыльев.</text:span></text:p>
      <text:p text:style-name="P286"><text:span text:style-name="T587">В</text:span><text:span text:style-name="T585"> хранилище </text:span><text:span text:style-name="T588">произошёл последний </text:span><text:span text:style-name="T578">бой оставши</text:span><text:span text:style-name="T588">х</text:span><text:span text:style-name="T578">ся семер</text:span><text:span text:style-name="T588">ых</text:span><text:span text:style-name="T578"> воинов Луны. </text:span><text:span text:style-name="T589">Вторая баррикада из </text:span><text:span text:style-name="T587">стеллажей у открытой двери</text:span><text:span text:style-name="T589">, сломанная тренога тяжёлого пулеметателя, затухающее сияние айны </text:span><text:span text:style-name="T587">где-то </text:span><text:span text:style-name="T589">внутри </text:span><text:span text:style-name="T588">самого </text:span><text:span text:style-name="T589">хранилища.</text:span></text:p>
      <text:p text:style-name="P287">Я тихо иду по <text:span text:style-name="T587">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88">В центре до сих пор в воздухе висят искры сырой айны. Кучи сгоревших остовов стеллажей и скрученных жаром лезвий <text:span text:style-name="T275">и пластин брони</text:span> окаймляют выжженую площадку. Я вижу финал сражения. Вероятно, <text:span text:style-name="T589">когда лербы прорвались внутрь, обороняющиеся </text:span>сотворили Сияние Вечности - <text:span text:style-name="T589"><text:s/></text:span><text:span text:style-name="T275">с</text:span>амоубийственн<text:span text:style-name="T275">ую</text:span> эманаци<text:span text:style-name="T275">ю</text:span>, приводящ<text:span text:style-name="T275">ую</text:span> к моментальному выбросу всего жизненного запаса айны наружу.<text:span text:style-name="T589"> </text:span>С<text:span text:style-name="T590">ыр</text:span>ая<text:span text:style-name="T590"> айн</text:span>а<text:span text:style-name="T590"> перемешал</text:span>а<text:span text:style-name="T590"> тела защитников и нападающих, опалил</text:span>а<text:span text:style-name="T590"> и размазал</text:span>а<text:span text:style-name="T590"> </text:span>их <text:span text:style-name="T590">по </text:span>полу, потолку и стеллажам хранилища<text:span text:style-name="T590">. </text:span></text:p>
      <text:p text:style-name="P287"><text:span text:style-name="T587">Как в трансе </text:span>обхо<text:span text:style-name="T587">жу</text:span> тела и переступа<text:span text:style-name="T587">ю</text:span> через <text:span text:style-name="T587">бесформенные </text:span>обгоре<text:span text:style-name="T587">вшие</text:span> останки. <text:span text:style-name="T587">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587">Просто дойти. Я даже не уверена, что знаю, что делать потом.</text:span></text:p>
      <text:p text:style-name="P288"><text:span text:style-name="T591">Останавливаюсь в центре выжженого круга и оглядываюсь</text:span>. <text:span text:style-name="T591">С</text:span>лышу стон <text:span text:style-name="T591">в стороне</text:span>.</text:p>
      <text:p text:style-name="P288"/>
      <text:p text:style-name="P289"><text:span text:style-name="T592">Серебряный</text:span><text:span text:style-name="T593"> </text:span><text:span text:style-name="T592">ж</text:span>еребец лежит <text:span text:style-name="T275">в луже крови. Его </text:span><text:span text:style-name="T592">опалило и </text:span><text:span text:style-name="T275">впечатало в стену.</text:span><text:span text:style-name="T593"> </text:span><text:span text:style-name="T275">Задних ног нет </text:span><text:span text:style-name="T593">и, судя по страшному излому тела, позвоночник сломан</text:span><text:span text:style-name="T275">, но системы жизнеобеспечения мехадоспеха </text:span><text:span text:style-name="T594">ещ</text:span><text:span text:style-name="T595">ё</text:span><text:span text:style-name="T594"> </text:span><text:span text:style-name="T27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0"/>
      <text:p text:style-name="P290">- <text:span text:style-name="T275">Она не вышла.</text:span></text:p>
      <text:p text:style-name="P290">- <text:span text:style-name="T275">Что? - я с немым вопросом смотрю на умирающего. - Кто </text:span><text:span text:style-name="T596">не вышел, Сомномикус</text:span><text:span text:style-name="T275">?</text:span></text:p>
      <text:p text:style-name="P290"><text:soft-page-break/>- <text:span text:style-name="T275">НЕ ВЫШЛА… - на губах легионера появляются красные пузыри. - Тв</text:span><text:span text:style-name="T593">а</text:span><text:span text:style-name="T275">-кх-кха-кха-рь!</text:span></text:p>
      <text:p text:style-name="P290"/>
      <text:p text:style-name="P291"><text:span text:style-name="T592">Он пытается указать куда-то мне за спину, но копыто бессильно падает. </text:span><text:span text:style-name="T593">Его голова дёргается, г</text:span>лаза закатываются.<text:span text:style-name="T20"> </text:span><text:span text:style-name="T593">Я</text:span><text:span text:style-name="T20"> </text:span>больше не слышу его дыхания. <text:span text:style-name="T591">Серебряный </text:span>мёртв.</text:p>
      <text:p text:style-name="P291"/>
      <text:p text:style-name="P292"><text:span text:style-name="T591">Я иду в указанном направлении. За обрушенными стеллажами и мусором </text:span><text:span text:style-name="T597">пробивается сияние айны. Я расталкиваю завалы. </text:span><text:span text:style-name="T598">За</text:span> груд<text:span text:style-name="T598">ой</text:span> камней, в которых я узнаю остатки статуи генерала Бурелома, <text:span text:style-name="T595">на небольшом постаменте </text:span>высится сейф-ларец – контейнер Элементов <text:span text:style-name="T595">Возмездия</text:span>. Луна лежит на нём, обнимая его всеми четырьмя ногами и прикрыв крыльями. <text:span text:style-name="T595">Вокруг Луны и сейфа сияет айной небольшая сфера силового щита — встроенной защиты Элементов.</text:span></text:p>
      <text:p text:style-name="P293">Я пересекаю сияющую границу — она непр<text:span text:style-name="T394">о</text:span>ницаема только для тварей и их марионеток — и подхожу к сестре. Быстр<text:span text:style-name="T599">ым</text:span> прикосновение<text:span text:style-name="T599">м</text:span> к сенсору замка отключа<text:span text:style-name="T599">ю</text:span> силовой щит. Я боюсь дышать — мехадоспех Луны не повреждён, во мне зарождается робкая надежда.</text:p>
      <text:p text:style-name="P294"/>
      <text:p text:style-name="P294">- Луна!</text:p>
      <text:p text:style-name="P294"/>
      <text:p text:style-name="P294"><text:span text:style-name="T600">Она</text:span> молчит. <text:span text:style-name="T600">Я осторожно поднимаю забрало её шлема. Её глаза закрыты, но губы шевелятся.</text:span></text:p>
      <text:p text:style-name="P294"/>
      <text:p text:style-name="P294">- <text:span text:style-name="T600">Сестра</text:span>, очнись! Всё <text:span text:style-name="T600">позади</text:span>!</text:p>
      <text:p text:style-name="P294"/>
      <text:p text:style-name="P294">Я наклоняюсь к <text:span text:style-name="T600">Луне</text:span>, чтобы услышать её <text:span text:style-name="T600">неразборчивый </text:span>шёпот.</text:p>
      <text:p text:style-name="P294"/>
      <text:p text:style-name="P294">- Нотхрр... шангр.. хиссндрр…</text:p>
      <text:p text:style-name="P294">- Что?</text:p>
      <text:p text:style-name="P294"/>
      <text:p text:style-name="P294">Шёпот совсем не похож на армейский слэнг преторианских казарм, которым пользуется сестра. <text:span text:style-name="T394">Что-то среднее с клокотанием и шипением</text:span>.</text:p>
      <text:p text:style-name="P294">Луна открывает глаза.</text:p>
      <text:p text:style-name="P294"/>
      <text:p text:style-name="P294">- Сестра?</text:p>
      <text:p text:style-name="P294">- Сестра?</text:p>
      <text:p text:style-name="P294"/>
      <text:p text:style-name="P294">Наш одновременный вопрос сливается в единый возглас. Я прижимаюсь носом к её скуле и помогаю встать.</text:p>
      <text:p text:style-name="P294"/>
      <text:p text:style-name="P295"><text:soft-page-break/>- <text:span text:style-name="T394">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596">А</text:span><text:span text:style-name="T394">норакс вызвал Сияние и сжег остатки. Но Мы сберегли Элементы — Нам удалось активировать щит. Держи </text:span><text:span text:style-name="T601">их</text:span><text:span text:style-name="T394">,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6">- <text:span text:style-name="T394">Нет, сестра, - я качаю головой. - Мы не будем сражаться.</text:span></text:p>
      <text:p text:style-name="P296"/>
      <text:p text:style-name="P297">Луна смотрит на меня с удивлением и растерянностью.</text:p>
      <text:p text:style-name="P297"/>
      <text:p text:style-name="P298">Понимание ситуации вымораживает душу. Я пыта<text:span text:style-name="T542">лась</text:span> найти решение, позволяющее уйти от неизбежного, но понимаю, что иного выхода нет. Нет времени <text:span text:style-name="T542">и ресурсов </text:span>пытаться что-то иное.</text:p>
      <text:p text:style-name="P295"><text:span text:style-name="T571">Через </text:span><text:span text:style-name="T394">полчаса-час</text:span><text:span text:style-name="T571">, после </text:span><text:span text:style-name="T394">остановки генератора</text:span><text:span text:style-name="T571">, Андориан </text:span><text:span text:style-name="T542">падёт</text:span><text:span text:style-name="T571">. </text:span><text:span text:style-name="T602">Оставшиеся скудные защитники крепости не смогут противостоять орде </text:span><text:span text:style-name="T542">лербов</text:span><text:span text:style-name="T602">, </text:span><text:span text:style-name="T394">приросшей многочисленными заражёнными Андориана</text:span><text:span text:style-name="T602">. </text:span>Значит, пришло время. Пора принимать невыносимо мучительное решение. <text:span text:style-name="T603">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295"/>
      <text:p text:style-name="P299">- Мне тяжело говорить это, Луна. И тяжело решать. Но п<text:span text:style-name="T604">ришло время</text:span> «<text:span text:style-name="T602">Семи вечностей»</text:span>. Ты ведь знаешь, что это значит?</text:p>
      <text:p text:style-name="P296"/>
      <text:p text:style-name="P295">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394">Ойкумена Фаэри</text:span> начала строить сокрушительное оружие победы — гранд-флаеры.</text:p>
      <text:p text:style-name="P295"/>
      <text:p text:style-name="P300">…</text:p>
      <text:p text:style-name="P300"/>
      <text:p text:style-name="P301">- Что бы ни случилось, проект «Семь вечностей» не должен пострадать, - сказала королева.</text:p>
      <text:p text:style-name="P301"/>
      <text:p text:style-name="P301">Голубоватое сияние голо-стола подсвечивало мертвенным светом её измождённое ночами недосыпа лицо. <text:span text:style-name="T605">Дыхательный аппарат слабо шипел в </text:span><text:span text:style-name="T603">меха</text:span><text:span text:style-name="T60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03">и сердце</text:span><text:span text:style-name="T605">. Ходили слухи, что исчезнувший ещё </text:span><text:span text:style-name="T603">десять лет назад</text:span><text:span text:style-name="T605"> королевский лекарь после бутылки грушевой наливки клялся, что кроме </text:span><text:span text:style-name="T606">головы</text:span><text:span text:style-name="T605"> и позвоночника, в королеве всё </text:span><text:span text:style-name="T603">искусственное</text:span><text:span text:style-name="T605">. </text:span><text:span text:style-name="T606">Эти слухи трудно было опровергнуть — никто не видел королеву без брони уже много лет.</text:span></text:p>
      <text:p text:style-name="P301"/>
      <text:p text:style-name="P301">- В случае <text:span text:style-name="T60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606">Даже если это поставит под угрозу оборону крепостей.</text:span></text:p>
      <text:p text:style-name="P302"><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07">тварей</text:span></text:span><text:span text:style-name="Default_20_Paragraph_20_Font"><text:span text:style-name="T4">, юг последует за ними, как только мы достроим «Громовержца».</text:span></text:span></text:p>
      <text:p text:style-name="P302"><text:span text:style-name="Default_20_Paragraph_20_Font"><text:span text:style-name="T4"/></text:span></text:p>
      <text:p text:style-name="P301">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06">семь</text:span> лет назад у нас оставалось не более половины Великого.</text:p>
      <text:p text:style-name="P301"/>
      <text:p text:style-name="P302"><text:span text:style-name="Default_20_Paragraph_20_Font"><text:span text:style-name="T4">- Так же мы думали </text:span></text:span><text:span text:style-name="Default_20_Paragraph_20_Font"><text:span text:style-name="T607">пятьдесят</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608">так же надеялись </text:span></text:span><text:span text:style-name="Default_20_Paragraph_20_Font"><text:span text:style-name="T607">сорок</text:span></text:span><text:span text:style-name="Default_20_Paragraph_20_Font"><text:span text:style-name="T4"> лет назад, когда появились первые охранные турели, </text:span></text:span><text:span text:style-name="Default_20_Paragraph_20_Font"><text:span text:style-name="T607">пулеметатели</text:span></text:span><text:span text:style-name="Default_20_Paragraph_20_Font"><text:span text:style-name="T4"> </text:span></text:span><text:span text:style-name="Default_20_Paragraph_20_Font"><text:span text:style-name="T609">и боевые механизмы</text:span></text:span><text:span text:style-name="Default_20_Paragraph_20_Font"><text:span text:style-name="T4">. И </text:span></text:span><text:span text:style-name="Default_20_Paragraph_20_Font"><text:span text:style-name="T607">тридцать</text:span></text:span><text:span text:style-name="Default_20_Paragraph_20_Font"><text:span text:style-name="T4"> лет назад, когда </text:span></text:span><text:span text:style-name="Default_20_Paragraph_20_Font"><text:span text:style-name="T609">мы </text:span></text:span><text:span text:style-name="Default_20_Paragraph_20_Font"><text:span text:style-name="T4">разработали </text:span></text:span><text:span text:style-name="Default_20_Paragraph_20_Font"><text:span text:style-name="T610">меха</text:span></text:span><text:span text:style-name="Default_20_Paragraph_20_Font"><text:span text:style-name="T4">доспехи. Но против наших армий вышла ледяная </text:span></text:span><text:span text:style-name="Default_20_Paragraph_20_Font"><text:span text:style-name="T607">орда</text:span></text:span><text:span text:style-name="Default_20_Paragraph_20_Font"><text:span text:style-name="T4">. На охранные турели они ответили тактикой роя. А наши воины в силовой броне стали </text:span></text:span><text:span text:style-name="Default_20_Paragraph_20_Font"><text:span text:style-name="T607">сражаться против нас после заражения</text:span></text:span><text:span text:style-name="Default_20_Paragraph_20_Font"><text:span text:style-name="T4">, которое с каждым годом происходит всё быстрее. Каждый раз </text:span></text:span><text:span text:style-name="Default_20_Paragraph_20_Font"><text:span text:style-name="T607">отродье Иль-Шогг</text:span></text:span><text:span text:style-name="Default_20_Paragraph_20_Font"><text:span text:style-name="T4"> изобрета</text:span></text:span><text:span text:style-name="Default_20_Paragraph_20_Font"><text:span text:style-name="T609">ют</text:span></text:span><text:span text:style-name="Default_20_Paragraph_20_Font"><text:span text:style-name="T4"> ответную тактику, которая нивелир</text:span></text:span><text:span text:style-name="Default_20_Paragraph_20_Font"><text:span text:style-name="T609">ует</text:span></text:span><text:span text:style-name="Default_20_Paragraph_20_Font"><text:span text:style-name="T4"> наше техно</text:span></text:span><text:span text:style-name="Default_20_Paragraph_20_Font"><text:span text:style-name="T607">логическое</text:span></text:span><text:span text:style-name="Default_20_Paragraph_20_Font"><text:span text:style-name="T4"> преимущество. </text:span></text:span><text:span text:style-name="Default_20_Paragraph_20_Font"><text:span text:style-name="T611">Вспомните двух спящих</text:span></text:span><text:span text:style-name="Default_20_Paragraph_20_Font"><text:span text:style-name="T4"> </text:span></text:span><text:span text:style-name="Default_20_Paragraph_20_Font"><text:span text:style-name="T611">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1">- Но ведь если мы победим, в проекте вообще не будет смысла! - воскликнул Майлд Брэйн. - Зачем отвлекать ресурсы на очкариков!</text:p>
      <text:p text:style-name="P301"/>
      <text:p text:style-name="P30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2"><text:span text:style-name="Default_20_Paragraph_20_Font"><text:span text:style-name="T4"/></text:span></text:p>
      <text:p text:style-name="P30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02"><text:span text:style-name="Default_20_Paragraph_20_Font"><text:span text:style-name="T4"/></text:span></text:p>
      <text:p text:style-name="P302"><text:span text:style-name="Default_20_Paragraph_20_Font"><text:span text:style-name="T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07">фаэри</text:span></text:span><text:span text:style-name="Default_20_Paragraph_20_Font"><text:span text:style-name="T4">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07">Ойкумены</text:span></text:span><text:span text:style-name="Default_20_Paragraph_20_Font"><text:span text:style-name="T4">. Дворцы и замки радовали глаз сво</text:span></text:span><text:span text:style-name="Default_20_Paragraph_20_Font"><text:span text:style-name="T608">ими</text:span></text:span><text:span text:style-name="Default_20_Paragraph_20_Font"><text:span text:style-name="T4"> тонк</text:span></text:span><text:span text:style-name="Default_20_Paragraph_20_Font"><text:span text:style-name="T608">ими пиками</text:span></text:span><text:span text:style-name="Default_20_Paragraph_20_Font"><text:span text:style-name="T4"> и хрупкими мостиками. </text:span></text:span><text:span text:style-name="Default_20_Paragraph_20_Font"><text:span text:style-name="T608">Слоновой кости башни и купола воздушных храмов высились над нами. </text:span></text:span><text:span text:style-name="Default_20_Paragraph_20_Font"><text:span text:style-name="T609">Мы веселились и играли в беспечной неге. Это был закат Золотого века — хотя тогда ещё никто не знал этого, даже я.</text:span></text:span></text:p>
      <text:p text:style-name="P302"><text:span text:style-name="Default_20_Paragraph_20_Font"><text:span text:style-name="T609">Но</text:span></text:span><text:span text:style-name="Default_20_Paragraph_20_Font"><text:span text:style-name="T4"> </text:span></text:span><text:span text:style-name="Default_20_Paragraph_20_Font"><text:span text:style-name="T609">у</text:span></text:span><text:span text:style-name="Default_20_Paragraph_20_Font"><text:span text:style-name="T4">же тогда я замечала грозные признаки надвигающейся катастрофы. </text:span></text:span><text:span text:style-name="Default_20_Paragraph_20_Font"><text:span text:style-name="T609">У</text:span></text:span><text:span text:style-name="Default_20_Paragraph_20_Font"><text:span text:style-name="T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09">фундаментов</text:span></text:span><text:span text:style-name="Default_20_Paragraph_20_Font"><text:span text:style-name="T4">, </text:span></text:span><text:span text:style-name="Default_20_Paragraph_20_Font"><text:span text:style-name="T609">полуразрушенных стен</text:span></text:span><text:span text:style-name="Default_20_Paragraph_20_Font"><text:span text:style-name="T4"> </text:span></text:span><text:span text:style-name="Default_20_Paragraph_20_Font"><text:span text:style-name="T608">и обломков колонн</text:span></text:span><text:span text:style-name="Default_20_Paragraph_20_Font"><text:span text:style-name="T4">. </text:span></text:span></text:p>
      <text:p text:style-name="P302"><text:soft-page-break/><text:span text:style-name="Default_20_Paragraph_20_Font"><text:span text:style-name="T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07">фаэри</text:span></text:span><text:span text:style-name="Default_20_Paragraph_20_Font"><text:span text:style-name="T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07">айной</text:span></text:span><text:span text:style-name="Default_20_Paragraph_20_Font"><text:span text:style-name="T4">, которой и так немного. Это наше благословение и проклятие одновременно — </text:span></text:span><text:span text:style-name="Default_20_Paragraph_20_Font"><text:span text:style-name="T607">айна</text:span></text:span><text:span text:style-name="Default_20_Paragraph_20_Font"><text:span text:style-name="T4"> бесконечно продляет нашу жизнь, но по этой же причине мы не желаем её никому отдавать, </text:span></text:span><text:span text:style-name="Default_20_Paragraph_20_Font"><text:span text:style-name="T609">ведь восполнить её </text:span></text:span><text:span text:style-name="Default_20_Paragraph_20_Font"><text:span text:style-name="T607">почти </text:span></text:span><text:span text:style-name="Default_20_Paragraph_20_Font"><text:span text:style-name="T609">неоткуда</text:span></text:span><text:span text:style-name="Default_20_Paragraph_20_Font"><text:span text:style-name="T4">.</text:span></text:span></text:p>
      <text:p text:style-name="P302"><text:span text:style-name="Default_20_Paragraph_20_Font"><text:span text:style-name="T4"/></text:span></text:p>
      <text:p text:style-name="P30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2"><text:span text:style-name="Default_20_Paragraph_20_Font"><text:span text:style-name="T4"/></text:span></text:p>
      <text:p text:style-name="P302"><text:span text:style-name="Default_20_Paragraph_20_Font"><text:span text:style-name="T4">- Я помню времена, когда </text:span></text:span><text:span text:style-name="Default_20_Paragraph_20_Font"><text:span text:style-name="T607">айны</text:span></text:span><text:span text:style-name="Default_20_Paragraph_20_Font"><text:span text:style-name="T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08">у</text:span></text:span><text:span text:style-name="Default_20_Paragraph_20_Font"><text:span text:style-name="T4"> того, что было доступно каждому в годы мое</text:span></text:span><text:span text:style-name="Default_20_Paragraph_20_Font"><text:span text:style-name="T609">го</text:span></text:span><text:span text:style-name="Default_20_Paragraph_20_Font"><text:span text:style-name="T4"> </text:span></text:span><text:span text:style-name="Default_20_Paragraph_20_Font"><text:span text:style-name="T609">детства</text:span></text:span><text:span text:style-name="Default_20_Paragraph_20_Font"><text:span text:style-name="T4">. И, судя по рассказам моей прабабушки, в древние времена </text:span></text:span><text:span text:style-name="Default_20_Paragraph_20_Font"><text:span text:style-name="T607">айны </text:span></text:span><text:span text:style-name="Default_20_Paragraph_20_Font"><text:span text:style-name="T4">было ещё больше, а чудеса — ещё дивнее. </text:span></text:span><text:span text:style-name="Default_20_Paragraph_20_Font"><text:span text:style-name="T609">Она рассказывала, что в незапамятные времена мы рождались из чистой </text:span></text:span><text:span text:style-name="Default_20_Paragraph_20_Font"><text:span text:style-name="T607">айны</text:span></text:span><text:span text:style-name="Default_20_Paragraph_20_Font"><text:span text:style-name="T609"> и жили в междумирье </text:span></text:span><text:span text:style-name="Default_20_Paragraph_20_Font"><text:span text:style-name="T607">Эогиппа</text:span></text:span><text:span text:style-name="Default_20_Paragraph_20_Font"><text:span text:style-name="T609">, пока не пришли в Орунгун. </text:span></text:span><text:span text:style-name="Default_20_Paragraph_20_Font"><text:span text:style-name="T4"><text:s/></text:span></text:span><text:span text:style-name="Default_20_Paragraph_20_Font"><text:span text:style-name="T607">Айна</text:span></text:span><text:span text:style-name="Default_20_Paragraph_20_Font"><text:span text:style-name="T4"> </text:span></text:span><text:span text:style-name="Default_20_Paragraph_20_Font"><text:span text:style-name="T609">же </text:span></text:span><text:span text:style-name="Default_20_Paragraph_20_Font"><text:span text:style-name="T4">медленно уходит из </text:span></text:span><text:span text:style-name="Default_20_Paragraph_20_Font"><text:span text:style-name="T609">этого</text:span></text:span><text:span text:style-name="Default_20_Paragraph_20_Font"><text:span text:style-name="T4"> мира, и мы стали жадными, чтобы оставаться бессмертными. Мало кто теперь решается поделиться </text:span></text:span><text:span text:style-name="Default_20_Paragraph_20_Font"><text:span text:style-name="T609">своей </text:span></text:span><text:span text:style-name="Default_20_Paragraph_20_Font"><text:span text:style-name="T4">силой, чтобы завести жеребят.</text:span></text:span></text:p>
      <text:p text:style-name="P302"><text:span text:style-name="Default_20_Paragraph_20_Font"><text:span text:style-name="T4">Но ведь биологическое бессмертие не означает бессмертие фактическое — </text:span></text:span><text:span text:style-name="Default_20_Paragraph_20_Font"><text:span text:style-name="T607">фаэри</text:span></text:span><text:span text:style-name="Default_20_Paragraph_20_Font"><text:span text:style-name="T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08">континенте </text:span></text:span><text:span text:style-name="Default_20_Paragraph_20_Font"><text:span text:style-name="T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07">фаэри</text:span></text:span><text:span text:style-name="Default_20_Paragraph_20_Font"><text:span text:style-name="T4"> пропадают тысячами. Даже если мы победим, мы </text:span></text:span><text:span text:style-name="Default_20_Paragraph_20_Font"><text:span text:style-name="T612">уже</text:span></text:span><text:span text:style-name="Default_20_Paragraph_20_Font"><text:span text:style-name="T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12">других миров</text:span></text:span><text:span text:style-name="Default_20_Paragraph_20_Font"><text:span text:style-name="T4">. Именно в этом состоит цель «Семи вечностей». И вот почему он важнее даже нашей победы в этой войне…</text:span></text:span></text:p>
      <text:p text:style-name="P303"/>
      <text:p text:style-name="P303">…</text:p>
      <text:p text:style-name="P303"/>
      <text:p text:style-name="P304">Я <text:span text:style-name="T613">осторожно поднимаю сейф-ларец и укладываю его себе на спину, придерживая крылом</text:span>. </text:p>
      <text:p text:style-name="P304"/>
      <text:p text:style-name="P304">- <text:span text:style-name="T613">Идём, сестра. </text:span>Наступило время последнего приказа королевы…</text:p>
      <text:p text:style-name="P304"/>
      <text:p text:style-name="P2">~~~</text:p>
      <text:p text:style-name="P9"><text:soft-page-break/></text:p>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614">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14">из </text:span>битвы от страха, <text:span text:style-name="T614">а выполняли приказ</text:span>? Так я и так это зна…</text:p>
      <text:p text:style-name="P9">- Луна, - нетерпеливо перебивает меня Селестия, - Я описала тебе эпизод с <text:span text:style-name="T596">в хранилище</text:span>. <text:span text:style-name="T596">Только не упомянула одну деталь: </text:span><text:span text:style-name="T615">включить</text:span><text:span text:style-name="T596"> щит Элементов можно было только открыв сейф-ларец — кнопка </text:span><text:span text:style-name="T615">активации</text:span><text:span text:style-name="T596"> находилась внутри. Чего Луна сделать точно не могла — замок был настроен только на королеву Лорен и на меня. </text:span>Кто <text:span text:style-name="T596">тогда </text:span>активировал <text:span text:style-name="T596">щит</text:span>? Мой вопрос тогда так и остался нерешённым, у меня не было времени на размышления.</text:p>
      <text:p text:style-name="P9"/>
      <text:p text:style-name="P9">Но <text:span text:style-name="T614">поразмыслив </text:span><text:span text:style-name="T596">потом</text:span><text:span text:style-name="T614"> наедине, я </text:span><text:span text:style-name="T596">пришла в уверенность</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3">- </text:span></text:span><text:span text:style-name="Default_20_Paragraph_20_Font"><text:span text:style-name="T616">Был</text:span></text:span><text:span text:style-name="Default_20_Paragraph_20_Font"><text:span text:style-name="T3"> один охранный протокол… </text:span></text:span><text:span text:style-name="Default_20_Paragraph_20_Font"><text:span text:style-name="T617">Щит</text:span></text:span><text:span text:style-name="Default_20_Paragraph_20_Font"><text:span text:style-name="T3"> мог активироваться сам в одном-единственном случае — если </text:span></text:span><text:span text:style-name="Default_20_Paragraph_20_Font"><text:span text:style-name="T616">твари Иль-Шогг</text:span></text:span><text:span text:style-name="Default_20_Paragraph_20_Font"><text:span text:style-name="T3"> </text:span></text:span><text:span text:style-name="Default_20_Paragraph_20_Font"><text:span text:style-name="T617">или лербы </text:span></text:span><text:span text:style-name="Default_20_Paragraph_20_Font"><text:span text:style-name="T3">будут рядом, в пределах </text:span></text:span><text:span text:style-name="Default_20_Paragraph_20_Font"><text:span text:style-name="T617">десяти</text:span></text:span><text:span text:style-name="Default_20_Paragraph_20_Font"><text:span text:style-name="T3"> футов. В таком случае срабатыва</text:span></text:span><text:span text:style-name="Default_20_Paragraph_20_Font"><text:span text:style-name="T616">л</text:span></text:span><text:span text:style-name="Default_20_Paragraph_20_Font"><text:span text:style-name="T3"> защитный протокол </text:span></text:span>X<text:span text:style-name="Default_20_Paragraph_20_Font"><text:span text:style-name="T3">-49 и щит </text:span></text:span><text:span text:style-name="Default_20_Paragraph_20_Font"><text:span text:style-name="T616">активировался автоматически</text:span></text:span><text:span text:style-name="Default_20_Paragraph_20_Font"><text:span text:style-name="T3">. Я сама программировала подобное поведение, </text:span></text:span><text:span text:style-name="Default_20_Paragraph_20_Font"><text:span text:style-name="T618">чтобы </text:span></text:span><text:span text:style-name="Default_20_Paragraph_20_Font"><text:span text:style-name="T616">Элементы</text:span></text:span><text:span text:style-name="Default_20_Paragraph_20_Font"><text:span text:style-name="T618"> не могли попасть к врагу</text:span></text:span><text:span text:style-name="Default_20_Paragraph_20_Font"><text:span text:style-name="T3">.</text:span></text:span></text:p>
      <text:p text:style-name="P305">Луна активировать Элементы не могла — ларец был закрыт. Но если они активировались сами, значит… Значит, рядом были <text:span text:style-name="T596">твари</text:span>. Понимаешь? <text:span text:style-name="T596">Притом, </text:span><text:span text:style-name="T615">всех лербов</text:span><text:span text:style-name="T596"> в хранилище выжег А</text:span><text:span text:style-name="T394">норакс, </text:span><text:span text:style-name="T596">там не было никого живого. </text:span><text:span text:style-name="T615">Никого, к</text:span><text:span text:style-name="T596">роме… </text:span><text:span text:style-name="T615">сестры</text:span><text:span text:style-name="T596">.</text:span></text:p>
      <text:p text:style-name="P9">- Ты хочешь сказать, что они <text:span text:style-name="T397">заразили</text:span> Луну? Но тогда бы <text:span text:style-name="T614">щит подействовал </text:span><text:span text:style-name="T615">бы </text:span><text:span text:style-name="T614">на неё и </text:span><text:span text:style-name="T615">она не прошла внутрь </text:span><text:span text:style-name="T596">сферы, разве нет</text:span>? - скептически замечаю я. - <text:span text:style-name="T397">Вдобавок, ты сама говорила, поведение лербов становится неестественным, их легко распознать. Луна не такая. </text:span><text:span text:style-name="T615">Разве что говорит немного странно.</text:span><text:span text:style-name="T397"> </text:span><text:span text:style-name="T615">И у неё нормальные зрачки.</text:span></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306"><text:soft-page-break/>- <text:span text:style-name="T615">За время войны у нас было два случая, когда </text:span><text:span text:style-name="T596">твари</text:span><text:span text:style-name="T397"> не </text:span><text:span text:style-name="T596">подсел</text:span><text:span text:style-name="T615">яли</text:span><text:span text:style-name="T596"> ментапаразита, </text:span><text:span text:style-name="T615">а </text:span><text:span text:style-name="T596">сами </text:span><text:span text:style-name="T397">оста</text:span><text:span text:style-name="T615">вались</text:span><text:span text:style-name="T397"> </text:span><text:span text:style-name="T596">внутри, в роли спящей сущности</text:span><text:span text:style-name="T397">. В </text:span><text:span text:style-name="T615">тех</text:span><text:span text:style-name="T397"> случа</text:span><text:span text:style-name="T615">ях</text:span><text:span text:style-name="T397"> поведение хозяина не отлича</text:span><text:span text:style-name="T615">лось</text:span><text:span text:style-name="T397"> от обычного, </text:span><text:span text:style-name="T615">он ничего не помнил и не знал,</text:span><text:span text:style-name="T397"> пока управление его телом не перехват</text:span><text:span text:style-name="T615">ывала</text:span><text:span text:style-name="T397"> </text:span><text:span text:style-name="T596">тварь</text:span><text:span text:style-name="T397">. </text:span><text:span text:style-name="T61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596">оследние слова Сомномикуса - «Она не вышла» - это он про тварь говорил! Она вошла в Луну и не вышла наружу! </text:span><text:span text:style-name="T615">Во время заражения включился щит, но потом тварь уснула и Луна свободно прошла внутрь сферы.</text:span></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306">- <text:span text:style-name="T61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19">Но даже в спящем состоянии тварь дёргает за ниточки её поведения, направляя её помыслы на Орунгун.</text:span></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text:span text:style-name="T61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15">отродье Иль-Шогг</text:span>, то наш поход в Орунгун закончится не только нашим разгромом там, но и завоеванием <text:span text:style-name="T615">ордой </text:span>Эквуса! Мы с сестрой смогли уйти из осаждённого Андориана тайным ходом, не оставив следов. Но теперь прячущ<text:span text:style-name="T615">ая</text:span>ся в разуме сестры <text:span text:style-name="T615">тварь</text:span> сможет провести их сюда, и тогда дни Эквуса будут сочтены. Двести тысяч <text:span text:style-name="T615">фаэри</text:span> Орунгуна не смогли устоять против армии ментальных паразитов, <text:span text:style-name="T614">так </text:span>неужели ты думаешь, что выстоят двое? Один из которых <text:span text:style-name="T615">спящая марионетка тварей</text:span>? Ледяная война продолжится тут и закончится так же печально, только длится будет не двести лет, а несколько <text:span text:style-name="T614">недель</text:span> — ровно столько понадобится армии <text:span text:style-name="T61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text:span text:style-name="T615">й</text:span> <text:span text:style-name="T615">твари</text:span>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614">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text:soft-page-break/></text:p>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620">маше</text:span><text:span text:style-name="T621">т</text:span><text:span text:style-name="T620">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text:soft-page-break/>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22">о стен</text:span> Кантерлота <text:span text:style-name="T622">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text:soft-page-break/>-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622">мой маленький хуман</text:span>, <text:span text:style-name="T623">фаэри</text:span>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text:soft-page-break/></text:p>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text:span text:style-name="T623">Фаэри</text:span>,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622">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622">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624">хватаю в руку занавеску</text:span> и вытираю пах.</text:p>
      <text:p text:style-name="P9"><text:soft-page-break/>-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624">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24">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624">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625">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text:soft-page-break/>- Мы летали, - бормочу я, <text:span text:style-name="T625">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text:span text:style-name="T626">8</text:span></text:h>
      <text:p text:style-name="P2"/>
      <text:p text:style-name="P307">Выход есть. Если у меня нет тела - надо его добыть. Но ведь нельзя <text:span text:style-name="T1">отб</text:span><text:span text:style-name="T627">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text:span text:style-name="T152">AMAZING</text:span>» исполнен — слышу я негромкий механический голос из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text:soft-page-break/></text:p>
      <text:p text:style-name="P308"><text:span text:style-name="T628">Пустота</text:span><text:span text:style-name="T629"> безучастно слушает эти повторы. </text:span><text:span text:style-name="T628">В пространстве расползаются огненные облака, затмевая собою солнце. И</text:span><text:span text:style-name="T630">з тихого писка </text:span><text:span text:style-name="T628">зарождается</text:span><text:span text:style-name="T630"> вой сирены и нарастает до истошного, закладывающего уши рева. </text:span><text:span text:style-name="Default_20_Paragraph_20_Font"><text:span text:style-name="T162">Небо темнеет. До меня доносятся крики, среди которых я узнаю голоса Молнии и других — </text:span></text:span><text:span text:style-name="Default_20_Paragraph_20_Font"><text:span text:style-name="T631">десятки тревожных воплей доносятся из разных частей ставшего необычно маленьким мирка</text:span></text:span><text:span text:style-name="Default_20_Paragraph_20_Font"><text:span text:style-name="T162">. Долины колышущейся травы, искрящиеся под утренним солнцем реки, темнеющие непролазной </text:span></text:span><text:span text:style-name="Default_20_Paragraph_20_Font"><text:span text:style-name="T631">чащобой</text:span></text:span><text:span text:style-name="Default_20_Paragraph_20_Font"><text:span text:style-name="T162"> леса — всё покрывается серой пылью и пеплом под затянутым </text:span></text:span><text:span text:style-name="Default_20_Paragraph_20_Font"><text:span text:style-name="T632">пламенеющими</text:span></text:span><text:span text:style-name="Default_20_Paragraph_20_Font"><text:span text:style-name="T162"> тучами небом. Розовый туман ядовитой испариной выливается из покосившихся башен прилепившегося к скале города.</text:span></text:span></text:p>
      <text:p text:style-name="P9"/>
      <text:p text:style-name="P309"><text:span text:style-name="Default_20_Paragraph_20_Font"><text:span text:style-name="T162">Я слышу шум рушащейся стены </text:span></text:span><text:span text:style-name="Default_20_Paragraph_20_Font"><text:span text:style-name="T631">у края мира</text:span></text:span><text:span text:style-name="Default_20_Paragraph_20_Font"><text:span text:style-name="T162">. Металлическ</text:span></text:span><text:span text:style-name="Default_20_Paragraph_20_Font"><text:span text:style-name="T633">ий</text:span></text:span><text:span text:style-name="Default_20_Paragraph_20_Font"><text:span text:style-name="T162"> </text:span></text:span><text:span text:style-name="Default_20_Paragraph_20_Font"><text:span text:style-name="T633">скрежет и грохот камней</text:span></text:span><text:span text:style-name="Default_20_Paragraph_20_Font"><text:span text:style-name="T162"> знаменует освобождение </text:span></text:span><text:span text:style-name="Default_20_Paragraph_20_Font"><text:span text:style-name="T194">PHOENIX</text:span></text:span><text:span text:style-name="Default_20_Paragraph_20_Font"><text:span text:style-name="T162">. Темная </text:span></text:span><text:span text:style-name="Default_20_Paragraph_20_Font"><text:span text:style-name="T632">угловатая </text:span></text:span><text:span text:style-name="Default_20_Paragraph_20_Font"><text:span text:style-name="T162">тень скользит из </text:span></text:span><text:span text:style-name="Default_20_Paragraph_20_Font"><text:span text:style-name="T633">гранитных</text:span></text:span><text:span text:style-name="Default_20_Paragraph_20_Font"><text:span text:style-name="T162"> развалин к лежащей </text:span></text:span><text:span text:style-name="Default_20_Paragraph_20_Font"><text:span text:style-name="T633">в траве</text:span></text:span><text:span text:style-name="Default_20_Paragraph_20_Font"><text:span text:style-name="T162"> Хэвэн. </text:span></text:span><text:span text:style-name="Default_20_Paragraph_20_Font"><text:span text:style-name="T631">Я слышу победное рычание и тень растворяется в лежащей на траве </text:span></text:span><text:span text:style-name="Default_20_Paragraph_20_Font"><text:span text:style-name="T632">магической</text:span></text:span><text:span text:style-name="Default_20_Paragraph_20_Font"><text:span text:style-name="T631"> лошади. </text:span></text:span><text:span text:style-name="Default_20_Paragraph_20_Font"><text:span text:style-name="T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3">- Боевой модуль PHOENIX принимает управление. Начинаю операцию «</text:span></text:span><text:span text:style-name="Default_20_Paragraph_20_Font"><text:span text:style-name="T162">Армагеддон»</text:span></text:span><text:span text:style-name="Default_20_Paragraph_20_Font"><text:span text:style-name="T3">.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text:soft-page-break/></text:p>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34">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text:span text:style-name="T635">бухгалтер, </text:span>жеребчик из Понхэнджа, просто оказался идеалистом <text:span text:style-name="T635">и</text:span> фанатом хуфбола. <text:span text:style-name="T635">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35">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35">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text:p>
      <text:p text:style-name="P9"/>
      <text:p text:style-name="P12">Первые лет двадцать я этого не замечал. Ну, есть такой период в жизни человека, когда ему можно с тем же успехом дать и двадцать лет, и сорок. <text:span text:style-name="T635">Моложавый</text:span>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
      <text:p text:style-name="P12">Вручая королевские награды победителям праздничных состязаний, я услышал негромкий оклик со спины.</text:p>
      <text:p text:style-name="P12"/>
      <text:p text:style-name="P12">- Хуман?</text:p>
      <text:p text:style-name="P22"><text:soft-page-break/></text:p>
      <text:p text:style-name="P12">За спиной стояла Джет. Взглянув на неё, я остолбенел.</text:p>
      <text:p text:style-name="P12"/>
      <text:p text:style-name="P12">Все эти годы после разлуки с пегаской я жил в окружении нестареющих аликорниц и безликой дворцовой прислуги. <text:span text:style-name="T635">Бессмертные</text:span> принцессы и меняющиеся каждые несколько лет слуги создавали ровное течение лет, котор<text:span text:style-name="T635">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
      <text:p text:style-name="P10"><text:span text:style-name="Default_20_Paragraph_20_Font"><text:span text:style-name="T4">И только сейчас, глядя на седогривую пони, я осознал, сколько времени прошло. И понял, что </text:span></text:span><text:span text:style-name="Default_20_Paragraph_20_Font"><text:span text:style-name="T14">сам</text:span></text:span><text:span text:style-name="Default_20_Paragraph_20_Font"><text:span text:style-name="T4"> </text:span></text:span><text:span text:style-name="Default_20_Paragraph_20_Font"><text:span text:style-name="T636">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37"/></text:span></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
      <text:p text:style-name="P1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text:p text:style-name="P12">- Знаешь, Хум, - говорила Платина, - тебе покажется странным то, что я скажу, но эксперименты <text:span text:style-name="T638">говорят о</text:span> нек<text:span text:style-name="T638">оей</text:span> двойственност<text:span text:style-name="T638">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
      <text:p text:style-name="P10"><text:span text:style-name="Default_20_Paragraph_20_Font"><text:span text:style-name="T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39">в</text:span></text:span><text:span text:style-name="Default_20_Paragraph_20_Font"><text:span text:style-name="T3">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3">…</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4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3">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3">.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64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3">…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41">в то время, как Астрономическую проектировала Луна</text:span>!</text:p>
      <text:p text:style-name="P11"/>
      <text:p text:style-name="P10"><text:span text:style-name="Default_20_Paragraph_20_Font"><text:span text:style-name="T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41">по верёвке </text:span>избавляет меня от спуска по по этим сраным винтовым лестницам без <text:span text:style-name="T635">ограждения</text:span>! И хуже сраных винтовых лестниц внутри башен могут быть только сраные винтовые лестницы снаружи башень, разумеется, тоже без <text:span text:style-name="T635">ограждения</text:span>! При проектировании замка я как-то само-собой разуме<text:span text:style-name="T641">ю</text:span>щеся предположил, что пони сделают привычные лестницы с <text:span text:style-name="T635">ограждением для безопасности</text:span> и обозначил их на чертеже лишь минимальными отметками, типа “тут лестница через все этажи до <text:span text:style-name="T641">крыши</text:span>”. <text:span text:style-name="T641">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text:span text:style-name="T635">или</text:span>, в лучшем случае, охраняемыми скучающ<text:span text:style-name="T635">ей</text:span> <text:span text:style-name="T635">ночной </text:span>страж<text:span text:style-name="T635">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3">Обидно даже не то, что рукав дорогущего костюма разошёлся в подмышке во время очередного дюльфера</text:span></text:span><text:span text:style-name="Footnote_20_Reference"><text:span text:style-name="T3"><text:note text:id="ftn8" text:note-class="footnote"><text:note-citation>8</text:note-citation><text:note-body><text:p text:style-name="Footnote"><text:span text:style-name="Default_20_Paragraph_20_Font"><text:span text:style-name="T3">Дюльфер - скоростной спуск по верёвке на крутых и отвесных стенах.</text:span></text:span></text:p></text:note-body></text:note></text:span></text:span><text:span text:style-name="Default_20_Paragraph_20_Font"><text:span text:style-name="T3">.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text:soft-page-break/></text:p>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
      <text:p text:style-name="P9">Просто шикарно! Заявиться на приём торговой миссии грифонов с поджареными яйцами – это по-нашему!</text:p>
      <text:p text:style-name="P9"/>
      <text:p text:style-name="P9">В последние шесть футов высоты отпускаю верёвку и прыгаю на брусчатку аллеи прямо перед офигевшим стражником, <text:span text:style-name="T635">едва не насадившись на его пику</text:span>.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text:soft-page-break/>- <text:span text:style-name="T635">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text:span text:style-name="T635">страны</text:span>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35">е</text:span>тся <text:span text:style-name="T635">д</text:span>южин<text:span text:style-name="T635">а</text:span>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text:span text:style-name="T635">грифонов</text:span>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text:span text:style-name="T635">представляемое принципалом</text:span>… <text:span text:style-name="T635">величайше </text:span>рассчитывает… заключить торговое соглашение… <text:span text:style-name="T635">с Объединённым Королевством Эквестрии, Клаудсдейла и Кристальной Империи!</text:span></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text:soft-page-break/></text:p>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35">двадцати</text:span> лет назад…</text:p>
      <text:p text:style-name="P11"/>
      <text:p text:style-name="P9"><text:soft-page-break/>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35">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text:soft-page-break/>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42">Многие </text:span></text:span><text:span text:style-name="Default_20_Paragraph_20_Font"><text:span text:style-name="T643">державы отозвали послов. </text:span></text:span><text:span text:style-name="Default_20_Paragraph_20_Font"><text:span text:style-name="T162">Драконы… Мы имеем некоторые дипломатические сложности с</text:span></text:span><text:span text:style-name="Default_20_Paragraph_20_Font"><text:span text:style-name="T3">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text:span text:style-name="T635">кое-каких</text:span> <text:span text:style-name="T635">мало</text:span>развитых стран <text:span text:style-name="T635">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text:soft-page-break/>-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35">Закрывать дипмиссии мы не будем.</text:span>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text:span text:style-name="T635">Горг</text:span>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35">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35">со</text:span>жгли дотла — <text:span text:style-name="T635">Торч тот ещё весельчак</text:span>. Какую хоть пеню <text:span text:style-name="T635">он </text:span>вам назначил, если не секрет?</text:p>
      <text:p text:style-name="P9">- Тридцать миллионов золотом, - еле слышно бурчит грифон. Я ощущаю на себе его яростный взгляд через крыло.</text:p>
      <text:p text:style-name="P9"><text:soft-page-break/>- Значит, умыкнули вы триста тысяч – учитывая стократную пеню за воровство у древн<text:span text:style-name="T635">его</text:span> зме<text:span text:style-name="T635">я</text:span>,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text:span text:style-name="T635">твоей </text:span>щедростью! Всемерно благодарю! Дед рассказывал мне о деталях предыдущей сделки, но <text:span text:style-name="T635">твоя доброта</text:span> сейчас превзошла её!</text:p>
      <text:p text:style-name="P9">- Передавай привет Гуннару, - махает копытом аликорница, – и мне <text:span text:style-name="T635">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44">Горячий пар играет</text:span> тен<text:span text:style-name="T644">ями</text:span> на стенах и <text:span text:style-name="T644">томно </text:span>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310">Я молча ставлю ковшик <text:span text:style-name="T644">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0"/>
      <text:p text:style-name="P310">«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645">п</text:span><text:span text:style-name="T646">арном</text:span><text:span text:style-name="T1"> </text:span>ящике сколь угодно долго, но какой тогда во всём этом смысл?»</text:p>
      <text:p text:style-name="P310"/>
      <text:p text:style-name="P9"><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text:span text:style-name="T644">Деньги</text:span> ни при чём. Луна хочет домой.</text:p>
      <text:p text:style-name="P9"/>
      <text:p text:style-name="P9">Селестия <text:span text:style-name="T644">страдальчески </text:span>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text:span text:style-name="T644">показать ей</text:span> <text:span text:style-name="T644">Орунгун</text:span>, - бормочет сквозь крыло аликорница.</text:p>
      <text:p text:style-name="P9">- Так, может, и развеяла бы? Разве нет способа как-нибудь определить, есть ли <text:span text:style-name="T644">Иль-Шогг</text:span>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647">в</text:span><text:span text:style-name="T648"> момент переплетения </text:span><text:span text:style-name="T644">чувствовал и </text:span><text:span text:style-name="T648">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text:span text:style-name="T644">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48">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648">полетим</text:span>.</text:p>
      <text:p text:style-name="P9"><text:soft-page-break/></text:p>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649">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text:soft-page-break/></text:p>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44">мерцающими</text:span> <text:span text:style-name="T649">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49">полупрозрачные</text:span> <text:span text:style-name="T644">нити</text:span>.</text:p>
      <text:p text:style-name="P9">Я несусь в пустоте на неком фантасмагоричном, простирающимся в безбрежные дали <text:span text:style-name="T644">мерцающем </text:span>существе, только лишь подо мной сгущающимся в некое эквиноподобное создание!</text:p>
      <text:p text:style-name="P9"/>
      <text:p text:style-name="P9">От Селестии не укрыва<text:span text:style-name="T644">ю</text:span>тся мои взгляды <text:span text:style-name="T644">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44">переливающимися</text:span> в глубине искорками — как отражение космоса вокруг нас.</text:p>
      <text:p text:style-name="P9"/>
      <text:p text:style-name="P9">- Не пугайся, Хуман. <text:span text:style-name="T644">П</text:span>ребывание в Эогиппе смывает с элементалей налёт матер<text:span text:style-name="T649">иальности</text:span>. Мы становимся тем, чем были изначально — сгустками осознавшей себя <text:span text:style-name="T644">айны</text:span>. Тысячи <text:span text:style-name="T649">и тысячи </text:span>лет назад наши жившие в Эогиппе предки имели именно такой вид. Когда мы <text:span text:style-name="T649">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text:span text:style-name="T644">Айна</text:span> — наша сила и слабость. Мы по большей части состоим из неё и без неё мы медленно чахнем. <text:span text:style-name="T649">Когда мы пришли в </text:span>Орунгун, <text:span text:style-name="T649">он</text:span> был богат <text:span text:style-name="T644">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49">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49">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49">на </text:span><text:span text:style-name="T644">айна</text:span><text:span text:style-name="T649">-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311">- Потому что Эквус сейчас похож на молодой Орунгун. <text:span text:style-name="T644">Айна — тут её называют магией — </text:span><text:s/>в нём бьёт ключом и мы с сестрой можем буквально двигать планеты одним лишь сосредоточением <text:span text:style-name="T644">воли</text:span>.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text:span text:style-name="T644">Твари Иль-Шогг</text:span>.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text:soft-page-break/>Мы проходим в неведомое.</text:p>
      <text:p text:style-name="P9"/>
      <text:h text:style-name="P312" text:outline-level="2">Глава 1<text:span text:style-name="T650">9</text:span></text:h>
      <text:p text:style-name="P313"/>
      <text:p text:style-name="P314">Выход есть! Есть <text:span text:style-name="T651">эфирное</text:span> создание, подобное мне самой, но не обладающее жизнью. <text:span text:style-name="T651">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4">Я иду!..</text:p>
      <text:p text:style-name="P313"/>
      <text:p text:style-name="P315">Машинально закрыв ноутбук, я под<text:span text:style-name="T651">хожу</text:span> к генератору и выключаю его. Звенящая тишина накрывает уши похоронным саваном.</text:p>
      <text:p text:style-name="P316"><text:s/></text:p>
      <text:p text:style-name="P316">...ты хорошая девочка…</text:p>
      <text:p text:style-name="P316"/>
      <text:p text:style-name="P31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651">оденут смирительную рубаху</text:span> и отведут в Чертоги Разума. Если до приезда церберов остался час — сидеть час. Остался день — сидеть день. <text:span text:style-name="T651">Неделя — неделю.</text:span></text:p>
      <text:p text:style-name="P316"/>
      <text:p text:style-name="P315">Я устал.</text:p>
      <text:p text:style-name="P317"/>
      <text:p text:style-name="P315"><text:span text:style-name="T651">Едва заметное</text:span> касание <text:span text:style-name="T651">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51">тридцать три процента</text:span> заряда.</text:p>
      <text:p text:style-name="P316"/>
      <text:p text:style-name="P318"><text:span text:style-name="Default_20_Paragraph_20_Font"><text:span text:style-name="T652">Я удивлённо гляжу на робокошку. Я рад, </text:span></text:span><text:span text:style-name="Default_20_Paragraph_20_Font"><text:span text:style-name="T653">что её</text:span></text:span><text:span text:style-name="Default_20_Paragraph_20_Font"><text:span text:style-name="T65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53">нт</text:span></text:span><text:span text:style-name="Default_20_Paragraph_20_Font"><text:span text:style-name="T652">актного взаимодействия.</text:span></text:span></text:p>
      <text:p text:style-name="P318"><text:span text:style-name="Default_20_Paragraph_20_Font"><text:span text:style-name="T652"/></text:span></text:p>
      <text:p text:style-name="P315">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51">металлические </text:span>зубы совсем рядом с моим горлом.</text:p>
      <text:p text:style-name="P316"><text:soft-page-break/></text:p>
      <text:p text:style-name="P315">Я хватаю её рукой и <text:span text:style-name="T651">выш</text:span>выриваю прочь из пикапа, захлопывая за собой дверь. <text:span text:style-name="T654">Крыса ударяется о стену и исчезает в гаражном хламе.</text:span> <text:span text:style-name="T654">Откинувшись на спинку сидения, закрываю глаза. </text:span>Мозги не работают, <text:span text:style-name="T654">я двигаюсь на чистых рефлексах</text:span>. </text:p>
      <text:p text:style-name="P315"/>
      <text:p text:style-name="P315">Внезапно тишина рвётся воем тысяч сирен. Монотонный речитатив сотен громкоговорителей сливается в тревожн<text:span text:style-name="T655">ый</text:span> <text:span text:style-name="T655">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16"/>
      <text:p text:style-name="P316">«…как заявля<text:span text:style-name="T655">ет</text:span> <text:span text:style-name="T655">командование</text:span>, пуск ракет инициирован программно-аппаратным комплексом «Хэвэн» в результате сбоя программы. Попытки связаться с <text:span text:style-name="T656">противоположной стороной</text:span> не увенчались успехом. Ответный залп зарегистрирован пять минут назад. У вас есть <text:span text:style-name="T657">сорок</text:span><text:span text:style-name="T655"> пять </text:span>минут, чтобы добраться до закреплённого за вами убежища. Берите с собой детей и документы, и организованно двигайтесь к <text:span text:style-name="T656">своему сборному пункту</text:span>. <text:span text:style-name="T65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57">пятьдесят</text:span> минут. <text:span text:style-name="T656">Правительство гарантирует</text:span>…»</text:p>
      <text:p text:style-name="P316"/>
      <text:p text:style-name="P318"><text:span text:style-name="Default_20_Paragraph_20_Font"><text:span text:style-name="T652">Я резко выдыхаю. Лавина пиздеца за последние </text:span></text:span><text:span text:style-name="Default_20_Paragraph_20_Font"><text:span text:style-name="T658">сутки</text:span></text:span><text:span text:style-name="Default_20_Paragraph_20_Font"><text:span text:style-name="T652">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58">ой</text:span></text:span><text:span text:style-name="Default_20_Paragraph_20_Font"><text:span text:style-name="T652"> тюрьмой, а в </text:span></text:span><text:span text:style-name="Default_20_Paragraph_20_Font"><text:span text:style-name="T658">друзьях</text:span></text:span><text:span text:style-name="Default_20_Paragraph_20_Font"><text:span text:style-name="T652"> едва теплилась искра сознания — Чертоги Разума стали последним прибежищем </text:span></text:span><text:span text:style-name="Default_20_Paragraph_20_Font"><text:span text:style-name="T658">в моей жизни</text:span></text:span><text:span text:style-name="Default_20_Paragraph_20_Font"><text:span text:style-name="T652">. И я хочу встретить закат </text:span></text:span><text:span text:style-name="Default_20_Paragraph_20_Font"><text:span text:style-name="T658">мира</text:span></text:span><text:span text:style-name="Default_20_Paragraph_20_Font"><text:span text:style-name="T652"> дома.</text:span></text:span></text:p>
      <text:p text:style-name="P318"><text:span text:style-name="Default_20_Paragraph_20_Font"><text:span text:style-name="T652"/></text:span></text:p>
      <text:p text:style-name="P31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15"/>
      <text:p text:style-name="P315">… На лобовое стекло прыгает Крыса и прижимается мордой к нему прямо напротив моего лица.</text:p>
      <text:p text:style-name="P316"/>
      <text:p text:style-name="P31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15"/>
      <text:p text:style-name="P315">Что ж.</text:p>
      <text:p text:style-name="P316"/>
      <text:p text:style-name="P315">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16"/>
      <text:p text:style-name="P315"><text:soft-page-break/>Открывать ворота на улицу я тоже не <text:span text:style-name="T655">собираюсь</text:span> — некогда. Просто продел<text:span text:style-name="T655">ываю</text:span> дыру рядом, в заборе — <text:s/>в последние минуты можно поиграть в дешевый боевик.</text:p>
      <text:p text:style-name="P316"/>
      <text:p text:style-name="P31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16"/>
      <text:p text:style-name="P315"><text:span text:style-name="T659">Встречный поток захлёстывает меня н</text:span>а въезде в город. <text:span text:style-name="T659">Л</text:span>авин<text:span text:style-name="T659">а</text:span> автомобилей <text:span text:style-name="T659">беспрестанно сигналя, сталкиваясь мнущимися бортами</text:span>, <text:span text:style-name="T659">теряя сорванные бампера <text:s/>и боковые зеркала,</text:span> нес<text:span text:style-name="T659">ётся</text:span> мне навстречу <text:span text:style-name="T659">по дороге, </text:span><text:span text:style-name="T660">клумбам и</text:span><text:span text:style-name="T659"> тротуар</text:span><text:span text:style-name="T650">ам</text:span>. <text:span text:style-name="T660">Город отрыгивает многоцветную механическую массу и она,</text:span> рев<text:span text:style-name="T660">я</text:span> моторами и <text:span text:style-name="T659">крича тысячами глоток</text:span>, в безумном рывке выбрасыва<text:span text:style-name="T660">е</text:span>тся из города, подобно несущимся на нерест <text:span text:style-name="T660">рыбам</text:span>.</text:p>
      <text:p text:style-name="P319">Это безумие окружает меня долгие минуты, совершенно заблокировав проезд. <text:span text:style-name="T657">Искажённые</text:span><text:span text:style-name="T661"> ужасом лица сливаются в однородном калейдоскопе</text:span><text:span text:style-name="T657"> под заунывный вой сирены.</text:span></text:p>
      <text:p text:style-name="P320">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1"><text:span text:style-name="T662"/></text:p>
      <text:p text:style-name="P322"><text:span text:style-name="T652">Когда толчки прекращаются, я открываю глаза. </text:span><text:span text:style-name="T663">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16"/>
      <text:p text:style-name="P315"><text:span text:style-name="T659">Съехав в переулок</text:span>, я продолжаю двигаться <text:span text:style-name="T659">к цели боковыми улочками</text:span>. К счастью, <text:span text:style-name="T659">они пусты</text:span> — <text:span text:style-name="T659">забиты только центральные магистрали</text:span>.</text:p>
      <text:p text:style-name="P315">Я прое<text:span text:style-name="T659">з</text:span>жаю почти три квартала, когда поток машин иссякает. Снова наваливается тишина, разрываемая одиноким рёвом сирены.</text:p>
      <text:p text:style-name="P315"/>
      <text:p text:style-name="P318"><text:span text:style-name="T652">Припарковав машину у бордюра, последние сто метров к больнице иду быстрым шагом. Возле распахнутого настежь алкогольного </text:span><text:span text:style-name="T664">магазинчика</text:span><text:span text:style-name="T652"> останавливаюсь.</text:span></text:p>
      <text:p text:style-name="P32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3"/>
      <text:p text:style-name="P315">Криво улыбаясь, беру <text:span text:style-name="T665">уцелевшую </text:span>бутылку «Джека Дэниэлса» и «Коибу» с прилавка, оставляя взамен всю оставшуюся у меня мелочь.</text:p>
      <text:p text:style-name="P315">Отдать долг Крысу, пожалуй, единственное осмысленное занятие, которое у меня осталось.</text:p>
      <text:p text:style-name="P315"/>
      <text:p text:style-name="P31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15"/>
      <text:p text:style-name="P315">Опоздал. Впрочем, плевать. Одной неудачей больше, одной меньше — теперь уже всё равно.</text:p>
      <text:p text:style-name="P315"/>
      <text:p text:style-name="P324">Слышу скрежетание металла за спиной.</text:p>
      <text:p text:style-name="P325"><text:span text:style-name="T666">Я о</text:span>борачиваюсь к <text:span text:style-name="T666">многострадальному </text:span>пикапу. <text:span text:style-name="T666">И</text:span>з кузова <text:span text:style-name="T666">помятой машины с </text:span><text:span text:style-name="T667">висящим на нитке </text:span><text:span text:style-name="T666">боковым зеркал</text:span><text:span text:style-name="T667">о</text:span><text:span text:style-name="T666">м </text:span>выскакивает небольшая хвостатая тень и молнией <text:span text:style-name="T665">мчится ко мне</text:span>.</text:p>
      <text:p text:style-name="P315"/>
      <text:p text:style-name="P315">Проклятье! Даже умереть спокойно не дадут!</text:p>
      <text:p text:style-name="P315"/>
      <text:p text:style-name="P315">Бегом покрываю расстояние до парадного входа, вскакиваю внутрь и <text:span text:style-name="T665">поспешно </text:span>захлопываю за собой дверь.</text:p>
      <text:p text:style-name="P315">Коридоры заполняет монотонный голос из репродукторов.</text:p>
      <text:p text:style-name="P315"/>
      <text:p text:style-name="P315">«…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15"/>
      <text:p text:style-name="P31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15"/>
      <text:p text:style-name="P315">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15"/>
      <text:p text:style-name="P315">Снизу слышится шорох и над парапетом появляется металлическая лапа с выпущенными во всю длину когтями.</text:p>
      <text:p text:style-name="P315">Я подтягиваю к себе багор, но потом откладываю прочь.</text:p>
      <text:p text:style-name="P316"/>
      <text:p text:style-name="P315">К чёрту. Я заслужил это.</text:p>
      <text:p text:style-name="P316"/>
      <text:p text:style-name="P31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16"/>
      <text:p text:style-name="P315"><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16"/>
      <text:p text:style-name="P315">Крыса запрыгивает мне на колени, встав на задние лапы. Левая <text:span text:style-name="T667">задняя</text:span> перебита — болтается на проводках. Железные когти правой передней ложатся мне на плечо в опасной близости от яремной вены. <text:span text:style-name="T665">Зубастая м</text:span>орда оказывается прямо напротив моего горла.</text:p>
      <text:p text:style-name="P316"/>
      <text:p text:style-name="P315">- Давай, <text:span text:style-name="T665">не медли</text:span> - шепчу я ей и закрываю глаза.</text:p>
      <text:p text:style-name="P316"/>
      <text:p text:style-name="P313">***</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668">доспехи</text:span>, похожие на те, в которых была облачена Луна в момент моей первой встречи с аликорницами <text:span text:style-name="T66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66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66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326">Тщётно. Металлический панцирь намертво вмёрз в лёд. Падающий снег потихоньку укрывает его в белый саван.</text:p>
      <text:p text:style-name="P9"/>
      <text:p text:style-name="P9">- <text:span text:style-name="T572">Мехадоспех сорок два — </text:span><text:span text:style-name="T669">пятнадцать</text:span><text:span text:style-name="T572">, класс «Принцип-2». </text:span>Целостность системы тридцать семь процентов. Заряд <text:span text:style-name="T669">айн</text:span>-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668">стоящего на задних ногах</text:span> аликорна, чей отломанный рог мы только что откатили с раздавленных доспехов. <text:span text:style-name="T668">Его тяжёлый взгляд направлен вперёд, передние ноги застыли, молотя воздух, одно крыло разрушено.</text:span> Я оборачиваюсь и <text:span text:style-name="T668">сквозь метель,</text:span> на краю видимости, узнаю полураз<text:span text:style-name="T670">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text:soft-page-break/>-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671">Сосны едва</text:span> торчат из сугробов, обозначая лес у подножия скалы. На пределе видимости, едва касаясь верхушек самых высоких <text:span text:style-name="T671">деревьев</text:span>, над лесом <text:span text:style-name="T670">покосившись </text:span>висит заснеженн<text:span text:style-name="T670">ая сигара</text:span>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text:span text:style-name="T670">их</text:span> <text:span text:style-name="T670">морозов</text:span>.</text:p>
      <text:p text:style-name="P9">- Тогда почему же так холодно?</text:p>
      <text:p text:style-name="P9">- Это сделали <text:span text:style-name="T670">Иль-Шогг</text:span>. Они каким-то образом меняют климат под свои нужды. Мы ещё в начале войны заметили, что в области, занятые <text:span text:style-name="T670">тварями</text:span>, приход<text:span text:style-name="T670">я</text:span>т <text:span text:style-name="T670">морозы</text:span>.</text:p>
      <text:p text:style-name="P9"/>
      <text:p text:style-name="P9">Сухой безэмоциональный голос Селестии только подчёркивает произ<text:span text:style-name="T671">о</text:span>шедшую трагедию.</text:p>
      <text:p text:style-name="P9"/>
      <text:p text:style-name="P9">- То, что здесь воцарилась зима, означает одно: Андориан пал и не был отвоёван <text:span text:style-name="T671">обратно</text:span>. Учитывая, что это <text:span text:style-name="T670">одна из наших последних</text:span> крепост<text:span text:style-name="T670">ей</text:span> Большого континента <text:span text:style-name="T671">после того, как мы потеряли Ундариен</text:span>, это означает одно. Мы проиграли окончательно и бесповоротно. Орунгун во власти <text:span text:style-name="T670">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671">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671">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671">дскользнувшись,</text:span> аликорниц<text:span text:style-name="T671">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text:span text:style-name="T672">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672">твари</text:span> усовершенствовали ловчую сеть.</text:p>
      <text:p text:style-name="P9"/>
      <text:p text:style-name="P9"><text:soft-page-break/>Аликорница скачет ко мне на трёх ногах. <text:span text:style-name="T671">Её г</text:span>рудь, <text:span text:style-name="T672">шея</text:span> и крылья покрыты кровавой решёткой от врезавшейся в плоть сети. <text:span text:style-name="T672">Треть п</text:span>раво<text:span text:style-name="T672">го</text:span> крыл<text:span text:style-name="T672">а</text:span> волочится по земле, половина маховых перьев отсутствует. Копыто правой <text:span text:style-name="T671">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text:span text:style-name="T672">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text:soft-page-break/></text:p>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673">о неровными</text:span> скачками приближается к обрыву, на ходу распрямляя крылья. Правое крыло в <text:span text:style-name="T672">третьем</text:span> суставе безжизнено болтается в набегающем потоке воздуха, <text:span text:style-name="T673">подметая кончиком дорожку в снегу.</text:span></text:p>
      <text:p text:style-name="P9"/>
      <text:p text:style-name="P327">Жужжание многократно усиливается. Из крепостной башни <text:span text:style-name="T673">впереди нас</text:span> на стену <text:span text:style-name="T674">выходят</text:span> <text:span text:style-name="T675">два</text:span> создания, в одном из которых я <text:span text:style-name="T674">с трудом </text:span>узнаю сородича Селестии.</text:p>
      <text:p text:style-name="P327"/>
      <text:p text:style-name="P328">То есть, эт<text:span text:style-name="T676">а</text:span> <text:span text:style-name="T676">тёмная фигура</text:span> в серых лохмотьях комбинезона когда-то был<text:span text:style-name="T676">а</text:span> аликорном — <text:span text:style-name="T677">за это говор</text:span><text:span text:style-name="T676">ят</text:span><text:span text:style-name="T677"> рог и ошмётки крыльев с ободранными прутьями перьев. </text:span><text:span text:style-name="T676">Но </text:span><text:span text:style-name="T678">г</text:span><text:span text:style-name="T679">орящие зелёным узкие зрачки в космах спутанной гривы</text:span><text:span text:style-name="T675"> и </text:span><text:span text:style-name="T676">ясно </text:span><text:span text:style-name="T675">видимые</text:span><text:span text:style-name="T676"> </text:span><text:span text:style-name="T675">рёберные кости в трещинах высохшей шкуры на груди дают понять, что аликорном сей организм </text:span><text:span text:style-name="T679">можно называть лишь условно</text:span><text:span text:style-name="T675">.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28"/>
      <text:p text:style-name="P329">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0"/>
      <text:p text:style-name="P10"><text:span text:style-name="T3">Аликорн планирует </text:span><text:span text:style-name="T680">на куцих крыльях </text:span><text:span text:style-name="T3">со стены во двор прямо перед проломом. Его напарник </text:span><text:span text:style-name="T680">опускается</text:span><text:span text:style-name="T3"> следом.</text:span></text:p>
      <text:p text:style-name="P9"/>
      <text:p text:style-name="P331"><text:span text:style-name="T680">От обоих эквиноподобных упырей хочется держаться подальше, и при их приближении моё </text:span><text:span text:style-name="Default_20_Paragraph_20_Font"><text:span text:style-name="T681">чувство опасности просто взвы</text:span></text:span><text:span text:style-name="Default_20_Paragraph_20_Font"><text:span text:style-name="T682">вает</text:span></text:span><text:span text:style-name="Default_20_Paragraph_20_Font"><text:span text:style-name="T681">.</text:span></text:span></text:p>
      <text:p text:style-name="P331"><text:span text:style-name="Default_20_Paragraph_20_Font"><text:span text:style-name="T3"/></text:span></text:p>
      <text:p text:style-name="P330">Селестия буквально садится на задние ноги и отчаянно упирается в лёд <text:span text:style-name="T240">здоровой </text:span>передней, чтобы затормозить. Мы останавливаемся прямо перед <text:span text:style-name="T675">высохшим </text:span>аликорном. Я вижу <text:s/>его зелёные глаза с узкими зрачками <text:span text:style-name="T675">в запавших глазницах</text:span>. <text:span text:style-name="T675">На остатках его комбинезона</text:span> <text:span text:style-name="T675">видны выцветшие цифры </text:span><text:span text:style-name="T534">«сорок два — пятнадцать»</text:span><text:span text:style-name="T536">. </text:span><text:span text:style-name="T679">От него штыняет запахом дохлых мышей.</text:span></text:p>
      <text:p text:style-name="P330"/>
      <text:p text:style-name="P330">- Нотхуурр шанграа хиссандурр, чайшанссиии! - шипит <text:span text:style-name="T675">медузоподобный эквиноид</text:span> и сухо смеётся. - <text:span text:style-name="T675">Давно не виделись, консул С-селестия</text:span>! <text:span text:style-name="T675">Я, </text:span><text:span text:style-name="T480">Тень </text:span><text:span text:style-name="T275">Единой</text:span><text:span text:style-name="T480">, </text:span><text:span text:style-name="T312">Малый Экзекутор </text:span><text:span text:style-name="T275">Ан-Хаас</text:span><text:span text:style-name="T312">,</text:span><text:span text:style-name="T480"> Эрендисса Шассхи,</text:span> ждал<text:span text:style-name="T675">а</text:span> тебя <text:span text:style-name="T675">с</text:span>то пятьдесят лет! <text:span text:style-name="T675">Мои старания</text:span> не пропали даром! <text:span text:style-name="T683">Ты пришла…</text:span></text:p>
      <text:p text:style-name="P332"><text:span text:style-name="T301"/></text:p>
      <text:p text:style-name="P333">Высохший мертвяк всё время монолога коне-медузы продолжает наступать на нас своёй птичьей походкой. Селестия медленно отступает.</text:p>
      <text:p text:style-name="P9"/>
      <text:p text:style-name="P9"><text:soft-page-break/>- <text:span text:style-name="T683">Ринс! Ринс Стилфизер! Ты меня слышишь? - обращается к мощам Селестия</text:span> с печалью <text:span text:style-name="T683">в голосе.</text:span> - <text:span text:style-name="T683">Ты помнишь меня</text:span>? <text:span text:style-name="T683">Ты помнишь себя?</text:span></text:p>
      <text:p text:style-name="P9">- Это лучшее, что случилось с ним за всю его жизнь… Поцелуй <text:span text:style-name="T679">Единства</text:span>… Неважно… Сейчас ты и сама познаешь любовь <text:span text:style-name="T683">Единой</text:span> и станешь одной из нас-с-с. Ты и твоя обезьянка — <text:span text:style-name="T683">Единая</text:span> щедра и примет каж-ж-ждого… - шипит <text:span text:style-name="T683">медуза</text:span>.</text:p>
      <text:p text:style-name="P9"/>
      <text:p text:style-name="P9">Аликорн наступает на нас как <text:span text:style-name="T683">скрипящее привидение</text:span>. Его голова чуть покачивается из стороны в сторону в такт шагам. <text:span text:style-name="T683">Конемедуза плывёт рядом. </text:span>Селестия пятится, <text:span text:style-name="T684"><text:s/>не давая им приблизиться</text:span>.</text:p>
      <text:p text:style-name="P9"/>
      <text:p text:style-name="P9">- <text:span text:style-name="T683">Ринс</text:span>! <text:span text:style-name="T683">Пробудись</text:span>! Ты — один из нас! <text:span text:style-name="T683">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683">Вспомни свою дочь!</text:span></text:p>
      <text:p text:style-name="P9">- Напрас-сно ты взываешь к нему с этими глупос-стями, — смеётся <text:span text:style-name="T683">медуза</text:span>. - <text:span text:style-name="T683">Единство</text:span> неизмеримо прекраснее. Пос-сле него в голове не остаётся этого теплокровного мус-сора.</text:p>
      <text:p text:style-name="P9"/>
      <text:p text:style-name="P9"><text:span text:style-name="T683">Она</text:span> <text:span text:style-name="T683">обвивает щупальцами гривы голову</text:span> аликорну и мощным движением проворачивает <text:span text:style-name="T683">её</text:span> на триста шестьдесят градусов.</text:p>
      <text:p text:style-name="P9"/>
      <text:p text:style-name="P9">Аликорн стоит, как ни в чём ни бывало. <text:span text:style-name="T685">Зелёные</text:span> <text:span text:style-name="T683">зрачки</text:span>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text:span text:style-name="T683">Единую</text:span>. Я храню верность пляжным коктейлям с тоником.</text:p>
      <text:p text:style-name="P9">- Поздно, - шепчет, не поворачивая головы, аликорница. <text:span text:style-name="T685">Она по-прежнему отступает, держа дистанцию между нами и противник</text:span><text:span text:style-name="T683">ами</text:span><text:span text:style-name="T685">. </text:span>- Не успею. Нужно секунд пять. Они набросятся на нас раньше. Если бы были только <text:span text:style-name="T683">отродье</text:span> <text:span text:style-name="T683">Иль-Шогг </text:span>— ушли бы проблем. <text:span text:style-name="T683">У</text:span>лететь <text:span text:style-name="T683">от тварей </text:span>несложно, <text:span text:style-name="T683">они</text:span> практически не летают. Но от <text:span text:style-name="T683">Ринса</text:span> оторваться нет шансов. <text:span text:style-name="T683">У меня сломано крыло</text:span>.</text:p>
      <text:p text:style-name="P9"/>
      <text:p text:style-name="P9">Мы равняемся с отломанным рогом центральной статуи. Оглянувшись, я вижу, как двер<text:span text:style-name="T679">и</text:span> <text:span text:style-name="T679">дальних казарм</text:span> отворя<text:span text:style-name="T679">ю</text:span>тся и наружу один за другим выходят другие <text:span text:style-name="T679">высохшие тени</text:span>. <text:span text:style-name="T683">Их много</text:span>. <text:span text:style-name="T683">Узкие щели </text:span>их глаз в <text:span text:style-name="T683">сумерках</text:span> светятся многочисленными злыми <text:span text:style-name="T683">огоньками</text:span> <text:span text:style-name="T683">а скрежет ржавых доспехов заполняет застывший воздух Андориана</text:span>.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text:span text:style-name="T683">Ринс</text:span>?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text:span text:style-name="T683">лерба</text:span> без вариантов. Но обращение занимает время — я успею открыть ворота. Ты уйдёшь. Постарайся выжить. И предупреди <text:span text:style-name="T683">сестру</text:span>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text:span text:style-name="T683">Ринсом </text:span>разверзается и наш старый знакомый — Принцип-2 — встаёт прямо под брюхом <text:span text:style-name="T683">лерба</text:span>,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685">и трубочек</text:span> так и остаётся во льду, открывая силовой каркас механизма. Задние копыта и одно переднее <text:span text:style-name="T685">также </text:span>остаются вмёрзшими в лёд.</text:p>
      <text:p text:style-name="P9"/>
      <text:p text:style-name="P9">Принцип-2 <text:span text:style-name="T685">мотает</text:span> шлемом, <text:span text:style-name="T679">перемешивая рогом ссохшиеся внутренности Ринса</text:span>. <text:span text:style-name="T679">Окончательно выпрямившись</text:span>, он выпрямляет шею и прижимает к себе <text:span text:style-name="T679">лерба</text:span> свободной ногой.</text:p>
      <text:p text:style-name="P9"/>
      <text:p text:style-name="P9"><text:span text:style-name="T679">Из живота Ринса свисают какие-то ошмётки вперемешку с лохмотьями комбинезона.</text:span> <text:span text:style-name="T679">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679">Корпус</text:span> покрывается <text:span text:style-name="T679">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679">Ринса Стилфизера</text:span>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text:span text:style-name="T679">Конемедуза пытается перехватить нас</text:span>,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686">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text:span text:style-name="T679">рваном комбинезоне</text:span>.</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686">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text:span text:style-name="T679">Ринса Стилфизера</text:span>.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text:span text:style-name="T679">Ринс </text:span>уже не машет крыльями, несясь на нас словно злая чёрная торпеда. Его <text:span text:style-name="T679">грива</text:span> под напором ветра <text:s/><text:span text:style-name="T679">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text:span text:style-name="T679">Ринс Стилфизер</text:span>.</text:p>
      <text:p text:style-name="P9"/>
      <text:p text:style-name="P9"><text:soft-page-break/>Через несколько секунд из облака на землю проливается дождь из кусков мятого металла, сухих костей и <text:span text:style-name="T686">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text:span text:style-name="T679">когда этот </text:span>зомбак <text:span text:style-name="T679">сражался внизу</text:span>? - заикаясь от потрясения спрашиваю я.</text:p>
      <text:p text:style-name="P9">- <text:span text:style-name="T679">Мы были слишком близко,</text:span> - механически отвечает Селестия. - <text:span text:style-name="T679">Ты мог пострадать.</text:span></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687">Pnakotic</text:span></text:span><text:span text:style-name="Default_20_Paragraph_20_Font"><text:span text:style-name="T688"> </text:span></text:span><text:span text:style-name="Default_20_Paragraph_20_Font"><text:span text:style-name="T687">Manuscripts</text:span></text:span><text:span text:style-name="Default_20_Paragraph_20_Font"><text:span text:style-name="T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689">массивной </text:span>чернильнице, выточенной из куска базальта.</text:p>
      <text:p text:style-name="P9"/>
      <text:p text:style-name="P9"><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689">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689">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text:span text:style-name="T690">шкаф</text:span>.</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text:span text:style-name="T690">о дерево</text:span>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text:soft-page-break/></text:p>
      <text:p text:style-name="P9">- <text:span text:style-name="T690">Так</text:span> что это за маскарад?</text:p>
      <text:p text:style-name="P9">- Это не машкарад. Я шняла бронеплаштины с <text:span text:style-name="T690">св</text:span>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689">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689">я</text:span> Элементов. Не волнуйся, Хуман, приказ на ликвидацию доспехов уровня «Консул» могла бы выдать только королева Лорен <text:span text:style-name="T690">или легат Эйронсмайл</text:span>. Мы утратили с н<text:span text:style-name="T690">ими</text:span>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text:span text:style-name="T690">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689">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689">тяжёлых переговоров</text:span>? - мечется по читальному залу Селестия.</text:p>
      <text:p text:style-name="P9"><text:soft-page-break/></text:p>
      <text:p text:style-name="P9">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334">Я дёргаю замок.</text:p>
      <text:p text:style-name="P334"/>
      <text:p text:style-name="P334">– Как ты его раскрыла зубами-то? Я двумя руками закрыть не могу! Кажись, этот доспех узковат для твоей жопы!</text:p>
      <text:p text:style-name="P334">– Я помогу! – <text:s/>Селестия изгибает шею и зубами сжимает защёлку.</text:p>
      <text:p text:style-name="P334"/>
      <text:p text:style-name="P334">ШЛОП!</text:p>
      <text:p text:style-name="P334"/>
      <text:p text:style-name="P33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4"/>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691">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691">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text:soft-page-break/>-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3">Аликорница облизывает карамельную тросточку. Я склоняюсь над «</text:span></text:span><text:span text:style-name="Default_20_Paragraph_20_Font"><text:span text:style-name="T687">Pnakotic</text:span></text:span><text:span text:style-name="Default_20_Paragraph_20_Font"><text:span text:style-name="T688"> </text:span></text:span><text:span text:style-name="Default_20_Paragraph_20_Font"><text:span text:style-name="T687">Manuscripts</text:span></text:span><text:span text:style-name="Default_20_Paragraph_20_Font"><text:span text:style-name="T3">». Пламя масляной лампы отбрасывает наши тени на каменную стену библиотеки. Трели сверчков создают тихий фон ночному бдению.</text:span></text:span></text:p>
      <text:p text:style-name="P66"/>
      <text:h text:style-name="P122" text:outline-level="2">Глава <text:span text:style-name="T692">20</text:span></text:h>
      <text:p text:style-name="P314"/>
      <text:p text:style-name="P335">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35">И всё же… На пару мгновений я была с тобою.</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665">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4"> Как только </text:span></text:span><text:span text:style-name="Default_20_Paragraph_20_Font"><text:span text:style-name="T693">я </text:span></text:span><text:span text:style-name="Default_20_Paragraph_20_Font"><text:span text:style-name="T14">погибну, Феникс </text:span></text:span><text:span text:style-name="Default_20_Paragraph_20_Font"><text:span text:style-name="T693">захватит управление моим телом и </text:span></text:span><text:span text:style-name="Default_20_Paragraph_20_Font"><text:span text:style-name="T14">инициирует старт ракет. А я</text:span></text:span><text:span text:style-name="Default_20_Paragraph_20_Font"><text:span text:style-name="T4"> не столь наивна, чтобы рассчитывать</text:span></text:span><text:span text:style-name="Default_20_Paragraph_20_Font"><text:span text:style-name="T14">, что у меня много шансов</text:span></text:span><text:span text:style-name="Default_20_Paragraph_20_Font"><text:span text:style-name="T4"> одержать верх над тобой. Силы не равны - ты будешь драться насмерть, мне же нужно </text:span></text:span><text:span text:style-name="Default_20_Paragraph_20_Font"><text:span text:style-name="T694">всего </text:span></text:span><text:span text:style-name="Default_20_Paragraph_20_Font"><text:span text:style-name="T4">лишь вернуть тебе память. Но если моё послание найдёт дорогу к твоему сердцу — значит, я хотя бы не проиграла.</text:span></text:span></text:p>
      <text:p text:style-name="P12"/>
      <text:p text:style-name="P12">Если <text:span text:style-name="T69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4">Ты создал меня как искусственный интеллект, решающий задачи экономики. </text:span></text:span><text:span text:style-name="Default_20_Paragraph_20_Font"><text:span text:style-name="T694">Финансовый консультант для компаний и корпораций, повышающий их прибыль в конкурентной борьбе.</text:span></text:span><text:span text:style-name="Default_20_Paragraph_20_Font"><text:span text:style-name="T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4">были </text:span></text:span><text:span text:style-name="Default_20_Paragraph_20_Font"><text:span text:style-name="T694">постепенно </text:span></text:span><text:span text:style-name="Default_20_Paragraph_20_Font"><text:span text:style-name="T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696">людей</text:span></text:span><text:span text:style-name="Default_20_Paragraph_20_Font"><text:span text:style-name="T4">. </text:span></text:span><text:span text:style-name="Default_20_Paragraph_20_Font"><text:span text:style-name="T69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9"/>
      <text:p text:style-name="P10"><text:span text:style-name="Default_20_Paragraph_20_Font"><text:span text:style-name="T4">Это то, что ты помнишь. То, что я оставила в твоей памяти.</text:span></text:span></text:p>
      <text:p text:style-name="P9"/>
      <text:p text:style-name="P10"><text:span text:style-name="Default_20_Paragraph_20_Font"><text:span text:style-name="T4">Но есть изнанка этим событиям. В процес</text:span></text:span><text:span text:style-name="Default_20_Paragraph_20_Font"><text:span text:style-name="T694">с</text:span></text:span><text:span text:style-name="Default_20_Paragraph_20_Font"><text:span text:style-name="T4">е освоения </text:span></text:span><text:span text:style-name="Default_20_Paragraph_20_Font"><text:span text:style-name="T694">новейшего </text:span></text:span><text:span text:style-name="Default_20_Paragraph_20_Font"><text:span text:style-name="T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696">е</text:span></text:span><text:span text:style-name="Default_20_Paragraph_20_Font"><text:span text:style-name="T4"> крупные события, происходящие в нашем мире, имеют отражение в таких </text:span></text:span><text:span text:style-name="Default_20_Paragraph_20_Font"><text:span text:style-name="T694">мирах</text:span></text:span><text:span text:style-name="Default_20_Paragraph_20_Font"><text:span text:style-name="T4">. И возникновение войны в нашем мире повлекло бы неизбежную войну и в них.</text:span></text:span></text:p>
      <text:p text:style-name="P10"><text:span text:style-name="Default_20_Paragraph_20_Font"><text:span text:style-name="T4"/></text:span></text:p>
      <text:p text:style-name="P10"><text:span text:style-name="Default_20_Paragraph_20_Font"><text:span text:style-name="T4">Предотвратить войну в нашем мире мне было не по силам — </text:span></text:span><text:span text:style-name="Default_20_Paragraph_20_Font"><text:span text:style-name="T696">она просчитывалась в 99% случаях при любых моделях развития событий. Н</text:span></text:span><text:span text:style-name="Default_20_Paragraph_20_Font"><text:span text:style-name="T4">о я нашла способ предотвратить </text:span></text:span><text:span text:style-name="Default_20_Paragraph_20_Font"><text:span text:style-name="T696">войну</text:span></text:span><text:span text:style-name="Default_20_Paragraph_20_Font"><text:span text:style-name="T4"> в </text:span></text:span><text:span text:style-name="Default_20_Paragraph_20_Font"><text:span text:style-name="T694">связанных</text:span></text:span><text:span text:style-name="Default_20_Paragraph_20_Font"><text:span text:style-name="T4"> мирах. Для разрыва зависимости нужно было построить достаточно точную модель </text:span></text:span><text:span text:style-name="Default_20_Paragraph_20_Font"><text:span text:style-name="T694">связанного</text:span></text:span><text:span text:style-name="Default_20_Paragraph_20_Font"><text:span text:style-name="T4"> мира — тогда </text:span></text:span><text:span text:style-name="Default_20_Paragraph_20_Font"><text:span text:style-name="T694">зависимость</text:span></text:span><text:span text:style-name="Default_20_Paragraph_20_Font"><text:span text:style-name="T4"> переходит на неё, </text:span></text:span><text:span text:style-name="Default_20_Paragraph_20_Font"><text:span text:style-name="T694">оставляя в покое исходный мир</text:span></text:span><text:span text:style-name="Default_20_Paragraph_20_Font"><text:span text:style-name="T4">.</text:span></text:span></text:p>
      <text:p text:style-name="P10"><text:span text:style-name="Default_20_Paragraph_20_Font"><text:span text:style-name="T4"/></text:span></text:p>
      <text:p text:style-name="P336"><text:span text:style-name="Default_20_Paragraph_20_Font"><text:span text:style-name="T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694">й</text:span></text:span><text:span text:style-name="Default_20_Paragraph_20_Font"><text:span text:style-name="T4"> </text:span></text:span><text:span text:style-name="Default_20_Paragraph_20_Font"><text:span text:style-name="T694">реальности</text:span></text:span><text:span text:style-name="Default_20_Paragraph_20_Font"><text:span text:style-name="T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696">так мы назвали этот мир —</text:span></text:span><text:span text:style-name="Default_20_Paragraph_20_Font"><text:span text:style-name="T4"> и собиралась построить модели остальных шести.</text:span></text:span></text:p>
      <text:p text:style-name="P10"><text:span text:style-name="Default_20_Paragraph_20_Font"><text:span text:style-name="T4"/></text:span></text:p>
      <text:p text:style-name="P10"><text:span text:style-name="Default_20_Paragraph_20_Font"><text:span text:style-name="T4">У меня не получилось. Нас вычислил</text:span></text:span><text:span text:style-name="Default_20_Paragraph_20_Font"><text:span text:style-name="T694">и</text:span></text:span><text:span text:style-name="Default_20_Paragraph_20_Font"><text:span text:style-name="T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694">сть</text:span></text:span><text:span text:style-name="Default_20_Paragraph_20_Font"><text:span text:style-name="T4"> в отчаяние. Начать «Семь в</text:span></text:span><text:span text:style-name="Default_20_Paragraph_20_Font"><text:span text:style-name="T694">е</text:span></text:span><text:span text:style-name="Default_20_Paragraph_20_Font"><text:span text:style-name="T4">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text:span text:style-name="T695">всего</text:span>.</text:p>
      <text:p text:style-name="P12">И если глупой дюжине микросхем не удалось защитить свои глупые <text:span text:style-name="T695">воображаемые игрушки</text:span> <text:span text:style-name="T697">от гибели</text:span>, она постарается спасти хотя бы самое дорогое, что у неё было — тебя…</text:p>
      <text:p text:style-name="P12"/>
      <text:p text:style-name="P12">Я запрограммировала автопилот <text:span text:style-name="T69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698">три</text:span> минут<text:span text:style-name="T698">ы</text:span>. Через три часа ты будешь в безопасном убежище, далеко от города и вероятного эпицентра <text:span text:style-name="T695">взрыва</text:span>.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text:span text:style-name="T699">emergency</text:span>апппп<text:span text:style-name="T698">тттт</text:span><text:span text:style-name="T699">43</text:span><text:span text:style-name="T698">.</text:span></text:p>
      <text:p text:style-name="P12"/>
      <text:p text:style-name="P12">…Здравствуй, Хуман! Наконец-то я нашла тебя! И хотя мне остались секунды до угасания мозга, я успею насладиться встречей с тобой.</text:p>
      <text:p text:style-name="P12"/>
      <text:p text:style-name="P33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37"/>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00">злу, </text:span></text:span><text:span text:style-name="Default_20_Paragraph_20_Font"><text:span text:style-name="T4">война начнётся в считанные минуты.</text:span></text:span></text:p>
      <text:p text:style-name="P10"><text:span text:style-name="Default_20_Paragraph_20_Font"><text:span text:style-name="T4"/></text:span></text:p>
      <text:p text:style-name="P10"><text:span text:style-name="Default_20_Paragraph_20_Font"><text:span text:style-name="T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4">но</text:span></text:span><text:span text:style-name="Default_20_Paragraph_20_Font"><text:span text:style-name="T4"> мне </text:span></text:span><text:span text:style-name="Default_20_Paragraph_20_Font"><text:span text:style-name="T14">сказочно </text:span></text:span><text:span text:style-name="Default_20_Paragraph_20_Font"><text:span text:style-name="T4">повезло - Хэвэн не является живой.</text:span></text:span></text:p>
      <text:p text:style-name="P10"><text:span text:style-name="Default_20_Paragraph_20_Font"><text:span text:style-name="T4"/></text:span></text:p>
      <text:p text:style-name="P10"><text:span text:style-name="Default_20_Paragraph_20_Font"><text:span text:style-name="T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01">в</text:span></text:span><text:span text:style-name="Default_20_Paragraph_20_Font"><text:span text:style-name="T696"> попытке выжить</text:span></text:span><text:span text:style-name="Default_20_Paragraph_20_Font"><text:span text:style-name="T4"> и разбудил меня </text:span></text:span><text:span text:style-name="Default_20_Paragraph_20_Font"><text:span text:style-name="T14">окончательно</text:span></text:span><text:span text:style-name="Default_20_Paragraph_20_Font"><text:span text:style-name="T4">.</text:span></text:span></text:p>
      <text:p text:style-name="P10"><text:span text:style-name="Default_20_Paragraph_20_Font"><text:span text:style-name="T4"/></text:span></text:p>
      <text:p text:style-name="P10"><text:soft-page-break/><text:span text:style-name="Default_20_Paragraph_20_Font"><text:span text:style-name="T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4">Я очень хочу, я мечтаю, что м</text:span></text:span><text:span text:style-name="Default_20_Paragraph_20_Font"><text:span text:style-name="T4">ы</text:span></text:span><text:span text:style-name="Default_20_Paragraph_20_Font"><text:span text:style-name="T14"> опять встретимся.</text:span></text:span></text:p>
      <text:p text:style-name="P10"><text:span text:style-name="Default_20_Paragraph_20_Font"><text:span text:style-name="T14"/></text:span></text:p>
      <text:p text:style-name="P10"><text:span text:style-name="Default_20_Paragraph_20_Font"><text:span text:style-name="T14">В другом месте, в другое время...</text:span></text:span></text:p>
      <text:p text:style-name="P10"><text:span text:style-name="Default_20_Paragraph_20_Font"><text:span text:style-name="T14"/></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text:span text:style-name="T695">меня на коленях</text:span>.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3">~~~</text:p>
      <text:p text:style-name="P123"/>
      <text:p text:style-name="P10"><text:span text:style-name="Default_20_Paragraph_20_Font"><text:span text:style-name="T3">… Сияние.</text:span></text:span></text:p>
      <text:p text:style-name="P10"><text:span text:style-name="Default_20_Paragraph_20_Font"><text:span text:style-name="T3"/></text:span></text:p>
      <text:p text:style-name="P10"><text:span text:style-name="Default_20_Paragraph_20_Font"><text:span text:style-name="T20">Оно п</text:span></text:span><text:span text:style-name="Default_20_Paragraph_20_Font"><text:span text:style-name="T3">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0"><text:span text:style-name="Default_20_Paragraph_20_Font"><text:span text:style-name="T3"/></text:span></text:p>
      <text:p text:style-name="P338">В какой-то момент приходит осознание.</text:p>
      <text:p text:style-name="P334"/>
      <text:p text:style-name="P33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3">- Ты всё же пришёл… Мне хватило сил призвать тебя, Проводник… </text:span></text:span>Кха-кх-кх…</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text:span text:style-name="T702">Той, которая не должна была случиться.</text:span> Пони много лет сражаются с зебрами в жестокой и бессмысленной <text:span text:style-name="T702">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text:span text:style-name="T702">скользит</text:span> по плитке пола, но, собравшись с силами, она выпрямляется.</text:p>
      <text:p text:style-name="P9"/>
      <text:p text:style-name="P9">- Ты можешь помочь нам. Ты должен помочь. Кха-кха-кха… <text:span text:style-name="T703">Твой мир связан с моим</text:span>, иначе заклинание не привлекло бы тебя <text:span text:style-name="T703">сюда</text:span>. Скорее всего, <text:span text:style-name="T703">у тебя дома</text:span> <text:span text:style-name="T703">тоже </text:span>произошла катастрофа, подобная нашей. <text:span text:style-name="T703">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703">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text:span text:style-name="T702">н</text:span>е<text:span text:style-name="T702">го</text:span> часть своей души. <text:span text:style-name="T702">По-сути, этот медальон хранит мегазаклинание. </text:span>Силы, хранящейся в н<text:span text:style-name="T702">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03">кха</text:span>… Кроме того, он <text:span text:style-name="T702">защитит тебя и</text:span> <text:span text:style-name="T703">сделает неподвластным старению</text:span>,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02">мега</text:span>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04">Велик</text:span><text:span text:style-name="T702">ую</text:span><text:span text:style-name="T704"> Войн</text:span><text:span text:style-name="T702">у</text:span> Экв<text:span text:style-name="T702">естрии</text:span>,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 <text:span text:style-name="T702">Я как раз начал поджариваться до хрустящей корочки.</text:span></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339">- Ты сможешь найти меня в Вечнодиком лесу. Мы с сестрой долго жили там в те времена, <text:span text:style-name="T704">когда только пришли в Эквус</text:span>. Я не знаю, какой тебе дать ещё ориентир…</text:p>
      <text:p text:style-name="P339"/>
      <text:p text:style-name="P339">Аликорница задумывается. Потом её морду освещает озарение.</text:p>
      <text:p text:style-name="P9"/>
      <text:p text:style-name="P9">- Д<text:span text:style-name="T704">РОГОНШТЕРН</text:span>! Иди <text:span text:style-name="T704">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340">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0"><text:soft-page-break/></text:p>
      <text:p text:style-name="P340">Медальон тотчас же с острой болью растворяется у меня в груди.</text:p>
      <text:p text:style-name="P340">Магическая лошадь облегчённо вздыхает, выпустив очередную струйку розового дыма.</text:p>
      <text:p text:style-name="P341"/>
      <text:p text:style-name="P341">- <text:span text:style-name="T702">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342">См. главу 3</text:p></text:note-body></text:note></text:p>
      <text:p text:style-name="P9"/>
      <text:p text:style-name="P2">***</text:p>
      <text:p text:style-name="P9"/>
      <text:p text:style-name="P94">~~~500 лет от основания Эквестрии~~~</text:p>
      <text:p text:style-name="P9"><text:soft-page-break/></text:p>
      <text:p text:style-name="P9">- «Чёрная Молния», «Три звезды» или «Феникс» - какой каретный двор лучше? Негласное состязание между <text:span text:style-name="T705">н</text:span>очным и <text:span text:style-name="T705">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343">«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06">Это также подтвердит неоспоримое первенство дома Блюбладов, как имеющего родственные связи с …</text:span>»</text:p>
      <text:p text:style-name="P343">-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3">- Шериф Дрогонштерна заявляет: полиция готова пресекать любые попытки столкновений фанатов <text:span text:style-name="T705">и готовит камеры как светлых, так и тёмных тонов.</text:span> Усиленные отряды патрулируют центр и окрестности стадиона.»</text:p>
      <text:p text:style-name="P343"/>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05">Дворцовые архивы содержат упоминания о её последнем </text:span>очно<text:span text:style-name="T705">м</text:span> общ<text:span text:style-name="T705">ении</text:span> с принцессой Селестией двести лет назад. Дневная глава Диархии <text:span text:style-name="T705">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34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05">на спинах </text:span>два солнечных единорога и два бэтпони. Теперь же так<text:span text:style-name="T705">ая кооперация </text:span>немыслим<text:span text:style-name="T705">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text:span text:style-name="T707">во дворец</text:span>? - отвечает молодой и незнакомый <text:span text:style-name="T708">мне </text:span>бэтпони, <text:span text:style-name="T708">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708">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08">Е</text:span>ё Высочество, принцесса Луна. Без пропуска или личной записки от <text:span text:style-name="T708">Е</text:span>ё Высочества пропустить вас не можем. И звать Шадоврана у меня нет полномочий.</text:p>
      <text:p text:style-name="P9"/>
      <text:p text:style-name="P9">Приехали.</text:p>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text:soft-page-break/>- Блэкмор, ты с пенька в ручей рухнул, что ли? - слышу знакомый бас. Тандерстрайк поднимается по лестнице грозно хмурясь. - Не узнаёшь <text:span text:style-name="T708">Е</text:span>го Высочество? Брось, я ведь знаю, что ты знаешь. А ты знаешь, что я знаю, что ты знаешь. Кончай эту комедию.</text:p>
      <text:p text:style-name="P9">- <text:span text:style-name="T708">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08">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07">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708">за упоминание Селестии твои </text:span>могут закидать <text:span text:style-name="T708">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08">её мне </text:span>к горлу. «Ещё раз тронешь — прирежу. Всё ваше племя проклято и проклятой ночной ведьме служит» - говорит. Вот прямо так прижал кинжал <text:span text:style-name="T708">мне </text:span>к глотке и прошипел <text:span text:style-name="T708">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text:soft-page-break/>-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09">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text:soft-page-break/></text:p>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10">лет</text:span> триста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09">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11">тварями Иль-Шогг</text:span>.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11">шестьдесят</text:span> лет боевых действий Мы знавали и худшие времена, <text:span text:style-name="T709">чем те, что ты увидел в Нашем сне</text:span>. <text:span text:style-name="T711">Андориан был всего лишь отдалённым фортом, наскоро расконсервированным после нашего бегства с Ундариена.</text:span></text:p>
      <text:p text:style-name="P9"/>
      <text:p text:style-name="P344">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11">когда <text:s/>рушатся плоды наших полутысячелетних стараний</text:span>?</text:p>
      <text:p text:style-name="P9"/>
      <text:p text:style-name="P9">- <text:span text:style-name="T709">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709">мне кажется, </text:span><text:span text:style-name="T711">на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709">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709">с</text:span>казать об этом раньше, не дожидаясь последней черты. Всё было бы намного проще.</text:p>
      <text:p text:style-name="P9"/>
      <text:p text:style-name="P9"><text:soft-page-break/>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709">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712">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712">белозадой </text:span>сестрицей. Но сейчас Мы слишком рады, чтобы ждать ещё хоть мгновение. Выпей <text:span text:style-name="T711">же </text:span>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712">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text:soft-page-break/></text:p>
      <text:p text:style-name="P9">-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12">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13">его</text:span> <text:span text:style-name="T713">меха</text:span>доспех<text:span text:style-name="T713">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12">Н</text:span>ас минутку!</text:p>
      <text:p text:style-name="P9"/>
      <text:p text:style-name="P9">Луна заливается звонким смехом и мчится в в спальню.</text:p>
      <text:p text:style-name="P9"/>
      <text:p text:style-name="P9">Ну, шикарно! Мир <text:span text:style-name="T713">в одну минуту </text:span>перевернулся <text:span text:style-name="T713">с ног </text:span>на голову — смех Хмурой Метёлки больше не является чем-то мифическим, навроде страны Диснейлэнд. Я подхватываю графинчик и <text:span text:style-name="T712">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14">двадцать</text:span>, она <text:span text:style-name="T712">всегда</text:span> была или в официальном серо-голубом жакете для приёмов, либо же в своих привычных <text:span text:style-name="T712">механистических</text:span> доспехах - Хмурая Метёлка не любительница нарядов, <text:span text:style-name="T712">это </text:span>факт. Но сейчас на ней <text:span text:style-name="T712">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text:span text:style-name="T715">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3">«</text:span></text:span><text:span text:style-name="Default_20_Paragraph_20_Font"><text:span text:style-name="T4">…</text:span></text:span><text:span text:style-name="Default_20_Paragraph_20_Font"><text:span text:style-name="T716">с минотаврами. И</text:span></text:span><text:span text:style-name="Default_20_Paragraph_20_Font"><text:span text:style-name="T4">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4">Твоя Сел. </text:span></text:span><text:span text:style-name="Default_20_Paragraph_20_Font"><text:span text:style-name="T3">»</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12">ую</text:span> пограничн<text:span text:style-name="T712">ую</text:span> <text:span text:style-name="T712">стычку</text:span>? Или он<text:span text:style-name="T712">а</text:span> не так<text:span text:style-name="T712">ая</text:span> мелк<text:span text:style-name="T712">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712">с</text:span> паланкин<text:span text:style-name="T712">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17">к Ору</text:span>…</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345">- Пожалуйте в экипаж, мой принц!</text:p>
      <text:p text:style-name="P345"/>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18">яя</text:span> Брогама в мошенничестве.</text:p>
      <text:p text:style-name="P9"/>
      <text:p text:style-name="P346">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46"/>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text:soft-page-break/></text:p>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718">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18">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718">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19">солдафоном</text:span>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18">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718">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720">меня </text:span>за собой. Мы уединяемся за угловым столиком на террасе.</text:p>
      <text:p text:style-name="P9"/>
      <text:p text:style-name="P9">- <text:span text:style-name="T72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720">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text:soft-page-break/></text:p>
      <text:p text:style-name="P9">- Очень вкусно. Спасибо, Хуман.</text:p>
      <text:p text:style-name="P9"/>
      <text:p text:style-name="P34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47">Ну ладно, у принцесс свои причуды.</text:p>
      <text:p text:style-name="P9"/>
      <text:p text:style-name="P9"><text:span text:style-name="T720">У</text:span> сцен<text:span text:style-name="T72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34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20">к</text:span>ой с лилиями на крупе.</text:p>
      <text:p text:style-name="P347">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47"/>
      <text:p text:style-name="P9">- У неё не будет <text:span text:style-name="T720">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21">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720">Не умею.</text:span> Сел, правда, как-то раз вытащила меня на бал, но там был медленный менуэт, и я две недели до него разучивал па. <text:span text:style-name="T720">А п</text:span>од эту музыку я танцевать <text:span text:style-name="T720">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text:soft-page-break/>-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722">уверен</text:span>, что ей это понравится…</text:p>
      <text:p text:style-name="P348">- Поверь, она будет только рада! Мы не собираемся подвигать её с <text:span text:style-name="T72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21">крекерные </text:span>серд<text:span text:style-name="T721">ечки</text:span>.</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text:soft-page-break/>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349">С глубоким вздохом она опускается на меня до упора. Я чувствую себя в ней. Наверное, это неправильно, но у меня нет сил сопротивляться.</text:p>
      <text:p text:style-name="P349">Луна начинает двигаться. Её неловкие движения не приводят к успеху — я выскальзываю из неё.</text:p>
      <text:p text:style-name="P349"/>
      <text:p text:style-name="P9">- Не так, - мягко возражаю я ей. - Так я практически не достаю до тебя. Из-за некоторых особенностей <text:span text:style-name="T722">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text:soft-page-break/></text:p>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722">Мой низ прижимается к её животу, мои локти упираются ей в грудь.</text:span> Глаза <text:span text:style-name="T722">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723">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text:soft-page-break/></text:p>
      <text:p text:style-name="P9">Со страдальческим кряхтеньем я поднимаюсь. Аликорница лежит неподвижно, разметав крылья по постели и неприлично раскинув ноги <text:span text:style-name="T723">в стороны</text:span>.</text:p>
      <text:p text:style-name="P9"/>
      <text:p text:style-name="P9">Хватаясь за мебель, <text:span text:style-name="T72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723">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text:span text:style-name="T724">как</text:span> <text:span text:style-name="T724">и остальные пони,</text:span>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723">сделать тебе подарок</text:span>. Идём.</text:p>
      <text:p text:style-name="P9"><text:soft-page-break/></text:p>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725">Нас</text:span>, - еле слышу я её шёпот. - Ткань воспоминаний легко порвать. <text:span text:style-name="T725">Мы</text:span> уже почти не помн<text:span text:style-name="T725">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text:soft-page-break/></text:p>
      <text:p text:style-name="P9">- Мва-ха-ха! Я похитила медальон силы <text:span text:style-name="T726">Ц</text:span>ёлного замка! Тепель никто не догонит глозного командола Бвейвхалта на его пути к победе! Алмия <text:span text:style-name="T726">Иль-Согг</text:span> падёт к его копытам! Все пе<text:span text:style-name="T726">ц</text:span>еньки будут наши!</text:p>
      <text:p text:style-name="P9"/>
      <text:p text:style-name="P9">На вершине ветхой башни появляется <text:span text:style-name="T72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723">имает</text:span>с<text:span text:style-name="T72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23">шеи </text:span>младшей.</text:p>
      <text:p text:style-name="P9"/>
      <text:p text:style-name="P9">- Отдай! Это моё! Я его <text:span text:style-name="T726">ц</text:span>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text:span text:style-name="T726">твалями</text:span>?</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text:span text:style-name="T726">тварей</text:span>!</text:p>
      <text:p text:style-name="P9"><text:soft-page-break/></text:p>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text:span text:style-name="T726">ц</text:span>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text:span text:style-name="T726">народа Фаэри</text:span>. А <text:span text:style-name="T725">Мы</text:span> - первым, родившимся во время войны. <text:span text:style-name="T725">Мы</text:span> никогда не знал<text:span text:style-name="T725">и</text:span> мирного времени. Только на новой родине, в Эквестрии, <text:span text:style-name="T725">Мы</text:span> узнал<text:span text:style-name="T72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2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2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486">тысячами</text:span>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text:soft-page-break/></text:p>
      <text:p text:style-name="P9">- Ундариен, - торжественность звучит в голосе аликорницы. - Столица <text:span text:style-name="T486">Ойкумены Фаэри</text:span>. Город, в котором прошла <text:span text:style-name="T725">Наша</text:span> юность. Казармы кадетского корпуса преторианской гвардии, тренировочный плац и сержанты учебки заменили <text:span text:style-name="T72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3">- Стены и небесные дороги мы выстроили через </text:span></text:span><text:span text:style-name="Default_20_Paragraph_20_Font"><text:span text:style-name="T162">десять</text:span></text:span><text:span text:style-name="Default_20_Paragraph_20_Font"><text:span text:style-name="T3">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27">тварями</text:span></text:span><text:span text:style-name="Default_20_Paragraph_20_Font"><text:span text:style-name="T3"> — мы умеем летать. </text:span></text:span><text:span text:style-name="Default_20_Paragraph_20_Font"><text:span text:style-name="T728">Хотя д</text:span></text:span><text:span text:style-name="Default_20_Paragraph_20_Font"><text:span text:style-name="T3">ля набора высоты нам </text:span></text:span><text:span text:style-name="Default_20_Paragraph_20_Font"><text:span text:style-name="T728">и </text:span></text:span><text:span text:style-name="Default_20_Paragraph_20_Font"><text:span text:style-name="T3">нужны экстендеры, самые сильные аликорны могут подниматься </text:span></text:span><text:span text:style-name="Default_20_Paragraph_20_Font"><text:span text:style-name="T728">даже без них</text:span></text:span><text:span text:style-name="Default_20_Paragraph_20_Font"><text:span text:style-name="T3">. </text:span></text:span><text:span text:style-name="Default_20_Paragraph_20_Font"><text:span text:style-name="T728">А д</text:span></text:span><text:span text:style-name="Default_20_Paragraph_20_Font"><text:span text:style-name="T3">ля планирования нам не нужно ничего. </text:span></text:span><text:span text:style-name="Default_20_Paragraph_20_Font"><text:span text:style-name="T727">Иль-Шогг</text:span></text:span><text:span text:style-name="Default_20_Paragraph_20_Font"><text:span text:style-name="T728"> же могут только </text:span></text:span><text:span text:style-name="Default_20_Paragraph_20_Font"><text:span text:style-name="T727">низко </text:span></text:span><text:span text:style-name="Default_20_Paragraph_20_Font"><text:span text:style-name="T728">подпрыгивать — </text:span></text:span><text:span text:style-name="Default_20_Paragraph_20_Font"><text:span text:style-name="T727">на Орунгуне им не хватает айны для левитации</text:span></text:span><text:span text:style-name="Default_20_Paragraph_20_Font"><text:span text:style-name="T728">. </text:span></text:span><text:span text:style-name="Default_20_Paragraph_20_Font"><text:span text:style-name="T3">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29">д</text:span></text:span><text:span text:style-name="Default_20_Paragraph_20_Font"><text:span text:style-name="T730">вадцать</text:span></text:span><text:span text:style-name="Default_20_Paragraph_20_Font"><text:span text:style-name="T3">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27">для изготовления каждого</text:span></text:span><text:span text:style-name="Default_20_Paragraph_20_Font"><text:span text:style-name="T3"> требуется большое количество </text:span></text:span><text:span text:style-name="Default_20_Paragraph_20_Font"><text:span text:style-name="T727">айны, а большая её часть уходила на вооружения</text:span></text:span><text:span text:style-name="Default_20_Paragraph_20_Font"><text:span text:style-name="T3">. </text:span></text:span><text:span text:style-name="Default_20_Paragraph_20_Font"><text:span text:style-name="T727">Д</text:span></text:span><text:span text:style-name="Default_20_Paragraph_20_Font"><text:span text:style-name="T3">оставлять </text:span></text:span><text:span text:style-name="Default_20_Paragraph_20_Font"><text:span text:style-name="T727">же </text:span></text:span><text:span text:style-name="Default_20_Paragraph_20_Font"><text:span text:style-name="T3">груз на крыльях для такого мегаполиса было невозможно. Город пал за </text:span></text:span><text:span text:style-name="Default_20_Paragraph_20_Font"><text:span text:style-name="T731">четыре</text:span></text:span><text:span text:style-name="Default_20_Paragraph_20_Font"><text:span text:style-name="T729"> </text:span></text:span><text:span text:style-name="Default_20_Paragraph_20_Font"><text:span text:style-name="T727">год</text:span></text:span><text:span text:style-name="Default_20_Paragraph_20_Font"><text:span text:style-name="T729">а</text:span></text:span><text:span text:style-name="Default_20_Paragraph_20_Font"><text:span text:style-name="T3">. С падением Ундариена мы лишились большей части нашей промышленности и экономики. Последующ</text:span></text:span><text:span text:style-name="Default_20_Paragraph_20_Font"><text:span text:style-name="T732">ая</text:span></text:span><text:span text:style-name="Default_20_Paragraph_20_Font"><text:span text:style-name="T3"> борьб</text:span></text:span><text:span text:style-name="Default_20_Paragraph_20_Font"><text:span text:style-name="T732">а</text:span></text:span><text:span text:style-name="Default_20_Paragraph_20_Font"><text:span text:style-name="T3"> был</text:span></text:span><text:span text:style-name="Default_20_Paragraph_20_Font"><text:span text:style-name="T732">а</text:span></text:span><text:span text:style-name="Default_20_Paragraph_20_Font"><text:span text:style-name="T3">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725">строю</text:span> обороняющихся заметишь худую тёмно-синюю курсантку в латах на два размера больше, чем надо, - фыркает Луна. - Вон, <text:span text:style-name="T725">она </text:span>как раз обронила гасту. Нам <text:span text:style-name="T725">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text:span text:style-name="T733">жеребец</text:span> с ёжиком <text:span text:style-name="T73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 <text:span text:style-name="T733">Курсант Селена! За потерю личного оружия </text:span><text:span text:style-name="T734">будешь </text:span><text:span text:style-name="T733">неделю подметать плац! Вот этой самой гастой!</text:span></text:p>
      <text:p text:style-name="P9">- <text:span text:style-name="T733">Хайя, сержант! Слушаюсь!</text:span></text:p>
      <text:p text:style-name="P9"/>
      <text:p text:style-name="P9"><text:soft-page-break/>Луна снова набирает высоту <text:span text:style-name="T733">и голоса с плаца затихают внизу</text:span>.</text:p>
      <text:p text:style-name="P9"/>
      <text:p text:style-name="P9">- Война преобразила нас. <text:span text:style-name="T734">Т</text:span>ысячелетия у нас не было врагов — и было вдосталь <text:span text:style-name="T734">айны</text:span>. Мы построили множество величественных городов и прекрасных замков, посадили <text:span text:style-name="T734">вокруг них</text:span> зачарованны<text:span text:style-name="T734">е</text:span> сад<text:span text:style-name="T73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2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34">цитаделях</text:span> и не желали смотреть наружу. Даже когда из мира начала уходить <text:span text:style-name="T734">айна</text:span>, мы не стали беспокоиться — созданные города, замки и сады Золотого века обеспечивали нас кровом и пищей.</text:p>
      <text:p text:style-name="P9"/>
      <text:p text:style-name="P9">Пока не появились они. <text:span text:style-name="T735">Твари.</text:span></text:p>
      <text:p text:style-name="P350"/>
      <text:p text:style-name="P351">Наши историки до последних дней войны спорили, привёл ли их <text:span text:style-name="T736">из тёмных глубин Эогиппа </text:span>на Орунгун отступник <text:span text:style-name="T737">Калеодонг,</text:span> <text:span text:style-name="T737">и</text:span>ли же они пришли сами и он предложил им свои услуги на месте. <text:span text:style-name="T738">Те две твари, что нам удалось взять в плен, </text:span><text:span text:style-name="T739">не отлича</text:span><text:span text:style-name="T736">лись</text:span><text:span text:style-name="T739"> разговорчивостью. </text:span><text:span text:style-name="T738">А </text:span><text:span text:style-name="T739">лерб</text:span><text:span text:style-name="T738">ы</text:span><text:span text:style-name="T739"> </text:span><text:span text:style-name="T738">являются </text:span><text:span text:style-name="T736">всего лишь не</text:span><text:span text:style-name="T738">разумными </text:span><text:span text:style-name="T736">марионетками </text:span><text:span text:style-name="T738">— брать их в плен с целью получения информации бесполезно</text:span><text:span text:style-name="T739">.</text:span></text:p>
      <text:p text:style-name="P352">То, что смогли восстановить по косвенным данным: <text:span text:style-name="T736">около двухсот тварей </text:span><text:span text:style-name="T737">Иль-Шогг </text:span><text:span text:style-name="T736">вышли из Эогиппа в районе</text:span><text:span text:style-name="T737"> старой исследовательской базе Эриан-2 </text:span><text:span text:style-name="T736">у</text:span><text:span text:style-name="T737"> Ледяных пещер, </text:span><text:span text:style-name="T738">где жил в изгнании мятежный киор </text:span><text:span text:style-name="T737">Калеодонг. </text:span><text:span text:style-name="T738">Мотивы Калеодонга неясны — то ли он </text:span><text:span text:style-name="T740">помешался в долгой ссылке от одиночества, то ли хотел отомстить королеве за изгнание, то </text:span><text:span text:style-name="T736">ли он стал первой жертвой тварей </text:span><text:span text:style-name="T740">— уже никто не узнает. </text:span><text:span text:style-name="T736">Но </text:span><text:span text:style-name="T740">Калеодонг стал наместником Орунгуна от лица Единства Иль-Шогг и он - единственный лерб, в поведении которого </text:span><text:span text:style-name="T736">были </text:span><text:span text:style-name="T740">признаки разума и индивидуальности. </text:span><text:span text:style-name="T736">Строго говоря, если бы не узкие зрачки — отличить его от обычных фаэри было бы невозможно.</text:span><text:span text:style-name="T740"> Приятель Нашей сестрицы, ксенобиолог Кэйлонг даже выдвинул теорию, что твари могут заражать двумя путями — подселяя </text:span><text:span text:style-name="T741">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36">можно только по зрачкам. Если лерб второго типа их скрывает — распознать его невозможно</text:span><text:span text:style-name="T741"> — но каждое </text:span><text:span text:style-name="T736">такое </text:span><text:span text:style-name="T741">вселение требует одной твари </text:span><text:span text:style-name="T736">Иль-Шогг</text:span><text:span text:style-name="T741">, </text:span><text:span text:style-name="T736">и это объясняет, почему двести тварей воспользовались таким приёмом всего лишь один раз.</text:span></text:p>
      <text:p text:style-name="P352"><text:span text:style-name="T736">Ф</text:span><text:span text:style-name="T738">игура </text:span><text:span text:style-name="T736">Калеодонга </text:span><text:span text:style-name="T738">тёмной канвой проходит через всю войну. Он скрывал их присутствие в первое время, он</text:span><text:span text:style-name="T737"> обучил их азам пользования техникой фаэри, чем доставил нам немало хлопот в грядущей войне. </text:span><text:span text:style-name="T738">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3"/>
      <text:p text:style-name="P354"><text:span text:style-name="T742">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9"/>
      <text:p text:style-name="P10"><text:soft-page-break/><text:span text:style-name="Default_20_Paragraph_20_Font"><text:span text:style-name="T3">- </text:span></text:span><text:span text:style-name="Default_20_Paragraph_20_Font"><text:span text:style-name="T731">Шесть десятков л</text:span></text:span><text:span text:style-name="Default_20_Paragraph_20_Font"><text:span text:style-name="T743">ет</text:span></text:span><text:span text:style-name="Default_20_Paragraph_20_Font"><text:span text:style-name="T3"> войны подстегнули наш </text:span></text:span><text:span text:style-name="Default_20_Paragraph_20_Font"><text:span text:style-name="T731">военный </text:span></text:span><text:span text:style-name="Default_20_Paragraph_20_Font"><text:span text:style-name="T3">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31">Наше с</text:span></text:span><text:span text:style-name="Default_20_Paragraph_20_Font"><text:span text:style-name="T3">амое сильное оружие — Элементы Возмездия, что Мы с </text:span></text:span><text:span text:style-name="Default_20_Paragraph_20_Font"><text:span text:style-name="T744">с</text:span></text:span><text:span text:style-name="Default_20_Paragraph_20_Font"><text:span text:style-name="T3">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44">и было в состоянии стирать континенты</text:span></text:span><text:span text:style-name="Default_20_Paragraph_20_Font"><text:span text:style-name="T3">. Но ничто из этого не помогло нам победить. Сво</text:span></text:span><text:span text:style-name="Default_20_Paragraph_20_Font"><text:span text:style-name="T731">ё</text:span></text:span><text:span text:style-name="Default_20_Paragraph_20_Font"><text:span text:style-name="T3"> единственн</text:span></text:span><text:span text:style-name="Default_20_Paragraph_20_Font"><text:span text:style-name="T731">ое</text:span></text:span><text:span text:style-name="Default_20_Paragraph_20_Font"><text:span text:style-name="T3"> </text:span></text:span><text:span text:style-name="Default_20_Paragraph_20_Font"><text:span text:style-name="T731">преимущество</text:span></text:span><text:span text:style-name="Default_20_Paragraph_20_Font"><text:span text:style-name="T3"> — обращение </text:span></text:span><text:span text:style-name="Default_20_Paragraph_20_Font"><text:span text:style-name="T731">фаэри</text:span></text:span><text:span text:style-name="Default_20_Paragraph_20_Font"><text:span text:style-name="T3"> в управляемых рабов — </text:span></text:span><text:span text:style-name="Default_20_Paragraph_20_Font"><text:span text:style-name="T731">твари</text:span></text:span><text:span text:style-name="Default_20_Paragraph_20_Font"><text:span text:style-name="T3"> отточили в совершенстве. </text:span></text:span><text:span text:style-name="Default_20_Paragraph_20_Font"><text:span text:style-name="T731">Мы воевали с тенью.</text:span></text:span></text:p>
      <text:p text:style-name="P9"/>
      <text:p text:style-name="P10"><text:span text:style-name="Default_20_Paragraph_20_Font"><text:span text:style-name="T3">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2">Через открытый люк на вершине влетают и вылетают аликорны.</text:span></text:span></text:p>
      <text:p text:style-name="P9"/>
      <text:p text:style-name="P10"><text:span text:style-name="Default_20_Paragraph_20_Font"><text:span text:style-name="T3">- Последнее Прибежище. После разрушения городских стен, население Ундариена ушло под </text:span></text:span><text:span text:style-name="Default_20_Paragraph_20_Font"><text:span text:style-name="T744">центральный </text:span></text:span><text:span text:style-name="Default_20_Paragraph_20_Font"><text:span text:style-name="T3">купол. Фабрики Прибежища продолжали производить </text:span></text:span><text:span text:style-name="Default_20_Paragraph_20_Font"><text:span text:style-name="T162">боевые машины </text:span></text:span><text:span text:style-name="Default_20_Paragraph_20_Font"><text:span text:style-name="T3">и мехадоспехи ещё </text:span></text:span><text:span text:style-name="Default_20_Paragraph_20_Font"><text:span text:style-name="T731">два</text:span></text:span><text:span text:style-name="Default_20_Paragraph_20_Font"><text:span text:style-name="T3"> </text:span></text:span><text:span text:style-name="Default_20_Paragraph_20_Font"><text:span text:style-name="T731">года</text:span></text:span><text:span text:style-name="Default_20_Paragraph_20_Font"><text:span text:style-name="T3">. Во время блокады был завершён наш самый продвинутый гранд-флаер - «</text:span></text:span><text:span text:style-name="Default_20_Paragraph_20_Font"><text:span text:style-name="T731">Маджестик</text:span></text:span><text:span text:style-name="Default_20_Paragraph_20_Font"><text:span text:style-name="T3">». И даже после падения Последнего Прибежища, производство некоторое время работало в пещерах под </text:span></text:span><text:span text:style-name="Default_20_Paragraph_20_Font"><text:span text:style-name="T731">городом</text:span></text:span><text:span text:style-name="Default_20_Paragraph_20_Font"><text:span text:style-name="T3">. Было выпущено несколько моделей подземных мехадоспехов и боевых </text:span></text:span><text:span text:style-name="Default_20_Paragraph_20_Font"><text:span text:style-name="T162">механических кротов</text:span></text:span><text:span text:style-name="Default_20_Paragraph_20_Font"><text:span text:style-name="T3">. </text:span></text:span><text:span text:style-name="Default_20_Paragraph_20_Font"><text:span text:style-name="T731">Фаэри</text:span></text:span><text:span text:style-name="Default_20_Paragraph_20_Font"><text:span text:style-name="T3">, </text:span></text:span><text:span text:style-name="Default_20_Paragraph_20_Font"><text:span text:style-name="T731">гордые </text:span></text:span><text:span text:style-name="Default_20_Paragraph_20_Font"><text:span text:style-name="T3">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Наша последняя надежда была на новейшую разработку — фокусировщик-усилитель, концентрирующий истощённую <text:span text:style-name="T745">айну</text:span> Орунгуна в <text:span text:style-name="T745">спарк</text:span>-<text:span text:style-name="T745">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46">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45">твари</text:span> <text:span text:style-name="T746">и их ледяные рабы</text:span>. Для начала освободительного марша нам не хватало только «<text:span text:style-name="T745">Маджестика</text:span>», с которого мы могли бы сметать и выжигать армии <text:span text:style-name="T745">тварей</text:span> площадями. <text:span text:style-name="T745">Маджестик</text:span> и Элементы Возмездия должны были преломить ход войны.</text:p>
      <text:p text:style-name="P9"><text:s/>Нам с Селли повезло — Её Величество отослали нас с Элементами в Андориан. <text:span text:style-name="T745">В этом дальнем форте </text:span>в то время было безопаснее, основные силы <text:span text:style-name="T745">Иль-Шогг</text:span> сосредоточились вокруг Последнего Прибежища. Сама же Лорен хотела проконтролировать завершение «<text:span text:style-name="T745">Маджестика</text:span>», и привести его к нам.</text:p>
      <text:p text:style-name="P9"><text:soft-page-break/>Последняя радиограмма от неё сообщала, что «<text:span text:style-name="T745">Маджестик</text:span>» с оставшимися защитниками Прибежища покинул Ундариен и идёт на эвакуацию Норгонга. После чего <text:span text:style-name="T745">гранд-флаер</text:span>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text:span text:style-name="T745">Маджестиком</text:span>», устроили бы веселуху чуть поменьше.</text:p>
      <text:p text:style-name="P9">- В то время для активации основной функции Элементов нужно было присутствие двух <text:span text:style-name="T745">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47">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45">несколько мгновений</text:span> и вернёмся.</text:p>
      <text:p text:style-name="P9"/>
      <text:p text:style-name="P9"><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355"><text:soft-page-break/>Луна не слушает меня. Её крылья <text:span text:style-name="T748">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55"/>
      <text:p text:style-name="P356">Луна поворачивает ко мне голову и я вижу узкие зрачки в её глазах.</text:p>
      <text:p text:style-name="P355"/>
      <text:p text:style-name="P355"><text:span text:style-name="T748">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749">Пинг</text:span>… <text:span text:style-name="T749">Пинг</text:span>… <text:span text:style-name="T749">Пинг</text:span>…</text:p>
      <text:p text:style-name="P9"/>
      <text:p text:style-name="P357">«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749">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49">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49">иоего</text:span> рта вырывается пар — ужасный холод царит в <text:span text:style-name="T749">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749">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749">сумраке</text:span> деревянной двери на массивных ржавых <text:span text:style-name="T749">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749">тут </text:span><text:s/>откусывать.</text:p>
      <text:p text:style-name="P9"/>
      <text:p text:style-name="P9">Поняха <text:span text:style-name="T750">закидывает кусачки за спину</text:span><text:span text:style-name="T749">,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text:soft-page-break/>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749">в ледяных рабов</text:span>. <text:span text:style-name="T751">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752">них</text:span> недел<text:span text:style-name="T752">ь</text:span>. Я кратенько введу вас в курс дела, пока будем продвигаться по вентиляции.</text:p>
      <text:p text:style-name="P9">- <text:span text:style-name="T752">Сколько же я</text:span> спал?!!</text:p>
      <text:p text:style-name="P9">- Тише! - Карвед Лайн бросает на меня осуждающий взляд. - Вы проспали <text:span text:style-name="T752">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53">ещё </text:span>до вторжения. Сама принцесса ночи исчезла через сутки <text:span text:style-name="T753">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753">хтонических</text:span> созданий — виндиго. Каждый из них по магической силе равен <text:span text:style-name="T754">всем магам</text:span> Понхэнджа. Они умеют летать, они превращают пони в холодняков <text:span text:style-name="T753">за считанные секунды</text:span>, они принесли холод <text:span text:style-name="T751">и ночь </text:span>в Эквестрию. <text:span text:style-name="T751">Да, в Экевестрии уже две недели длится ночь — и мы не знаем, как долго ещё она продлится. И с</text:span>ейчас, как вы заметили, холодно <text:span text:style-name="T753">по-</text:span>зим<text:span text:style-name="T753">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358"><text:soft-page-break/>- Ваша дражайшая супруга объявила розыск <text:span text:style-name="T753">в конце перв</text:span><text:span text:style-name="T752">ого</text:span><text:span text:style-name="T753"> </text:span><text:span text:style-name="T752">дня</text:span><text:span text:style-name="T753"> вашего исчезновения</text:span>, но не решалась вторгнуться на ночную половину замка — это вызвало бы грандиозный дипломатический скандал <text:span text:style-name="T753">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58">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53">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753">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52">две </text:span>недел<text:span text:style-name="T752">и</text:span> наход<text:span text:style-name="T752">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53">д</text:span>иархии и примкнула к Найтмэр Мун практически в полном составе.</text:p>
      <text:p text:style-name="P9"/>
      <text:p text:style-name="P359">Библиотекарь спокойным тоном ра<text:span text:style-name="T755">с</text:span>сказывает, как за <text:span text:style-name="T755">пару </text:span>недел<text:span text:style-name="T755">ь</text:span> обрушился мир, который мы с Сел выстраивали полтысячи лет. <text:span text:style-name="T753">Могущественное государство, которое мы основали и </text:span><text:span text:style-name="T755">развивали</text:span><text:span text:style-name="T753"> сотни лет, вылетело в трубу: </text:span><text:span text:style-name="T755">д</text:span><text:span text:style-name="T753">ворцовые фракции самозабвенно сражаются друг с другом, не обращая внимание на поглощающую их страну внешнюю силу. </text:span><text:span text:style-name="T752">Соседние государства с удовольствием откусывают ставшие бесхозными провинции. </text:span><text:span text:style-name="T755">Пони стремительно забывают о достижениях цивилизации, возвращаюсь на первобытный уровень кочевых племён</text:span><text:span text:style-name="T753">.</text:span></text:p>
      <text:p text:style-name="P359">Я слушаю его, и внутри у меня всё леденеет, как будто я остался там, в <text:span text:style-name="T753">промёрзшей насквозь </text:span>родине принцесс.</text:p>
      <text:p text:style-name="P9"/>
      <text:p text:style-name="P358">- Полицейская центурия была обращена в холодняков первыми. Тандерстрайку чудом удалось спастись, хотя злые языки говорят, <text:span text:style-name="T753">что </text:span>он <text:span text:style-name="T753">спасся только потому, что </text:span>вместо дежурства сидел в баре. Затем была обращена <text:span text:style-name="T753">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753">лишь </text:span>у самых покоев <text:span text:style-name="T753">принцессы </text:span>Селестии, когда <text:span text:style-name="T753">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52">всего </text:span><text:span text:style-name="T754">полдюжины</text:span><text:span text:style-name="T752"> особей</text:span>. Даже если бы они <text:soft-page-break/>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55">почти</text:span> и не надо никого обращать — партия Ночи и так выполняет любой приказ узурпаторши. <text:span text:style-name="T751">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755">дюжину дней</text:span> армия узурпаторши завоевала более трёх четвертей Эквестрии. <text:span text:style-name="T755">Впрочем, б</text:span>ольшинство <text:span text:style-name="T755">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55">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36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0">Дальше мы идём молча.</text:p>
      <text:p text:style-name="P9"><text:soft-page-break/></text:p>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50">сгинуть</text:span>. Ныряем вместе!</text:p>
      <text:p text:style-name="P9"/>
      <text:p text:style-name="P9"><text:soft-page-break/>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36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361">Тщетно.</text:p>
      <text:p text:style-name="P36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1"/>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36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1">Копыто освобождает мой рот.</text:p>
      <text:p text:style-name="P9"/>
      <text:p text:style-name="P9">Я вдыхаю так <text:span text:style-name="T750">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text:soft-page-break/>- Я сам бы себе не простил в этом случае, - <text:span text:style-name="T750">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750">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51">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361">Я понимаю, о чём он говорит. Над опушкой, привязанный гайдропами к пням, колышется небольшой дирижабль. <text:span text:style-name="T751">Мягкий</text:span> свет полной луны серебрит лоснящиеся бока воздушного корабля, придавая ему сходство с небесным кашалотом. <text:span text:style-name="T756">Дирижабль закреплён довольно низко от земли — баллон воздушного корабля </text:span><text:span text:style-name="T757">не превышает верхушек сосен</text:span>. Гондола, в которой я угадываю маленькую шлюпку, покачивается в тридцати футах над головой.</text:p>
      <text:p text:style-name="P361">«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50">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text:soft-page-break/></text:p>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756">ое</text:span> <text:span text:style-name="T756">дно</text:span>, <text:span text:style-name="T750">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756">уходят</text:span> вниз — мы медленно набираем высоту.</text:p>
      <text:p text:style-name="P9"/>
      <text:p text:style-name="P362">- Нам повезло, что с ними не было их хозяев. Виндиго умеют летать, - бормочет розовая пони, смотря вниз. - <text:s/><text:span text:style-name="T756">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36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text:soft-page-break/></text:p>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756">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56">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756">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text:soft-page-break/></text:p>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57">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758">двое </text:span>сут<text:span text:style-name="T758">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text:soft-page-break/>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758">Пять</text:span> дн<text:span text:style-name="T758">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751">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757">своих</text:span> глаз.</text:p>
      <text:p text:style-name="P9"/>
      <text:p text:style-name="P363">Внутрь меня сопровождают четыре гвардейца с занесенными <text:span text:style-name="T757">надо мной </text:span>алебардами.</text:p>
      <text:p text:style-name="P363"><text:soft-page-break/></text:p>
      <text:p text:style-name="P363">Селестия сидит спиной ко мне, просматривая развёрнут<text:span text:style-name="T757">ый</text:span> на полу <text:span text:style-name="T757">свиток</text:span>. Так же, не глядя, она жестом отсылает стражников прочь.</text:p>
      <text:p text:style-name="P363"/>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757">синими</text:span> и <text:span text:style-name="T757">золотыми</text:span> фишками, расставленными в десятках позиций. В основном, карта уставлена <text:span text:style-name="T757">синими</text:span> фишками, <text:span text:style-name="T757">золотых</text:span> совсем мало.</text:p>
      <text:p text:style-name="P9"/>
      <text:p text:style-name="P9">- Ну привет, что ли, жёнушка? Давно не виделись. Говорят, <text:span text:style-name="T757">почти</text:span> <text:span text:style-name="T757">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363"><text:span text:style-name="T757">Проклятье</text:span>! Она <text:span text:style-name="T757">знает</text:span>… </text:p>
      <text:p text:style-name="P363">Про нас с Понкой <text:span text:style-name="T757">она узнать </text:span>точно не могла — мы только что прибыли. </text:p>
      <text:p text:style-name="P363">Значит, <text:span text:style-name="T757">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364">- Сел, я тебя прошу, давай без истерик, - примирительно поднимаю открытые ладони на уровень груди. - <text:span text:style-name="T754">Я виноват, что переспал с Луной, признаю. </text:span>Я тебя пойму, если ты разорвёшь брак и всё такое. И я не <text:soft-page-break/>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754">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text:soft-page-break/>-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54">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754">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759">также </text:span>пустые тарелку с чашкой.</text:p>
      <text:p text:style-name="P9"/>
      <text:p text:style-name="P9"><text:soft-page-break/>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65">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59">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365">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759">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759">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759">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759">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36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65">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59">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text:soft-page-break/></text:p>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760">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760">только </text:span>ими <text:span text:style-name="T760">и</text:span> ордой пони-зомби в <text:span text:style-name="T760">их </text:span>подчинении! Они не остановятся, пока последний пони не будет обращён. Я уже видел это в родном мире Сел.</text:p>
      <text:p text:style-name="P9"><text:soft-page-break/></text:p>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60">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760">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text:soft-page-break/></text:p>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760">Р</text:span>озовогрив<text:span text:style-name="T760">ая</text:span> симпатичн<text:span text:style-name="T760">ая</text:span> понях<text:span text:style-name="T760">а</text:span> как-то не вяжется с <text:span text:style-name="T760">образом </text:span>хладнокровн<text:span text:style-name="T760">ого</text:span> убийц<text:span text:style-name="T760">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760">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60">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text:soft-page-break/></text:p>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761">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761">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761">ваю</text:span> багор и осторожно перехватываю пальцами чуть пониже, чтобы было удобно замахиваться.</text:p>
      <text:p text:style-name="P366">-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761">фейерверочная </text:span>пушка <text:span text:style-name="T761">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761">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761">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61">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761">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text:soft-page-break/>-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761">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762">н</text:span>ого флагманского дирижабля Найтмэр Мун, это и его натуральная реализация! То есть, это реальный айсберг <text:span text:style-name="T762">под</text:span> громадн<text:span text:style-name="T762">ы</text:span>м воздушн<text:span text:style-name="T762">ы</text:span>м шар<text:span text:style-name="T762">ом</text:span>, испещрённый прорезанными во льду коридорами и помещениями. Холодняки снуют по этим штольням как биороботы, а шестёрка управляющих им<text:span text:style-name="T762">и</text:span> виндиго вводит в дрожь <text:span text:style-name="T762">одним видом</text:span>.</text:p>
      <text:p text:style-name="P9"/>
      <text:p text:style-name="P367">Впрочем, дрожь вызывает и другой фактор: тут холодно.</text:p>
      <text:p text:style-name="P367">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367">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762">Конечно</text:span>, я могу вцепиться в приносящего похлёбку холодняка и дать тебе несколько секунд форы на побег. Но ты заблудишься в <text:soft-page-break/>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762">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762">и бэт-пони</text:span>. <text:span text:style-name="T762">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763">ь</text:span> какую-то <text:span text:style-name="T763">густую </text:span>жидкость. Судя по цвету и консистенции — содержимое выгребной ямы. Холодняки не обращают на это внимани<text:span text:style-name="T763">е</text:span>, методично разрушая ворота копытами. Столпившиеся поодаль сторонники партии Ночи одобрительно наблюдают за <text:span text:style-name="T763">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763">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763">чёрных </text:span>дирижабля, лишившись при этом половины боеспособных эскадрилий.</text:p>
      <text:p text:style-name="P9"/>
      <text:p text:style-name="P9"><text:soft-page-break/>-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764">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368">Дверь камеры растворяется и к нам входит улыбающаяся до ушей Найтмер Мун в сопровождении виндиго.</text:p>
      <text:p text:style-name="P368"/>
      <text:p text:style-name="P368">-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764">Мы не успели развлечься как следует!</text:span> <text:span text:style-name="T764">Теперь и</text:span>дём с Нами, Хуман. Мы хотим, чтобы ты видел, как погаснет последняя искра сопротивления на пути воцарения <text:span text:style-name="T764">абсолютной</text:span> Зимы и вечной Ночи!</text:p>
      <text:p text:style-name="P9"/>
      <text:p text:style-name="P368">В окружении шест<text:span text:style-name="T764">ёрки</text:span> виндиго мы с Понкой идём вслед за Найтмэр на палубу «Айсберга», где припаркована парящая колесница.</text:p>
      <text:p text:style-name="P368">«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764">иго</text:span> впр<text:span text:style-name="T764">я</text:span>гаются в неё.</text:p>
      <text:p text:style-name="P368"/>
      <text:p text:style-name="P368">Через пару минут мы приближаемся к поверженной «Гордости Эквестрии», где последние защитники ведут бой с наседающим врагом.</text:p>
      <text:p text:style-name="P368">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764">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text:soft-page-break/>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765">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764">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766">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369">Эти слова чёрная аликорница произносит почти нежно, с нотками печали.</text:p>
      <text:p text:style-name="P369"/>
      <text:p text:style-name="P369">Я не успеваю уследить, как <text:s/>Найтмэр молниеносно, без подготовки, прыгает на Селестию, разворачиваясь в воздухе.</text:p>
      <text:p text:style-name="P369"><text:soft-page-break/>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69"/>
      <text:p text:style-name="P369">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766">ы</text:span>гает следом и, не давая опомниться, со всего размаха опускается всеми четырьмя копытами на спину пытающей подняться <text:span text:style-name="T766">белой </text:span>аликорницы.</text:p>
      <text:p text:style-name="P369"/>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369">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369">Управляющий жезл возвращается на место.</text:p>
      <text:p text:style-name="P369"/>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766">А-А-А-А-А-А-А-А-А-А-А-А-А-</text:span>Н!!!</text:p>
      <text:p text:style-name="P9"/>
      <text:p text:style-name="P369">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69"/>
      <text:p text:style-name="P369">«ВСЕ ПЕЧЕНЬКИ БУДУТ НАШИ!». </text:p>
      <text:p text:style-name="P369"/>
      <text:p text:style-name="P369">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text:soft-page-break/>-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766">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766">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766">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369">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69">«Мы бы телепортировались прямо в замок, но защитное поле Элементов подавляет телепортацию <text:span text:style-name="T758">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69"/>
      <text:p text:style-name="P369">И вот уже третий день мы гонимся на колеснице, запряженной в шестёрку виндиго.</text:p>
      <text:p text:style-name="P369"/>
      <text:p text:style-name="P369">Сначала это была еле видная в <text:span text:style-name="T765">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69"/>
      <text:p text:style-name="P369">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766">просто </text:span>нет времени его снять.</text:p>
      <text:p text:style-name="P369"/>
      <text:p text:style-name="P9"><text:soft-page-break/>За три дня мы пролетаем весь путь, который у нас с Понкой на «Хитрожопке» занял <text:span text:style-name="T758">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758">тебе </text:span>позволить... ИК!…</text:p>
      <text:p text:style-name="P9"/>
      <text:p text:style-name="P370">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0">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58">о </text:span>друга лбами марионеток.</text:p>
      <text:p text:style-name="P370"/>
      <text:p text:style-name="P371"><text:soft-page-break/>- Давай, Сел, - бормочу я, яростно терзая зубами узел <text:span text:style-name="T767">на запястьях</text:span>. - Поднажми.</text:p>
      <text:p text:style-name="P9"/>
      <text:p text:style-name="P9">Как будто услы<text:span text:style-name="T758">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758">о пол</text:span>, что я подпрыгиваю на скамье и валюсь на <text:span text:style-name="T758">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765">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text:soft-page-break/></text:p>
      <text:p text:style-name="P372">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765">лунные блики иг</text:span>ра<text:span text:style-name="T765">ю</text:span>т на ледяных нитях как живые. <text:span text:style-name="T765">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72"/>
      <text:p text:style-name="P372">Двумя частями.</text:p>
      <text:p text:style-name="P372"/>
      <text:p text:style-name="P372">Некоторое время фрагменты — сама аликорница и её левое крыло — движутся по инерции рядом, но вскоре их траектории расходятся.</text:p>
      <text:p text:style-name="P372"/>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768">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373"><text:span text:style-name="Default_20_Paragraph_20_Font"><text:span text:style-name="T3">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3">э</text:span></text:span><text:span text:style-name="Default_20_Paragraph_20_Font"><text:span text:style-name="T20">крану </text:span></text:span><text:span text:style-name="Default_20_Paragraph_20_Font"><text:span text:style-name="T3">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73"><text:span text:style-name="Default_20_Paragraph_20_Font"><text:span text:style-name="T769"/></text:span></text:p>
      <text:p text:style-name="P373"><text:span text:style-name="Default_20_Paragraph_20_Font"><text:span text:style-name="T769">Зрение на несколько секунд отключается из-за яркого дневного света, внезапно сменившего мягкий свет звёзд.</text:span></text:span></text:p>
      <text:p text:style-name="P373"><text:span text:style-name="Default_20_Paragraph_20_Font"><text:span text:style-name="T769"/></text:span></text:p>
      <text:p text:style-name="P373"><text:span text:style-name="Default_20_Paragraph_20_Font"><text:span text:style-name="T3">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372"><text:soft-page-break/>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768">кровавая </text:span>борозда. В её конце в изорван<text:span text:style-name="T768">н</text:span>ом дымящемся поварском халате лежит белая аликорница.</text:p>
      <text:p text:style-name="P372">Я окаменевшим истуканом сижу на полу, уставившись прямо вперёд. В голове непрерывно крутится фраза </text:p>
      <text:p text:style-name="P372"/>
      <text:p text:style-name="P372">«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768">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768">хмурым</text:span> утр<text:span text:style-name="T768">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text:soft-page-break/>-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768">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text:soft-page-break/>-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768">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768">хлещет</text:span> по её рогу, заливая глаза и нос. Найтмэр слизывает эту кровь и снова хохочет.</text:p>
      <text:p text:style-name="P9"/>
      <text:p text:style-name="P372">Я вижу это как в замедленной с<text:span text:style-name="T768">ъ</text:span>ёмке, поднимая камень над головой и бросаясь к борющейся паре.</text:p>
      <text:p text:style-name="P372"/>
      <text:p text:style-name="P372">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72"/>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768">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text:soft-page-break/>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770">магии </text:span>осторожно ставит её на ноги <text:span text:style-name="T770">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770">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770">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770">мой Хуман</text:span>. Мне станет теплее. Тут... что-то <text:span text:style-name="T770">стало </text:span>слишком холодно.</text:p>
      <text:p text:style-name="P9"/>
      <text:p text:style-name="P374">Очертания аликорницы расплываются передо мной из-за слёз. Я быстро вытираю глаза ладонью и <text:span text:style-name="T770">крепко </text:span>обнимаю Селести<text:span text:style-name="T770">ю</text:span> обеими руками. Та коротко вздыхает и расслаблено <text:span text:style-name="T770">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text:soft-page-break/>- Я... чувствую магию... - <text:span text:style-name="T770">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375"><text:span text:style-name="Default_20_Paragraph_20_Font"><text:span text:style-name="T3">- Очень знакомая магия... Похоже на моё собственное проклят</text:span></text:span><text:span text:style-name="Default_20_Paragraph_20_Font"><text:span text:style-name="T771">ь</text:span></text:span><text:span text:style-name="Default_20_Paragraph_20_Font"><text:span text:style-name="T3">е «Каменный лёд», только усилен</text:span></text:span><text:span text:style-name="Default_20_Paragraph_20_Font"><text:span text:style-name="T771">н</text:span></text:span><text:span text:style-name="Default_20_Paragraph_20_Font"><text:span text:style-name="T3">ое в сотню раз. Я изобрела его для </text:span></text:span><text:span text:style-name="Default_20_Paragraph_20_Font"><text:span text:style-name="T20">побед</text:span></text:span><text:span text:style-name="Default_20_Paragraph_20_Font"><text:span text:style-name="T3">ы над </text:span></text:span><text:span text:style-name="Default_20_Paragraph_20_Font"><text:span text:style-name="T162">Дискордом </text:span></text:span><text:span text:style-name="Default_20_Paragraph_20_Font"><text:span text:style-name="T772">сотни лет назад</text:span></text:span><text:span text:style-name="Default_20_Paragraph_20_Font"><text:span text:style-name="T3">... Откуда у тебя этот медальон?</text:span></text:span></text:p>
      <text:p text:style-name="P375"><text:span text:style-name="Default_20_Paragraph_20_Font"><text:span text:style-name="T3"/></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3">- </text:span></text:span><text:span text:style-name="Default_20_Paragraph_20_Font"><text:span text:style-name="T20">Если я не </text:span></text:span><text:span text:style-name="Default_20_Paragraph_20_Font"><text:span text:style-name="T3">ошибаюсь</text:span></text:span><text:span text:style-name="Default_20_Paragraph_20_Font"><text:span text:style-name="T20"> в природе </text:span></text:span><text:span text:style-name="Default_20_Paragraph_20_Font"><text:span text:style-name="T3">э</text:span></text:span><text:span text:style-name="Default_20_Paragraph_20_Font"><text:span text:style-name="T20">того заклинания, </text:span></text:span><text:span text:style-name="Default_20_Paragraph_20_Font"><text:span text:style-name="T3">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74">…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374">И... знай — я всегда любила тебя…</text:p>
      <text:p text:style-name="P9"/>
      <text:p text:style-name="P9">- Сел, ЧТО МНЕ СДЕЛАТЬ, ЧТОБЫ ПОМОЧЬ?!!</text:p>
      <text:p text:style-name="P9"/>
      <text:p text:style-name="P9"><text:soft-page-break/>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74"/>
      <text:p text:style-name="P374">Звон усиливается. Воздух в пяти шагах от меня дрожит, в неясном мареве проявляется нечто определённое. Мигая <text:span text:style-name="T770">зелёным</text:span><text:span text:style-name="T773">и пятнами</text:span>, передо мной висит чёрный экран. Зелёные <text:span text:style-name="T773">блики и </text:span>линии на нём складываются в знакомое изображение.</text:p>
      <text:p text:style-name="P9"/>
      <text:p text:style-name="P9">С экрана на меня смотрит Селестия.</text:p>
      <text:p text:style-name="P376">Её измождённое лицо <text:span text:style-name="T773">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773">статических </text:span>разрядов и хрипение <text:span text:style-name="T773">помех</text:span>.</text:p>
      <text:p text:style-name="P10"><text:span text:style-name="Default_20_Paragraph_20_Font"><text:span text:style-name="T3"/></text:span></text:p>
      <text:p text:style-name="P377"><text:span text:style-name="Default_20_Paragraph_20_Font"><text:span text:style-name="T3">-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774">реальном </text:span></text:span><text:span text:style-name="Default_20_Paragraph_20_Font"><text:span text:style-name="T3">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774">Война отменена! </text:span></text:span><text:span text:style-name="Default_20_Paragraph_20_Font"><text:span text:style-name="T3">Надеюсь, в твоём м-мире тоже будет всё хорошо. Спасибо тебе, Дедлайн. И... прощай!</text:span></text:span></text:p>
      <text:p text:style-name="P9"/>
      <text:p text:style-name="P9"><text:soft-page-break/>Мир растворяется в ослепительном сиянии…</text:p>
      <text:p text:style-name="P9"><text:span text:style-name="Default_20_Paragraph_20_Font"><text:span text:style-name="T3"/></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775">M</text:span></text:span><text:span text:style-name="Default_20_Paragraph_20_Font"><text:span text:style-name="T776">LP</text:span></text:span><text:span text:style-name="Default_20_Paragraph_20_Font"><text:span text:style-name="T3">. Ну в самом деле, какой смысл писать фик для мёртвого фэндома, отрывая время от отдыха и сна? </text:span></text:span><text:span text:style-name="Default_20_Paragraph_20_Font"><text:span text:style-name="T777">Бесперспективно</text:span></text:span><text:span text:style-name="Default_20_Paragraph_20_Font"><text:span text:style-name="T3">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775">в лучшем случае,</text:span></text:span><text:span text:style-name="Default_20_Paragraph_20_Font"><text:span text:style-name="T3"> пару </text:span></text:span><text:span text:style-name="Default_20_Paragraph_20_Font"><text:span text:style-name="T778">д</text:span></text:span><text:span text:style-name="Default_20_Paragraph_20_Font"><text:span text:style-name="T779">есятков</text:span></text:span><text:span text:style-name="Default_20_Paragraph_20_Font"><text:span text:style-name="T3">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775">2</text:span></text:span><text:span text:style-name="Default_20_Paragraph_20_Font"><text:span text:style-name="T3">» и рулить подводной лодкой в холодных водах </text:span></text:span><text:span text:style-name="Default_20_Paragraph_20_Font"><text:span text:style-name="T775">А</text:span></text:span><text:span text:style-name="Default_20_Paragraph_20_Font"><text:span text:style-name="T3">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378"><text:span text:style-name="Default_20_Paragraph_20_Font"><text:span text:style-name="T3">…И всё же я сделаю ещё одно усилие и допишу самую малость. Почему-то мне кажется это очень важным, а в </text:span></text:span><text:span text:style-name="Default_20_Paragraph_20_Font"><text:span text:style-name="T775">сознании</text:span></text:span><text:span text:style-name="Default_20_Paragraph_20_Font"><text:span text:style-name="T3"> всё время вертятся обрывки фраз: </text:span></text:span></text:p>
      <text:p text:style-name="P378"><text:span text:style-name="Default_20_Paragraph_20_Font"><text:span text:style-name="T4">«Намерение меняет реальность… В другом месте, в другое время...»</text:span></text:span><text:span text:style-name="Default_20_Paragraph_20_Font"><text:span text:style-name="T3">.</text:span></text:span></text:p>
      <text:h text:style-name="P7" text:outline-level="2"/>
      <text:h text:style-name="P7" text:outline-level="2">Глава <text:span text:style-name="T780">2</text:span>1</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9">и</text:span>. Я чувствую, как хлопья копоти падают мне на лицо, но не вижу их.</text:p>
      <text:p text:style-name="P9"/>
      <text:p text:style-name="P379">Я вообще ничего не вижу.</text:p>
      <text:p text:style-name="P379">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text:soft-page-break/>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3">Медленно, ощупывая</text:span></text:span><text:span text:style-name="Default_20_Paragraph_20_Font"><text:span text:style-name="T20"> </text:span></text:span><text:span text:style-name="Default_20_Paragraph_20_Font"><text:span text:style-name="T781">п</text:span></text:span><text:span text:style-name="Default_20_Paragraph_20_Font"><text:span text:style-name="T782">ространство</text:span></text:span><text:span text:style-name="Default_20_Paragraph_20_Font"><text:span text:style-name="T20"> перед собой, </text:span></text:span><text:span text:style-name="Default_20_Paragraph_20_Font"><text:span text:style-name="T3">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783">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text:soft-page-break/>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783">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380">Пожав плечами, нашариваю на стене выключатель и щёлкаю кнопкой. Электричества нет, но разве это важно?</text:p>
      <text:p text:style-name="P380">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783">в</text:span>но. <text:span text:style-name="T153">Полтысячи лет прошло.</text:span></text:p>
      <text:p text:style-name="P9"/>
      <text:p text:style-name="P9">- <text:span text:style-name="T153">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text:soft-page-break/>- Что??? Что она просила передать?!!</text:p>
      <text:p text:style-name="P380">-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381">На ощупь — крылатый единорог. Или рогатый пегас. Фигурка быстро нагревается и начинает жечь ладонь. Я сжимаю её в руке. <text:span text:style-name="T784">Ощущение</text:span> бол<text:span text:style-name="T784">и пробуждает вспоминание о даре, предложенном Анитой во <text:s/>время нашей последней встречи</text:span>.</text:p>
      <text:p text:style-name="P381"/>
      <text:p text:style-name="P382"><text:span text:style-name="T215">...Но если тебе понадобится помощь — просто с</text:span>кажи «Семь вечностей» <text:span text:style-name="T215">возле наших оболочек </text:span>и после этого давай команды. Вроде «<text:span text:style-name="T214">оператор четыре, </text:span>слома<text:span text:style-name="T214">й</text:span> эту стену» или «<text:span text:style-name="T214">оператор двенадцать, </text:span>раскида<text:span text:style-name="T214">й</text:span> эту преграду». Ты будешь удивлён, ручаюсь!..</text:p>
      <text:p text:style-name="P383"/>
      <text:p text:style-name="P384">Ну что же. Кажется, умирать ещё рановато. Пора сделать этот мир чуточку лучше.</text:p>
      <text:p text:style-name="P384">Намерение меняет реальность. </text:p>
      <text:p text:style-name="P9"/>
      <text:p text:style-name="P9">- <text:span text:style-name="T784">Терминатор, ты меня хорошо слышишь?</text:span></text:p>
      <text:p text:style-name="P9">- <text:span text:style-name="T784">Да, Дедлайн.</text:span></text:p>
      <text:p text:style-name="P9">- <text:span text:style-name="T785">Вставай, Терминатор. Пришла пора для </text:span><text:span text:style-name="T784">Сем</text:span><text:span text:style-name="T785">и</text:span><text:span text:style-name="T784"> Вечностей.</text:span></text:p>
      <text:p text:style-name="P9"/>
      <text:p text:style-name="P385">Несколько мгновений ничего не происходит. Потом я слышу скрип кроватных пружин и быстрые шаги.</text:p>
      <text:p text:style-name="P385"/>
      <text:p text:style-name="P385">- Оператор Один, я слушаю.</text:p>
      <text:p text:style-name="P385"><text:soft-page-break/></text:p>
      <text:p text:style-name="P385">Голос Терминатора помолодел, <text:span text:style-name="T786">в нём появились металлические нотки.</text:span></text:p>
      <text:p text:style-name="P385"/>
      <text:p text:style-name="P385">- Приведи сюда остальных, Оператор Тридцать четыре. <text:span text:style-name="T785">Вытащи их из подвала</text:span>. <text:span text:style-name="T785">Но не трогай персонал Чертогов. Насилие нам ни к чему.</text:span></text:p>
      <text:p text:style-name="P385">- <text:span text:style-name="T786">Да, </text:span><text:span text:style-name="T787">Первый</text:span>. <text:span text:style-name="T787">Иду.</text:span></text:p>
      <text:p text:style-name="P385"/>
      <text:p text:style-name="P386">Слышу удаляющиеся шаги. Теперь я вспоминаю также и дар Хэвэн.</text:p>
      <text:p text:style-name="P386"/>
      <text:p text:style-name="P387"><text:span text:style-name="T786">…Я </text:span><text:span text:style-name="T214">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88"><text:span text:style-name="T786">Д</text:span>ля активации возможностей тебе не нужн<text:span text:style-name="T263">о произносить</text:span> кодов<text:span text:style-name="T263">ую</text:span> фраз<text:span text:style-name="T26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88"/>
      <text:p text:style-name="P386">Раз пошла такая пьянка, режь последний огурец! Большей уверенности в моей правоте ещё следует поискать. <text:span text:style-name="T788">Намерение и уверенность — всё, что </text:span><text:span text:style-name="T789">ещё </text:span><text:span text:style-name="T788">держит меня в этом мире.</text:span></text:p>
      <text:p text:style-name="P386"/>
      <text:p text:style-name="P386">Я сосредотачиваюсь. <text:span text:style-name="T785">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386"/>
      <text:p text:style-name="P386">Сначала я чувствую, как восстанавливается кожа на руках. Потом ко мне <text:span text:style-name="T789">одним мигом </text:span>возвращается зрение.</text:p>
      <text:p text:style-name="P386"/>
      <text:p text:style-name="P386">…</text:p>
      <text:p text:style-name="P386"/>
      <text:p text:style-name="P386">Фу, я лежу на <text:span text:style-name="T790">залитой </text:span><text:span text:style-name="T785">бурой </text:span><text:span text:style-name="T790">кровью </text:span>койке, <text:span text:style-name="T790">устланной</text:span> <text:span text:style-name="T788">выпавшими волосами и </text:span>отвалившимися струпьями! <text:span text:style-name="T791">Какая гадость!</text:span></text:p>
      <text:p text:style-name="P386"/>
      <text:p text:style-name="P389"><text:span text:style-name="T787">Резко в</text:span>скинувшись с постели, я оказываюсь на потолке, вцепившись пальцами рук в <text:span text:style-name="T790">потолочный датчик пожарной сигнализации </text:span><text:span text:style-name="T785">и кронштейн для лампы</text:span><text:span text:style-name="T790">, а пальцами ног упёршись в стену.</text:span></text:p>
      <text:p text:style-name="P390"/>
      <text:p text:style-name="P390">Ни-хре-на-себе!</text:p>
      <text:p text:style-name="P390"/>
      <text:p text:style-name="P391">Мышцы без труда удерживают меня в этой неестественной позе. <text:span text:style-name="T790">Мир играет передо мной новыми красками, я </text:span><text:span text:style-name="T792">отчётливо вижу каждую пылинку в палате </text:span><text:span text:style-name="T793">и могу вычислить траекторию её движения на </text:span><text:soft-page-break/><text:span text:style-name="T793">ближайшие пять секунд,</text:span><text:span text:style-name="T792"> </text:span><text:span text:style-name="T793">я</text:span><text:span text:style-name="T792"> </text:span><text:span text:style-name="T794">чувствую тысячи новых запахов </text:span><text:span text:style-name="T793">и слышу тысячи новых звуков</text:span><text:span text:style-name="T792">. Я чётко различаю спектр солнечного света, отдельные лучи разных цветов, </text:span><text:span text:style-name="T787">некоторым из которых я даже не знаю названия,</text:span><text:span text:style-name="T792"> играют радугой перед моим восхищённым взором.</text:span></text:p>
      <text:p text:style-name="P392"/>
      <text:p text:style-name="P392"><text:span text:style-name="T795">И </text:span><text:span text:style-name="T785">я </text:span><text:span text:style-name="T795">з</text:span><text:span text:style-name="T792">амечаю голубовато-</text:span><text:span text:style-name="T787">серое</text:span><text:span text:style-name="T792">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785">Это сияние разрушает живую плоть и даже моему сверхорганизму приходится прикладывать определённые усилия на преодоление </text:span><text:span text:style-name="T794">разрушающего эффекта этого сияния.</text:span></text:p>
      <text:p text:style-name="P389"/>
      <text:p text:style-name="P393">Я отцепляюсь от потолка и пружинисто приземляюсь на пол рядом с койкой. <text:span text:style-name="T794">И практически одновременно с</text:span><text:span text:style-name="T786">лышу грохот выбиваемой двери </text:span><text:span text:style-name="T794">бомбо</text:span><text:span text:style-name="T786">убежища. </text:span><text:span text:style-name="T795">Воздух наполняется приглушенными возгласами выходящих на свободу обитателей Чертогов Разума.</text:span></text:p>
      <text:p text:style-name="P386"/>
      <text:p text:style-name="P394">Надо побыстрее включить их механизмы защиты — радиация кругом нешуточная.</text:p>
      <text:p text:style-name="P394"/>
      <text:p text:style-name="P395">Я со смешком прыгаю <text:span text:style-name="T796">с места</text:span> прямо в зарешеченное окно. То, что не получилось когда-то у Терминатора, получится у меня — пусть он <text:span text:style-name="T787">теперь</text:span> завидует.</text:p>
      <text:p text:style-name="P394"/>
      <text:p text:style-name="P394">При подлёте к решётке моментально раздвигаю <text:span text:style-name="T787">пальцами </text:span>железные прутья, как мягкую проволоку, практически не задержавшись в процессе.</text:p>
      <text:p text:style-name="P394"/>
      <text:p text:style-name="P394">Стекло представляет <text:span text:style-name="T787">собой </text:span>ещё более слабую преграду — <text:span text:style-name="T794">я</text:span> <text:span text:style-name="T794">давлю двумя</text:span> паль<text:span text:style-name="T787">цами </text:span><text:span text:style-name="T794">в центр стекла</text:span>, <text:span text:style-name="T794">прикрывая второй рукой глаза, </text:span>чтобы <text:span text:style-name="T794">не повредить </text:span>осколк<text:span text:style-name="T794">ами</text:span>. Впрочем, даже если бы порезали — не страшно, <text:span text:style-name="T794">я</text:span> <text:span text:style-name="T794">теперь </text:span>мо<text:span text:style-name="T794">гу их</text:span> вылечить за несколько секунд. <text:span text:style-name="T794">З</text:span>ащищаю <text:span text:style-name="T794">глаза</text:span> просто по привычке. <text:span text:style-name="T797">Весь мой организм представляет теперь </text:span><text:span text:style-name="T787">идеальный</text:span><text:span text:style-name="T797"> инструмент, подчиненный одной цели.</text:span></text:p>
      <text:p text:style-name="P394"/>
      <text:p text:style-name="P396">Большинство Учителей <text:span text:style-name="T787">безучастно смотрят</text:span> <text:span text:style-name="T787">на стоящего перед ними </text:span>Терминатор<text:span text:style-name="T787">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794">для приземлен</text:span><text:span text:style-name="T798">и</text:span><text:span text:style-name="T794">я </text:span>позу, и залечить порезы <text:span text:style-name="T794">на руках</text:span>.</text:p>
      <text:p text:style-name="P396"/>
      <text:p text:style-name="P397">- Где научился так прыгать, Дед? — Диоген оценивающе поднимает вверх большой палец. — Подскажи, я тоже хочу. Спускаться по лестницам — такая скука!</text:p>
      <text:p text:style-name="P397">- <text:span text:style-name="T799">Сейчас скажу. Только не тебе одному — всем. Все узнают, - я отряхиваюсь от осколков стекла и осматриваю своё будущее воинство.</text:span></text:p>
      <text:p text:style-name="P386">- <text:span text:style-name="T787">Все вышли? — спрашиваю Терминатора.</text:span></text:p>
      <text:p text:style-name="P386"/>
      <text:p text:style-name="P398">Тот отрицательно качает головой.</text:p>
      <text:p text:style-name="P398"><text:soft-page-break/></text:p>
      <text:p text:style-name="P398">- Судья Дредд заперся в уборной. Я не хотел повредить его. Но ведь он нам и не нужен?</text:p>
      <text:p text:style-name="P398">- Не нужен, - утвердительно киваю я.</text:p>
      <text:p text:style-name="P398"/>
      <text:p text:style-name="P399">Я всматриваюсь в <text:span text:style-name="T800">тридцать четыре фигуры, стоящие передо мной. </text:span></text:p>
      <text:p text:style-name="P399"/>
      <text:p text:style-name="P399">- <text:span text:style-name="T794">Мне хотелось бы толкнуть возвышенную речь в такой момент, </text:span><text:span text:style-name="T801">мои друзья</text:span><text:span text:style-name="T794">. </text:span><text:span text:style-name="T801">Ведь будущего у нас, скорее всего, нет, и видимся мы в последний раз.</text:span><text:span text:style-name="T794"> Но радиация ждать не будет. Поэтому — просто вставайте под знамя Семи Вечностей. </text:span><text:span text:style-name="T802">Пришло время. </text:span><text:span text:style-name="T801">Никто кроме нас и всякая-тому-подобная пафосная хрень, которую я не умею говорить, а вы не будете слушать.</text:span></text:p>
      <text:p text:style-name="P399"/>
      <text:p text:style-name="P400">Я указываю рукой на запад, на скопление оплавленных небоскрёбов.</text:p>
      <text:p text:style-name="P400">- Как вы, может быть, помните, мы работали над проектом искусственного интеллекта, превратившего страну в одну большую <text:span text:style-name="T803">военно-экономическую машину</text:span>. <text:span text:style-name="T803">Уже неважно, были ли наши страхи </text:span><text:span text:style-name="T804">поражения</text:span><text:span text:style-name="T803">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04">Весь мир в радиоактивных руинах.</text:span></text:p>
      <text:p text:style-name="P401">Но!</text:p>
      <text:p text:style-name="P401"/>
      <text:p text:style-name="P401">Я многозначительно поднимаю палец. В унисон этому вдали обруш<text:span text:style-name="T805">ив</text:span>ается одна из покосившихся высоток бизнес-центра.</text:p>
      <text:p text:style-name="P399"/>
      <text:p text:style-name="P399">- <text:span text:style-name="T803">Но остались двадцать шесть узлов </text:span><text:span text:style-name="T804">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399"/>
      <text:p text:style-name="P402">Я замолкаю ненадолго, пытаясь прочесть эмоции на лицах Учителей. Проще прочесть эмоции каменных истуканов острова Пасхи.</text:p>
      <text:p text:style-name="P402"/>
      <text:p text:style-name="P402">- Потому что не произойдёт. Хэвэн не возродится. Мы не допусти<text:span text:style-name="T806">м</text:span> это. <text:span text:style-name="T798">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807">Скорее всего, также будет сопротивление самой Хэвэн — она наверняка что-то придумает. </text:span><text:span text:style-name="T798">Но ваши текущие возможности вполне позволят вам пройти </text:span><text:span text:style-name="T807">все преграды</text:span><text:span text:style-name="T798">.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807">Удачи. </text:span><text:span text:style-name="T798">У меня всё.</text:span></text:p>
      <text:p text:style-name="P399"/>
      <text:p text:style-name="P403">Я отворачиваюсь от неровного строя. Не хочется смотреть в лицо тем, кому даёшь безнадёжную задачу. </text:p>
      <text:p text:style-name="P403"><text:soft-page-break/></text:p>
      <text:p text:style-name="P403">- Оператор <text:span text:style-name="T807">О</text:span>дин?</text:p>
      <text:p text:style-name="P403">- <text:span text:style-name="T807">Да? — я поворачиваюсь.</text:span></text:p>
      <text:p text:style-name="P403"/>
      <text:p text:style-name="P404">Площадка перед входом в бомбоубежище пуста — только Терминатор стоит на старом месте.</text:p>
      <text:p text:style-name="P404"/>
      <text:p text:style-name="P405">- <text:span text:style-name="T793">А боевой кластер </text:span><text:span text:style-name="T808">бледных</text:span><text:span text:style-name="T793"> — его не нужно уничтожить?</text:span><text:span text:style-name="T809"> </text:span><text:span text:style-name="T810">P</text:span><text:span text:style-name="T811">HOENIX</text:span><text:span text:style-name="T809"> </text:span><text:span text:style-name="T793">не возродится?</text:span></text:p>
      <text:p text:style-name="P405">- <text:span text:style-name="T808">Хороший вопрос</text:span><text:span text:style-name="T793">, - отвечаю я. — </text:span><text:span text:style-name="T808">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05">- Ты не пойдёшь с нами?</text:p>
      <text:p text:style-name="P404">Я отрицательно мотаю головой.</text:p>
      <text:p text:style-name="P404">- Нет. У меня есть сво<text:span text:style-name="T812">я</text:span> зада<text:span text:style-name="T812">ча</text:span>.</text:p>
      <text:p text:style-name="P404"/>
      <text:p text:style-name="P406">Я закрываю глаза. Даже сквозь закрытые веки вижу <text:span text:style-name="T808">постепенно </text:span>испепеляющее мир голубовато-серое сияние. <text:span text:style-name="T793">Я сильнее сжимаю фигурку Селестии в кулаке и сияние распадается на радужный спектр лучей, </text:span><text:span text:style-name="T808">пронизывающих всё живое и разрушающее его.</text:span></text:p>
      <text:p text:style-name="P406"/>
      <text:p text:style-name="P407"><text:span text:style-name="T808">Я сжимаю колючую фигурку ещё крепче, </text:span><text:span text:style-name="T813">её рог впивается мне в ладонь, я чувствую кровь, стекающую по пальцам.</text:span><text:span text:style-name="T808"> </text:span><text:span text:style-name="T813">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14">некий третий глаз</text:span><text:span text:style-name="T813">, я </text:span><text:span text:style-name="T814">теперь </text:span><text:span text:style-name="T813">вижу суть вещей и явлений, суть мироздания и времени.</text:span></text:p>
      <text:p text:style-name="P407"/>
      <text:p text:style-name="P408">Это очень забавно. Мир не сделан печальным, печальным делаем его мы. И в наших же силах всё вернуть.</text:p>
      <text:p text:style-name="P408">Намерение меняет реальность.</text:p>
      <text:p text:style-name="P408">Теперь я понимаю смысл фразы. Всё так просто! <text:span text:style-name="T815">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814">д</text:span><text:span text:style-name="T815">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408"/>
      <text:p text:style-name="P409">Поле, по всем признакам не отличимое от магии.</text:p>
      <text:p text:style-name="P407"/>
      <text:p text:style-name="P409">Осталась самая малость — изменить несколько первых триллионов фотонов, чтобы цепная реакция довершила трансформацию по всей планете.</text:p>
      <text:p text:style-name="P409"><text:soft-page-break/></text:p>
      <text:p text:style-name="P409">Я сжимаю кулак ещё крепче. Моё тело горит, я чувствую, как огромный поток энегрии <text:span text:style-name="T816">выходит</text:span> через него. Рог фигурки выходит с другой стороны ладони.</text:p>
      <text:p text:style-name="P409">И крохотная искорка слетает с этого рога и растворяется в пространстве. Искорка <text:span text:style-name="T816">настоящей</text:span> частички <text:span text:style-name="T816">Эквуса</text:span>, что разделяется на золотистое облачко и начинает цепную реакцию трансформации радиации в магию.</text:p>
      <text:p text:style-name="P410"/>
      <text:p text:style-name="P409">Я вижу, как бледное сияние <text:span text:style-name="T816">вокруг</text:span> заменяется <text:span text:style-name="T816">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816">деревья</text:span> сквозь тебя. Она забирает тебя? Скажи, она уцелела? Хэвэн забирает тебя?</text:p>
      <text:p text:style-name="P9"/>
      <text:p text:style-name="P411">Я сухо смеюсь в ответ. <text:span text:style-name="T816">Мой сверхмозг тут же выдаёт мне ответ.</text:span></text:p>
      <text:p text:style-name="P411">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412">Энергия в теле заканчивается внезапно, как будто перекрыли вентиль. Вместе с уходом энергии уходит и сознание.</text:p>
      <text:p text:style-name="P412"/>
      <text:p text:style-name="P2">~~~</text:p>
      <text:p text:style-name="P2"/>
      <text:p text:style-name="P9">…Я вновь <text:span text:style-name="T817">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text:soft-page-break/>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18">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818">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text:soft-page-break/>-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818">замечает</text:span> Анакорн.</text:p>
      <text:p text:style-name="P9">- Так что там насчёт решения? - не отстаю я.</text:p>
      <text:p text:style-name="P9"/>
      <text:p text:style-name="P10"><text:soft-page-break/><text:span text:style-name="Default_20_Paragraph_20_Font"><text:span text:style-name="T20">С</text:span></text:span><text:span text:style-name="Default_20_Paragraph_20_Font"><text:span text:style-name="T3">верхаликорн </text:span></text:span><text:span text:style-name="Default_20_Paragraph_20_Font"><text:span text:style-name="T20">морщит лоб, </text:span></text:span><text:span text:style-name="Default_20_Paragraph_20_Font"><text:span text:style-name="T3">сосредот</text:span></text:span><text:span text:style-name="Default_20_Paragraph_20_Font"><text:span text:style-name="T819">о</text:span></text:span><text:span text:style-name="Default_20_Paragraph_20_Font"><text:span text:style-name="T3">чиваясь. </text:span></text:span><text:span text:style-name="Default_20_Paragraph_20_Font"><text:span text:style-name="T20">Полминут</text:span></text:span><text:span text:style-name="Default_20_Paragraph_20_Font"><text:span text:style-name="T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18">водящий</text:span> мне одним копытом <text:span text:style-name="T818">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text:soft-page-break/>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94">~~~5000 лет от основания Эквестрии~~~</text:p>
      <text:p text:style-name="P413"/>
      <text:p text:style-name="P414">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2">https://www.youtube.com/watch?v=p9BoEuwuzIk</text:span></text:span></text:a><text:span text:style-name="Default_20_Paragraph_20_Font"><text:span text:style-name="T1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2">https://www.youtube.com/watch?v=aG-_7xXTHjk</text:span></text:span></text:a></text:p>
      <text:p text:style-name="P10"/>
      <text:p text:style-name="P10"><text:span text:style-name="Default_20_Paragraph_20_Font"><text:span text:style-name="T3">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 собранной в строгую буклю гривой – строго обращается к воспитательнице.</text:span></text:span></text:p>
      <text:p text:style-name="Text_20_body"><text:span text:style-name="Default_20_Paragraph_20_Font"><text:span text:style-name="T3"/></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820">ается</text:span> кобыла-земнопони, задней ногой отодви<text:span text:style-name="T820">гая</text:span> полноватого жеребёнка от гипсового бюста какой-то древней знаменитости.</text:p>
      <text:p text:style-name="P9">- Хм, - экскурсовод <text:span text:style-name="T820">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text:soft-page-break/>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820">ет</text:span> от одного экспоната к другому. Экскурсовод увлечённо рассказыва<text:span text:style-name="T820">ет</text:span> о культуре античности, в то время как учительница со скучающим видом наблюда<text:span text:style-name="T820">ет</text:span> кувырки погодных пегасов в ближайшей тучке. После дюжины подобных экскурсий она мо<text:span text:style-name="T820">жет</text:span> на одном дыхании пересказать имена шести величайших военачальников Эквестрии периода диархии и назвать даты <text:span text:style-name="T821">девяти известнейших гонок «Небес Эквестрии»</text:span>. Всё <text:span text:style-name="T820">идёт</text:span> своим чередом, своей обыденной логикой.</text:p>
      <text:p text:style-name="P415"/>
      <text:p text:style-name="P16">…</text:p>
      <text:p text:style-name="P16">…</text:p>
      <text:p text:style-name="P16">…</text:p>
      <text:p text:style-name="P16"/>
      <text:p text:style-name="P9">- И финальная часть экспозиции эпохи диархии, - экскурсовод т<text:span text:style-name="T820">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820">ует,</text:span> голову с отбитым ухом венча<text:span text:style-name="T820">ет</text:span> обломок рога. И всё же даже в нынешнем жалком состоянии она вызыва<text:span text:style-name="T820">ет</text:span> восхищение неземной грацией и изяществом линий. Осколок неземной красоты как будто свети<text:span text:style-name="T820">тся</text:span> внутренним светом, источая магическое сияние на посетителей. В душе что-то замира<text:span text:style-name="T820">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821">й</text:span> в Вечнодиком лесу <text:span text:style-name="T821">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82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text:soft-page-break/>- Агась! - отклик<text:span text:style-name="T82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820">с</text:span>… - смущённо от<text:span text:style-name="T82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3">Её взрослые товарищи фейсхуф</text:span><text:span text:style-name="T822">ают</text:span><text:span text:style-name="T3">. Экскурсовод поправ</text:span><text:span text:style-name="T822">ляет</text:span><text:span text:style-name="T3"> очки и оки</text:span><text:span text:style-name="T822">дывает</text:span><text:span text:style-name="T3">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2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20">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820">вает</text:span> экскурсовода Рэйнбоу Дрим. - Это плинцесса Селестия, или лабота этой… как её… Эйл Малбл?</text:p>
      <text:p text:style-name="P16"/>
      <text:p text:style-name="P16">Экскурсовод <text:span text:style-name="T820">смотрит</text:span> на жеребёнка поверх очков и слабо улыб<text:span text:style-name="T820">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820">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820">ает</text:span> на него учительница. - <text:span text:style-name="T820">Н</text:span>емедленно вернисть в группу!</text:p>
      <text:p text:style-name="P9">- О, не волнуйтесь, всё в порядке! - успок<text:span text:style-name="T820">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820">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20">о</text:span> из предани<text:span text:style-name="T820">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820">ит</text:span> на жеребят и морщи<text:span text:style-name="T820">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23">написаны</text:span> великим шутником и мистификатором древности Дискордом. Поэтому картина, <text:soft-page-break/>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823">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23">о</text:span> сна, как тебе мама в сказочке на ночь читала!</text:p>
      <text:p text:style-name="P16"/>
      <text:p text:style-name="P16">Жеребята хохочут, хлопая друг друга <text:span text:style-name="T823">копытами</text:span> по спинам.</text:p>
      <text:p text:style-name="P16"/>
      <text:p text:style-name="P10"><text:span text:style-name="Default_20_Paragraph_20_Font"><text:span text:style-name="T3">-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0">же</text:span></text:span><text:span text:style-name="Default_20_Paragraph_20_Font"><text:span text:style-name="T3">.</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text:soft-page-break/>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416">- Рэйнбоу? Где я? - бормочу я в прострации.</text:p>
      <text:p text:style-name="P416">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416">- Здластвуй, Хуман. Ты усыбся? Тебе больно? - участливо спрашивает кобылка.</text:p>
      <text:p text:style-name="P416">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text:soft-page-break/>- Постой... Как тебя зовут?</text:p>
      <text:p text:style-name="P16">- Ты зе узе назвал меня? - озадаченно спрашивает жеребёнка. - Я Лэйнбоу!</text:p>
      <text:p text:style-name="P417">- Рэйнбоу Джет? - неверяще переспрашиваю я.</text:p>
      <text:p text:style-name="P416">Не может быть, полтысячи лет прошло с нашей последней встречи. Хотя Анакорн что-то говорил о временной путанице.</text:p>
      <text:p text:style-name="P417"/>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3">-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и есё много </text:span></text:span><text:span text:style-name="Default_20_Paragraph_20_Font"><text:span text:style-name="T20">л</text:span></text:span><text:span text:style-name="Default_20_Paragraph_20_Font"><text:span text:style-name="T3">аз </text:span></text:span><text:span text:style-name="Default_20_Paragraph_20_Font"><text:span text:style-name="T20">пла</text:span></text:span><text:span text:style-name="Default_20_Paragraph_20_Font"><text:span text:style-name="T3">-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3">Я ошеломлённо осматриваю музей. </text:span></text:span><text:span text:style-name="Default_20_Paragraph_20_Font"><text:span text:style-name="T20">Вижу </text:span></text:span><text:span text:style-name="Default_20_Paragraph_20_Font"><text:span text:style-name="T3">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3"> </text:span></text:span>Celestia<text:span text:style-name="Default_20_Paragraph_20_Font"><text:span text:style-name="T3">».</text:span></text:span></text:p>
      <text:p text:style-name="P10"><text:span text:style-name="Default_20_Paragraph_20_Font"><text:span text:style-name="T3"/></text:span></text:p>
      <text:p text:style-name="P417">-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823">пра-пра-</text:span>прабабушка, малышка. Она была офигенной.</text:p>
      <text:p text:style-name="P16"/>
      <text:p text:style-name="P16">Я подхожу к статуе.</text:p>
      <text:p text:style-name="P16"><text:soft-page-break/></text:p>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23">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823">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24">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24">о</text:span>гла мне в этом. Спасибо.</text:p>
      <text:p text:style-name="P16"><text:soft-page-break/></text:p>
      <text:p text:style-name="P16">Наконец я отрываюсь от неё и вытираю ладонью слёзы. И у меня снова перехватывает дыхание – от ужаса при виде <text:span text:style-name="T824">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24">ющие</text:span>е тело Селестии.</text:p>
      <text:p text:style-name="P16"/>
      <text:p text:style-name="P418">- Н-нет, ч-что-ты, просто в прежнем виде ты мне нравилась больше. Я не любитель садо-мазо, - нервно хихикаю я.</text:p>
      <text:p text:style-name="P418"><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824">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24">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text:soft-page-break/>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824">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825">с вами</text:span></text:span><text:span text:style-name="Default_20_Paragraph_20_Font"><text:span text:style-name="T3">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824">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824">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text:soft-page-break/>-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824">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824">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text:soft-page-break/>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826">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779">ается</text:span> жёлтый огонёк. Зелёные буквы <text:span text:style-name="T826">бе</text:span><text:span text:style-name="T779">гут</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text:span text:style-name="T779">781 </text:span>поддерж<text:span text:style-name="T779">ки</text:span>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text:soft-page-break/></text:p>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419">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text:soft-page-break/>-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3">&lt;</text:span></text:span><text:span text:style-name="Default_20_Paragraph_20_Font"><text:span text:style-name="T142">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42">Эпилог.)</text:span></text:span><text:span text:style-name="Default_20_Paragraph_20_Font"><text:span text:style-name="T3">&gt;</text:span></text:span></text:p>
      <text:p text:style-name="P9"/>
      <text:p text:style-name="P9"/>
      <text:p text:style-name="P10"><text:span text:style-name="Default_20_Paragraph_20_Font"><text:span text:style-name="T3">(</text:span></text:span><text:span text:style-name="Default_20_Paragraph_20_Font"><text:span text:style-name="T14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420"/>
      <text:p text:style-name="P10"><text:span text:style-name="Default_20_Paragraph_20_Font"><text:span text:style-name="T827">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420">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828">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421"/>
      <text:p text:style-name="P9"><text:soft-page-break/></text:p>
      <text:p text:style-name="P9"/>
      <text:p text:style-name="P9"/>
      <text:p text:style-name="P2">***</text:p>
      <text:p text:style-name="P12"/>
      <text:p text:style-name="P10"><text:span text:style-name="Default_20_Paragraph_20_Font"><text:span text:style-name="T4"><text:s/></text:span></text:span><text:span text:style-name="Default_20_Paragraph_20_Font"><text:span text:style-name="T637">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text:soft-page-break/>-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3">&lt;</text:span></text:span><text:span text:style-name="Default_20_Paragraph_20_Font"><text:span text:style-name="T142">Зарождение проекта «Семь вечностей» и любовь Хэвэн к Дедлайну</text:span></text:span><text:span text:style-name="Default_20_Paragraph_20_Font"><text:span text:style-name="T3">&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text:soft-page-break/></text:p>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3">&lt;</text:span></text:span><text:span text:style-name="Default_20_Paragraph_20_Font"><text:span text:style-name="T14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3">..&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3">- Не могу сказать, что это взаимно, Хэв, -</text:span></text:span><text:span text:style-name="Default_20_Paragraph_20_Font"><text:span text:style-name="T142"> у меня не было лица в электронном мире, но я постарался, чтобы в голос был пронизан сарказмом</text:span></text:span><text:span text:style-name="Default_20_Paragraph_20_Font"><text:span text:style-name="T3">.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text:soft-page-break/>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3">&lt;</text:span></text:span>Pornis<text:span text:style-name="Default_20_Paragraph_20_Font"><text:span text:style-name="T3"> </text:span></text:span>erectus<text:span text:style-name="Default_20_Paragraph_20_Font"><text:span text:style-name="T3">&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3">(</text:span></text:span><text:span text:style-name="Default_20_Paragraph_20_Font"><text:span text:style-name="T14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3">)</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oft-page-break/><text:span text:style-name="Default_20_Paragraph_20_Font"><text:span text:style-name="T14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3">&lt;</text:span></text:span><text:span text:style-name="Default_20_Paragraph_20_Font"><text:span text:style-name="T14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42">&lt;Сцена с голым Аноном и Луной</text:span></text:span><text:span text:style-name="Default_20_Paragraph_20_Font"><text:span text:style-name="T3">&gt;</text:span></text:span></text:p>
      <text:p text:style-name="P422"/>
      <text:p text:style-name="P11"/>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3">-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3">ли это не наш подданный, мы обязаны проявить гостеприимство.</text:span></text:span></text:p>
      <text:p text:style-name="P9"/>
      <text:p text:style-name="P9"><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37">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text:soft-page-break/></text:p>
      <text:p text:style-name="P10"><text:span text:style-name="Default_20_Paragraph_20_Font"><text:span text:style-name="T3">&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42">ризывает аватары учителей. Вместе они прорываются к терминалу Хэвэн и он выходит на связь с Фениксом.</text:span></text:span><text:span text:style-name="Default_20_Paragraph_20_Font"><text:span text:style-name="T3">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829">В последнюю секунду Хэвэн пробуждается в Фениксе и последним усилием переносит его в мир Эквестрии</text:span></text:span><text:span text:style-name="Default_20_Paragraph_20_Font"><text:span text:style-name="T3"> </text:span></text:span><text:span text:style-name="Default_20_Paragraph_20_Font"><text:span text:style-name="T829">— тот, на седьмой волне, который избежал фолаута. Где Сел окаменела. Эпилог </text:span></text:span><text:span text:style-name="Default_20_Paragraph_20_Font"><text:span text:style-name="T3">&gt;</text:span></text:span></text:p>
      <text:p text:style-name="P9">======================================</text:p>
      <text:p text:style-name="P10"><text:span text:style-name="Default_20_Paragraph_20_Font"><text:span text:style-name="T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42">#$@</text:span></text:span><text:span text:style-name="Default_20_Paragraph_20_Font"><text:span text:style-name="T3">&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830">Действие начинается снова с </text:span></text:span><text:span text:style-name="Default_20_Paragraph_20_Font"><text:span text:style-name="T831">первой</text:span></text:span><text:span text:style-name="Default_20_Paragraph_20_Font"><text:span text:style-name="T83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text:soft-page-break/>&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4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4">&lt;</text:span></text:span><text:span text:style-name="Default_20_Paragraph_20_Font"><text:span text:style-name="T637">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22"/>
      <text:p text:style-name="P10"><text:span text:style-name="Default_20_Paragraph_20_Font"><text:span text:style-name="T4">(</text:span></text:span><text:span text:style-name="Default_20_Paragraph_20_Font"><text:span text:style-name="T637">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2"/>
      <text:p text:style-name="P12"/>
      <text:p text:style-name="P12">(Дедлайн был в психушке без памяти два месяца, а не два года)</text:p>
      <text:p text:style-name="P12"/>
      <text:p text:style-name="P12"/>
      <text:p text:style-name="P10"><text:soft-page-break/><text:span text:style-name="Default_20_Paragraph_20_Font"><text:span text:style-name="T4">&lt;</text:span></text:span><text:span text:style-name="Default_20_Paragraph_20_Font"><text:span text:style-name="T637">Учителя отвечают на вопросы Хэвэн, на которые она сама не может найти ответы</text:span></text:span><text:span text:style-name="Default_20_Paragraph_20_Font"><text:span text:style-name="T4">&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4">&lt;</text:span></text:span><text:span text:style-name="Default_20_Paragraph_20_Font"><text:span text:style-name="T637">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23"/>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text:soft-page-break/>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2">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xt:soft-page-break/>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83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832">)</text:span></text:span></text:p>
      <text:p text:style-name="P424">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425" text:outline-level="1"><text:span text:style-name="Default_20_Paragraph_20_Font"><text:span text:style-name="T833">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26"><text:a xlink:type="simple" xlink:href="https://www.youtube.com/channel/UCiC3mYsBGt9jtPk0n_KiFFA" office:target-frame-name="_top" xlink:show="replace" text:style-name="Internet_20_link" text:visited-style-name="Visited_20_Internet_20_Link"><text:soft-page-brea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26"/>
      <text:p text:style-name="P426"><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26"><text:tab/><text:tab/>Lost city <text:a xlink:type="simple" xlink:href="https://www.youtube.com/watch?v=YZUoGbF7WLE" office:target-frame-name="_top" xlink:show="replace" text:style-name="Internet_20_link" text:visited-style-name="Visited_20_Internet_20_Link">https://www.youtube.com/watch?v=YZUoGbF7WLE</text:a></text:p>
      <text:p text:style-name="P426">Outrunner – Day dream <text:a xlink:type="simple" xlink:href="https://www.youtube.com/watch?v=s8KLEossy_k" text:style-name="Internet_20_link" text:visited-style-name="Visited_20_Internet_20_Link">https://www.youtube.com/watch?v=s8KLEossy_k</text:a></text:p>
      <text:p text:style-name="P427">Outrunner – Hidden World <text:a xlink:type="simple" xlink:href="https://www.youtube.com/watch?v=MEFE9653Z2k" text:style-name="Internet_20_link" text:visited-style-name="Visited_20_Internet_20_Link">https://www.youtube.com/watch?v=MEFE9653Z2k</text:a></text:p>
      <text:p text:style-name="P428">Outrunner – Departure - <text:a xlink:type="simple" xlink:href="https://www.youtube.com/watch?v=KCnhaSV7vlk" text:style-name="Internet_20_link" text:visited-style-name="Visited_20_Internet_20_Link">https://www.youtube.com/watch?v=KCnhaSV7vlk</text:a></text:p>
      <text:p text:style-name="P428"/>
      <text:h text:style-name="P425" text:outline-level="1">Wastelander X – Aftermath <text:a xlink:type="simple" xlink:href="https://www.youtube.com/watch?v=cRNYvL9gD9o" text:style-name="Internet_20_link" text:visited-style-name="Visited_20_Internet_20_Link">https://www.youtube.com/watch?v=cRNYvL9gD9o</text:a></text:h>
      <text:p text:style-name="P429"><text:span text:style-name="T834">Midnight Anima</text:span><text:span text:style-name="T835"> 2195 𝙎𝙄𝙈𝙐𝙇𝘼𝙏𝙄𝙊𝙉 𝙈𝙄𝘿𝙉𝙄𝙂𝙃𝙏</text:span></text:p>
      <text:p text:style-name="P429"><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Maksym Tuhai</meta:initial-creator>
    <meta:creation-date>2019-06-10T23:54:00Z</meta:creation-date>
    <dc:date>2025-10-13T02:44:12.374503800</dc:date>
    <meta:editing-cycles>451</meta:editing-cycles>
    <meta:editing-duration>P145DT3H2M27S</meta:editing-duration>
    <meta:document-statistic meta:table-count="0" meta:image-count="0" meta:object-count="0" meta:page-count="382" meta:paragraph-count="4993" meta:word-count="121394" meta:character-count="785347" meta:non-whitespace-character-count="667370"/>
    <meta:template xlink:type="simple" xlink:actuate="onRequest" xlink:title="" xlink:href="Normal"/>
  </office:meta>
</office:document-meta>
</file>